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310.86mm" svg:height="159.45mm" svg:x="93.07mm" svg:y="0mm">
            <loext:p draw:notify-on-update-of-ranges="Hoja1.A1:Hoja1.A999 Hoja1.B1:Hoja1.B999 Hoja1.A1:Hoja1.A999 Hoja1.C1:Hoja1.C9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999750062484379" calcext:value-type="float">
            <text:p>0,0999750062</text:p>
          </table:table-cell>
          <table:table-cell table:formula="of:=0.1*COS(SQRT(1000)*[.A1])" office:value-type="float" office:value="0.0999500041665278" calcext:value-type="float">
            <text:p>0,0999500042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float" office:value="0.0998750562296942" calcext:value-type="float">
            <text:p>0,0998750562</text:p>
          </table:table-cell>
          <table:table-cell table:formula="of:=0.1*COS(SQRT(1000)*[.A2])" office:value-type="float" office:value="0.0998000666577784" calcext:value-type="float">
            <text:p>0,0998000667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office:value-type="float" office:value="0.0996752561172441" calcext:value-type="float">
            <text:p>0,0996752561</text:p>
          </table:table-cell>
          <table:table-cell table:formula="of:=0.1*COS(SQRT(1000)*[.A3])" office:value-type="float" office:value="0.0995503373987663" calcext:value-type="float">
            <text:p>0,0995503374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993758056612628" calcext:value-type="float">
            <text:p>0,0993758057</text:p>
          </table:table-cell>
          <table:table-cell table:formula="of:=0.1*COS(SQRT(1000)*[.A4])" office:value-type="float" office:value="0.0992010660979403" calcext:value-type="float">
            <text:p>0,0992010661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0989770042373621" calcext:value-type="float">
            <text:p>0,0989770042</text:p>
          </table:table-cell>
          <table:table-cell table:formula="of:=0.1*COS(SQRT(1000)*[.A5])" office:value-type="float" office:value="0.0987526019974963" calcext:value-type="float">
            <text:p>0,098752602</text:p>
          </table:table-cell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0.0984792505472905" calcext:value-type="float">
            <text:p>0,0984792505</text:p>
          </table:table-cell>
          <table:table-cell table:formula="of:=0.1*COS(SQRT(1000)*[.A6])" office:value-type="float" office:value="0.0982053935241641" calcext:value-type="float">
            <text:p>0,0982053935</text:p>
          </table:table-cell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0.0978830422203309" calcext:value-type="float">
            <text:p>0,0978830422</text:p>
          </table:table-cell>
          <table:table-cell table:formula="of:=0.1*COS(SQRT(1000)*[.A7])" office:value-type="float" office:value="0.0975599878408176" calcext:value-type="float">
            <text:p>0,0975599878</text:p>
          </table:table-cell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0.0971889753157954" calcext:value-type="float">
            <text:p>0,0971889753</text:p>
          </table:table-cell>
          <table:table-cell table:formula="of:=0.1*COS(SQRT(1000)*[.A8])" office:value-type="float" office:value="0.0968170302993584" calcext:value-type="float">
            <text:p>0,0968170303</text:p>
          </table:table-cell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0.0963977437271151" calcext:value-type="float">
            <text:p>0,0963977437</text:p>
          </table:table-cell>
          <table:table-cell table:formula="of:=0.1*COS(SQRT(1000)*[.A9])" office:value-type="float" office:value="0.0959772637954167" calcext:value-type="float">
            <text:p>0,095977263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955101384881203" calcext:value-type="float">
            <text:p>0,0955101385</text:p>
          </table:table-cell>
          <table:table-cell table:formula="of:=0.1*COS(SQRT(1000)*[.A10])" office:value-type="float" office:value="0.0950415280255183" calcext:value-type="float">
            <text:p>0,095041528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0945270469822041" calcext:value-type="float">
            <text:p>0,094527047</text:p>
          </table:table-cell>
          <table:table-cell table:formula="of:=0.1*COS(SQRT(1000)*[.A11])" office:value-type="float" office:value="0.0940107586474577" calcext:value-type="float">
            <text:p>0,0940107586</text:p>
          </table:table-cell>
        </table:table-row>
        <table:table-row table:style-name="ro1">
          <table:table-cell office:value-type="float" office:value="0.012" calcext:value-type="float">
            <text:p>0,012</text:p>
          </table:table-cell>
          <table:table-cell office:value-type="float" office:value="0.093449452055161" calcext:value-type="float">
            <text:p>0,0934494521</text:p>
          </table:table-cell>
          <table:table-cell table:formula="of:=0.1*COS(SQRT(1000)*[.A12])" office:value-type="float" office:value="0.0928859863447184" calcext:value-type="float">
            <text:p>0,0928859863</text:p>
          </table:table-cell>
        </table:table-row>
        <table:table-row table:style-name="ro1">
          <table:table-cell office:value-type="float" office:value="0.013" calcext:value-type="float">
            <text:p>0,013</text:p>
          </table:table-cell>
          <table:table-cell office:value-type="float" office:value="0.0922784310325866" calcext:value-type="float">
            <text:p>0,092278431</text:p>
          </table:table-cell>
          <table:table-cell table:formula="of:=0.1*COS(SQRT(1000)*[.A13])" office:value-type="float" office:value="0.0916683357958753" calcext:value-type="float">
            <text:p>0,0916683358</text:p>
          </table:table-cell>
        </table:table-row>
        <table:table-row table:style-name="ro1">
          <table:table-cell office:value-type="float" office:value="0.014" calcext:value-type="float">
            <text:p>0,014</text:p>
          </table:table-cell>
          <table:table-cell office:value-type="float" office:value="0.0910151546428214" calcext:value-type="float">
            <text:p>0,0910151546</text:p>
          </table:table-cell>
          <table:table-cell table:formula="of:=0.1*COS(SQRT(1000)*[.A14])" office:value-type="float" office:value="0.0903590245500096" calcext:value-type="float">
            <text:p>0,0903590246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.089660885846515" calcext:value-type="float">
            <text:p>0,0896608858</text:p>
          </table:table-cell>
          <table:table-cell table:formula="of:=0.1*COS(SQRT(1000)*[.A15])" office:value-type="float" office:value="0.0889593618092617" calcext:value-type="float">
            <text:p>0,0889593618</text:p>
          </table:table-cell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0.0882169785739811" calcext:value-type="float">
            <text:p>0,0882169786</text:p>
          </table:table-cell>
          <table:table-cell table:formula="of:=0.1*COS(SQRT(1000)*[.A16])" office:value-type="float" office:value="0.0874707471197375" calcext:value-type="float">
            <text:p>0,0874707471</text:p>
          </table:table-cell>
        </table:table-row>
        <table:table-row table:style-name="ro1">
          <table:table-cell office:value-type="float" office:value="0.017" calcext:value-type="float">
            <text:p>0,017</text:p>
          </table:table-cell>
          <table:table-cell office:value-type="float" office:value="0.0866848763716057" calcext:value-type="float">
            <text:p>0,0866848764</text:p>
          </table:table-cell>
          <table:table-cell table:formula="of:=0.1*COS(SQRT(1000)*[.A17])" office:value-type="float" office:value="0.0858946689720795" calcext:value-type="float">
            <text:p>0,085894669</text:p>
          </table:table-cell>
        </table:table-row>
        <table:table-row table:style-name="ro1">
          <table:table-cell office:value-type="float" office:value="0.018" calcext:value-type="float">
            <text:p>0,018</text:p>
          </table:table-cell>
          <table:table-cell office:value-type="float" office:value="0.0850661109586614" calcext:value-type="float">
            <text:p>0,085066111</text:p>
          </table:table-cell>
          <table:table-cell table:formula="of:=0.1*COS(SQRT(1000)*[.A18])" office:value-type="float" office:value="0.0842327033131" calcext:value-type="float">
            <text:p>0,0842327033</text:p>
          </table:table-cell>
        </table:table-row>
        <table:table-row table:style-name="ro1">
          <table:table-cell office:value-type="float" office:value="0.019" calcext:value-type="float">
            <text:p>0,019</text:p>
          </table:table-cell>
          <table:table-cell office:value-type="float" office:value="0.0833623006959707" calcext:value-type="float">
            <text:p>0,0833623007</text:p>
          </table:table-cell>
          <table:table-cell table:formula="of:=0.1*COS(SQRT(1000)*[.A19])" office:value-type="float" office:value="0.0824865119699653" calcext:value-type="float">
            <text:p>0,082486512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815751489679505" calcext:value-type="float">
            <text:p>0,081575149</text:p>
          </table:table-cell>
          <table:table-cell table:formula="of:=0.1*COS(SQRT(1000)*[.A20])" office:value-type="float" office:value="0.0806578409885075" calcext:value-type="float">
            <text:p>0,080657841</text:p>
          </table:table-cell>
        </table:table-row>
        <table:table-row table:style-name="ro1">
          <table:table-cell office:value-type="float" office:value="0.021" calcext:value-type="float">
            <text:p>0,021</text:p>
          </table:table-cell>
          <table:table-cell office:value-type="float" office:value="0.0797064424796524" calcext:value-type="float">
            <text:p>0,0797064425</text:p>
          </table:table-cell>
          <table:table-cell table:formula="of:=0.1*COS(SQRT(1000)*[.A21])" office:value-type="float" office:value="0.078748518887324" calcext:value-type="float">
            <text:p>0,0787485189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0.0777580494705048" calcext:value-type="float">
            <text:p>0,0777580495</text:p>
          </table:table-cell>
          <table:table-cell table:formula="of:=0.1*COS(SQRT(1000)*[.A22])" office:value-type="float" office:value="0.0767604548294109" calcext:value-type="float">
            <text:p>0,0767604548</text:p>
          </table:table-cell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0.0757319178465405" calcext:value-type="float">
            <text:p>0,0757319178</text:p>
          </table:table-cell>
          <table:table-cell table:formula="of:=0.1*COS(SQRT(1000)*[.A23])" office:value-type="float" office:value="0.0746956367131598" calcext:value-type="float">
            <text:p>0,0746956367</text:p>
          </table:table-cell>
        </table:table-row>
        <table:table-row table:style-name="ro1">
          <table:table-cell office:value-type="float" office:value="0.024" calcext:value-type="float">
            <text:p>0,024</text:p>
          </table:table-cell>
          <table:table-cell office:value-type="float" office:value="0.073630073232977" calcext:value-type="float">
            <text:p>0,0736300732</text:p>
          </table:table-cell>
          <table:table-cell table:formula="of:=0.1*COS(SQRT(1000)*[.A24])" office:value-type="float" office:value="0.0725561291846244" calcext:value-type="float">
            <text:p>0,0725561292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0.0714546169490981" calcext:value-type="float">
            <text:p>0,0714546169</text:p>
          </table:table-cell>
          <table:table-cell table:formula="of:=0.1*COS(SQRT(1000)*[.A25])" office:value-type="float" office:value="0.0703440715730469" calcext:value-type="float">
            <text:p>0,0703440716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float" office:value="0.0692077239074596" calcext:value-type="float">
            <text:p>0,0692077239</text:p>
          </table:table-cell>
          <table:table-cell table:formula="of:=0.1*COS(SQRT(1000)*[.A26])" office:value-type="float" office:value="0.068061675751707" calcext:value-type="float">
            <text:p>0,0680616758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0.0668916404395202" calcext:value-type="float">
            <text:p>0,0668916404</text:p>
          </table:table-cell>
          <table:table-cell table:formula="of:=0.1*COS(SQRT(1000)*[.A27])" office:value-type="float" office:value="0.0657112239262326" calcext:value-type="float">
            <text:p>0,0657112239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0.0645086820498717" calcext:value-type="float">
            <text:p>0,064508682</text:p>
          </table:table-cell>
          <table:table-cell table:formula="of:=0.1*COS(SQRT(1000)*[.A28])" office:value-type="float" office:value="0.0632950663525848" calcext:value-type="float">
            <text:p>0,0632950664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float" office:value="0.0620612311013131" calcext:value-type="float">
            <text:p>0,0620612311</text:p>
          </table:table-cell>
          <table:table-cell table:formula="of:=0.1*COS(SQRT(1000)*[.A29])" office:value-type="float" office:value="0.0608156189869975" calcext:value-type="float">
            <text:p>0,060815619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595517344330831" calcext:value-type="float">
            <text:p>0,0595517344</text:p>
          </table:table-cell>
          <table:table-cell table:formula="of:=0.1*COS(SQRT(1000)*[.A30])" office:value-type="float" office:value="0.0582753610702224" calcext:value-type="float">
            <text:p>0,0582753611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569827009146325" calcext:value-type="float">
            <text:p>0,0569827009</text:p>
          </table:table-cell>
          <table:table-cell table:formula="of:=0.1*COS(SQRT(1000)*[.A31])" office:value-type="float" office:value="0.0556768326484954" calcext:value-type="float">
            <text:p>0,0556768326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float" office:value="0.0543566989373821" calcext:value-type="float">
            <text:p>0,0543566989</text:p>
          </table:table-cell>
          <table:table-cell table:formula="of:=0.1*COS(SQRT(1000)*[.A32])" office:value-type="float" office:value="0.0530226320337013" calcext:value-type="float">
            <text:p>0,053022632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0516763538469725" calcext:value-type="float">
            <text:p>0,0516763538</text:p>
          </table:table-cell>
          <table:table-cell table:formula="of:=0.1*COS(SQRT(1000)*[.A33])" office:value-type="float" office:value="0.0503154132052788" calcext:value-type="float">
            <text:p>0,0503154132</text:p>
          </table:table-cell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0.0489443453185754" calcext:value-type="float">
            <text:p>0,0489443453</text:p>
          </table:table-cell>
          <table:table-cell table:formula="of:=0.1*COS(SQRT(1000)*[.A34])" office:value-type="float" office:value="0.0475578831564624" calcext:value-type="float">
            <text:p>0,0475578832</text:p>
          </table:table-cell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0.0461634046778879" calcext:value-type="float">
            <text:p>0,0461634047</text:p>
          </table:table-cell>
          <table:table-cell table:formula="of:=0.1*COS(SQRT(1000)*[.A35])" office:value-type="float" office:value="0.0447527991875144" calcext:value-type="float">
            <text:p>0,0447527992</text:p>
          </table:table-cell>
        </table:table-row>
        <table:table-row table:style-name="ro1">
          <table:table-cell office:value-type="float" office:value="0.036" calcext:value-type="float">
            <text:p>0,036</text:p>
          </table:table-cell>
          <table:table-cell office:value-type="float" office:value="0.0433363121704891" calcext:value-type="float">
            <text:p>0,0433363122</text:p>
          </table:table-cell>
          <table:table-cell table:formula="of:=0.1*COS(SQRT(1000)*[.A36])" office:value-type="float" office:value="0.0419029661486545" calcext:value-type="float">
            <text:p>0,0419029661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0.04046589418229" calcext:value-type="float">
            <text:p>0,0404658942</text:p>
          </table:table-cell>
          <table:table-cell table:formula="of:=0.1*COS(SQRT(1000)*[.A37])" office:value-type="float" office:value="0.0390112336354434" calcext:value-type="float">
            <text:p>0,0390112336</text:p>
          </table:table-cell>
        </table:table-row>
        <table:table-row table:style-name="ro1">
          <table:table-cell office:value-type="float" office:value="0.038" calcext:value-type="float">
            <text:p>0,038</text:p>
          </table:table-cell>
          <table:table-cell office:value-type="float" office:value="0.0375550204138537" calcext:value-type="float">
            <text:p>0,0375550204</text:p>
          </table:table-cell>
          <table:table-cell table:formula="of:=0.1*COS(SQRT(1000)*[.A38])" office:value-type="float" office:value="0.0360804931394246" calcext:value-type="float">
            <text:p>0,0360804931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office:value-type="float" office:value="0.0346066010114121" calcext:value-type="float">
            <text:p>0,034606601</text:p>
          </table:table-cell>
          <table:table-cell table:formula="of:=0.1*COS(SQRT(1000)*[.A39])" office:value-type="float" office:value="0.0331136751568739" calcext:value-type="float">
            <text:p>0,0331136752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316235836574469" calcext:value-type="float">
            <text:p>0,0316235837</text:p>
          </table:table-cell>
          <table:table-cell table:formula="of:=0.1*COS(SQRT(1000)*[.A40])" office:value-type="float" office:value="0.0301137462585473" calcext:value-type="float">
            <text:p>0,0301137463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office:value-type="float" office:value="0.0286089506237442" calcext:value-type="float">
            <text:p>0,0286089506</text:p>
          </table:table-cell>
          <table:table-cell table:formula="of:=0.1*COS(SQRT(1000)*[.A41])" office:value-type="float" office:value="0.0270837061233574" calcext:value-type="float">
            <text:p>0,0270837061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0.0255657157898678" calcext:value-type="float">
            <text:p>0,0255657158</text:p>
          </table:table-cell>
          <table:table-cell table:formula="of:=0.1*COS(SQRT(1000)*[.A42])" office:value-type="float" office:value="0.0240265845389444" calcext:value-type="float">
            <text:p>0,0240265845</text:p>
          </table:table-cell>
        </table:table-row>
        <table:table-row table:style-name="ro1">
          <table:table-cell office:value-type="float" office:value="0.043" calcext:value-type="float">
            <text:p>0,043</text:p>
          </table:table-cell>
          <table:table-cell office:value-type="float" office:value="0.022496921630033" calcext:value-type="float">
            <text:p>0,0224969216</text:p>
          </table:table-cell>
          <table:table-cell table:formula="of:=0.1*COS(SQRT(1000)*[.A43])" office:value-type="float" office:value="0.020945438372141" calcext:value-type="float">
            <text:p>0,0209454384</text:p>
          </table:table-cell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float" office:value="0.0194056361713929" calcext:value-type="float">
            <text:p>0,0194056362</text:p>
          </table:table-cell>
          <table:table-cell table:formula="of:=0.1*COS(SQRT(1000)*[.A44])" office:value-type="float" office:value="0.0178433485123606" calcext:value-type="float">
            <text:p>0,0178433485</text:p>
          </table:table-cell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0.0162949499267779" calcext:value-type="float">
            <text:p>0,0162949499</text:p>
          </table:table-cell>
          <table:table-cell table:formula="of:=0.1*COS(SQRT(1000)*[.A45])" office:value-type="float" office:value="0.0147234167909639" calcext:value-type="float">
            <text:p>0,0147234168</text:p>
          </table:table-cell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0.0131679728049554" calcext:value-type="float">
            <text:p>0,0131679728</text:p>
          </table:table-cell>
          <table:table-cell table:formula="of:=0.1*COS(SQRT(1000)*[.A46])" office:value-type="float" office:value="0.0115887628796868" calcext:value-type="float">
            <text:p>0,0115887629</text:p>
          </table:table-cell>
        </table:table-row>
        <table:table-row table:style-name="ro1">
          <table:table-cell office:value-type="float" office:value="0.047" calcext:value-type="float">
            <text:p>0,047</text:p>
          </table:table-cell>
          <table:table-cell office:value-type="float" office:value="0.0100278310014983" calcext:value-type="float">
            <text:p>0,010027831</text:p>
          </table:table-cell>
          <table:table-cell table:formula="of:=0.1*COS(SQRT(1000)*[.A47])" office:value-type="float" office:value="0.008442521171228" calcext:value-type="float">
            <text:p>0,0084425212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float" office:value="0.00687766387337098" calcext:value-type="float">
            <text:p>0,0068776639</text:p>
          </table:table-cell>
          <table:table-cell table:formula="of:=0.1*COS(SQRT(1000)*[.A48])" office:value-type="float" office:value="0.005287837645118" calcext:value-type="float">
            <text:p>0,0052878376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float" office:value="0.00372062080035646" calcext:value-type="float">
            <text:p>0,0037206208</text:p>
          </table:table-cell>
          <table:table-cell table:formula="of:=0.1*COS(SQRT(1000)*[.A49])" office:value-type="float" office:value="0.00212786672200132" calcext:value-type="float">
            <text:p>0,00212786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0559858036464311" calcext:value-type="float">
            <text:p>0,000559858</text:p>
          </table:table-cell>
          <table:table-cell table:formula="of:=0.1*COS(SQRT(1000)*[.A50])" office:value-type="float" office:value="-0.00103423189052106" calcext:value-type="float">
            <text:p>-0,0010342319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-0.00260146444553478" calcext:value-type="float">
            <text:p>-0,0026014644</text:p>
          </table:table-cell>
          <table:table-cell table:formula="of:=0.1*COS(SQRT(1000)*[.A51])" office:value-type="float" office:value="-0.004195296357336" calcext:value-type="float">
            <text:p>-0,0041952964</text:p>
          </table:table-cell>
        </table:table-row>
        <table:table-row table:style-name="ro1">
          <table:table-cell office:value-type="float" office:value="0.052" calcext:value-type="float">
            <text:p>0,052</text:p>
          </table:table-cell>
          <table:table-cell office:value-type="float" office:value="-0.0057601861132919" calcext:value-type="float">
            <text:p>-0,0057601861</text:p>
          </table:table-cell>
          <table:table-cell table:formula="of:=0.1*COS(SQRT(1000)*[.A52])" office:value-type="float" office:value="-0.00735216587739001" calcext:value-type="float">
            <text:p>-0,0073521659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float" office:value="-0.00891314903462233" calcext:value-type="float">
            <text:p>-0,008913149</text:p>
          </table:table-cell>
          <table:table-cell table:formula="of:=0.1*COS(SQRT(1000)*[.A53])" office:value-type="float" office:value="-0.0105016838442267" calcext:value-type="float">
            <text:p>-0,0105016838</text:p>
          </table:table-cell>
        </table:table-row>
        <table:table-row table:style-name="ro1">
          <table:table-cell office:value-type="float" office:value="0.054" calcext:value-type="float">
            <text:p>0,054</text:p>
          </table:table-cell>
          <table:table-cell office:value-type="float" office:value="-0.0120572010346485" calcext:value-type="float">
            <text:p>-0,012057201</text:p>
          </table:table-cell>
          <table:table-cell table:formula="of:=0.1*COS(SQRT(1000)*[.A54])" office:value-type="float" office:value="-0.0136407010023303" calcext:value-type="float">
            <text:p>-0,013640701</text:p>
          </table:table-cell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-0.0151891988471868" calcext:value-type="float">
            <text:p>-0,0151891988</text:p>
          </table:table-cell>
          <table:table-cell table:formula="of:=0.1*COS(SQRT(1000)*[.A55])" office:value-type="float" office:value="-0.0167660785961187" calcext:value-type="float">
            <text:p>-0,0167660786</text:p>
          </table:table-cell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-0.0183060112572286" calcext:value-type="float">
            <text:p>-0,0183060113</text:p>
          </table:table-cell>
          <table:table-cell table:formula="of:=0.1*COS(SQRT(1000)*[.A56])" office:value-type="float" office:value="-0.0198746915084377" calcext:value-type="float">
            <text:p>-0,0198746915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float" office:value="-0.0214045222313722" calcext:value-type="float">
            <text:p>-0,0214045222</text:p>
          </table:table-cell>
          <table:table-cell table:formula="of:=0.1*COS(SQRT(1000)*[.A57])" office:value-type="float" office:value="-0.0229634313854174" calcext:value-type="float">
            <text:p>-0,0229634314</text:p>
          </table:table-cell>
        </table:table-row>
        <table:table-row table:style-name="ro1">
          <table:table-cell office:value-type="float" office:value="0.0580000000000001" calcext:value-type="float">
            <text:p>0,058</text:p>
          </table:table-cell>
          <table:table-cell office:value-type="float" office:value="-0.0244816340330774" calcext:value-type="float">
            <text:p>-0,024481634</text:p>
          </table:table-cell>
          <table:table-cell table:formula="of:=0.1*COS(SQRT(1000)*[.A58])" office:value-type="float" office:value="-0.0260292097445671" calcext:value-type="float">
            <text:p>-0,0260292097</text:p>
          </table:table-cell>
        </table:table-row>
        <table:table-row table:style-name="ro1">
          <table:table-cell office:value-type="float" office:value="0.0590000000000001" calcext:value-type="float">
            <text:p>0,059</text:p>
          </table:table-cell>
          <table:table-cell office:value-type="float" office:value="-0.0275342703196284" calcext:value-type="float">
            <text:p>-0,0275342703</text:p>
          </table:table-cell>
          <table:table-cell table:formula="of:=0.1*COS(SQRT(1000)*[.A59])" office:value-type="float" office:value="-0.0290689610630008" calcext:value-type="float">
            <text:p>-0,0290689611</text:p>
          </table:table-cell>
        </table:table-row>
        <table:table-row table:style-name="ro1">
          <table:table-cell office:value-type="float" office:value="0.0600000000000001" calcext:value-type="float">
            <text:p>0,06</text:p>
          </table:table-cell>
          <table:table-cell office:value-type="float" office:value="-0.0305593792177069" calcext:value-type="float">
            <text:p>-0,0305593792</text:p>
          </table:table-cell>
          <table:table-cell table:formula="of:=0.1*COS(SQRT(1000)*[.A60])" office:value-type="float" office:value="-0.0320796458427041" calcext:value-type="float">
            <text:p>-0,0320796458</text:p>
          </table:table-cell>
        </table:table-row>
        <table:table-row table:style-name="ro1">
          <table:table-cell office:value-type="float" office:value="0.0610000000000001" calcext:value-type="float">
            <text:p>0,061</text:p>
          </table:table-cell>
          <table:table-cell office:value-type="float" office:value="-0.033553936374503" calcext:value-type="float">
            <text:p>-0,0335539364</text:p>
          </table:table-cell>
          <table:table-cell table:formula="of:=0.1*COS(SQRT(1000)*[.A61])" office:value-type="float" office:value="-0.0350582536497794" calcext:value-type="float">
            <text:p>-0,0350582536</text:p>
          </table:table-cell>
        </table:table-row>
        <table:table-row table:style-name="ro1">
          <table:table-cell office:value-type="float" office:value="0.0620000000000001" calcext:value-type="float">
            <text:p>0,062</text:p>
          </table:table-cell>
          <table:table-cell office:value-type="float" office:value="-0.0365149479813121" calcext:value-type="float">
            <text:p>-0,036514948</text:p>
          </table:table-cell>
          <table:table-cell table:formula="of:=0.1*COS(SQRT(1000)*[.A62])" office:value-type="float" office:value="-0.0380018061246288" calcext:value-type="float">
            <text:p>-0,0380018061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float" office:value="-0.0394394537665953" calcext:value-type="float">
            <text:p>-0,0394394538</text:p>
          </table:table-cell>
          <table:table-cell table:formula="of:=0.1*COS(SQRT(1000)*[.A63])" office:value-type="float" office:value="-0.0409073599600651" calcext:value-type="float">
            <text:p>-0,04090736</text:p>
          </table:table-cell>
        </table:table-row>
        <table:table-row table:style-name="ro1">
          <table:table-cell office:value-type="float" office:value="0.064" calcext:value-type="float">
            <text:p>0,064</text:p>
          </table:table-cell>
          <table:table-cell office:value-type="float" office:value="-0.0423245299555109" calcext:value-type="float">
            <text:p>-0,04232453</text:p>
          </table:table-cell>
          <table:table-cell table:formula="of:=0.1*COS(SQRT(1000)*[.A64])" office:value-type="float" office:value="-0.0437720098443743" calcext:value-type="float">
            <text:p>-0,0437720098</text:p>
          </table:table-cell>
        </table:table-row>
        <table:table-row table:style-name="ro1">
          <table:table-cell office:value-type="float" office:value="0.065" calcext:value-type="float">
            <text:p>0,065</text:p>
          </table:table-cell>
          <table:table-cell office:value-type="float" office:value="-0.045167292192959" calcext:value-type="float">
            <text:p>-0,0451672922</text:p>
          </table:table-cell>
          <table:table-cell table:formula="of:=0.1*COS(SQRT(1000)*[.A65])" office:value-type="float" office:value="-0.0465928913663851" calcext:value-type="float">
            <text:p>-0,0465928914</text:p>
          </table:table-cell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float" office:value="-0.0479648984272148" calcext:value-type="float">
            <text:p>-0,0479648984</text:p>
          </table:table-cell>
          <table:table-cell table:formula="of:=0.1*COS(SQRT(1000)*[.A66])" office:value-type="float" office:value="-0.0493671838796411" calcext:value-type="float">
            <text:p>-0,0493671839</text:p>
          </table:table-cell>
        </table:table-row>
        <table:table-row table:style-name="ro1">
          <table:table-cell office:value-type="float" office:value="0.0670000000000001" calcext:value-type="float">
            <text:p>0,067</text:p>
          </table:table-cell>
          <table:table-cell office:value-type="float" office:value="-0.050714551751271" calcext:value-type="float">
            <text:p>-0,0507145518</text:p>
          </table:table-cell>
          <table:table-cell table:formula="of:=0.1*COS(SQRT(1000)*[.A67])" office:value-type="float" office:value="-0.0520921133228123" calcext:value-type="float">
            <text:p>-0,0520921133</text:p>
          </table:table-cell>
        </table:table-row>
        <table:table-row table:style-name="ro1">
          <table:table-cell office:value-type="float" office:value="0.0680000000000001" calcext:value-type="float">
            <text:p>0,068</text:p>
          </table:table-cell>
          <table:table-cell office:value-type="float" office:value="-0.053413503199045" calcext:value-type="float">
            <text:p>-0,0534135032</text:p>
          </table:table-cell>
          <table:table-cell table:formula="of:=0.1*COS(SQRT(1000)*[.A68])" office:value-type="float" office:value="-0.0547649549935254" calcext:value-type="float">
            <text:p>-0,054764955</text:p>
          </table:table-cell>
        </table:table-row>
        <table:table-row table:style-name="ro1">
          <table:table-cell office:value-type="float" office:value="0.0690000000000001" calcext:value-type="float">
            <text:p>0,069</text:p>
          </table:table-cell>
          <table:table-cell office:value-type="float" office:value="-0.0560590544936583" calcext:value-type="float">
            <text:p>-0,0560590545</text:p>
          </table:table-cell>
          <table:table-cell table:formula="of:=0.1*COS(SQRT(1000)*[.A69])" office:value-type="float" office:value="-0.0573830362728391" calcext:value-type="float">
            <text:p>-0,0573830363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-0.0586485607450387" calcext:value-type="float">
            <text:p>-0,0586485607</text:p>
          </table:table-cell>
          <table:table-cell table:formula="of:=0.1*COS(SQRT(1000)*[.A70])" office:value-type="float" office:value="-0.0599437392976402" calcext:value-type="float">
            <text:p>-0,0599437393</text:p>
          </table:table-cell>
        </table:table-row>
        <table:table-row table:style-name="ro1">
          <table:table-cell office:value-type="float" office:value="0.0710000000000001" calcext:value-type="float">
            <text:p>0,071</text:p>
          </table:table-cell>
          <table:table-cell office:value-type="float" office:value="-0.0611794330941496" calcext:value-type="float">
            <text:p>-0,0611794331</text:p>
          </table:table-cell>
          <table:table-cell table:formula="of:=0.1*COS(SQRT(1000)*[.A71])" office:value-type="float" office:value="-0.0624445035782888" calcext:value-type="float">
            <text:p>-0,0624445036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-0.0636491413012019" calcext:value-type="float">
            <text:p>-0,0636491413</text:p>
          </table:table-cell>
          <table:table-cell table:formula="of:=0.1*COS(SQRT(1000)*[.A72])" office:value-type="float" office:value="-0.0648828285588943" calcext:value-type="float">
            <text:p>-0,0648828286</text:p>
          </table:table-cell>
        </table:table-row>
        <table:table-row table:style-name="ro1">
          <table:table-cell office:value-type="float" office:value="0.0730000000000001" calcext:value-type="float">
            <text:p>0,073</text:p>
          </table:table-cell>
          <table:table-cell office:value-type="float" office:value="-0.0660552162752613" calcext:value-type="float">
            <text:p>-0,0660552163</text:p>
          </table:table-cell>
          <table:table-cell table:formula="of:=0.1*COS(SQRT(1000)*[.A73])" office:value-type="float" office:value="-0.0672562761176631" calcext:value-type="float">
            <text:p>-0,0672562761</text:p>
          </table:table-cell>
        </table:table-row>
        <table:table-row table:style-name="ro1">
          <table:table-cell office:value-type="float" office:value="0.0740000000000001" calcext:value-type="float">
            <text:p>0,074</text:p>
          </table:table-cell>
          <table:table-cell office:value-type="float" office:value="-0.068395252542722" calcext:value-type="float">
            <text:p>-0,0683952525</text:p>
          </table:table-cell>
          <table:table-cell table:formula="of:=0.1*COS(SQRT(1000)*[.A74])" office:value-type="float" office:value="-0.069562473004817" calcext:value-type="float">
            <text:p>-0,069562473</text:p>
          </table:table-cell>
        </table:table-row>
        <table:table-row table:style-name="ro1">
          <table:table-cell office:value-type="float" office:value="0.0750000000000001" calcext:value-type="float">
            <text:p>0,075</text:p>
          </table:table-cell>
          <table:table-cell office:value-type="float" office:value="-0.0706669106521796" calcext:value-type="float">
            <text:p>-0,0706669107</text:p>
          </table:table-cell>
          <table:table-cell table:formula="of:=0.1*COS(SQRT(1000)*[.A75])" office:value-type="float" office:value="-0.0717991132156457" calcext:value-type="float">
            <text:p>-0,0717991132</text:p>
          </table:table-cell>
        </table:table-row>
        <table:table-row table:style-name="ro1">
          <table:table-cell office:value-type="float" office:value="0.0760000000000001" calcext:value-type="float">
            <text:p>0,076</text:p>
          </table:table-cell>
          <table:table-cell office:value-type="float" office:value="-0.072867919513297" calcext:value-type="float">
            <text:p>-0,0728679195</text:p>
          </table:table-cell>
          <table:table-cell table:formula="of:=0.1*COS(SQRT(1000)*[.A76])" office:value-type="float" office:value="-0.0739639602963187" calcext:value-type="float">
            <text:p>-0,0739639603</text:p>
          </table:table-cell>
        </table:table-row>
        <table:table-row table:style-name="ro1">
          <table:table-cell office:value-type="float" office:value="0.0770000000000001" calcext:value-type="float">
            <text:p>0,077</text:p>
          </table:table-cell>
          <table:table-cell office:value-type="float" office:value="-0.0749960786673279" calcext:value-type="float">
            <text:p>-0,0749960787</text:p>
          </table:table-cell>
          <table:table-cell table:formula="of:=0.1*COS(SQRT(1000)*[.A77])" office:value-type="float" office:value="-0.0760548495801533" calcext:value-type="float">
            <text:p>-0,0760548496</text:p>
          </table:table-cell>
        </table:table-row>
        <table:table-row table:style-name="ro1">
          <table:table-cell office:value-type="float" office:value="0.0780000000000001" calcext:value-type="float">
            <text:p>0,078</text:p>
          </table:table-cell>
          <table:table-cell office:value-type="float" office:value="-0.077049260487025" calcext:value-type="float">
            <text:p>-0,0770492605</text:p>
          </table:table-cell>
          <table:table-cell table:formula="of:=0.1*COS(SQRT(1000)*[.A78])" office:value-type="float" office:value="-0.0780696903521007" calcext:value-type="float">
            <text:p>-0,0780696904</text:p>
          </table:table-cell>
        </table:table-row>
        <table:table-row table:style-name="ro1">
          <table:table-cell office:value-type="float" office:value="0.0790000000000001" calcext:value-type="float">
            <text:p>0,079</text:p>
          </table:table-cell>
          <table:table-cell office:value-type="float" office:value="-0.0790254123037358" calcext:value-type="float">
            <text:p>-0,0790254123</text:p>
          </table:table-cell>
          <table:table-cell table:formula="of:=0.1*COS(SQRT(1000)*[.A79])" office:value-type="float" office:value="-0.0800064679392866" calcext:value-type="float">
            <text:p>-0,0800064679</text:p>
          </table:table-cell>
        </table:table-row>
        <table:table-row table:style-name="ro1">
          <table:table-cell office:value-type="float" office:value="0.0800000000000001" calcext:value-type="float">
            <text:p>0,08</text:p>
          </table:table-cell>
          <table:table-cell office:value-type="float" office:value="-0.0809225584595581" calcext:value-type="float">
            <text:p>-0,0809225585</text:p>
          </table:table-cell>
          <table:table-cell table:formula="of:=0.1*COS(SQRT(1000)*[.A80])" office:value-type="float" office:value="-0.0818632457255166" calcext:value-type="float">
            <text:p>-0,0818632457</text:p>
          </table:table-cell>
        </table:table-row>
        <table:table-row table:style-name="ro1">
          <table:table-cell office:value-type="float" office:value="0.0810000000000001" calcext:value-type="float">
            <text:p>0,081</text:p>
          </table:table-cell>
          <table:table-cell office:value-type="float" office:value="-0.0827388022825041" calcext:value-type="float">
            <text:p>-0,0827388023</text:p>
          </table:table-cell>
          <table:table-cell table:formula="of:=0.1*COS(SQRT(1000)*[.A81])" office:value-type="float" office:value="-0.0836381670877309" calcext:value-type="float">
            <text:p>-0,0836381671</text:p>
          </table:table-cell>
        </table:table-row>
        <table:table-row table:style-name="ro1">
          <table:table-cell office:value-type="float" office:value="0.0820000000000001" calcext:value-type="float">
            <text:p>0,082</text:p>
          </table:table-cell>
          <table:table-cell office:value-type="float" office:value="-0.0844723279826983" calcext:value-type="float">
            <text:p>-0,084472328</text:p>
          </table:table-cell>
          <table:table-cell table:formula="of:=0.1*COS(SQRT(1000)*[.A82])" office:value-type="float" office:value="-0.0853294572524723" calcext:value-type="float">
            <text:p>-0,0853294573</text:p>
          </table:table-cell>
        </table:table-row>
        <table:table-row table:style-name="ro1">
          <table:table-cell office:value-type="float" office:value="0.0830000000000001" calcext:value-type="float">
            <text:p>0,083</text:p>
          </table:table-cell>
          <table:table-cell office:value-type="float" office:value="-0.0861214024677136" calcext:value-type="float">
            <text:p>-0,0861214025</text:p>
          </table:table-cell>
          <table:table-cell table:formula="of:=0.1*COS(SQRT(1000)*[.A83])" office:value-type="float" office:value="-0.0869354250705124" calcext:value-type="float">
            <text:p>-0,0869354251</text:p>
          </table:table-cell>
        </table:table-row>
        <table:table-row table:style-name="ro1">
          <table:table-cell office:value-type="float" office:value="0.0840000000000001" calcext:value-type="float">
            <text:p>0,084</text:p>
          </table:table-cell>
          <table:table-cell office:value-type="float" office:value="-0.0876843770752306" calcext:value-type="float">
            <text:p>-0,0876843771</text:p>
          </table:table-cell>
          <table:table-cell table:formula="of:=0.1*COS(SQRT(1000)*[.A84])" office:value-type="float" office:value="-0.0884544647078592" calcext:value-type="float">
            <text:p>-0,0884544647</text:p>
          </table:table-cell>
        </table:table-row>
        <table:table-row table:style-name="ro1">
          <table:table-cell office:value-type="float" office:value="0.0850000000000001" calcext:value-type="float">
            <text:p>0,085</text:p>
          </table:table-cell>
          <table:table-cell office:value-type="float" office:value="-0.0891596892212876" calcext:value-type="float">
            <text:p>-0,0891596892</text:p>
          </table:table-cell>
          <table:table-cell table:formula="of:=0.1*COS(SQRT(1000)*[.A85])" office:value-type="float" office:value="-0.0898850572514579" calcext:value-type="float">
            <text:p>-0,0898850573</text:p>
          </table:table-cell>
        </table:table-row>
        <table:table-row table:style-name="ro1">
          <table:table-cell office:value-type="float" office:value="0.0860000000000001" calcext:value-type="float">
            <text:p>0,086</text:p>
          </table:table-cell>
          <table:table-cell office:value-type="float" office:value="-0.0905458639624747" calcext:value-type="float">
            <text:p>-0,090545864</text:p>
          </table:table-cell>
          <table:table-cell table:formula="of:=0.1*COS(SQRT(1000)*[.A86])" office:value-type="float" office:value="-0.0912257722279768" calcext:value-type="float">
            <text:p>-0,0912257722</text:p>
          </table:table-cell>
        </table:table-row>
        <table:table-row table:style-name="ro1">
          <table:table-cell office:value-type="float" office:value="0.0870000000000001" calcext:value-type="float">
            <text:p>0,087</text:p>
          </table:table-cell>
          <table:table-cell office:value-type="float" office:value="-0.0918415154705075" calcext:value-type="float">
            <text:p>-0,0918415155</text:p>
          </table:table-cell>
          <table:table-cell table:formula="of:=0.1*COS(SQRT(1000)*[.A87])" office:value-type="float" office:value="-0.0924752690341621" calcext:value-type="float">
            <text:p>-0,092475269</text:p>
          </table:table-cell>
        </table:table-row>
        <table:table-row table:style-name="ro1">
          <table:table-cell office:value-type="float" office:value="0.0880000000000001" calcext:value-type="float">
            <text:p>0,088</text:p>
          </table:table-cell>
          <table:table-cell office:value-type="float" office:value="-0.0930453484177101" calcext:value-type="float">
            <text:p>-0,0930453484</text:p>
          </table:table-cell>
          <table:table-cell table:formula="of:=0.1*COS(SQRT(1000)*[.A88])" office:value-type="float" office:value="-0.0936322982773288" calcext:value-type="float">
            <text:p>-0,0936322983</text:p>
          </table:table-cell>
        </table:table-row>
        <table:table-row table:style-name="ro1">
          <table:table-cell office:value-type="float" office:value="0.0890000000000001" calcext:value-type="float">
            <text:p>0,089</text:p>
          </table:table-cell>
          <table:table-cell office:value-type="float" office:value="-0.0941561592720181" calcext:value-type="float">
            <text:p>-0,0941561593</text:p>
          </table:table-cell>
          <table:table-cell table:formula="of:=0.1*COS(SQRT(1000)*[.A89])" office:value-type="float" office:value="-0.0946957030246496" calcext:value-type="float">
            <text:p>-0,094695703</text:p>
          </table:table-cell>
        </table:table-row>
        <table:table-row table:style-name="ro1">
          <table:table-cell office:value-type="float" office:value="0.0900000000000001" calcext:value-type="float">
            <text:p>0,09</text:p>
          </table:table-cell>
          <table:table-cell office:value-type="float" office:value="-0.0951728375002107" calcext:value-type="float">
            <text:p>-0,0951728375</text:p>
          </table:table-cell>
          <table:table-cell table:formula="of:=0.1*COS(SQRT(1000)*[.A90])" office:value-type="float" office:value="-0.0956644199599913" calcext:value-type="float">
            <text:p>-0,09566442</text:p>
          </table:table-cell>
        </table:table-row>
        <table:table-row table:style-name="ro1">
          <table:table-cell office:value-type="float" office:value="0.0910000000000001" calcext:value-type="float">
            <text:p>0,091</text:p>
          </table:table-cell>
          <table:table-cell office:value-type="float" office:value="-0.0960943666781656" calcext:value-type="float">
            <text:p>-0,0960943667</text:p>
          </table:table-cell>
          <table:table-cell table:formula="of:=0.1*COS(SQRT(1000)*[.A91])" office:value-type="float" office:value="-0.0965374804471422" calcext:value-type="float">
            <text:p>-0,0965374804</text:p>
          </table:table-cell>
        </table:table-row>
        <table:table-row table:style-name="ro1">
          <table:table-cell office:value-type="float" office:value="0.0920000000000001" calcext:value-type="float">
            <text:p>0,092</text:p>
          </table:table-cell>
          <table:table-cell office:value-type="float" office:value="-0.0969198255070296" calcext:value-type="float">
            <text:p>-0,0969198255</text:p>
          </table:table-cell>
          <table:table-cell table:formula="of:=0.1*COS(SQRT(1000)*[.A92])" office:value-type="float" office:value="-0.0973140114983679" calcext:value-type="float">
            <text:p>-0,0973140115</text:p>
          </table:table-cell>
        </table:table-row>
        <table:table-row table:style-name="ro1">
          <table:table-cell office:value-type="float" office:value="0.0930000000000001" calcext:value-type="float">
            <text:p>0,093</text:p>
          </table:table-cell>
          <table:table-cell office:value-type="float" office:value="-0.0976483887342869" calcext:value-type="float">
            <text:p>-0,0976483887</text:p>
          </table:table-cell>
          <table:table-cell table:formula="of:=0.1*COS(SQRT(1000)*[.A93])" office:value-type="float" office:value="-0.0979932366473259" calcext:value-type="float">
            <text:p>-0,0979932366</text:p>
          </table:table-cell>
        </table:table-row>
        <table:table-row table:style-name="ro1">
          <table:table-cell office:value-type="float" office:value="0.0940000000000001" calcext:value-type="float">
            <text:p>0,094</text:p>
          </table:table-cell>
          <table:table-cell office:value-type="float" office:value="-0.0982793279788057" calcext:value-type="float">
            <text:p>-0,098279328</text:p>
          </table:table-cell>
          <table:table-cell table:formula="of:=0.1*COS(SQRT(1000)*[.A94])" office:value-type="float" office:value="-0.0985744767254674" calcext:value-type="float">
            <text:p>-0,0985744767</text:p>
          </table:table-cell>
        </table:table-row>
        <table:table-row table:style-name="ro1">
          <table:table-cell office:value-type="float" office:value="0.0950000000000001" calcext:value-type="float">
            <text:p>0,095</text:p>
          </table:table-cell>
          <table:table-cell office:value-type="float" office:value="-0.0988120124590367" calcext:value-type="float">
            <text:p>-0,0988120125</text:p>
          </table:table-cell>
          <table:table-cell table:formula="of:=0.1*COS(SQRT(1000)*[.A95])" office:value-type="float" office:value="-0.0990571505411493" calcext:value-type="float">
            <text:p>-0,0990571505</text:p>
          </table:table-cell>
        </table:table-row>
        <table:table-row table:style-name="ro1">
          <table:table-cell office:value-type="float" office:value="0.0960000000000001" calcext:value-type="float">
            <text:p>0,096</text:p>
          </table:table-cell>
          <table:table-cell office:value-type="float" office:value="-0.0992459096236376" calcext:value-type="float">
            <text:p>-0,0992459096</text:p>
          </table:table-cell>
          <table:table-cell table:formula="of:=0.1*COS(SQRT(1000)*[.A96])" office:value-type="float" office:value="-0.0994407754607775" calcext:value-type="float">
            <text:p>-0,0994407755</text:p>
          </table:table-cell>
        </table:table-row>
        <table:table-row table:style-name="ro1">
          <table:table-cell office:value-type="float" office:value="0.0970000000000001" calcext:value-type="float">
            <text:p>0,097</text:p>
          </table:table-cell>
          <table:table-cell office:value-type="float" office:value="-0.099580585683891" calcext:value-type="float">
            <text:p>-0,0995805857</text:p>
          </table:table-cell>
          <table:table-cell table:formula="of:=0.1*COS(SQRT(1000)*[.A97])" office:value-type="float" office:value="-0.0997249678913999" calcext:value-type="float">
            <text:p>-0,0997249679</text:p>
          </table:table-cell>
        </table:table-row>
        <table:table-row table:style-name="ro1">
          <table:table-cell office:value-type="float" office:value="0.0980000000000001" calcext:value-type="float">
            <text:p>0,098</text:p>
          </table:table-cell>
          <table:table-cell office:value-type="float" office:value="-0.0998157060473847" calcext:value-type="float">
            <text:p>-0,099815706</text:p>
          </table:table-cell>
          <table:table-cell table:formula="of:=0.1*COS(SQRT(1000)*[.A98])" office:value-type="float" office:value="-0.099909443664268" calcext:value-type="float">
            <text:p>-0,0999094437</text:p>
          </table:table-cell>
        </table:table-row>
        <table:table-row table:style-name="ro1">
          <table:table-cell office:value-type="float" office:value="0.0990000000000001" calcext:value-type="float">
            <text:p>0,099</text:p>
          </table:table-cell>
          <table:table-cell office:value-type="float" office:value="-0.0999510356525205" calcext:value-type="float">
            <text:p>-0,0999510357</text:p>
          </table:table-cell>
          <table:table-cell table:formula="of:=0.1*COS(SQRT(1000)*[.A99])" office:value-type="float" office:value="-0.0999940183189812" calcext:value-type="float">
            <text:p>-0,099994018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-0.0999864392035174" calcext:value-type="float">
            <text:p>-0,0999864392</text:p>
          </table:table-cell>
          <table:table-cell table:formula="of:=0.1*COS(SQRT(1000)*[.A100])" office:value-type="float" office:value="-0.0999786072879326" calcext:value-type="float">
            <text:p>-0,0999786073</text:p>
          </table:table-cell>
        </table:table-row>
        <table:table-row table:style-name="ro1">
          <table:table-cell office:value-type="float" office:value="0.101" calcext:value-type="float">
            <text:p>0,101</text:p>
          </table:table-cell>
          <table:table-cell office:value-type="float" office:value="-0.099921881305673" calcext:value-type="float">
            <text:p>-0,0999218813</text:p>
          </table:table-cell>
          <table:table-cell table:formula="of:=0.1*COS(SQRT(1000)*[.A101])" office:value-type="float" office:value="-0.0998632259808689" calcext:value-type="float">
            <text:p>-0,099863226</text:p>
          </table:table-cell>
        </table:table-row>
        <table:table-row table:style-name="ro1">
          <table:table-cell office:value-type="float" office:value="0.102" calcext:value-type="float">
            <text:p>0,102</text:p>
          </table:table-cell>
          <table:table-cell office:value-type="float" office:value="-0.0997574265007496" calcext:value-type="float">
            <text:p>-0,0997574265</text:p>
          </table:table-cell>
          <table:table-cell table:formula="of:=0.1*COS(SQRT(1000)*[.A102])" office:value-type="float" office:value="-0.0996479897694825" calcext:value-type="float">
            <text:p>-0,0996479898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float" office:value="-0.0994932392024488" calcext:value-type="float">
            <text:p>-0,0994932392</text:p>
          </table:table-cell>
          <table:table-cell table:formula="of:=0.1*COS(SQRT(1000)*[.A103])" office:value-type="float" office:value="-0.0993331138720489" calcext:value-type="float">
            <text:p>-0,0993331139</text:p>
          </table:table-cell>
        </table:table-row>
        <table:table-row table:style-name="ro1">
          <table:table-cell office:value-type="float" office:value="0.104" calcext:value-type="float">
            <text:p>0,104</text:p>
          </table:table-cell>
          <table:table-cell office:value-type="float" office:value="-0.0991295835320386" calcext:value-type="float">
            <text:p>-0,0991295835</text:p>
          </table:table-cell>
          <table:table-cell table:formula="of:=0.1*COS(SQRT(1000)*[.A104])" office:value-type="float" office:value="-0.0989189131382268" calcext:value-type="float">
            <text:p>-0,0989189131</text:p>
          </table:table-cell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-0.0986668230542983" calcext:value-type="float">
            <text:p>-0,0986668231</text:p>
          </table:table-cell>
          <table:table-cell table:formula="of:=0.1*COS(SQRT(1000)*[.A105])" office:value-type="float" office:value="-0.0984058017342346" calcext:value-type="float">
            <text:p>-0,0984058017</text:p>
          </table:table-cell>
        </table:table-row>
        <table:table-row table:style-name="ro1">
          <table:table-cell office:value-type="float" office:value="0.106" calcext:value-type="float">
            <text:p>0,106</text:p>
          </table:table-cell>
          <table:table-cell office:value-type="float" office:value="-0.0981054204140442" calcext:value-type="float">
            <text:p>-0,0981054204</text:p>
          </table:table-cell>
          <table:table-cell table:formula="of:=0.1*COS(SQRT(1000)*[.A106])" office:value-type="float" office:value="-0.0977942927287182" calcext:value-type="float">
            <text:p>-0,0977942927</text:p>
          </table:table-cell>
        </table:table-row>
        <table:table-row table:style-name="ro1">
          <table:table-cell office:value-type="float" office:value="0.107" calcext:value-type="float">
            <text:p>0,107</text:p>
          </table:table-cell>
          <table:table-cell office:value-type="float" office:value="-0.0974459368736012" calcext:value-type="float">
            <text:p>-0,0974459369</text:p>
          </table:table-cell>
          <table:table-cell table:formula="of:=0.1*COS(SQRT(1000)*[.A107])" office:value-type="float" office:value="-0.0970849975797258" calcext:value-type="float">
            <text:p>-0,0970849976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float" office:value="-0.09668903175168" calcext:value-type="float">
            <text:p>-0,0966890318</text:p>
          </table:table-cell>
          <table:table-cell table:formula="of:=0.1*COS(SQRT(1000)*[.A108])" office:value-type="float" office:value="-0.0962786255233005" calcext:value-type="float">
            <text:p>-0,0962786255</text:p>
          </table:table-cell>
        </table:table-row>
        <table:table-row table:style-name="ro1">
          <table:table-cell office:value-type="float" office:value="0.109" calcext:value-type="float">
            <text:p>0,109</text:p>
          </table:table-cell>
          <table:table-cell office:value-type="float" office:value="-0.0958354617642234" calcext:value-type="float">
            <text:p>-0,0958354618</text:p>
          </table:table-cell>
          <table:table-cell table:formula="of:=0.1*COS(SQRT(1000)*[.A109])" office:value-type="float" office:value="-0.0953759828643033" calcext:value-type="float">
            <text:p>-0,0953759829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-0.0948860802678799" calcext:value-type="float">
            <text:p>-0,0948860803</text:p>
          </table:table-cell>
          <table:table-cell table:formula="of:=0.1*COS(SQRT(1000)*[.A110])" office:value-type="float" office:value="-0.0943779721701754" calcext:value-type="float">
            <text:p>-0,0943779722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float" office:value="-0.0938418364068596" calcext:value-type="float">
            <text:p>-0,0938418364</text:p>
          </table:table-cell>
          <table:table-cell table:formula="of:=0.1*COS(SQRT(1000)*[.A111])" office:value-type="float" office:value="-0.0932855913684462" calcext:value-type="float">
            <text:p>-0,0932855914</text:p>
          </table:table-cell>
        </table:table-row>
        <table:table-row table:style-name="ro1">
          <table:table-cell office:value-type="float" office:value="0.112" calcext:value-type="float">
            <text:p>0,112</text:p>
          </table:table-cell>
          <table:table-cell office:value-type="float" office:value="-0.092703774164028" calcext:value-type="float">
            <text:p>-0,0927037742</text:p>
          </table:table-cell>
          <table:table-cell table:formula="of:=0.1*COS(SQRT(1000)*[.A112])" office:value-type="float" office:value="-0.0920999327488887" calcext:value-type="float">
            <text:p>-0,0920999327</text:p>
          </table:table-cell>
        </table:table-row>
        <table:table-row table:style-name="ro1">
          <table:table-cell office:value-type="float" office:value="0.113" calcext:value-type="float">
            <text:p>0,113</text:p>
          </table:table-cell>
          <table:table-cell office:value-type="float" office:value="-0.0914730313171834" calcext:value-type="float">
            <text:p>-0,0914730313</text:p>
          </table:table-cell>
          <table:table-cell table:formula="of:=0.1*COS(SQRT(1000)*[.A113])" office:value-type="float" office:value="-0.0908221818713208" calcext:value-type="float">
            <text:p>-0,0908221819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office:value-type="float" office:value="-0.0901508383015638" calcext:value-type="float">
            <text:p>-0,0901508383</text:p>
          </table:table-cell>
          <table:table-cell table:formula="of:=0.1*COS(SQRT(1000)*[.A114])" office:value-type="float" office:value="-0.0894536163801446" calcext:value-type="float">
            <text:p>-0,0894536164</text:p>
          </table:table-cell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float" office:value="-0.0887385169797192" calcext:value-type="float">
            <text:p>-0,088738517</text:p>
          </table:table-cell>
          <table:table-cell table:formula="of:=0.1*COS(SQRT(1000)*[.A115])" office:value-type="float" office:value="-0.0879956047268077" calcext:value-type="float">
            <text:p>-0,0879956047</text:p>
          </table:table-cell>
        </table:table-row>
        <table:table-row table:style-name="ro1">
          <table:table-cell office:value-type="float" office:value="0.116" calcext:value-type="float">
            <text:p>0,116</text:p>
          </table:table-cell>
          <table:table-cell office:value-type="float" office:value="-0.0872374793199793" calcext:value-type="float">
            <text:p>-0,0872374793</text:p>
          </table:table-cell>
          <table:table-cell table:formula="of:=0.1*COS(SQRT(1000)*[.A116])" office:value-type="float" office:value="-0.0864496048014667" calcext:value-type="float">
            <text:p>-0,0864496048</text:p>
          </table:table-cell>
        </table:table-row>
        <table:table-row table:style-name="ro1">
          <table:table-cell office:value-type="float" office:value="0.117" calcext:value-type="float">
            <text:p>0,117</text:p>
          </table:table-cell>
          <table:table-cell office:value-type="float" office:value="-0.0856492259848384" calcext:value-type="float">
            <text:p>-0,085649226</text:p>
          </table:table-cell>
          <table:table-cell table:formula="of:=0.1*COS(SQRT(1000)*[.A117])" office:value-type="float" office:value="-0.0848171624752178" calcext:value-type="float">
            <text:p>-0,0848171625</text:p>
          </table:table-cell>
        </table:table-row>
        <table:table-row table:style-name="ro1">
          <table:table-cell office:value-type="float" office:value="0.118" calcext:value-type="float">
            <text:p>0,118</text:p>
          </table:table-cell>
          <table:table-cell office:value-type="float" office:value="-0.0839753448306673" calcext:value-type="float">
            <text:p>-0,0839753448</text:p>
          </table:table-cell>
          <table:table-cell table:formula="of:=0.1*COS(SQRT(1000)*[.A118])" office:value-type="float" office:value="-0.0830999100543549" calcext:value-type="float">
            <text:p>-0,0830999101</text:p>
          </table:table-cell>
        </table:table-row>
        <table:table-row table:style-name="ro1">
          <table:table-cell office:value-type="float" office:value="0.119" calcext:value-type="float">
            <text:p>0,119</text:p>
          </table:table-cell>
          <table:table-cell office:value-type="float" office:value="-0.0822175093202547" calcext:value-type="float">
            <text:p>-0,0822175093</text:p>
          </table:table-cell>
          <table:table-cell table:formula="of:=0.1*COS(SQRT(1000)*[.A119])" office:value-type="float" office:value="-0.0812995646481994" calcext:value-type="float">
            <text:p>-0,081299564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-0.0803774768497618" calcext:value-type="float">
            <text:p>-0,0803774768</text:p>
          </table:table-cell>
          <table:table-cell table:formula="of:=0.1*COS(SQRT(1000)*[.A120])" office:value-type="float" office:value="-0.0794179264521336" calcext:value-type="float">
            <text:p>-0,0794179265</text:p>
          </table:table-cell>
        </table:table-row>
        <table:table-row table:style-name="ro1">
          <table:table-cell office:value-type="float" office:value="0.121" calcext:value-type="float">
            <text:p>0,121</text:p>
          </table:table-cell>
          <table:table-cell office:value-type="float" office:value="-0.078457086991766" calcext:value-type="float">
            <text:p>-0,078457087</text:p>
          </table:table-cell>
          <table:table-cell table:formula="of:=0.1*COS(SQRT(1000)*[.A121])" office:value-type="float" office:value="-0.0774568769475555" calcext:value-type="float">
            <text:p>-0,0774568769</text:p>
          </table:table-cell>
        </table:table-row>
        <table:table-row table:style-name="ro1">
          <table:table-cell office:value-type="float" office:value="0.122" calcext:value-type="float">
            <text:p>0,122</text:p>
          </table:table-cell>
          <table:table-cell office:value-type="float" office:value="-0.0764582596561479" calcext:value-type="float">
            <text:p>-0,0764582597</text:p>
          </table:table-cell>
          <table:table-cell table:formula="of:=0.1*COS(SQRT(1000)*[.A122])" office:value-type="float" office:value="-0.0754183770205546" calcext:value-type="float">
            <text:p>-0,075418377</text:p>
          </table:table-cell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-0.0743829931706611" calcext:value-type="float">
            <text:p>-0,0743829932</text:p>
          </table:table-cell>
          <table:table-cell table:formula="of:=0.1*COS(SQRT(1000)*[.A123])" office:value-type="float" office:value="-0.0733044650011883" calcext:value-type="float">
            <text:p>-0,073304465</text:p>
          </table:table-cell>
        </table:table-row>
        <table:table-row table:style-name="ro1">
          <table:table-cell office:value-type="float" office:value="0.124" calcext:value-type="float">
            <text:p>0,124</text:p>
          </table:table-cell>
          <table:table-cell office:value-type="float" office:value="-0.0722333622831041" calcext:value-type="float">
            <text:p>-0,0722333623</text:p>
          </table:table-cell>
          <table:table-cell table:formula="of:=0.1*COS(SQRT(1000)*[.A124])" office:value-type="float" office:value="-0.0711172546253226" calcext:value-type="float">
            <text:p>-0,0711172546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-0.0700115160870912" calcext:value-type="float">
            <text:p>-0,0700115161</text:p>
          </table:table-cell>
          <table:table-cell table:formula="of:=0.1*COS(SQRT(1000)*[.A125])" office:value-type="float" office:value="-0.0688589329210719" calcext:value-type="float">
            <text:p>-0,0688589329</text:p>
          </table:table-cell>
        </table:table-row>
        <table:table-row table:style-name="ro1">
          <table:table-cell office:value-type="float" office:value="0.126" calcext:value-type="float">
            <text:p>0,126</text:p>
          </table:table-cell>
          <table:table-cell office:value-type="float" office:value="-0.0677196758734956" calcext:value-type="float">
            <text:p>-0,0677196759</text:p>
          </table:table-cell>
          <table:table-cell table:formula="of:=0.1*COS(SQRT(1000)*[.A126])" office:value-type="float" office:value="-0.0665317580219533" calcext:value-type="float">
            <text:p>-0,066531758</text:p>
          </table:table-cell>
        </table:table-row>
        <table:table-row table:style-name="ro1">
          <table:table-cell office:value-type="float" office:value="0.127" calcext:value-type="float">
            <text:p>0,127</text:p>
          </table:table-cell>
          <table:table-cell office:value-type="float" office:value="-0.065360132909714" calcext:value-type="float">
            <text:p>-0,0653601329</text:p>
          </table:table-cell>
          <table:table-cell table:formula="of:=0.1*COS(SQRT(1000)*[.A127])" office:value-type="float" office:value="-0.0641380569089412" calcext:value-type="float">
            <text:p>-0,0641380569</text:p>
          </table:table-cell>
        </table:table-row>
        <table:table-row table:style-name="ro1">
          <table:table-cell office:value-type="float" office:value="0.128" calcext:value-type="float">
            <text:p>0,128</text:p>
          </table:table-cell>
          <table:table-cell office:value-type="float" office:value="-0.062935246148972" calcext:value-type="float">
            <text:p>-0,0629352461</text:p>
          </table:table-cell>
          <table:table-cell table:formula="of:=0.1*COS(SQRT(1000)*[.A128])" office:value-type="float" office:value="-0.06168022308368" calcext:value-type="float">
            <text:p>-0,0616802231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float" office:value="-0.06044743987196" calcext:value-type="float">
            <text:p>-0,0604474399</text:p>
          </table:table-cell>
          <table:table-cell table:formula="of:=0.1*COS(SQRT(1000)*[.A129])" office:value-type="float" office:value="-0.0591607141751823" calcext:value-type="float">
            <text:p>-0,0591607142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-0.057899201263159" calcext:value-type="float">
            <text:p>-0,0578992013</text:p>
          </table:table-cell>
          <table:table-cell table:formula="of:=0.1*COS(SQRT(1000)*[.A130])" office:value-type="float" office:value="-0.0565820494824047" calcext:value-type="float">
            <text:p>-0,056582049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office:value-type="float" office:value="-0.0552930779242774" calcext:value-type="float">
            <text:p>-0,0552930779</text:p>
          </table:table-cell>
          <table:table-cell table:formula="of:=0.1*COS(SQRT(1000)*[.A131])" office:value-type="float" office:value="-0.0539468074551583" calcext:value-type="float">
            <text:p>-0,0539468075</text:p>
          </table:table-cell>
        </table:table-row>
        <table:table-row table:style-name="ro1">
          <table:table-cell office:value-type="float" office:value="0.132" calcext:value-type="float">
            <text:p>0,132</text:p>
          </table:table-cell>
          <table:table-cell office:value-type="float" office:value="-0.052631675327286" calcext:value-type="float">
            <text:p>-0,0526316753</text:p>
          </table:table-cell>
          <table:table-cell table:formula="of:=0.1*COS(SQRT(1000)*[.A132])" office:value-type="float" office:value="-0.0512576231158741" calcext:value-type="float">
            <text:p>-0,0512576231</text:p>
          </table:table-cell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-0.0499176542095975" calcext:value-type="float">
            <text:p>-0,0499176542</text:p>
          </table:table-cell>
          <table:table-cell table:formula="of:=0.1*COS(SQRT(1000)*[.A133])" office:value-type="float" office:value="-0.0485171854248003" calcext:value-type="float">
            <text:p>-0,0485171854</text:p>
          </table:table-cell>
        </table:table-row>
        <table:table-row table:style-name="ro1">
          <table:table-cell office:value-type="float" office:value="0.134" calcext:value-type="float">
            <text:p>0,134</text:p>
          </table:table-cell>
          <table:table-cell office:value-type="float" office:value="-0.0471537279139939" calcext:value-type="float">
            <text:p>-0,0471537279</text:p>
          </table:table-cell>
          <table:table-cell table:formula="of:=0.1*COS(SQRT(1000)*[.A134])" office:value-type="float" office:value="-0.0457282345912657" calcext:value-type="float">
            <text:p>-0,0457282346</text:p>
          </table:table-cell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-0.0443426596759619" calcext:value-type="float">
            <text:p>-0,0443426597</text:p>
          </table:table-cell>
          <table:table-cell table:formula="of:=0.1*COS(SQRT(1000)*[.A135])" office:value-type="float" office:value="-0.0428935593336991" calcext:value-type="float">
            <text:p>-0,0428935593</text:p>
          </table:table-cell>
        </table:table-row>
        <table:table-row table:style-name="ro1">
          <table:table-cell office:value-type="float" office:value="0.136" calcext:value-type="float">
            <text:p>0,136</text:p>
          </table:table-cell>
          <table:table-cell office:value-type="float" office:value="-0.0414872598611481" calcext:value-type="float">
            <text:p>-0,0414872599</text:p>
          </table:table-cell>
          <table:table-cell table:formula="of:=0.1*COS(SQRT(1000)*[.A136])" office:value-type="float" office:value="-0.0400159940911429" calcext:value-type="float">
            <text:p>-0,0400159941</text:p>
          </table:table-cell>
        </table:table-row>
        <table:table-row table:style-name="ro1">
          <table:table-cell office:value-type="float" office:value="0.137" calcext:value-type="float">
            <text:p>0,137</text:p>
          </table:table-cell>
          <table:table-cell office:value-type="float" office:value="-0.0385903831556959" calcext:value-type="float">
            <text:p>-0,0385903832</text:p>
          </table:table-cell>
          <table:table-cell table:formula="of:=0.1*COS(SQRT(1000)*[.A137])" office:value-type="float" office:value="-0.0370984161890505" calcext:value-type="float">
            <text:p>-0,0370984162</text:p>
          </table:table-cell>
        </table:table-row>
        <table:table-row table:style-name="ro1">
          <table:table-cell office:value-type="float" office:value="0.138" calcext:value-type="float">
            <text:p>0,138</text:p>
          </table:table-cell>
          <table:table-cell office:value-type="float" office:value="-0.0356549257122725" calcext:value-type="float">
            <text:p>-0,0356549257</text:p>
          </table:table-cell>
          <table:table-cell table:formula="of:=0.1*COS(SQRT(1000)*[.A138])" office:value-type="float" office:value="-0.0341437429622008" calcext:value-type="float">
            <text:p>-0,034143743</text:p>
          </table:table-cell>
        </table:table-row>
        <table:table-row table:style-name="ro1">
          <table:table-cell office:value-type="float" office:value="0.139" calcext:value-type="float">
            <text:p>0,139</text:p>
          </table:table-cell>
          <table:table-cell office:value-type="float" office:value="-0.0326838222546403" calcext:value-type="float">
            <text:p>-0,0326838223</text:p>
          </table:table-cell>
          <table:table-cell table:formula="of:=0.1*COS(SQRT(1000)*[.A139])" office:value-type="float" office:value="-0.0311549288376059" calcext:value-type="float">
            <text:p>-0,031154928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-0.0296800431436668" calcext:value-type="float">
            <text:p>-0,0296800431</text:p>
          </table:table-cell>
          <table:table-cell table:formula="of:=0.1*COS(SQRT(1000)*[.A140])" office:value-type="float" office:value="-0.028134962380331" calcext:value-type="float">
            <text:p>-0,0281349624</text:p>
          </table:table-cell>
        </table:table-row>
        <table:table-row table:style-name="ro1">
          <table:table-cell office:value-type="float" office:value="0.141" calcext:value-type="float">
            <text:p>0,141</text:p>
          </table:table-cell>
          <table:table-cell office:value-type="float" office:value="-0.0266465914077059" calcext:value-type="float">
            <text:p>-0,0266465914</text:p>
          </table:table-cell>
          <table:table-cell table:formula="of:=0.1*COS(SQRT(1000)*[.A141])" office:value-type="float" office:value="-0.0250868633051777" calcext:value-type="float">
            <text:p>-0,0250868633</text:p>
          </table:table-cell>
        </table:table-row>
        <table:table-row table:style-name="ro1">
          <table:table-cell office:value-type="float" office:value="0.142" calcext:value-type="float">
            <text:p>0,142</text:p>
          </table:table-cell>
          <table:table-cell office:value-type="float" office:value="-0.0235864997403202" calcext:value-type="float">
            <text:p>-0,0235864997</text:p>
          </table:table-cell>
          <table:table-cell table:formula="of:=0.1*COS(SQRT(1000)*[.A142])" office:value-type="float" office:value="-0.0220136794572215" calcext:value-type="float">
            <text:p>-0,0220136795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float" office:value="-0.0205028274683453" calcext:value-type="float">
            <text:p>-0,0205028275</text:p>
          </table:table-cell>
          <table:table-cell table:formula="of:=0.1*COS(SQRT(1000)*[.A143])" office:value-type="float" office:value="-0.0189184837642203" calcext:value-type="float">
            <text:p>-0,0189184838</text:p>
          </table:table-cell>
        </table:table-row>
        <table:table-row table:style-name="ro1">
          <table:table-cell office:value-type="float" office:value="0.144" calcext:value-type="float">
            <text:p>0,144</text:p>
          </table:table-cell>
          <table:table-cell office:value-type="float" office:value="-0.0173986574933278" calcext:value-type="float">
            <text:p>-0,0173986575</text:p>
          </table:table-cell>
          <table:table-cell table:formula="of:=0.1*COS(SQRT(1000)*[.A144])" office:value-type="float" office:value="-0.0158043711639426" calcext:value-type="float">
            <text:p>-0,0158043712</text:p>
          </table:table-cell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-0.0142770932093942" calcext:value-type="float">
            <text:p>-0,0142770932</text:p>
          </table:table-cell>
          <table:table-cell table:formula="of:=0.1*COS(SQRT(1000)*[.A145])" office:value-type="float" office:value="-0.012674455509488" calcext:value-type="float">
            <text:p>-0,0126744555</text:p>
          </table:table-cell>
        </table:table-row>
        <table:table-row table:style-name="ro1">
          <table:table-cell office:value-type="float" office:value="0.146" calcext:value-type="float">
            <text:p>0,146</text:p>
          </table:table-cell>
          <table:table-cell office:value-type="float" office:value="-0.0111412554006324" calcext:value-type="float">
            <text:p>-0,0111412554</text:p>
          </table:table-cell>
          <table:table-cell table:formula="of:=0.1*COS(SQRT(1000)*[.A146])" office:value-type="float" office:value="-0.00953186645569326" calcext:value-type="float">
            <text:p>-0,0095318665</text:p>
          </table:table-cell>
        </table:table-row>
        <table:table-row table:style-name="ro1">
          <table:table-cell office:value-type="float" office:value="0.147" calcext:value-type="float">
            <text:p>0,147</text:p>
          </table:table-cell>
          <table:table-cell office:value-type="float" office:value="-0.00799427912108773" calcext:value-type="float">
            <text:p>-0,0079942791</text:p>
          </table:table-cell>
          <table:table-cell table:formula="of:=0.1*COS(SQRT(1000)*[.A147])" office:value-type="float" office:value="-0.0063797463297386" calcext:value-type="float">
            <text:p>-0,0063797463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float" office:value="-0.00483931056049219" calcext:value-type="float">
            <text:p>-0,0048393106</text:p>
          </table:table-cell>
          <table:table-cell table:formula="of:=0.1*COS(SQRT(1000)*[.A148])" office:value-type="float" office:value="-0.00322124698908201" calcext:value-type="float">
            <text:p>-0,003221247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float" office:value="-0.00167950389886141" calcext:value-type="float">
            <text:p>-0,0016795039</text:p>
          </table:table-cell>
          <table:table-cell table:formula="of:=0.1*COS(SQRT(1000)*[.A149])" office:value-type="float" office:value="-0.0000595266698646416" calcext:value-type="float">
            <text:p>-5,95266698646416E-0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48198184689719" calcext:value-type="float">
            <text:p>0,0014819818</text:p>
          </table:table-cell>
          <table:table-cell table:formula="of:=0.1*COS(SQRT(1000)*[.A150])" office:value-type="float" office:value="0.0031022531710622" calcext:value-type="float">
            <text:p>0,0031022532</text:p>
          </table:table-cell>
        </table:table-row>
        <table:table-row table:style-name="ro1">
          <table:table-cell office:value-type="float" office:value="0.151" calcext:value-type="float">
            <text:p>0,151</text:p>
          </table:table-cell>
          <table:table-cell office:value-type="float" office:value="0.00464198598121176" calcext:value-type="float">
            <text:p>0,004641986</text:p>
          </table:table-cell>
          <table:table-cell table:formula="of:=0.1*COS(SQRT(1000)*[.A151])" office:value-type="float" office:value="0.00626093101733038" calcext:value-type="float">
            <text:p>0,006260931</text:p>
          </table:table-cell>
        </table:table-row>
        <table:table-row table:style-name="ro1">
          <table:table-cell office:value-type="float" office:value="0.152" calcext:value-type="float">
            <text:p>0,152</text:p>
          </table:table-cell>
          <table:table-cell office:value-type="float" office:value="0.00779734928975156" calcext:value-type="float">
            <text:p>0,0077973493</text:p>
          </table:table-cell>
          <table:table-cell table:formula="of:=0.1*COS(SQRT(1000)*[.A152])" office:value-type="float" office:value="0.00941334845430817" calcext:value-type="float">
            <text:p>0,0094133485</text:p>
          </table:table-cell>
        </table:table-row>
        <table:table-row table:style-name="ro1">
          <table:table-cell office:value-type="float" office:value="0.153" calcext:value-type="float">
            <text:p>0,153</text:p>
          </table:table-cell>
          <table:table-cell office:value-type="float" office:value="0.0109449171978517" calcext:value-type="float">
            <text:p>0,0109449172</text:p>
          </table:table-cell>
          <table:table-cell table:formula="of:=0.1*COS(SQRT(1000)*[.A153])" office:value-type="float" office:value="0.0125563533272512" calcext:value-type="float">
            <text:p>0,0125563533</text:p>
          </table:table-cell>
        </table:table-row>
        <table:table-row table:style-name="ro1">
          <table:table-cell office:value-type="float" office:value="0.154" calcext:value-type="float">
            <text:p>0,154</text:p>
          </table:table-cell>
          <table:table-cell office:value-type="float" office:value="0.0140815429242994" calcext:value-type="float">
            <text:p>0,0140815429</text:p>
          </table:table-cell>
          <table:table-cell table:formula="of:=0.1*COS(SQRT(1000)*[.A154])" office:value-type="float" office:value="0.0156868028931949" calcext:value-type="float">
            <text:p>0,0156868029</text:p>
          </table:table-cell>
        </table:table-row>
        <table:table-row table:style-name="ro1">
          <table:table-cell office:value-type="float" office:value="0.155" calcext:value-type="float">
            <text:p>0,155</text:p>
          </table:table-cell>
          <table:table-cell office:value-type="float" office:value="0.0172040906273287" calcext:value-type="float">
            <text:p>0,0172040906</text:p>
          </table:table-cell>
          <table:table-cell table:formula="of:=0.1*COS(SQRT(1000)*[.A155])" office:value-type="float" office:value="0.0188015669634354" calcext:value-type="float">
            <text:p>0,018801567</text:p>
          </table:table-cell>
        </table:table-row>
        <table:table-row table:style-name="ro1">
          <table:table-cell office:value-type="float" office:value="0.156" calcext:value-type="float">
            <text:p>0,156</text:p>
          </table:table-cell>
          <table:table-cell office:value-type="float" office:value="0.0203094385396783" calcext:value-type="float">
            <text:p>0,0203094385</text:p>
          </table:table-cell>
          <table:table-cell table:formula="of:=0.1*COS(SQRT(1000)*[.A156])" office:value-type="float" office:value="0.0218975310334574" calcext:value-type="float">
            <text:p>0,021897531</text:p>
          </table:table-cell>
        </table:table-row>
        <table:table-row table:style-name="ro1">
          <table:table-cell office:value-type="float" office:value="0.157" calcext:value-type="float">
            <text:p>0,157</text:p>
          </table:table-cell>
          <table:table-cell office:value-type="float" office:value="0.0233944820895789" calcext:value-type="float">
            <text:p>0,0233944821</text:p>
          </table:table-cell>
          <table:table-cell table:formula="of:=0.1*COS(SQRT(1000)*[.A157])" office:value-type="float" office:value="0.0249715993971795" calcext:value-type="float">
            <text:p>0,0249715994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float" office:value="0.0264561370045486" calcext:value-type="float">
            <text:p>0,026456137</text:p>
          </table:table-cell>
          <table:table-cell table:formula="of:=0.1*COS(SQRT(1000)*[.A158])" office:value-type="float" office:value="0.0280206982424016" calcext:value-type="float">
            <text:p>0,0280206982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office:value-type="float" office:value="0.0294913423948949" calcext:value-type="float">
            <text:p>0,0294913424</text:p>
          </table:table-cell>
          <table:table-cell table:formula="of:=0.1*COS(SQRT(1000)*[.A159])" office:value-type="float" office:value="0.0310417787243616" calcext:value-type="float">
            <text:p>0,0310417787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324970638138391" calcext:value-type="float">
            <text:p>0,0324970638</text:p>
          </table:table-cell>
          <table:table-cell table:formula="of:=0.1*COS(SQRT(1000)*[.A160])" office:value-type="float" office:value="0.0340318200143262" calcext:value-type="float">
            <text:p>0,03403182</text:p>
          </table:table-cell>
        </table:table-row>
        <table:table-row table:style-name="ro1">
          <table:table-cell office:value-type="float" office:value="0.161" calcext:value-type="float">
            <text:p>0,161</text:p>
          </table:table-cell>
          <table:table-cell office:value-type="float" office:value="0.035470296291205" calcext:value-type="float">
            <text:p>0,0354702963</text:p>
          </table:table-cell>
          <table:table-cell table:formula="of:=0.1*COS(SQRT(1000)*[.A161])" office:value-type="float" office:value="0.0369878323201667" calcext:value-type="float">
            <text:p>0,0369878323</text:p>
          </table:table-cell>
        </table:table-row>
        <table:table-row table:style-name="ro1">
          <table:table-cell office:value-type="float" office:value="0.162" calcext:value-type="float">
            <text:p>0,162</text:p>
          </table:table-cell>
          <table:table-cell office:value-type="float" office:value="0.0384080673376373" calcext:value-type="float">
            <text:p>0,0384080673</text:p>
          </table:table-cell>
          <table:table-cell table:formula="of:=0.1*COS(SQRT(1000)*[.A162])" office:value-type="float" office:value="0.0399068598759037" calcext:value-type="float">
            <text:p>0,0399068599</text:p>
          </table:table-cell>
        </table:table-row>
        <table:table-row table:style-name="ro1">
          <table:table-cell office:value-type="float" office:value="0.163" calcext:value-type="float">
            <text:p>0,163</text:p>
          </table:table-cell>
          <table:table-cell office:value-type="float" office:value="0.041307439916349" calcext:value-type="float">
            <text:p>0,0413074399</text:p>
          </table:table-cell>
          <table:table-cell table:formula="of:=0.1*COS(SQRT(1000)*[.A163])" office:value-type="float" office:value="0.0427859838972256" calcext:value-type="float">
            <text:p>0,0427859839</text:p>
          </table:table-cell>
        </table:table-row>
        <table:table-row table:style-name="ro1">
          <table:table-cell office:value-type="float" office:value="0.164" calcext:value-type="float">
            <text:p>0,164</text:p>
          </table:table-cell>
          <table:table-cell office:value-type="float" office:value="0.0441655153794232" calcext:value-type="float">
            <text:p>0,0441655154</text:p>
          </table:table-cell>
          <table:table-cell table:formula="of:=0.1*COS(SQRT(1000)*[.A164])" office:value-type="float" office:value="0.0456223255000299" calcext:value-type="float">
            <text:p>0,0456223255</text:p>
          </table:table-cell>
        </table:table-row>
        <table:table-row table:style-name="ro1">
          <table:table-cell office:value-type="float" office:value="0.165" calcext:value-type="float">
            <text:p>0,165</text:p>
          </table:table-cell>
          <table:table-cell office:value-type="float" office:value="0.0469794363657372" calcext:value-type="float">
            <text:p>0,0469794364</text:p>
          </table:table-cell>
          <table:table-cell table:formula="of:=0.1*COS(SQRT(1000)*[.A165])" office:value-type="float" office:value="0.0484130485790681" calcext:value-type="float">
            <text:p>0,0484130486</text:p>
          </table:table-cell>
        </table:table-row>
        <table:table-row table:style-name="ro1">
          <table:table-cell office:value-type="float" office:value="0.166" calcext:value-type="float">
            <text:p>0,166</text:p>
          </table:table-cell>
          <table:table-cell office:value-type="float" office:value="0.0497463896576091" calcext:value-type="float">
            <text:p>0,0497463897</text:p>
          </table:table-cell>
          <table:table-cell table:formula="of:=0.1*COS(SQRT(1000)*[.A166])" office:value-type="float" office:value="0.0511553626438134" calcext:value-type="float">
            <text:p>0,0511553626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524636089933124" calcext:value-type="float">
            <text:p>0,052463609</text:p>
          </table:table-cell>
          <table:table-cell table:formula="of:=0.1*COS(SQRT(1000)*[.A167])" office:value-type="float" office:value="0.0538465256087197" calcext:value-type="float">
            <text:p>0,0538465256</text:p>
          </table:table-cell>
        </table:table-row>
        <table:table-row table:style-name="ro1">
          <table:table-cell office:value-type="float" office:value="0.168" calcext:value-type="float">
            <text:p>0,168</text:p>
          </table:table-cell>
          <table:table-cell office:value-type="float" office:value="0.0551283778326465" calcext:value-type="float">
            <text:p>0,0551283778</text:p>
          </table:table-cell>
          <table:table-cell table:formula="of:=0.1*COS(SQRT(1000)*[.A168])" office:value-type="float" office:value="0.0564838465350782" calcext:value-type="float">
            <text:p>0,0564838465</text:p>
          </table:table-cell>
        </table:table-row>
        <table:table-row table:style-name="ro1">
          <table:table-cell office:value-type="float" office:value="0.169" calcext:value-type="float">
            <text:p>0,169</text:p>
          </table:table-cell>
          <table:table-cell office:value-type="float" office:value="0.0577380320727977" calcext:value-type="float">
            <text:p>0,0577380321</text:p>
          </table:table-cell>
          <table:table-cell table:formula="of:=0.1*COS(SQRT(1000)*[.A169])" office:value-type="float" office:value="0.0590646883217319" calcext:value-type="float">
            <text:p>0,0590646883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602899627117764" calcext:value-type="float">
            <text:p>0,0602899627</text:p>
          </table:table-cell>
          <table:table-cell table:formula="of:=0.1*COS(SQRT(1000)*[.A170])" office:value-type="float" office:value="0.0615864703419572" calcext:value-type="float">
            <text:p>0,0615864703</text:p>
          </table:table-cell>
        </table:table-row>
        <table:table-row table:style-name="ro1">
          <table:table-cell office:value-type="float" office:value="0.171" calcext:value-type="float">
            <text:p>0,171</text:p>
          </table:table-cell>
          <table:table-cell office:value-type="float" office:value="0.0627816184567669" calcext:value-type="float">
            <text:p>0,0627816185</text:p>
          </table:table-cell>
          <table:table-cell table:formula="of:=0.1*COS(SQRT(1000)*[.A171])" office:value-type="float" office:value="0.0640466710238753" calcext:value-type="float">
            <text:p>0,064046671</text:p>
          </table:table-cell>
        </table:table-row>
        <table:table-row table:style-name="ro1">
          <table:table-cell office:value-type="float" office:value="0.172" calcext:value-type="float">
            <text:p>0,172</text:p>
          </table:table-cell>
          <table:table-cell office:value-type="float" office:value="0.0652105082747823" calcext:value-type="float">
            <text:p>0,0652105083</text:p>
          </table:table-cell>
          <table:table-cell table:formula="of:=0.1*COS(SQRT(1000)*[.A172])" office:value-type="float" office:value="0.0664428303718142" calcext:value-type="float">
            <text:p>0,0664428304</text:p>
          </table:table-cell>
        </table:table-row>
        <table:table-row table:style-name="ro1">
          <table:table-cell office:value-type="float" office:value="0.173" calcext:value-type="float">
            <text:p>0,173</text:p>
          </table:table-cell>
          <table:table-cell office:value-type="float" office:value="0.0675742038830754" calcext:value-type="float">
            <text:p>0,0675742039</text:p>
          </table:table-cell>
          <table:table-cell table:formula="of:=0.1*COS(SQRT(1000)*[.A173])" office:value-type="float" office:value="0.0687725524260993" calcext:value-type="float">
            <text:p>0,0687725524</text:p>
          </table:table-cell>
        </table:table-row>
        <table:table-row table:style-name="ro1">
          <table:table-cell office:value-type="float" office:value="0.174" calcext:value-type="float">
            <text:p>0,174</text:p>
          </table:table-cell>
          <table:table-cell office:value-type="float" office:value="0.0698703421768141" calcext:value-type="float">
            <text:p>0,0698703422</text:p>
          </table:table-cell>
          <table:table-cell table:formula="of:=0.1*COS(SQRT(1000)*[.A174])" office:value-type="float" office:value="0.0710335076588133" calcext:value-type="float">
            <text:p>0,0710335077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0.0720966275915956" calcext:value-type="float">
            <text:p>0,0720966276</text:p>
          </table:table-cell>
          <table:table-cell table:formula="of:=0.1*COS(SQRT(1000)*[.A175])" office:value-type="float" office:value="0.0732234353031301" calcext:value-type="float">
            <text:p>0,0732234353</text:p>
          </table:table-cell>
        </table:table-row>
        <table:table-row table:style-name="ro1">
          <table:table-cell office:value-type="float" office:value="0.176" calcext:value-type="float">
            <text:p>0,176</text:p>
          </table:table-cell>
          <table:table-cell office:value-type="float" office:value="0.0742508343984376" calcext:value-type="float">
            <text:p>0,0742508344</text:p>
          </table:table-cell>
          <table:table-cell table:formula="of:=0.1*COS(SQRT(1000)*[.A176])" office:value-type="float" office:value="0.0753401456138934" calcext:value-type="float">
            <text:p>0,0753401456</text:p>
          </table:table-cell>
        </table:table-row>
        <table:table-row table:style-name="ro1">
          <table:table-cell office:value-type="float" office:value="0.177" calcext:value-type="float">
            <text:p>0,177</text:p>
          </table:table-cell>
          <table:table-cell office:value-type="float" office:value="0.0763308089289502" calcext:value-type="float">
            <text:p>0,0763308089</text:p>
          </table:table-cell>
          <table:table-cell table:formula="of:=0.1*COS(SQRT(1000)*[.A177])" office:value-type="float" office:value="0.0773815220571789" calcext:value-type="float">
            <text:p>0,0773815221</text:p>
          </table:table-cell>
        </table:table-row>
        <table:table-row table:style-name="ro1">
          <table:table-cell office:value-type="float" office:value="0.178" calcext:value-type="float">
            <text:p>0,178</text:p>
          </table:table-cell>
          <table:table-cell office:value-type="float" office:value="0.0783344717284666" calcext:value-type="float">
            <text:p>0,0783344717</text:p>
          </table:table-cell>
          <table:table-cell table:formula="of:=0.1*COS(SQRT(1000)*[.A178])" office:value-type="float" office:value="0.0793455234266525" calcext:value-type="float">
            <text:p>0,0793455234</text:p>
          </table:table-cell>
        </table:table-row>
        <table:table-row table:style-name="ro1">
          <table:table-cell office:value-type="float" office:value="0.179" calcext:value-type="float">
            <text:p>0,179</text:p>
          </table:table-cell>
          <table:table-cell office:value-type="float" office:value="0.0802598196349778" calcext:value-type="float">
            <text:p>0,0802598196</text:p>
          </table:table-cell>
          <table:table-cell table:formula="of:=0.1*COS(SQRT(1000)*[.A179])" office:value-type="float" office:value="0.081230185884606" calcext:value-type="float">
            <text:p>0,0812301859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082104927781794" calcext:value-type="float">
            <text:p>0,0821049278</text:p>
          </table:table-cell>
          <table:table-cell table:formula="of:=0.1*COS(SQRT(1000)*[.A180])" office:value-type="float" office:value="0.0830336249256314" calcext:value-type="float">
            <text:p>0,0830336249</text:p>
          </table:table-cell>
        </table:table-row>
        <table:table-row table:style-name="ro1">
          <table:table-cell office:value-type="float" office:value="0.181" calcext:value-type="float">
            <text:p>0,181</text:p>
          </table:table-cell>
          <table:table-cell office:value-type="float" office:value="0.08386795152193" calcext:value-type="float">
            <text:p>0,0838679515</text:p>
          </table:table-cell>
          <table:table-cell table:formula="of:=0.1*COS(SQRT(1000)*[.A181])" office:value-type="float" office:value="0.0847540372609693" calcext:value-type="float">
            <text:p>0,0847540373</text:p>
          </table:table-cell>
        </table:table-row>
        <table:table-row table:style-name="ro1">
          <table:table-cell office:value-type="float" office:value="0.182" calcext:value-type="float">
            <text:p>0,182</text:p>
          </table:table-cell>
          <table:table-cell office:value-type="float" office:value="0.0855471282722915" calcext:value-type="float">
            <text:p>0,0855471283</text:p>
          </table:table-cell>
          <table:table-cell table:formula="of:=0.1*COS(SQRT(1000)*[.A182])" office:value-type="float" office:value="0.0863897026216472" calcext:value-type="float">
            <text:p>0,0863897026</text:p>
          </table:table-cell>
        </table:table-row>
        <table:table-row table:style-name="ro1">
          <table:table-cell office:value-type="float" office:value="0.183" calcext:value-type="float">
            <text:p>0,183</text:p>
          </table:table-cell>
          <table:table-cell office:value-type="float" office:value="0.0871407792758174" calcext:value-type="float">
            <text:p>0,0871407793</text:p>
          </table:table-cell>
          <table:table-cell table:formula="of:=0.1*COS(SQRT(1000)*[.A183])" office:value-type="float" office:value="0.0879389854786054" calcext:value-type="float">
            <text:p>0,087938985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office:value-type="float" office:value="0.0886473112798174" calcext:value-type="float">
            <text:p>0,0886473113</text:p>
          </table:table-cell>
          <table:table-cell table:formula="of:=0.1*COS(SQRT(1000)*[.A184])" office:value-type="float" office:value="0.0894003366780895" calcext:value-type="float">
            <text:p>0,0894003367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0.0900652181288263" calcext:value-type="float">
            <text:p>0,0900652181</text:p>
          </table:table-cell>
          <table:table-cell table:formula="of:=0.1*COS(SQRT(1000)*[.A185])" office:value-type="float" office:value="0.0907722949906752" calcext:value-type="float">
            <text:p>0,090772295</text:p>
          </table:table-cell>
        </table:table-row>
        <table:table-row table:style-name="ro1">
          <table:table-cell office:value-type="float" office:value="0.186" calcext:value-type="float">
            <text:p>0,186</text:p>
          </table:table-cell>
          <table:table-cell office:value-type="float" office:value="0.0913930822703833" calcext:value-type="float">
            <text:p>0,0913930823</text:p>
          </table:table-cell>
          <table:table-cell table:formula="of:=0.1*COS(SQRT(1000)*[.A186])" office:value-type="float" office:value="0.0920534885723761" calcext:value-type="float">
            <text:p>0,0920534886</text:p>
          </table:table-cell>
        </table:table-row>
        <table:table-row table:style-name="ro1">
          <table:table-cell office:value-type="float" office:value="0.187" calcext:value-type="float">
            <text:p>0,187</text:p>
          </table:table-cell>
          <table:table-cell office:value-type="float" office:value="0.0926295761722298" calcext:value-type="float">
            <text:p>0,0926295762</text:p>
          </table:table-cell>
          <table:table-cell table:formula="of:=0.1*COS(SQRT(1000)*[.A187])" office:value-type="float" office:value="0.0932426363363729" calcext:value-type="float">
            <text:p>0,0932426363</text:p>
          </table:table-cell>
        </table:table-row>
        <table:table-row table:style-name="ro1">
          <table:table-cell office:value-type="float" office:value="0.188" calcext:value-type="float">
            <text:p>0,188</text:p>
          </table:table-cell>
          <table:table-cell office:value-type="float" office:value="0.0937734636495103" calcext:value-type="float">
            <text:p>0,0937734636</text:p>
          </table:table-cell>
          <table:table-cell table:formula="of:=0.1*COS(SQRT(1000)*[.A188])" office:value-type="float" office:value="0.094338549233994" calcext:value-type="float">
            <text:p>0,0943385492</text:p>
          </table:table-cell>
        </table:table-row>
        <table:table-row table:style-name="ro1">
          <table:table-cell office:value-type="float" office:value="0.189" calcext:value-type="float">
            <text:p>0,189</text:p>
          </table:table-cell>
          <table:table-cell office:value-type="float" office:value="0.0948236011006478" calcext:value-type="float">
            <text:p>0,0948236011</text:p>
          </table:table-cell>
          <table:table-cell table:formula="of:=0.1*COS(SQRT(1000)*[.A189])" office:value-type="float" office:value="0.0953401314436649" calcext:value-type="float">
            <text:p>0,0953401314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0957789386506599" calcext:value-type="float">
            <text:p>0,0957789387</text:p>
          </table:table-cell>
          <table:table-cell table:formula="of:=0.1*COS(SQRT(1000)*[.A190])" office:value-type="float" office:value="0.0962463814666382" calcext:value-type="float">
            <text:p>0,0962463815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  <table:table-cell office:value-type="float" office:value="0.0966385212007714" calcext:value-type="float">
            <text:p>0,0966385212</text:p>
          </table:table-cell>
          <table:table-cell table:formula="of:=0.1*COS(SQRT(1000)*[.A191])" office:value-type="float" office:value="0.0970563931284093" calcext:value-type="float">
            <text:p>0,0970563931</text:p>
          </table:table-cell>
        </table:table-row>
        <table:table-row table:style-name="ro1">
          <table:table-cell office:value-type="float" office:value="0.192" calcext:value-type="float">
            <text:p>0,192</text:p>
          </table:table-cell>
          <table:table-cell office:value-type="float" office:value="0.097401489383274" calcext:value-type="float">
            <text:p>0,0974014894</text:p>
          </table:table-cell>
          <table:table-cell table:formula="of:=0.1*COS(SQRT(1000)*[.A192])" office:value-type="float" office:value="0.0977693564848152" calcext:value-type="float">
            <text:p>0,0977693565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  <table:table-cell office:value-type="float" office:value="0.0980670804206796" calcext:value-type="float">
            <text:p>0,0980670804</text:p>
          </table:table-cell>
          <table:table-cell table:formula="of:=0.1*COS(SQRT(1000)*[.A193])" office:value-type="float" office:value="0.098384558631911" calcext:value-type="float">
            <text:p>0,0983845586</text:p>
          </table:table-cell>
        </table:table-row>
        <table:table-row table:style-name="ro1">
          <table:table-cell office:value-type="float" office:value="0.194" calcext:value-type="float">
            <text:p>0,194</text:p>
          </table:table-cell>
          <table:table-cell office:value-type="float" office:value="0.0986346288883069" calcext:value-type="float">
            <text:p>0,0986346289</text:p>
          </table:table-cell>
          <table:table-cell table:formula="of:=0.1*COS(SQRT(1000)*[.A194])" office:value-type="float" office:value="0.0989013844188149" calcext:value-type="float">
            <text:p>0,0989013844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  <table:table-cell office:value-type="float" office:value="0.0991035673795401" calcext:value-type="float">
            <text:p>0,0991035674</text:p>
          </table:table-cell>
          <table:table-cell table:formula="of:=0.1*COS(SQRT(1000)*[.A195])" office:value-type="float" office:value="0.0993193170628073" calcext:value-type="float">
            <text:p>0,0993193171</text:p>
          </table:table-cell>
        </table:table-row>
        <table:table-row table:style-name="ro1">
          <table:table-cell office:value-type="float" office:value="0.196" calcext:value-type="float">
            <text:p>0,196</text:p>
          </table:table-cell>
          <table:table-cell office:value-type="float" office:value="0.0994734270730931" calcext:value-type="float">
            <text:p>0,0994734271</text:p>
          </table:table-cell>
          <table:table-cell table:formula="of:=0.1*COS(SQRT(1000)*[.A196])" office:value-type="float" office:value="0.0996379386660708" calcext:value-type="float">
            <text:p>0,0996379387</text:p>
          </table:table-cell>
        </table:table-row>
        <table:table-row table:style-name="ro1">
          <table:table-cell office:value-type="float" office:value="0.197" calcext:value-type="float">
            <text:p>0,197</text:p>
          </table:table-cell>
          <table:table-cell office:value-type="float" office:value="0.0997438382017143" calcext:value-type="float">
            <text:p>0,0997438382</text:p>
          </table:table-cell>
          <table:table-cell table:formula="of:=0.1*COS(SQRT(1000)*[.A197])" office:value-type="float" office:value="0.0998569306335529" calcext:value-type="float">
            <text:p>0,0998569306</text:p>
          </table:table-cell>
        </table:table-row>
        <table:table-row table:style-name="ro1">
          <table:table-cell office:value-type="float" office:value="0.198" calcext:value-type="float">
            <text:p>0,198</text:p>
          </table:table-cell>
          <table:table-cell office:value-type="float" office:value="0.0999145304218609" calcext:value-type="float">
            <text:p>0,0999145304</text:p>
          </table:table-cell>
          <table:table-cell table:formula="of:=0.1*COS(SQRT(1000)*[.A198])" office:value-type="float" office:value="0.0999760739915351" calcext:value-type="float">
            <text:p>0,099976074</text:p>
          </table:table-cell>
        </table:table-row>
        <table:table-row table:style-name="ro1">
          <table:table-cell office:value-type="float" office:value="0.199" calcext:value-type="float">
            <text:p>0,199</text:p>
          </table:table-cell>
          <table:table-cell office:value-type="float" office:value="0.0999853330839752" calcext:value-type="float">
            <text:p>0,0999853331</text:p>
          </table:table-cell>
          <table:table-cell table:formula="of:=0.1*COS(SQRT(1000)*[.A199])" office:value-type="float" office:value="0.0999952496065874" calcext:value-type="float">
            <text:p>0,099995249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999561754030913" calcext:value-type="float">
            <text:p>0,0999561754</text:p>
          </table:table-cell>
          <table:table-cell table:formula="of:=0.1*COS(SQRT(1000)*[.A200])" office:value-type="float" office:value="0.0999144383046929" calcext:value-type="float">
            <text:p>0,0999144383</text:p>
          </table:table-cell>
        </table:table-row>
        <table:table-row table:style-name="ro1">
          <table:table-cell office:value-type="float" office:value="0.201" calcext:value-type="float">
            <text:p>0,201</text:p>
          </table:table-cell>
          <table:table-cell office:value-type="float" office:value="0.0998270865296023" calcext:value-type="float">
            <text:p>0,0998270865</text:p>
          </table:table-cell>
          <table:table-cell table:formula="of:=0.1*COS(SQRT(1000)*[.A201])" office:value-type="float" office:value="0.0997337208904194" calcext:value-type="float">
            <text:p>0,0997337209</text:p>
          </table:table-cell>
        </table:table-row>
        <table:table-row table:style-name="ro1">
          <table:table-cell office:value-type="float" office:value="0.202" calcext:value-type="float">
            <text:p>0,202</text:p>
          </table:table-cell>
          <table:table-cell office:value-type="float" office:value="0.0995981955201178" calcext:value-type="float">
            <text:p>0,0995981955</text:p>
          </table:table-cell>
          <table:table-cell table:formula="of:=0.1*COS(SQRT(1000)*[.A202])" office:value-type="float" office:value="0.0994532780661218" calcext:value-type="float">
            <text:p>0,0994532781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float" office:value="0.0992697312084387" calcext:value-type="float">
            <text:p>0,0992697312</text:p>
          </table:table-cell>
          <table:table-cell table:formula="of:=0.1*COS(SQRT(1000)*[.A203])" office:value-type="float" office:value="0.0990733902512551" calcext:value-type="float">
            <text:p>0,0990733903</text:p>
          </table:table-cell>
        </table:table-row>
        <table:table-row table:style-name="ro1">
          <table:table-cell office:value-type="float" office:value="0.204" calcext:value-type="float">
            <text:p>0,204</text:p>
          </table:table-cell>
          <table:table-cell office:value-type="float" office:value="0.0988420219767812" calcext:value-type="float">
            <text:p>0,098842022</text:p>
          </table:table-cell>
          <table:table-cell table:formula="of:=0.1*COS(SQRT(1000)*[.A204])" office:value-type="float" office:value="0.0985944373019777" calcext:value-type="float">
            <text:p>0,0985944373</text:p>
          </table:table-cell>
        </table:table-row>
        <table:table-row table:style-name="ro1">
          <table:table-cell office:value-type="float" office:value="0.205" calcext:value-type="float">
            <text:p>0,205</text:p>
          </table:table-cell>
          <table:table-cell office:value-type="float" office:value="0.0983154954274763" calcext:value-type="float">
            <text:p>0,0983154954</text:p>
          </table:table-cell>
          <table:table-cell table:formula="of:=0.1*COS(SQRT(1000)*[.A205])" office:value-type="float" office:value="0.0980168981313276" calcext:value-type="float">
            <text:p>0,0980168981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office:value-type="float" office:value="0.0976906779554745" calcext:value-type="float">
            <text:p>0,097690678</text:p>
          </table:table-cell>
          <table:table-cell table:formula="of:=0.1*COS(SQRT(1000)*[.A206])" office:value-type="float" office:value="0.0973413502303487" calcext:value-type="float">
            <text:p>0,0973413502</text:p>
          </table:table-cell>
        </table:table-row>
        <table:table-row table:style-name="ro1">
          <table:table-cell office:value-type="float" office:value="0.207" calcext:value-type="float">
            <text:p>0,207</text:p>
          </table:table-cell>
          <table:table-cell office:value-type="float" office:value="0.0969681942220827" calcext:value-type="float">
            <text:p>0,0969681942</text:p>
          </table:table-cell>
          <table:table-cell table:formula="of:=0.1*COS(SQRT(1000)*[.A207])" office:value-type="float" office:value="0.0965684690906482" calcext:value-type="float">
            <text:p>0,0965684691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float" office:value="0.0961487665304583" calcext:value-type="float">
            <text:p>0,0961487665</text:p>
          </table:table-cell>
          <table:table-cell table:formula="of:=0.1*COS(SQRT(1000)*[.A208])" office:value-type="float" office:value="0.0956990275289613" calcext:value-type="float">
            <text:p>0,0956990275</text:p>
          </table:table-cell>
        </table:table-row>
        <table:table-row table:style-name="ro1">
          <table:table-cell office:value-type="float" office:value="0.209" calcext:value-type="float">
            <text:p>0,209</text:p>
          </table:table-cell>
          <table:table-cell office:value-type="float" office:value="0.0952332141034873" calcext:value-type="float">
            <text:p>0,0952332141</text:p>
          </table:table-cell>
          <table:table-cell table:formula="of:=0.1*COS(SQRT(1000)*[.A209])" office:value-type="float" office:value="0.0947338949143986" calcext:value-type="float">
            <text:p>0,0947338949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0942224522647657" calcext:value-type="float">
            <text:p>0,0942224523</text:p>
          </table:table-cell>
          <table:table-cell table:formula="of:=0.1*COS(SQRT(1000)*[.A210])" office:value-type="float" office:value="0.0936740362991496" calcext:value-type="float">
            <text:p>0,0936740363</text:p>
          </table:table-cell>
        </table:table-row>
        <table:table-row table:style-name="ro1">
          <table:table-cell office:value-type="float" office:value="0.211" calcext:value-type="float">
            <text:p>0,211</text:p>
          </table:table-cell>
          <table:table-cell office:value-type="float" office:value="0.093117491523505" calcext:value-type="float">
            <text:p>0,0931174915</text:p>
          </table:table-cell>
          <table:table-cell table:formula="of:=0.1*COS(SQRT(1000)*[.A211])" office:value-type="float" office:value="0.0925205114535109" calcext:value-type="float">
            <text:p>0,0925205115</text:p>
          </table:table-cell>
        </table:table-row>
        <table:table-row table:style-name="ro1">
          <table:table-cell office:value-type="float" office:value="0.212" calcext:value-type="float">
            <text:p>0,212</text:p>
          </table:table-cell>
          <table:table-cell office:value-type="float" office:value="0.0919194365642754" calcext:value-type="float">
            <text:p>0,0919194366</text:p>
          </table:table-cell>
          <table:table-cell table:formula="of:=0.1*COS(SQRT(1000)*[.A212])" office:value-type="float" office:value="0.0912744738062044" calcext:value-type="float">
            <text:p>0,0912744738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office:value-type="float" office:value="0.090629485142597" calcext:value-type="float">
            <text:p>0,0906294851</text:p>
          </table:table-cell>
          <table:table-cell table:formula="of:=0.1*COS(SQRT(1000)*[.A213])" office:value-type="float" office:value="0.0899371692910442" calcext:value-type="float">
            <text:p>0,0899371693</text:p>
          </table:table-cell>
        </table:table-row>
        <table:table-row table:style-name="ro1">
          <table:table-cell office:value-type="float" office:value="0.214" calcext:value-type="float">
            <text:p>0,214</text:p>
          </table:table-cell>
          <table:table-cell office:value-type="float" office:value="0.0892489268874845" calcext:value-type="float">
            <text:p>0,0892489269</text:p>
          </table:table-cell>
          <table:table-cell table:formula="of:=0.1*COS(SQRT(1000)*[.A214])" office:value-type="float" office:value="0.0885099351011073" calcext:value-type="float">
            <text:p>0,0885099351</text:p>
          </table:table-cell>
        </table:table-row>
        <table:table-row table:style-name="ro1">
          <table:table-cell office:value-type="float" office:value="0.215" calcext:value-type="float">
            <text:p>0,215</text:p>
          </table:table-cell>
          <table:table-cell office:value-type="float" office:value="0.0877791420121396" calcext:value-type="float">
            <text:p>0,087779142</text:p>
          </table:table-cell>
          <table:table-cell table:formula="of:=0.1*COS(SQRT(1000)*[.A215])" office:value-type="float" office:value="0.0869941983516514" calcext:value-type="float">
            <text:p>0,0869941984</text:p>
          </table:table-cell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0.0862215999340832" calcext:value-type="float">
            <text:p>0,0862215999</text:p>
          </table:table-cell>
          <table:table-cell table:formula="of:=0.1*COS(SQRT(1000)*[.A216])" office:value-type="float" office:value="0.0853914746531187" calcext:value-type="float">
            <text:p>0,0853914747</text:p>
          </table:table-cell>
        </table:table-row>
        <table:table-row table:style-name="ro1">
          <table:table-cell office:value-type="float" office:value="0.217" calcext:value-type="float">
            <text:p>0,217</text:p>
          </table:table-cell>
          <table:table-cell office:value-type="float" office:value="0.0845778578061053" calcext:value-type="float">
            <text:p>0,0845778578</text:p>
          </table:table-cell>
          <table:table-cell table:formula="of:=0.1*COS(SQRT(1000)*[.A217])" office:value-type="float" office:value="0.0837033665956519" calcext:value-type="float">
            <text:p>0,0837033666</text:p>
          </table:table-cell>
        </table:table-row>
        <table:table-row table:style-name="ro1">
          <table:table-cell office:value-type="float" office:value="0.218" calcext:value-type="float">
            <text:p>0,218</text:p>
          </table:table-cell>
          <table:table-cell office:value-type="float" office:value="0.0828495589595008" calcext:value-type="float">
            <text:p>0,082849559</text:p>
          </table:table-cell>
          <table:table-cell table:formula="of:=0.1*COS(SQRT(1000)*[.A218])" office:value-type="float" office:value="0.0819315621466375" calcext:value-type="float">
            <text:p>0,0819315621</text:p>
          </table:table-cell>
        </table:table-row>
        <table:table-row table:style-name="ro1">
          <table:table-cell office:value-type="float" office:value="0.219" calcext:value-type="float">
            <text:p>0,219</text:p>
          </table:table-cell>
          <table:table-cell office:value-type="float" office:value="0.0810384312611499" calcext:value-type="float">
            <text:p>0,0810384313</text:p>
          </table:table-cell>
          <table:table-cell table:formula="of:=0.1*COS(SQRT(1000)*[.A219])" office:value-type="float" office:value="0.080077832962879" calcext:value-type="float">
            <text:p>0,08007783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0791462853860819" calcext:value-type="float">
            <text:p>0,0791462854</text:p>
          </table:table-cell>
          <table:table-cell table:formula="of:=0.1*COS(SQRT(1000)*[.A220])" office:value-type="float" office:value="0.078144032619088" calcext:value-type="float">
            <text:p>0,0781440326</text:p>
          </table:table-cell>
        </table:table-row>
        <table:table-row table:style-name="ro1">
          <table:table-cell office:value-type="float" office:value="0.221" calcext:value-type="float">
            <text:p>0,221</text:p>
          </table:table-cell>
          <table:table-cell office:value-type="float" office:value="0.0771750130072538" calcext:value-type="float">
            <text:p>0,077175013</text:p>
          </table:table-cell>
          <table:table-cell table:formula="of:=0.1*COS(SQRT(1000)*[.A221])" office:value-type="float" office:value="0.0761320947544635" calcext:value-type="float">
            <text:p>0,0761320948</text:p>
          </table:table-cell>
        </table:table-row>
        <table:table-row table:style-name="ro1">
          <table:table-cell office:value-type="float" office:value="0.222" calcext:value-type="float">
            <text:p>0,222</text:p>
          </table:table-cell>
          <table:table-cell office:value-type="float" office:value="0.0751265849043494" calcext:value-type="float">
            <text:p>0,0751265849</text:p>
          </table:table-cell>
          <table:table-cell table:formula="of:=0.1*COS(SQRT(1000)*[.A222])" office:value-type="float" office:value="0.0740440311392144" calcext:value-type="float">
            <text:p>0,0740440311</text:p>
          </table:table-cell>
        </table:table-row>
        <table:table-row table:style-name="ro1">
          <table:table-cell office:value-type="float" office:value="0.223" calcext:value-type="float">
            <text:p>0,223</text:p>
          </table:table-cell>
          <table:table-cell office:value-type="float" office:value="0.0730030489934927" calcext:value-type="float">
            <text:p>0,073003049</text:p>
          </table:table-cell>
          <table:table-cell table:formula="of:=0.1*COS(SQRT(1000)*[.A223])" office:value-type="float" office:value="0.0718819296629562" calcext:value-type="float">
            <text:p>0,0718819297</text:p>
          </table:table-cell>
        </table:table-row>
        <table:table-row table:style-name="ro1">
          <table:table-cell office:value-type="float" office:value="0.224" calcext:value-type="float">
            <text:p>0,224</text:p>
          </table:table-cell>
          <table:table-cell office:value-type="float" office:value="0.0708065282798432" calcext:value-type="float">
            <text:p>0,0708065283</text:p>
          </table:table-cell>
          <table:table-cell table:formula="of:=0.1*COS(SQRT(1000)*[.A224])" office:value-type="float" office:value="0.0696479522469963" calcext:value-type="float">
            <text:p>0,0696479522</text:p>
          </table:table-cell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0.0685392187351216" calcext:value-type="float">
            <text:p>0,0685392187</text:p>
          </table:table-cell>
          <table:table-cell table:formula="of:=0.1*COS(SQRT(1000)*[.A225])" office:value-type="float" office:value="0.0673443326825919" calcext:value-type="float">
            <text:p>0,0673443327</text:p>
          </table:table-cell>
        </table:table-row>
        <table:table-row table:style-name="ro1">
          <table:table-cell office:value-type="float" office:value="0.226" calcext:value-type="float">
            <text:p>0,226</text:p>
          </table:table-cell>
          <table:table-cell office:value-type="float" office:value="0.0662033871021869" calcext:value-type="float">
            <text:p>0,0662033871</text:p>
          </table:table-cell>
          <table:table-cell table:formula="of:=0.1*COS(SQRT(1000)*[.A226])" office:value-type="float" office:value="0.0649733743973456" calcext:value-type="float">
            <text:p>0,0649733744</text:p>
          </table:table-cell>
        </table:table-row>
        <table:table-row table:style-name="ro1">
          <table:table-cell office:value-type="float" office:value="0.227" calcext:value-type="float">
            <text:p>0,227</text:p>
          </table:table-cell>
          <table:table-cell office:value-type="float" office:value="0.0638013686288602" calcext:value-type="float">
            <text:p>0,0638013686</text:p>
          </table:table-cell>
          <table:table-cell table:formula="of:=0.1*COS(SQRT(1000)*[.A227])" office:value-type="float" office:value="0.0625374481519693" calcext:value-type="float">
            <text:p>0,0625374482</text:p>
          </table:table-cell>
        </table:table-row>
        <table:table-row table:style-name="ro1">
          <table:table-cell office:value-type="float" office:value="0.228" calcext:value-type="float">
            <text:p>0,228</text:p>
          </table:table-cell>
          <table:table-cell office:value-type="float" office:value="0.0613355647332601" calcext:value-type="float">
            <text:p>0,0613355647</text:p>
          </table:table-cell>
          <table:table-cell table:formula="of:=0.1*COS(SQRT(1000)*[.A228])" office:value-type="float" office:value="0.0600389896697213" calcext:value-type="float">
            <text:p>0,0600389897</text:p>
          </table:table-cell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0588084406029854" calcext:value-type="float">
            <text:p>0,0588084406</text:p>
          </table:table-cell>
          <table:table-cell table:formula="of:=0.1*COS(SQRT(1000)*[.A229])" office:value-type="float" office:value="0.057480497200886" calcext:value-type="float">
            <text:p>0,057480497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0562225227305434" calcext:value-type="float">
            <text:p>0,0562225227</text:p>
          </table:table-cell>
          <table:table-cell table:formula="of:=0.1*COS(SQRT(1000)*[.A230])" office:value-type="float" office:value="0.0548645290247317" calcext:value-type="float">
            <text:p>0,054864529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float" office:value="0.0535803963874884" calcext:value-type="float">
            <text:p>0,0535803964</text:p>
          </table:table-cell>
          <table:table-cell table:formula="of:=0.1*COS(SQRT(1000)*[.A231])" office:value-type="float" office:value="0.0521937008914442" calcext:value-type="float">
            <text:p>0,0521937009</text:p>
          </table:table-cell>
        </table:table-row>
        <table:table-row table:style-name="ro1">
          <table:table-cell office:value-type="float" office:value="0.232" calcext:value-type="float">
            <text:p>0,232</text:p>
          </table:table-cell>
          <table:table-cell office:value-type="float" office:value="0.050884703039797" calcext:value-type="float">
            <text:p>0,050884703</text:p>
          </table:table-cell>
          <table:table-cell table:formula="of:=0.1*COS(SQRT(1000)*[.A232])" office:value-type="float" office:value="0.0494706834065954" calcext:value-type="float">
            <text:p>0,0494706834</text:p>
          </table:table-cell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481381377070622" calcext:value-type="float">
            <text:p>0,0481381377</text:p>
          </table:table-cell>
          <table:table-cell table:formula="of:=0.1*COS(SQRT(1000)*[.A233])" office:value-type="float" office:value="0.0466981993607595" calcext:value-type="float">
            <text:p>0,0466981994</text:p>
          </table:table-cell>
        </table:table-row>
        <table:table-row table:style-name="ro1">
          <table:table-cell office:value-type="float" office:value="0.234" calcext:value-type="float">
            <text:p>0,234</text:p>
          </table:table-cell>
          <table:table-cell office:value-type="float" office:value="0.0453434462681468" calcext:value-type="float">
            <text:p>0,0453434463</text:p>
          </table:table-cell>
          <table:table-cell table:formula="of:=0.1*COS(SQRT(1000)*[.A234])" office:value-type="float" office:value="0.0438790210069498" calcext:value-type="float">
            <text:p>0,043879021</text:p>
          </table:table-cell>
        </table:table-row>
        <table:table-row table:style-name="ro1">
          <table:table-cell office:value-type="float" office:value="0.235" calcext:value-type="float">
            <text:p>0,235</text:p>
          </table:table-cell>
          <table:table-cell office:value-type="float" office:value="0.0425034227159916" calcext:value-type="float">
            <text:p>0,0425034227</text:p>
          </table:table-cell>
          <table:table-cell table:formula="of:=0.1*COS(SQRT(1000)*[.A235])" office:value-type="float" office:value="0.0410159672885963" calcext:value-type="float">
            <text:p>0,0410159673</text:p>
          </table:table-cell>
        </table:table-row>
        <table:table-row table:style-name="ro1">
          <table:table-cell office:value-type="float" office:value="0.236" calcext:value-type="float">
            <text:p>0,236</text:p>
          </table:table-cell>
          <table:table-cell office:value-type="float" office:value="0.0396209063643203" calcext:value-type="float">
            <text:p>0,0396209064</text:p>
          </table:table-cell>
          <table:table-cell table:formula="of:=0.1*COS(SQRT(1000)*[.A236])" office:value-type="float" office:value="0.0381119010208376" calcext:value-type="float">
            <text:p>0,038111901</text:p>
          </table:table-cell>
        </table:table-row>
        <table:table-row table:style-name="ro1">
          <table:table-cell office:value-type="float" office:value="0.237" calcext:value-type="float">
            <text:p>0,237</text:p>
          </table:table-cell>
          <table:table-cell office:value-type="float" office:value="0.0366987790090355" calcext:value-type="float">
            <text:p>0,036698779</text:p>
          </table:table-cell>
          <table:table-cell table:formula="of:=0.1*COS(SQRT(1000)*[.A237])" office:value-type="float" office:value="0.0351697260279439" calcext:value-type="float">
            <text:p>0,035169726</text:p>
          </table:table-cell>
        </table:table-row>
        <table:table-row table:style-name="ro1">
          <table:table-cell office:value-type="float" office:value="0.238" calcext:value-type="float">
            <text:p>0,238</text:p>
          </table:table-cell>
          <table:table-cell office:value-type="float" office:value="0.0337399620471434" calcext:value-type="float">
            <text:p>0,033739962</text:p>
          </table:table-cell>
          <table:table-cell table:formula="of:=0.1*COS(SQRT(1000)*[.A238])" office:value-type="float" office:value="0.032192384239735" calcext:value-type="float">
            <text:p>0,0321923842</text:p>
          </table:table-cell>
        </table:table-row>
        <table:table-row table:style-name="ro1">
          <table:table-cell office:value-type="float" office:value="0.239" calcext:value-type="float">
            <text:p>0,239</text:p>
          </table:table-cell>
          <table:table-cell office:value-type="float" office:value="0.0307474135560864" calcext:value-type="float">
            <text:p>0,0307474136</text:p>
          </table:table-cell>
          <table:table-cell table:formula="of:=0.1*COS(SQRT(1000)*[.A239])" office:value-type="float" office:value="0.0291828527498958" calcext:value-type="float">
            <text:p>0,0291828527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277241253364055" calcext:value-type="float">
            <text:p>0,0277241253</text:p>
          </table:table-cell>
          <table:table-cell table:formula="of:=0.1*COS(SQRT(1000)*[.A240])" office:value-type="float" office:value="0.0261441408391299" calcext:value-type="float">
            <text:p>0,0261441408</text:p>
          </table:table-cell>
        </table:table-row>
        <table:table-row table:style-name="ro1">
          <table:table-cell office:value-type="float" office:value="0.241" calcext:value-type="float">
            <text:p>0,241</text:p>
          </table:table-cell>
          <table:table-cell office:value-type="float" office:value="0.0246731199206871" calcext:value-type="float">
            <text:p>0,0246731199</text:p>
          </table:table-cell>
          <table:table-cell table:formula="of:=0.1*COS(SQRT(1000)*[.A241])" office:value-type="float" office:value="0.0230792869661307" calcext:value-type="float">
            <text:p>0,023079287</text:p>
          </table:table-cell>
        </table:table-row>
        <table:table-row table:style-name="ro1">
          <table:table-cell office:value-type="float" office:value="0.242" calcext:value-type="float">
            <text:p>0,242</text:p>
          </table:table-cell>
          <table:table-cell office:value-type="float" office:value="0.0215974475517864" calcext:value-type="float">
            <text:p>0,0215974476</text:p>
          </table:table-cell>
          <table:table-cell table:formula="of:=0.1*COS(SQRT(1000)*[.A242])" office:value-type="float" office:value="0.0199913557293752" calcext:value-type="float">
            <text:p>0,0199913557</text:p>
          </table:table-cell>
        </table:table-row>
        <table:table-row table:style-name="ro1">
          <table:table-cell office:value-type="float" office:value="0.243" calcext:value-type="float">
            <text:p>0,243</text:p>
          </table:table-cell>
          <table:table-cell office:value-type="float" office:value="0.0185001831333463" calcext:value-type="float">
            <text:p>0,0185001831</text:p>
          </table:table-cell>
          <table:table-cell table:formula="of:=0.1*COS(SQRT(1000)*[.A243])" office:value-type="float" office:value="0.0168834348027811" calcext:value-type="float">
            <text:p>0,0168834348</text:p>
          </table:table-cell>
        </table:table-row>
        <table:table-row table:style-name="ro1">
          <table:table-cell office:value-type="float" office:value="0.244" calcext:value-type="float">
            <text:p>0,244</text:p>
          </table:table-cell>
          <table:table-cell office:value-type="float" office:value="0.0153844231556627" calcext:value-type="float">
            <text:p>0,0153844232</text:p>
          </table:table-cell>
          <table:table-cell table:formula="of:=0.1*COS(SQRT(1000)*[.A244])" office:value-type="float" office:value="0.0137586318482902" calcext:value-type="float">
            <text:p>0,0137586318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office:value-type="float" office:value="0.0122532825999679" calcext:value-type="float">
            <text:p>0,0122532826</text:p>
          </table:table-cell>
          <table:table-cell table:formula="of:=0.1*COS(SQRT(1000)*[.A245])" office:value-type="float" office:value="0.0106200714084655" calcext:value-type="float">
            <text:p>0,0106200714</text:p>
          </table:table-cell>
        </table:table-row>
        <table:table-row table:style-name="ro1">
          <table:table-cell office:value-type="float" office:value="0.246" calcext:value-type="float">
            <text:p>0,246</text:p>
          </table:table-cell>
          <table:table-cell office:value-type="float" office:value="0.0091098918242281" calcext:value-type="float">
            <text:p>0,0091098918</text:p>
          </table:table-cell>
          <table:table-cell table:formula="of:=0.1*COS(SQRT(1000)*[.A246])" office:value-type="float" office:value="0.00747089178220868" calcext:value-type="float">
            <text:p>0,0074708918</text:p>
          </table:table-cell>
        </table:table-row>
        <table:table-row table:style-name="ro1">
          <table:table-cell office:value-type="float" office:value="0.247" calcext:value-type="float">
            <text:p>0,247</text:p>
          </table:table-cell>
          <table:table-cell office:value-type="float" office:value="0.00595739343356784" calcext:value-type="float">
            <text:p>0,0059573934</text:p>
          </table:table-cell>
          <table:table-cell table:formula="of:=0.1*COS(SQRT(1000)*[.A247])" office:value-type="float" office:value="0.00431424188672326" calcext:value-type="float">
            <text:p>0,0043142419</text:p>
          </table:table-cell>
        </table:table-row>
        <table:table-row table:style-name="ro1">
          <table:table-cell office:value-type="float" office:value="0.248" calcext:value-type="float">
            <text:p>0,248</text:p>
          </table:table-cell>
          <table:table-cell office:value-type="float" office:value="0.00279893913845012" calcext:value-type="float">
            <text:p>0,0027989391</text:p>
          </table:table-cell>
          <table:table-cell table:formula="of:=0.1*COS(SQRT(1000)*[.A248])" office:value-type="float" office:value="0.00115327810885929" calcext:value-type="float">
            <text:p>0,0011532781</text:p>
          </table:table-cell>
        </table:table-row>
        <table:table-row table:style-name="ro1">
          <table:table-cell office:value-type="float" office:value="0.249" calcext:value-type="float">
            <text:p>0,249</text:p>
          </table:table-cell>
          <table:table-cell office:value-type="float" office:value="-0.000362313396246155" calcext:value-type="float">
            <text:p>-0,0003623134</text:p>
          </table:table-cell>
          <table:table-cell table:formula="of:=0.1*COS(SQRT(1000)*[.A249])" office:value-type="float" office:value="-0.00200883885101023" calcext:value-type="float">
            <text:p>-0,002008838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352320370810181" calcext:value-type="float">
            <text:p>-0,0035232037</text:p>
          </table:table-cell>
          <table:table-cell table:formula="of:=0.1*COS(SQRT(1000)*[.A250])" office:value-type="float" office:value="-0.00516894713942631" calcext:value-type="float">
            <text:p>-0,0051689471</text:p>
          </table:table-cell>
        </table:table-row>
        <table:table-row table:style-name="ro1">
          <table:table-cell office:value-type="float" office:value="0.251" calcext:value-type="float">
            <text:p>0,251</text:p>
          </table:table-cell>
          <table:table-cell office:value-type="float" office:value="-0.00668057169683023" calcext:value-type="float">
            <text:p>-0,0066805717</text:p>
          </table:table-cell>
          <table:table-cell table:formula="of:=0.1*COS(SQRT(1000)*[.A251])" office:value-type="float" office:value="-0.00832388691143429" calcext:value-type="float">
            <text:p>-0,0083238869</text:p>
          </table:table-cell>
        </table:table-row>
        <table:table-row table:style-name="ro1">
          <table:table-cell office:value-type="float" office:value="0.252" calcext:value-type="float">
            <text:p>0,252</text:p>
          </table:table-cell>
          <table:table-cell office:value-type="float" office:value="-0.00983126078358731" calcext:value-type="float">
            <text:p>-0,0098312608</text:p>
          </table:table-cell>
          <table:table-cell table:formula="of:=0.1*COS(SQRT(1000)*[.A252])" office:value-type="float" office:value="-0.011470503490165" calcext:value-type="float">
            <text:p>-0,0114705035</text:p>
          </table:table-cell>
        </table:table-row>
        <table:table-row table:style-name="ro1">
          <table:table-cell office:value-type="float" office:value="0.253" calcext:value-type="float">
            <text:p>0,253</text:p>
          </table:table-cell>
          <table:table-cell office:value-type="float" office:value="-0.0129721210667617" calcext:value-type="float">
            <text:p>-0,0129721211</text:p>
          </table:table-cell>
          <table:table-cell table:formula="of:=0.1*COS(SQRT(1000)*[.A253])" office:value-type="float" office:value="-0.0146056505212489" calcext:value-type="float">
            <text:p>-0,0146056505</text:p>
          </table:table-cell>
        </table:table-row>
        <table:table-row table:style-name="ro1">
          <table:table-cell office:value-type="float" office:value="0.254" calcext:value-type="float">
            <text:p>0,254</text:p>
          </table:table-cell>
          <table:table-cell office:value-type="float" office:value="-0.016100012471089" calcext:value-type="float">
            <text:p>-0,0161000125</text:p>
          </table:table-cell>
          <table:table-cell table:formula="of:=0.1*COS(SQRT(1000)*[.A254])" office:value-type="float" office:value="-0.0177261931189085" calcext:value-type="float">
            <text:p>-0,0177261931</text:p>
          </table:table-cell>
        </table:table-row>
        <table:table-row table:style-name="ro1">
          <table:table-cell office:value-type="float" office:value="0.255" calcext:value-type="float">
            <text:p>0,255</text:p>
          </table:table-cell>
          <table:table-cell office:value-type="float" office:value="-0.0192118078869424" calcext:value-type="float">
            <text:p>-0,0192118079</text:p>
          </table:table-cell>
          <table:table-cell table:formula="of:=0.1*COS(SQRT(1000)*[.A255])" office:value-type="float" office:value="-0.0208290110005828" calcext:value-type="float">
            <text:p>-0,020829011</text:p>
          </table:table-cell>
        </table:table-row>
        <table:table-row table:style-name="ro1">
          <table:table-cell office:value-type="float" office:value="0.256" calcext:value-type="float">
            <text:p>0,256</text:p>
          </table:table-cell>
          <table:table-cell office:value-type="float" office:value="-0.0223043962966604" calcext:value-type="float">
            <text:p>-0,0223043963</text:p>
          </table:table-cell>
          <table:table-cell table:formula="of:=0.1*COS(SQRT(1000)*[.A256])" office:value-type="float" office:value="-0.0239110016069495" calcext:value-type="float">
            <text:p>-0,0239110016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-0.0253746858847871" calcext:value-type="float">
            <text:p>-0,0253746859</text:p>
          </table:table-cell>
          <table:table-cell table:formula="of:=0.1*COS(SQRT(1000)*[.A257])" office:value-type="float" office:value="-0.0269690832042264" calcext:value-type="float">
            <text:p>-0,0269690832</text:p>
          </table:table-cell>
        </table:table-row>
        <table:table-row table:style-name="ro1">
          <table:table-cell office:value-type="float" office:value="0.258" calcext:value-type="float">
            <text:p>0,258</text:p>
          </table:table-cell>
          <table:table-cell office:value-type="float" office:value="-0.0284196071291149" calcext:value-type="float">
            <text:p>-0,0284196071</text:p>
          </table:table-cell>
          <table:table-cell table:formula="of:=0.1*COS(SQRT(1000)*[.A258])" office:value-type="float" office:value="-0.0300001979656476" calcext:value-type="float">
            <text:p>-0,030000198</text:p>
          </table:table-cell>
        </table:table-row>
        <table:table-row table:style-name="ro1">
          <table:table-cell office:value-type="float" office:value="0.259" calcext:value-type="float">
            <text:p>0,259</text:p>
          </table:table-cell>
          <table:table-cell office:value-type="float" office:value="-0.0314361158694397" calcext:value-type="float">
            <text:p>-0,0314361159</text:p>
          </table:table-cell>
          <table:table-cell table:formula="of:=0.1*COS(SQRT(1000)*[.A259])" office:value-type="float" office:value="-0.0330013150290365" calcext:value-type="float">
            <text:p>-0,033001315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-0.0344211963509597" calcext:value-type="float">
            <text:p>-0,0344211964</text:p>
          </table:table-cell>
          <table:table-cell table:formula="of:=0.1*COS(SQRT(1000)*[.A260])" office:value-type="float" office:value="-0.0359694335274141" calcext:value-type="float">
            <text:p>-0,0359694335</text:p>
          </table:table-cell>
        </table:table-row>
        <table:table-row table:style-name="ro1">
          <table:table-cell office:value-type="float" office:value="0.261" calcext:value-type="float">
            <text:p>0,261</text:p>
          </table:table-cell>
          <table:table-cell office:value-type="float" office:value="-0.0373718642392771" calcext:value-type="float">
            <text:p>-0,0373718642</text:p>
          </table:table-cell>
          <table:table-cell table:formula="of:=0.1*COS(SQRT(1000)*[.A261])" office:value-type="float" office:value="-0.0389015855896174" calcext:value-type="float">
            <text:p>-0,0389015856</text:p>
          </table:table-cell>
        </table:table-row>
        <table:table-row table:style-name="ro1">
          <table:table-cell office:value-type="float" office:value="0.262" calcext:value-type="float">
            <text:p>0,262</text:p>
          </table:table-cell>
          <table:table-cell office:value-type="float" office:value="-0.0402851696039861" calcext:value-type="float">
            <text:p>-0,0402851696</text:p>
          </table:table-cell>
          <table:table-cell table:formula="of:=0.1*COS(SQRT(1000)*[.A262])" office:value-type="float" office:value="-0.0417948393079216" calcext:value-type="float">
            <text:p>-0,0417948393</text:p>
          </table:table-cell>
        </table:table-row>
        <table:table-row table:style-name="ro1">
          <table:table-cell office:value-type="float" office:value="0.263" calcext:value-type="float">
            <text:p>0,263</text:p>
          </table:table-cell>
          <table:table-cell office:value-type="float" office:value="-0.0431581998678663" calcext:value-type="float">
            <text:p>-0,0431581999</text:p>
          </table:table-cell>
          <table:table-cell table:formula="of:=0.1*COS(SQRT(1000)*[.A263])" office:value-type="float" office:value="-0.0446463016697051" calcext:value-type="float">
            <text:p>-0,0446463017</text:p>
          </table:table-cell>
        </table:table-row>
        <table:table-row table:style-name="ro1">
          <table:table-cell office:value-type="float" office:value="0.264" calcext:value-type="float">
            <text:p>0,264</text:p>
          </table:table-cell>
          <table:table-cell office:value-type="float" office:value="-0.045988082718732" calcext:value-type="float">
            <text:p>-0,0459880827</text:p>
          </table:table-cell>
          <table:table-cell table:formula="of:=0.1*COS(SQRT(1000)*[.A264])" office:value-type="float" office:value="-0.0474531214502201" calcext:value-type="float">
            <text:p>-0,0474531215</text:p>
          </table:table-cell>
        </table:table-row>
        <table:table-row table:style-name="ro1">
          <table:table-cell office:value-type="float" office:value="0.265" calcext:value-type="float">
            <text:p>0,265</text:p>
          </table:table-cell>
          <table:table-cell office:value-type="float" office:value="-0.048771988981026" calcext:value-type="float">
            <text:p>-0,048771989</text:p>
          </table:table-cell>
          <table:table-cell table:formula="of:=0.1*COS(SQRT(1000)*[.A265])" office:value-type="float" office:value="-0.0502124920635798" calcext:value-type="float">
            <text:p>-0,0502124921</text:p>
          </table:table-cell>
        </table:table-row>
        <table:table-row table:style-name="ro1">
          <table:table-cell office:value-type="float" office:value="0.266" calcext:value-type="float">
            <text:p>0,266</text:p>
          </table:table-cell>
          <table:table-cell office:value-type="float" office:value="-0.0515071354442888" calcext:value-type="float">
            <text:p>-0,0515071354</text:p>
          </table:table-cell>
          <table:table-cell table:formula="of:=0.1*COS(SQRT(1000)*[.A266])" office:value-type="float" office:value="-0.0529216543691109" calcext:value-type="float">
            <text:p>-0,0529216544</text:p>
          </table:table-cell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-0.0541907876456727" calcext:value-type="float">
            <text:p>-0,0541907876</text:p>
          </table:table-cell>
          <table:table-cell table:formula="of:=0.1*COS(SQRT(1000)*[.A267])" office:value-type="float" office:value="-0.0555778994302635" calcext:value-type="float">
            <text:p>-0,0555778994</text:p>
          </table:table-cell>
        </table:table-row>
        <table:table-row table:style-name="ro1">
          <table:table-cell office:value-type="float" office:value="0.268" calcext:value-type="float">
            <text:p>0,268</text:p>
          </table:table-cell>
          <table:table-cell office:value-type="float" office:value="-0.0568202626037218" calcext:value-type="float">
            <text:p>-0,0568202626</text:p>
          </table:table-cell>
          <table:table-cell table:formula="of:=0.1*COS(SQRT(1000)*[.A268])" office:value-type="float" office:value="-0.0581785712233234" calcext:value-type="float">
            <text:p>-0,0581785712</text:p>
          </table:table-cell>
        </table:table-row>
        <table:table-row table:style-name="ro1">
          <table:table-cell office:value-type="float" office:value="0.269" calcext:value-type="float">
            <text:p>0,269</text:p>
          </table:table-cell>
          <table:table-cell office:value-type="float" office:value="-0.0593929315006825" calcext:value-type="float">
            <text:p>-0,0593929315</text:p>
          </table:table-cell>
          <table:table-cell table:formula="of:=0.1*COS(SQRT(1000)*[.A269])" office:value-type="float" office:value="-0.0607210692932124" calcext:value-type="float">
            <text:p>-0,0607210693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-0.0619062223106642" calcext:value-type="float">
            <text:p>-0,0619062223</text:p>
          </table:table-cell>
          <table:table-cell table:formula="of:=0.1*COS(SQRT(1000)*[.A270])" office:value-type="float" office:value="-0.0632028513537287" calcext:value-type="float">
            <text:p>-0,0632028514</text:p>
          </table:table-cell>
        </table:table-row>
        <table:table-row table:style-name="ro1">
          <table:table-cell office:value-type="float" office:value="0.271" calcext:value-type="float">
            <text:p>0,271</text:p>
          </table:table-cell>
          <table:table-cell office:value-type="float" office:value="-0.0643576223710227" calcext:value-type="float">
            <text:p>-0,0643576224</text:p>
          </table:table-cell>
          <table:table-cell table:formula="of:=0.1*COS(SQRT(1000)*[.A271])" office:value-type="float" office:value="-0.06562143582962" calcext:value-type="float">
            <text:p>-0,0656214358</text:p>
          </table:table-cell>
        </table:table-row>
        <table:table-row table:style-name="ro1">
          <table:table-cell office:value-type="float" office:value="0.272" calcext:value-type="float">
            <text:p>0,272</text:p>
          </table:table-cell>
          <table:table-cell office:value-type="float" office:value="-0.0667446808943944" calcext:value-type="float">
            <text:p>-0,0667446809</text:p>
          </table:table-cell>
          <table:table-cell table:formula="of:=0.1*COS(SQRT(1000)*[.A272])" office:value-type="float" office:value="-0.0679744043379524" calcext:value-type="float">
            <text:p>-0,0679744043</text:p>
          </table:table-cell>
        </table:table-row>
        <table:table-row table:style-name="ro1">
          <table:table-cell office:value-type="float" office:value="0.273" calcext:value-type="float">
            <text:p>0,273</text:p>
          </table:table-cell>
          <table:table-cell office:value-type="float" office:value="-0.0690650114188715" calcext:value-type="float">
            <text:p>-0,0690650114</text:p>
          </table:table-cell>
          <table:table-cell table:formula="of:=0.1*COS(SQRT(1000)*[.A273])" office:value-type="float" office:value="-0.0702594041062916" calcext:value-type="float">
            <text:p>-0,0702594041</text:p>
          </table:table-cell>
        </table:table-row>
        <table:table-row table:style-name="ro1">
          <table:table-cell office:value-type="float" office:value="0.274" calcext:value-type="float">
            <text:p>0,274</text:p>
          </table:table-cell>
          <table:table-cell office:value-type="float" office:value="-0.071316294193867" calcext:value-type="float">
            <text:p>-0,0713162942</text:p>
          </table:table-cell>
          <table:table-cell table:formula="of:=0.1*COS(SQRT(1000)*[.A274])" office:value-type="float" office:value="-0.0724741503252799" calcext:value-type="float">
            <text:p>-0,0724741503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-0.073496278499286" calcext:value-type="float">
            <text:p>-0,0734962785</text:p>
          </table:table-cell>
          <table:table-cell table:formula="of:=0.1*COS(SQRT(1000)*[.A275])" office:value-type="float" office:value="-0.074616428433254" calcext:value-type="float">
            <text:p>-0,0746164284</text:p>
          </table:table-cell>
        </table:table-row>
        <table:table-row table:style-name="ro1">
          <table:table-cell office:value-type="float" office:value="0.276" calcext:value-type="float">
            <text:p>0,276</text:p>
          </table:table-cell>
          <table:table-cell office:value-type="float" office:value="-0.075602784895683" calcext:value-type="float">
            <text:p>-0,0756027849</text:p>
          </table:table-cell>
          <table:table-cell table:formula="of:=0.1*COS(SQRT(1000)*[.A276])" office:value-type="float" office:value="-0.0766840963306232" calcext:value-type="float">
            <text:p>-0,0766840963</text:p>
          </table:table-cell>
        </table:table-row>
        <table:table-row table:style-name="ro1">
          <table:table-cell office:value-type="float" office:value="0.277" calcext:value-type="float">
            <text:p>0,277</text:p>
          </table:table-cell>
          <table:table-cell office:value-type="float" office:value="-0.0776337074031565" calcext:value-type="float">
            <text:p>-0,0776337074</text:p>
          </table:table-cell>
          <table:table-cell table:formula="of:=0.1*COS(SQRT(1000)*[.A277])" office:value-type="float" office:value="-0.0786750865217903" calcext:value-type="float">
            <text:p>-0,0786750865</text:p>
          </table:table-cell>
        </table:table-row>
        <table:table-row table:style-name="ro1">
          <table:table-cell office:value-type="float" office:value="0.278" calcext:value-type="float">
            <text:p>0,278</text:p>
          </table:table-cell>
          <table:table-cell office:value-type="float" office:value="-0.0795870156068028" calcext:value-type="float">
            <text:p>-0,0795870156</text:p>
          </table:table-cell>
          <table:table-cell table:formula="of:=0.1*COS(SQRT(1000)*[.A278])" office:value-type="float" office:value="-0.0805874081824742" calcext:value-type="float">
            <text:p>-0,0805874082</text:p>
          </table:table-cell>
        </table:table-row>
        <table:table-row table:style-name="ro1">
          <table:table-cell office:value-type="float" office:value="0.279" calcext:value-type="float">
            <text:p>0,279</text:p>
          </table:table-cell>
          <table:table-cell office:value-type="float" office:value="-0.0814607566866233" calcext:value-type="float">
            <text:p>-0,0814607567</text:p>
          </table:table-cell>
          <table:table-cell table:formula="of:=0.1*COS(SQRT(1000)*[.A279])" office:value-type="float" office:value="-0.0824191491503692" calcext:value-type="float">
            <text:p>-0,0824191492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-0.0832530573698562" calcext:value-type="float">
            <text:p>-0,0832530574</text:p>
          </table:table-cell>
          <table:table-cell table:formula="of:=0.1*COS(SQRT(1000)*[.A280])" office:value-type="float" office:value="-0.0841684778371472" calcext:value-type="float">
            <text:p>-0,0841684778</text:p>
          </table:table-cell>
        </table:table-row>
        <table:table-row table:style-name="ro1">
          <table:table-cell office:value-type="float" office:value="0.281" calcext:value-type="float">
            <text:p>0,281</text:p>
          </table:table-cell>
          <table:table-cell office:value-type="float" office:value="-0.0849621258037817" calcext:value-type="float">
            <text:p>-0,0849621258</text:p>
          </table:table-cell>
          <table:table-cell table:formula="of:=0.1*COS(SQRT(1000)*[.A281])" office:value-type="float" office:value="-0.0858336450598942" calcext:value-type="float">
            <text:p>-0,0858336451</text:p>
          </table:table-cell>
        </table:table-row>
        <table:table-row table:style-name="ro1">
          <table:table-cell office:value-type="float" office:value="0.282" calcext:value-type="float">
            <text:p>0,282</text:p>
          </table:table-cell>
          <table:table-cell office:value-type="float" office:value="-0.0865862533471259" calcext:value-type="float">
            <text:p>-0,0865862533</text:p>
          </table:table-cell>
          <table:table-cell table:formula="of:=0.1*COS(SQRT(1000)*[.A282])" office:value-type="float" office:value="-0.0874129857901466" calcext:value-type="float">
            <text:p>-0,0874129858</text:p>
          </table:table-cell>
        </table:table-row>
        <table:table-row table:style-name="ro1">
          <table:table-cell office:value-type="float" office:value="0.283" calcext:value-type="float">
            <text:p>0,283</text:p>
          </table:table-cell>
          <table:table-cell office:value-type="float" office:value="-0.0881238162782762" calcext:value-type="float">
            <text:p>-0,0881238163</text:p>
          </table:table-cell>
          <table:table-cell table:formula="of:=0.1*COS(SQRT(1000)*[.A283])" office:value-type="float" office:value="-0.0889049208187815" calcext:value-type="float">
            <text:p>-0,0889049208</text:p>
          </table:table-cell>
        </table:table-row>
        <table:table-row table:style-name="ro1">
          <table:table-cell office:value-type="float" office:value="0.284" calcext:value-type="float">
            <text:p>0,284</text:p>
          </table:table-cell>
          <table:table-cell office:value-type="float" office:value="-0.0895732774185958" calcext:value-type="float">
            <text:p>-0,0895732774</text:p>
          </table:table-cell>
          <table:table-cell table:formula="of:=0.1*COS(SQRT(1000)*[.A284])" office:value-type="float" office:value="-0.0903079583350941" calcext:value-type="float">
            <text:p>-0,0903079583</text:p>
          </table:table-cell>
        </table:table-row>
        <table:table-row table:style-name="ro1">
          <table:table-cell office:value-type="float" office:value="0.285" calcext:value-type="float">
            <text:p>0,285</text:p>
          </table:table-cell>
          <table:table-cell office:value-type="float" office:value="-0.0909331876692193" calcext:value-type="float">
            <text:p>-0,0909331877</text:p>
          </table:table-cell>
          <table:table-cell table:formula="of:=0.1*COS(SQRT(1000)*[.A285])" office:value-type="float" office:value="-0.0916206954184839" calcext:value-type="float">
            <text:p>-0,0916206954</text:p>
          </table:table-cell>
        </table:table-row>
        <table:table-row table:style-name="ro1">
          <table:table-cell office:value-type="float" office:value="0.286" calcext:value-type="float">
            <text:p>0,286</text:p>
          </table:table-cell>
          <table:table-cell office:value-type="float" office:value="-0.0922021874597885" calcext:value-type="float">
            <text:p>-0,0922021875</text:p>
          </table:table-cell>
          <table:table-cell table:formula="of:=0.1*COS(SQRT(1000)*[.A286])" office:value-type="float" office:value="-0.0928418194412587" calcext:value-type="float">
            <text:p>-0,0928418194</text:p>
          </table:table-cell>
        </table:table-row>
        <table:table-row table:style-name="ro1">
          <table:table-cell office:value-type="float" office:value="0.287" calcext:value-type="float">
            <text:p>0,287</text:p>
          </table:table-cell>
          <table:table-cell office:value-type="float" office:value="-0.0933790081076837" calcext:value-type="float">
            <text:p>-0,0933790081</text:p>
          </table:table-cell>
          <table:table-cell table:formula="of:=0.1*COS(SQRT(1000)*[.A287])" office:value-type="float" office:value="-0.0939701093811526" calcext:value-type="float">
            <text:p>-0,0939701094</text:p>
          </table:table-cell>
        </table:table-row>
        <table:table-row table:style-name="ro1">
          <table:table-cell office:value-type="float" office:value="0.288" calcext:value-type="float">
            <text:p>0,288</text:p>
          </table:table-cell>
          <table:table-cell office:value-type="float" office:value="-0.0944624730863884" calcext:value-type="float">
            <text:p>-0,0944624731</text:p>
          </table:table-cell>
          <table:table-cell table:formula="of:=0.1*COS(SQRT(1000)*[.A288])" office:value-type="float" office:value="-0.0950044370422468" calcext:value-type="float">
            <text:p>-0,095004437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office:value-type="float" office:value="-0.0954514992017226" calcext:value-type="float">
            <text:p>-0,0954514992</text:p>
          </table:table-cell>
          <table:table-cell table:formula="of:=0.1*COS(SQRT(1000)*[.A289])" office:value-type="float" office:value="-0.0959437681830713" calcext:value-type="float">
            <text:p>-0,0959437682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-0.0963450976747656" calcext:value-type="float">
            <text:p>-0,0963450977</text:p>
          </table:table-cell>
          <table:table-cell table:formula="of:=0.1*COS(SQRT(1000)*[.A290])" office:value-type="float" office:value="-0.0967871635507602" calcext:value-type="float">
            <text:p>-0,0967871636</text:p>
          </table:table-cell>
        </table:table-row>
        <table:table-row table:style-name="ro1">
          <table:table-cell office:value-type="float" office:value="0.291" calcext:value-type="float">
            <text:p>0,291</text:p>
          </table:table-cell>
          <table:table-cell office:value-type="float" office:value="-0.0971423751303882" calcext:value-type="float">
            <text:p>-0,0971423751</text:p>
          </table:table-cell>
          <table:table-cell table:formula="of:=0.1*COS(SQRT(1000)*[.A291])" office:value-type="float" office:value="-0.0975337798202265" calcext:value-type="float">
            <text:p>-0,0975337798</text:p>
          </table:table-cell>
        </table:table-row>
        <table:table-row table:style-name="ro1">
          <table:table-cell office:value-type="float" office:value="0.292" calcext:value-type="float">
            <text:p>0,292</text:p>
          </table:table-cell>
          <table:table-cell office:value-type="float" office:value="-0.0978425344904044" calcext:value-type="float">
            <text:p>-0,0978425345</text:p>
          </table:table-cell>
          <table:table-cell table:formula="of:=0.1*COS(SQRT(1000)*[.A292])" office:value-type="float" office:value="-0.0981828704374166" calcext:value-type="float">
            <text:p>-0,0981828704</text:p>
          </table:table-cell>
        </table:table-row>
        <table:table-row table:style-name="ro1">
          <table:table-cell office:value-type="float" office:value="0.293" calcext:value-type="float">
            <text:p>0,293</text:p>
          </table:table-cell>
          <table:table-cell office:value-type="float" office:value="-0.0984448757704501" calcext:value-type="float">
            <text:p>-0,0984448758</text:p>
          </table:table-cell>
          <table:table-cell table:formula="of:=0.1*COS(SQRT(1000)*[.A293])" office:value-type="float" office:value="-0.0987337863658024" calcext:value-type="float">
            <text:p>-0,0987337864</text:p>
          </table:table-cell>
        </table:table-row>
        <table:table-row table:style-name="ro1">
          <table:table-cell office:value-type="float" office:value="0.294" calcext:value-type="float">
            <text:p>0,294</text:p>
          </table:table-cell>
          <table:table-cell office:value-type="float" office:value="-0.098948796779793" calcext:value-type="float">
            <text:p>-0,0989487968</text:p>
          </table:table-cell>
          <table:table-cell table:formula="of:=0.1*COS(SQRT(1000)*[.A294])" office:value-type="float" office:value="-0.0991859767353637" calcext:value-type="float">
            <text:p>-0,0991859767</text:p>
          </table:table-cell>
        </table:table-row>
        <table:table-row table:style-name="ro1">
          <table:table-cell office:value-type="float" office:value="0.295" calcext:value-type="float">
            <text:p>0,295</text:p>
          </table:table-cell>
          <table:table-cell office:value-type="float" office:value="-0.0993537937233726" calcext:value-type="float">
            <text:p>-0,0993537937</text:p>
          </table:table-cell>
          <table:table-cell table:formula="of:=0.1*COS(SQRT(1000)*[.A295])" office:value-type="float" office:value="-0.0995389893934122" calcext:value-type="float">
            <text:p>-0,0995389894</text:p>
          </table:table-cell>
        </table:table-row>
        <table:table-row table:style-name="ro1">
          <table:table-cell office:value-type="float" office:value="0.296" calcext:value-type="float">
            <text:p>0,296</text:p>
          </table:table-cell>
          <table:table-cell office:value-type="float" office:value="-0.0996594617054692" calcext:value-type="float">
            <text:p>-0,0996594617</text:p>
          </table:table-cell>
          <table:table-cell table:formula="of:=0.1*COS(SQRT(1000)*[.A296])" office:value-type="float" office:value="-0.0997924713567066" calcext:value-type="float">
            <text:p>-0,0997924714</text:p>
          </table:table-cell>
        </table:table-row>
        <table:table-row table:style-name="ro1">
          <table:table-cell office:value-type="float" office:value="0.297" calcext:value-type="float">
            <text:p>0,297</text:p>
          </table:table-cell>
          <table:table-cell office:value-type="float" office:value="-0.0998654951344986" calcext:value-type="float">
            <text:p>-0,0998654951</text:p>
          </table:table-cell>
          <table:table-cell table:formula="of:=0.1*COS(SQRT(1000)*[.A297])" office:value-type="float" office:value="-0.0999461691644063" calcext:value-type="float">
            <text:p>-0,0999461692</text:p>
          </table:table-cell>
        </table:table-row>
        <table:table-row table:style-name="ro1">
          <table:table-cell office:value-type="float" office:value="0.298" calcext:value-type="float">
            <text:p>0,298</text:p>
          </table:table-cell>
          <table:table-cell office:value-type="float" office:value="-0.0999716880285272" calcext:value-type="float">
            <text:p>-0,099971688</text:p>
          </table:table-cell>
          <table:table-cell table:formula="of:=0.1*COS(SQRT(1000)*[.A298])" office:value-type="float" office:value="-0.0999999291315115" calcext:value-type="float">
            <text:p>-0,0999999291</text:p>
          </table:table-cell>
        </table:table-row>
        <table:table-row table:style-name="ro1">
          <table:table-cell office:value-type="float" office:value="0.299" calcext:value-type="float">
            <text:p>0,299</text:p>
          </table:table-cell>
          <table:table-cell office:value-type="float" office:value="-0.0999779342212026" calcext:value-type="float">
            <text:p>-0,0999779342</text:p>
          </table:table-cell>
          <table:table-cell table:formula="of:=0.1*COS(SQRT(1000)*[.A299])" office:value-type="float" office:value="-0.0999536975025348" calcext:value-type="float">
            <text:p>-0,099953697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0998842274678933" calcext:value-type="float">
            <text:p>-0,0998842275</text:p>
          </table:table-cell>
          <table:table-cell table:formula="of:=0.1*COS(SQRT(1000)*[.A300])" office:value-type="float" office:value="-0.0998075205052527" calcext:value-type="float">
            <text:p>-0,0998075205</text:p>
          </table:table-cell>
        </table:table-row>
        <table:table-row table:style-name="ro1">
          <table:table-cell office:value-type="float" office:value="0.301" calcext:value-type="float">
            <text:p>0,301</text:p>
          </table:table-cell>
          <table:table-cell office:value-type="float" office:value="-0.0996906614519318" calcext:value-type="float">
            <text:p>-0,0996906615</text:p>
          </table:table-cell>
          <table:table-cell table:formula="of:=0.1*COS(SQRT(1000)*[.A301])" office:value-type="float" office:value="-0.0995615443044815" calcext:value-type="float">
            <text:p>-0,0995615443</text:p>
          </table:table-cell>
        </table:table-row>
        <table:table-row table:style-name="ro1">
          <table:table-cell office:value-type="float" office:value="0.302" calcext:value-type="float">
            <text:p>0,302</text:p>
          </table:table-cell>
          <table:table-cell office:value-type="float" office:value="-0.0993974296909546" calcext:value-type="float">
            <text:p>-0,0993974297</text:p>
          </table:table-cell>
          <table:table-cell table:formula="of:=0.1*COS(SQRT(1000)*[.A302])" office:value-type="float" office:value="-0.0992160148559246" calcext:value-type="float">
            <text:p>-0,0992160149</text:p>
          </table:table-cell>
        </table:table-row>
        <table:table-row table:style-name="ro1">
          <table:table-cell office:value-type="float" office:value="0.303" calcext:value-type="float">
            <text:p>0,303</text:p>
          </table:table-cell>
          <table:table-cell office:value-type="float" office:value="-0.0990048253434331" calcext:value-type="float">
            <text:p>-0,0990048253</text:p>
          </table:table-cell>
          <table:table-cell table:formula="of:=0.1*COS(SQRT(1000)*[.A303])" office:value-type="float" office:value="-0.0987712776602374" calcext:value-type="float">
            <text:p>-0,0987712777</text:p>
          </table:table-cell>
        </table:table-row>
        <table:table-row table:style-name="ro1">
          <table:table-cell office:value-type="float" office:value="0.304" calcext:value-type="float">
            <text:p>0,304</text:p>
          </table:table-cell>
          <table:table-cell office:value-type="float" office:value="-0.0985132409155883" calcext:value-type="float">
            <text:p>-0,0985132409</text:p>
          </table:table-cell>
          <table:table-cell table:formula="of:=0.1*COS(SQRT(1000)*[.A304])" office:value-type="float" office:value="-0.0982277774175555" calcext:value-type="float">
            <text:p>-0,0982277774</text:p>
          </table:table-cell>
        </table:table-row>
        <table:table-row table:style-name="ro1">
          <table:table-cell office:value-type="float" office:value="0.305" calcext:value-type="float">
            <text:p>0,305</text:p>
          </table:table-cell>
          <table:table-cell office:value-type="float" office:value="-0.0979231678689826" calcext:value-type="float">
            <text:p>-0,0979231679</text:p>
          </table:table-cell>
          <table:table-cell table:formula="of:=0.1*COS(SQRT(1000)*[.A305])" office:value-type="float" office:value="-0.0975860575828312" calcext:value-type="float">
            <text:p>-0,0975860576</text:p>
          </table:table-cell>
        </table:table-row>
        <table:table-row table:style-name="ro1">
          <table:table-cell office:value-type="float" office:value="0.306" calcext:value-type="float">
            <text:p>0,306</text:p>
          </table:table-cell>
          <table:table-cell office:value-type="float" office:value="-0.0972351961291812" calcext:value-type="float">
            <text:p>-0,0972351961</text:p>
          </table:table-cell>
          <table:table-cell table:formula="of:=0.1*COS(SQRT(1000)*[.A306])" office:value-type="float" office:value="-0.0968467598224246" calcext:value-type="float">
            <text:p>-0,0968467598</text:p>
          </table:table-cell>
        </table:table-row>
        <table:table-row table:style-name="ro1">
          <table:table-cell office:value-type="float" office:value="0.307" calcext:value-type="float">
            <text:p>0,307</text:p>
          </table:table-cell>
          <table:table-cell office:value-type="float" office:value="-0.096450013495974" calcext:value-type="float">
            <text:p>-0,0964500135</text:p>
          </table:table-cell>
          <table:table-cell table:formula="of:=0.1*COS(SQRT(1000)*[.A307])" office:value-type="float" office:value="-0.0960106233724897" calcext:value-type="float">
            <text:p>-0,0960106234</text:p>
          </table:table-cell>
        </table:table-row>
        <table:table-row table:style-name="ro1">
          <table:table-cell office:value-type="float" office:value="0.308" calcext:value-type="float">
            <text:p>0,308</text:p>
          </table:table-cell>
          <table:table-cell office:value-type="float" office:value="-0.0955684049557476" calcext:value-type="float">
            <text:p>-0,095568405</text:p>
          </table:table-cell>
          <table:table-cell table:formula="of:=0.1*COS(SQRT(1000)*[.A308])" office:value-type="float" office:value="-0.095078484299801" calcext:value-type="float">
            <text:p>-0,0950784843</text:p>
          </table:table-cell>
        </table:table-row>
        <table:table-row table:style-name="ro1">
          <table:table-cell office:value-type="float" office:value="0.309" calcext:value-type="float">
            <text:p>0,309</text:p>
          </table:table-cell>
          <table:table-cell office:value-type="float" office:value="-0.0945912518966952" calcext:value-type="float">
            <text:p>-0,0945912519</text:p>
          </table:table-cell>
          <table:table-cell table:formula="of:=0.1*COS(SQRT(1000)*[.A309])" office:value-type="float" office:value="-0.0940512746657554" calcext:value-type="float">
            <text:p>-0,0940512747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-0.0935195312276485" calcext:value-type="float">
            <text:p>-0,0935195312</text:p>
          </table:table-cell>
          <table:table-cell table:formula="of:=0.1*COS(SQRT(1000)*[.A310])" office:value-type="float" office:value="-0.0929300215943891" calcext:value-type="float">
            <text:p>-0,0929300216</text:p>
          </table:table-cell>
        </table:table-row>
        <table:table-row table:style-name="ro1">
          <table:table-cell office:value-type="float" office:value="0.311" calcext:value-type="float">
            <text:p>0,311</text:p>
          </table:table-cell>
          <table:table-cell office:value-type="float" office:value="-0.0923543144014136" calcext:value-type="float">
            <text:p>-0,0923543144</text:p>
          </table:table-cell>
          <table:table-cell table:formula="of:=0.1*COS(SQRT(1000)*[.A311])" office:value-type="float" office:value="-0.0917158462453386" calcext:value-type="float">
            <text:p>-0,0917158462</text:p>
          </table:table-cell>
        </table:table-row>
        <table:table-row table:style-name="ro1">
          <table:table-cell office:value-type="float" office:value="0.312" calcext:value-type="float">
            <text:p>0,312</text:p>
          </table:table-cell>
          <table:table-cell office:value-type="float" office:value="-0.0910967663435851" calcext:value-type="float">
            <text:p>-0,0910967663</text:p>
          </table:table-cell>
          <table:table-cell table:formula="of:=0.1*COS(SQRT(1000)*[.A312])" office:value-type="float" office:value="-0.0904099626927754" calcext:value-type="float">
            <text:p>-0,0904099627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float" office:value="-0.0897481442879125" calcext:value-type="float">
            <text:p>-0,0897481443</text:p>
          </table:table-cell>
          <table:table-cell table:formula="of:=0.1*COS(SQRT(1000)*[.A313])" office:value-type="float" office:value="-0.0890136767114317" calcext:value-type="float">
            <text:p>-0,0890136767</text:p>
          </table:table-cell>
        </table:table-row>
        <table:table-row table:style-name="ro1">
          <table:table-cell office:value-type="float" office:value="0.314" calcext:value-type="float">
            <text:p>0,314</text:p>
          </table:table-cell>
          <table:table-cell office:value-type="float" office:value="-0.0883097965193802" calcext:value-type="float">
            <text:p>-0,0883097965</text:p>
          </table:table-cell>
          <table:table-cell table:formula="of:=0.1*COS(SQRT(1000)*[.A314])" office:value-type="float" office:value="-0.0875283844709358" calcext:value-type="float">
            <text:p>-0,0875283845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-0.0867831610262597" calcext:value-type="float">
            <text:p>-0,086783161</text:p>
          </table:table-cell>
          <table:table-cell table:formula="of:=0.1*COS(SQRT(1000)*[.A315])" office:value-type="float" office:value="-0.0859555711397578" calcext:value-type="float">
            <text:p>-0,0859555711</text:p>
          </table:table-cell>
        </table:table-row>
        <table:table-row table:style-name="ro1">
          <table:table-cell office:value-type="float" office:value="0.316" calcext:value-type="float">
            <text:p>0,316</text:p>
          </table:table-cell>
          <table:table-cell office:value-type="float" office:value="-0.0851697640624805" calcext:value-type="float">
            <text:p>-0,0851697641</text:p>
          </table:table-cell>
          <table:table-cell table:formula="of:=0.1*COS(SQRT(1000)*[.A316])" office:value-type="float" office:value="-0.0842968094001655" calcext:value-type="float">
            <text:p>-0,0842968094</text:p>
          </table:table-cell>
        </table:table-row>
        <table:table-row table:style-name="ro1">
          <table:table-cell office:value-type="float" office:value="0.317" calcext:value-type="float">
            <text:p>0,317</text:p>
          </table:table-cell>
          <table:table-cell office:value-type="float" office:value="-0.0834712186217581" calcext:value-type="float">
            <text:p>-0,0834712186</text:p>
          </table:table-cell>
          <table:table-cell table:formula="of:=0.1*COS(SQRT(1000)*[.A317])" office:value-type="float" office:value="-0.082553757875673" calcext:value-type="float">
            <text:p>-0,0825537579</text:p>
          </table:table-cell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-0.0816892228250029" calcext:value-type="float">
            <text:p>-0,0816892228</text:p>
          </table:table-cell>
          <table:table-cell table:formula="of:=0.1*COS(SQRT(1000)*[.A318])" office:value-type="float" office:value="-0.0807281594725554" calcext:value-type="float">
            <text:p>-0,0807281595</text:p>
          </table:table-cell>
        </table:table-row>
        <table:table-row table:style-name="ro1">
          <table:table-cell office:value-type="float" office:value="0.319" calcext:value-type="float">
            <text:p>0,319</text:p>
          </table:table-cell>
          <table:table-cell office:value-type="float" office:value="-0.0798255582226242" calcext:value-type="float">
            <text:p>-0,0798255582</text:p>
          </table:table-cell>
          <table:table-cell table:formula="of:=0.1*COS(SQRT(1000)*[.A319])" office:value-type="float" office:value="-0.0788218396370874" calcext:value-type="float">
            <text:p>-0,078821839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-0.0778820880134245" calcext:value-type="float">
            <text:p>-0,077882088</text:p>
          </table:table-cell>
          <table:table-cell table:formula="of:=0.1*COS(SQRT(1000)*[.A320])" office:value-type="float" office:value="-0.0768367045302501" calcext:value-type="float">
            <text:p>-0,0768367045</text:p>
          </table:table-cell>
        </table:table-row>
        <table:table-row table:style-name="ro1">
          <table:table-cell office:value-type="float" office:value="0.321" calcext:value-type="float">
            <text:p>0,321</text:p>
          </table:table-cell>
          <table:table-cell office:value-type="float" office:value="-0.0758607551818671" calcext:value-type="float">
            <text:p>-0,0758607552</text:p>
          </table:table-cell>
          <table:table-cell table:formula="of:=0.1*COS(SQRT(1000)*[.A321])" office:value-type="float" office:value="-0.074774739121728" calcext:value-type="float">
            <text:p>-0,0747747391</text:p>
          </table:table-cell>
        </table:table-row>
        <table:table-row table:style-name="ro1">
          <table:table-cell office:value-type="float" office:value="0.322" calcext:value-type="float">
            <text:p>0,322</text:p>
          </table:table-cell>
          <table:table-cell office:value-type="float" office:value="-0.0737635805555764" calcext:value-type="float">
            <text:p>-0,0737635806</text:p>
          </table:table-cell>
          <table:table-cell table:formula="of:=0.1*COS(SQRT(1000)*[.A322])" office:value-type="float" office:value="-0.0726380052051046" calcext:value-type="float">
            <text:p>-0,0726380052</text:p>
          </table:table-cell>
        </table:table-row>
        <table:table-row table:style-name="ro1">
          <table:table-cell office:value-type="float" office:value="0.323" calcext:value-type="float">
            <text:p>0,323</text:p>
          </table:table-cell>
          <table:table-cell office:value-type="float" office:value="-0.0715926607850162" calcext:value-type="float">
            <text:p>-0,0715926608</text:p>
          </table:table-cell>
          <table:table-cell table:formula="of:=0.1*COS(SQRT(1000)*[.A323])" office:value-type="float" office:value="-0.0704286393362415" calcext:value-type="float">
            <text:p>-0,0704286393</text:p>
          </table:table-cell>
        </table:table-row>
        <table:table-row table:style-name="ro1">
          <table:table-cell office:value-type="float" office:value="0.324" calcext:value-type="float">
            <text:p>0,324</text:p>
          </table:table-cell>
          <table:table-cell office:value-type="float" office:value="-0.0693501662473627" calcext:value-type="float">
            <text:p>-0,0693501662</text:p>
          </table:table-cell>
          <table:table-cell table:formula="of:=0.1*COS(SQRT(1000)*[.A324])" office:value-type="float" office:value="-0.0681488506968997" calcext:value-type="float">
            <text:p>-0,0681488507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-0.0670383388766701" calcext:value-type="float">
            <text:p>-0,0670383389</text:p>
          </table:table-cell>
          <table:table-cell table:formula="of:=0.1*COS(SQRT(1000)*[.A325])" office:value-type="float" office:value="-0.0658009188857428" calcext:value-type="float">
            <text:p>-0,0658009189</text:p>
          </table:table-cell>
        </table:table-row>
        <table:table-row table:style-name="ro1">
          <table:table-cell office:value-type="float" office:value="0.326" calcext:value-type="float">
            <text:p>0,326</text:p>
          </table:table-cell>
          <table:table-cell office:value-type="float" office:value="-0.0646594899224968" calcext:value-type="float">
            <text:p>-0,0646594899</text:p>
          </table:table-cell>
          <table:table-cell table:formula="of:=0.1*COS(SQRT(1000)*[.A326])" office:value-type="float" office:value="-0.0633871916389271" calcext:value-type="float">
            <text:p>-0,0633871916</text:p>
          </table:table-cell>
        </table:table-row>
        <table:table-row table:style-name="ro1">
          <table:table-cell office:value-type="float" office:value="0.327" calcext:value-type="float">
            <text:p>0,327</text:p>
          </table:table-cell>
          <table:table-cell office:value-type="float" office:value="-0.0622159976392332" calcext:value-type="float">
            <text:p>-0,0622159976</text:p>
          </table:table-cell>
          <table:table-cell table:formula="of:=0.1*COS(SQRT(1000)*[.A327])" office:value-type="float" office:value="-0.0609100824825625" calcext:value-type="float">
            <text:p>-0,0609100825</text:p>
          </table:table-cell>
        </table:table-row>
        <table:table-row table:style-name="ro1">
          <table:table-cell office:value-type="float" office:value="0.328" calcext:value-type="float">
            <text:p>0,328</text:p>
          </table:table-cell>
          <table:table-cell office:value-type="float" office:value="-0.0597103049084423" calcext:value-type="float">
            <text:p>-0,0597103049</text:p>
          </table:table-cell>
          <table:table-cell table:formula="of:=0.1*COS(SQRT(1000)*[.A328])" office:value-type="float" office:value="-0.0583720683193865" calcext:value-type="float">
            <text:p>-0,0583720683</text:p>
          </table:table-cell>
        </table:table-row>
        <table:table-row table:style-name="ro1">
          <table:table-cell office:value-type="float" office:value="0.329" calcext:value-type="float">
            <text:p>0,329</text:p>
          </table:table-cell>
          <table:table-cell office:value-type="float" office:value="-0.0571449167965882" calcext:value-type="float">
            <text:p>-0,0571449168</text:p>
          </table:table-cell>
          <table:table-cell table:formula="of:=0.1*COS(SQRT(1000)*[.A329])" office:value-type="float" office:value="-0.0557756869520677" calcext:value-type="float">
            <text:p>-0,055775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-0.054522398050596" calcext:value-type="float">
            <text:p>-0,0545223981</text:p>
          </table:table-cell>
          <table:table-cell table:formula="of:=0.1*COS(SQRT(1000)*[.A330])" office:value-type="float" office:value="-0.0531235345456159" calcext:value-type="float">
            <text:p>-0,0531235345</text:p>
          </table:table-cell>
        </table:table-row>
        <table:table-row table:style-name="ro1">
          <table:table-cell office:value-type="float" office:value="0.331" calcext:value-type="float">
            <text:p>0,331</text:p>
          </table:table-cell>
          <table:table-cell office:value-type="float" office:value="-0.051845370533746" calcext:value-type="float">
            <text:p>-0,0518453705</text:p>
          </table:table-cell>
          <table:table-cell table:formula="of:=0.1*COS(SQRT(1000)*[.A331])" office:value-type="float" office:value="-0.0504182630314321" calcext:value-type="float">
            <text:p>-0,050418263</text:p>
          </table:table-cell>
        </table:table-row>
        <table:table-row table:style-name="ro1">
          <table:table-cell office:value-type="float" office:value="0.332" calcext:value-type="float">
            <text:p>0,332</text:p>
          </table:table-cell>
          <table:table-cell office:value-type="float" office:value="-0.0491165106044653" calcext:value-type="float">
            <text:p>-0,0491165106</text:p>
          </table:table-cell>
          <table:table-cell table:formula="of:=0.1*COS(SQRT(1000)*[.A332])" office:value-type="float" office:value="-0.0476625774555989" calcext:value-type="float">
            <text:p>-0,0476625775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-0.0463385464406388" calcext:value-type="float">
            <text:p>-0,0463385464</text:p>
          </table:table-cell>
          <table:table-cell table:formula="of:=0.1*COS(SQRT(1000)*[.A333])" office:value-type="float" office:value="-0.0448592332740589" calcext:value-type="float">
            <text:p>-0,0448592333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office:value-type="float" office:value="-0.0435142553121128" calcext:value-type="float">
            <text:p>-0,0435142553</text:p>
          </table:table-cell>
          <table:table-cell table:formula="of:=0.1*COS(SQRT(1000)*[.A334])" office:value-type="float" office:value="-0.0420110335973899" calcext:value-type="float">
            <text:p>-0,0420110336</text:p>
          </table:table-cell>
        </table:table-row>
        <table:table-row table:style-name="ro1">
          <table:table-cell office:value-type="float" office:value="0.335" calcext:value-type="float">
            <text:p>0,335</text:p>
          </table:table-cell>
          <table:table-cell office:value-type="float" office:value="-0.0406464608041196" calcext:value-type="float">
            <text:p>-0,0406464608</text:p>
          </table:table-cell>
          <table:table-cell table:formula="of:=0.1*COS(SQRT(1000)*[.A335])" office:value-type="float" office:value="-0.0391208263879261" calcext:value-type="float">
            <text:p>-0,0391208264</text:p>
          </table:table-cell>
        </table:table-row>
        <table:table-row table:style-name="ro1">
          <table:table-cell office:value-type="float" office:value="0.336" calcext:value-type="float">
            <text:p>0,336</text:p>
          </table:table-cell>
          <table:table-cell office:value-type="float" office:value="-0.0377380299943977" calcext:value-type="float">
            <text:p>-0,03773803</text:p>
          </table:table-cell>
          <table:table-cell table:formula="of:=0.1*COS(SQRT(1000)*[.A336])" office:value-type="float" office:value="-0.0361915016120347" calcext:value-type="float">
            <text:p>-0,0361915016</text:p>
          </table:table-cell>
        </table:table-row>
        <table:table-row table:style-name="ro1">
          <table:table-cell office:value-type="float" office:value="0.337" calcext:value-type="float">
            <text:p>0,337</text:p>
          </table:table-cell>
          <table:table-cell office:value-type="float" office:value="-0.0347918705868308" calcext:value-type="float">
            <text:p>-0,0347918706</text:p>
          </table:table-cell>
          <table:table-cell table:formula="of:=0.1*COS(SQRT(1000)*[.A337])" office:value-type="float" office:value="-0.0332259883503891" calcext:value-type="float">
            <text:p>-0,0332259884</text:p>
          </table:table-cell>
        </table:table-row>
        <table:table-row table:style-name="ro1">
          <table:table-cell office:value-type="float" office:value="0.338" calcext:value-type="float">
            <text:p>0,338</text:p>
          </table:table-cell>
          <table:table-cell office:value-type="float" office:value="-0.0318109280044708" calcext:value-type="float">
            <text:p>-0,031810928</text:p>
          </table:table-cell>
          <table:table-cell table:formula="of:=0.1*COS(SQRT(1000)*[.A338])" office:value-type="float" office:value="-0.0302272518691333" calcext:value-type="float">
            <text:p>-0,0302272519</text:p>
          </table:table-cell>
        </table:table-row>
        <table:table-row table:style-name="ro1">
          <table:table-cell office:value-type="float" office:value="0.339" calcext:value-type="float">
            <text:p>0,339</text:p>
          </table:table-cell>
          <table:table-cell office:value-type="float" office:value="-0.0287981824448507" calcext:value-type="float">
            <text:p>-0,0287981824</text:p>
          </table:table-cell>
          <table:table-cell table:formula="of:=0.1*COS(SQRT(1000)*[.A339])" office:value-type="float" office:value="-0.027198290654862" calcext:value-type="float">
            <text:p>-0,0271982907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-0.0257566459005319" calcext:value-type="float">
            <text:p>-0,0257566459</text:p>
          </table:table-cell>
          <table:table-cell table:formula="of:=0.1*COS(SQRT(1000)*[.A340])" office:value-type="float" office:value="-0.0241421334163846" calcext:value-type="float">
            <text:p>-0,0241421334</text:p>
          </table:table-cell>
        </table:table-row>
        <table:table-row table:style-name="ro1">
          <table:table-cell office:value-type="float" office:value="0.341" calcext:value-type="float">
            <text:p>0,341</text:p>
          </table:table-cell>
          <table:table-cell office:value-type="float" office:value="-0.0226893591478646" calcext:value-type="float">
            <text:p>-0,0226893591</text:p>
          </table:table-cell>
          <table:table-cell table:formula="of:=0.1*COS(SQRT(1000)*[.A341])" office:value-type="float" office:value="-0.0210618360562682" calcext:value-type="float">
            <text:p>-0,0210618361</text:p>
          </table:table-cell>
        </table:table-row>
        <table:table-row table:style-name="ro1">
          <table:table-cell office:value-type="float" office:value="0.342" calcext:value-type="float">
            <text:p>0,342</text:p>
          </table:table-cell>
          <table:table-cell office:value-type="float" office:value="-0.0195993887069715" calcext:value-type="float">
            <text:p>-0,0195993887</text:p>
          </table:table-cell>
          <table:table-cell table:formula="of:=0.1*COS(SQRT(1000)*[.A342])" office:value-type="float" office:value="-0.0179604786151898" calcext:value-type="float">
            <text:p>-0,0179604786</text:p>
          </table:table-cell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float" office:value="-0.016489823775994" calcext:value-type="float">
            <text:p>-0,0164898238</text:p>
          </table:table-cell>
          <table:table-cell table:formula="of:=0.1*COS(SQRT(1000)*[.A343])" office:value-type="float" office:value="-0.0148411621921531" calcext:value-type="float">
            <text:p>-0,0148411622</text:p>
          </table:table-cell>
        </table:table-row>
        <table:table-row table:style-name="ro1">
          <table:table-cell office:value-type="float" office:value="0.344" calcext:value-type="float">
            <text:p>0,344</text:p>
          </table:table-cell>
          <table:table-cell office:value-type="float" office:value="-0.0133637731426661" calcext:value-type="float">
            <text:p>-0,0133637731</text:p>
          </table:table-cell>
          <table:table-cell table:formula="of:=0.1*COS(SQRT(1000)*[.A344])" office:value-type="float" office:value="-0.0117070058436464" calcext:value-type="float">
            <text:p>-0,0117070058</text:p>
          </table:table-cell>
        </table:table-row>
        <table:table-row table:style-name="ro1">
          <table:table-cell office:value-type="float" office:value="0.345" calcext:value-type="float">
            <text:p>0,345</text:p>
          </table:table-cell>
          <table:table-cell office:value-type="float" office:value="-0.0102243620763037" calcext:value-type="float">
            <text:p>-0,0102243621</text:p>
          </table:table-cell>
          <table:table-cell table:formula="of:=0.1*COS(SQRT(1000)*[.A345])" office:value-type="float" office:value="-0.0085611434648475" calcext:value-type="float">
            <text:p>-0,0085611435</text:p>
          </table:table-cell>
        </table:table-row>
        <table:table-row table:style-name="ro1">
          <table:table-cell office:value-type="float" office:value="0.346" calcext:value-type="float">
            <text:p>0,346</text:p>
          </table:table-cell>
          <table:table-cell office:value-type="float" office:value="-0.00707472920331676" calcext:value-type="float">
            <text:p>-0,0070747292</text:p>
          </table:table-cell>
          <table:table-cell table:formula="of:=0.1*COS(SQRT(1000)*[.A346])" office:value-type="float" office:value="-0.00540672065598842" calcext:value-type="float">
            <text:p>-0,0054067207</text:p>
          </table:table-cell>
        </table:table-row>
        <table:table-row table:style-name="ro1">
          <table:table-cell office:value-type="float" office:value="0.347" calcext:value-type="float">
            <text:p>0,347</text:p>
          </table:table-cell>
          <table:table-cell office:value-type="float" office:value="-0.0039180233693667" calcext:value-type="float">
            <text:p>-0,0039180234</text:p>
          </table:table-cell>
          <table:table-cell table:formula="of:=0.1*COS(SQRT(1000)*[.A347])" office:value-type="float" office:value="-0.00224689157701857" calcext:value-type="float">
            <text:p>-0,0022468916</text:p>
          </table:table-cell>
        </table:table-row>
        <table:table-row table:style-name="ro1">
          <table:table-cell office:value-type="float" office:value="0.348" calcext:value-type="float">
            <text:p>0,348</text:p>
          </table:table-cell>
          <table:table-cell office:value-type="float" office:value="-0.0007574004913083" calcext:value-type="float">
            <text:p>-0,0007574005</text:p>
          </table:table-cell>
          <table:table-cell table:formula="of:=0.1*COS(SQRT(1000)*[.A348])" office:value-type="float" office:value="0.000915184206293758" calcext:value-type="float">
            <text:p>0,0009151842</text:p>
          </table:table-cell>
        </table:table-row>
        <table:table-row table:style-name="ro1">
          <table:table-cell office:value-type="float" office:value="0.349" calcext:value-type="float">
            <text:p>0,349</text:p>
          </table:table-cell>
          <table:table-cell office:value-type="float" office:value="0.00240397959793861" calcext:value-type="float">
            <text:p>0,0024039796</text:p>
          </table:table-cell>
          <table:table-cell table:formula="of:=0.1*COS(SQRT(1000)*[.A349])" office:value-type="float" office:value="0.00407634488166242" calcext:value-type="float">
            <text:p>0,004076344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556295630843228" calcext:value-type="float">
            <text:p>0,0055629563</text:p>
          </table:table-cell>
          <table:table-cell table:formula="of:=0.1*COS(SQRT(1000)*[.A350])" office:value-type="float" office:value="0.00723342955183369" calcext:value-type="float">
            <text:p>0,0072334296</text:p>
          </table:table-cell>
        </table:table-row>
        <table:table-row table:style-name="ro1">
          <table:table-cell office:value-type="float" office:value="0.351" calcext:value-type="float">
            <text:p>0,351</text:p>
          </table:table-cell>
          <table:table-cell office:value-type="float" office:value="0.00871637145300899" calcext:value-type="float">
            <text:p>0,0087163715</text:p>
          </table:table-cell>
          <table:table-cell table:formula="of:=0.1*COS(SQRT(1000)*[.A351])" office:value-type="float" office:value="0.0103832813952186" calcext:value-type="float">
            <text:p>0,0103832814</text:p>
          </table:table-cell>
        </table:table-row>
        <table:table-row table:style-name="ro1">
          <table:table-cell office:value-type="float" office:value="0.352" calcext:value-type="float">
            <text:p>0,352</text:p>
          </table:table-cell>
          <table:table-cell office:value-type="float" office:value="0.0118610724046809" calcext:value-type="float">
            <text:p>0,0118610724</text:p>
          </table:table-cell>
          <table:table-cell table:formula="of:=0.1*COS(SQRT(1000)*[.A352])" office:value-type="float" office:value="0.0135227508224532" calcext:value-type="float">
            <text:p>0,0135227508</text:p>
          </table:table-cell>
        </table:table-row>
        <table:table-row table:style-name="ro1">
          <table:table-cell office:value-type="float" office:value="0.353" calcext:value-type="float">
            <text:p>0,353</text:p>
          </table:table-cell>
          <table:table-cell office:value-type="float" office:value="0.0149939152484751" calcext:value-type="float">
            <text:p>0,0149939152</text:p>
          </table:table-cell>
          <table:table-cell table:formula="of:=0.1*COS(SQRT(1000)*[.A353])" office:value-type="float" office:value="0.0166486986257234" calcext:value-type="float">
            <text:p>0,0166486986</text:p>
          </table:table-cell>
        </table:table-row>
        <table:table-row table:style-name="ro1">
          <table:table-cell office:value-type="float" office:value="0.354" calcext:value-type="float">
            <text:p>0,354</text:p>
          </table:table-cell>
          <table:table-cell office:value-type="float" office:value="0.0181117679245628" calcext:value-type="float">
            <text:p>0,0181117679</text:p>
          </table:table-cell>
          <table:table-cell table:formula="of:=0.1*COS(SQRT(1000)*[.A354])" office:value-type="float" office:value="0.0197579991177132" calcext:value-type="float">
            <text:p>0,0197579991</text:p>
          </table:table-cell>
        </table:table-row>
        <table:table-row table:style-name="ro1">
          <table:table-cell office:value-type="float" office:value="0.355" calcext:value-type="float">
            <text:p>0,355</text:p>
          </table:table-cell>
          <table:table-cell office:value-type="float" office:value="0.0212115133595362" calcext:value-type="float">
            <text:p>0,0212115134</text:p>
          </table:table-cell>
          <table:table-cell table:formula="of:=0.1*COS(SQRT(1000)*[.A355])" office:value-type="float" office:value="0.0228475432570305" calcext:value-type="float">
            <text:p>0,0228475433</text:p>
          </table:table-cell>
        </table:table-row>
        <table:table-row table:style-name="ro1">
          <table:table-cell office:value-type="float" office:value="0.356" calcext:value-type="float">
            <text:p>0,356</text:p>
          </table:table-cell>
          <table:table-cell office:value-type="float" office:value="0.024290052582703" calcext:value-type="float">
            <text:p>0,0242900526</text:p>
          </table:table-cell>
          <table:table-cell table:formula="of:=0.1*COS(SQRT(1000)*[.A356])" office:value-type="float" office:value="0.0259142417569891" calcext:value-type="float">
            <text:p>0,0259142418</text:p>
          </table:table-cell>
        </table:table-row>
        <table:table-row table:style-name="ro1">
          <table:table-cell office:value-type="float" office:value="0.357" calcext:value-type="float">
            <text:p>0,357</text:p>
          </table:table-cell>
          <table:table-cell office:value-type="float" office:value="0.0273443078242825" calcext:value-type="float">
            <text:p>0,0273443078</text:p>
          </table:table-cell>
          <table:table-cell table:formula="of:=0.1*COS(SQRT(1000)*[.A357])" office:value-type="float" office:value="0.0289550281746391" calcext:value-type="float">
            <text:p>0,0289550282</text:p>
          </table:table-cell>
        </table:table-row>
        <table:table-row table:style-name="ro1">
          <table:table-cell office:value-type="float" office:value="0.358" calcext:value-type="float">
            <text:p>0,358</text:p>
          </table:table-cell>
          <table:table-cell office:value-type="float" office:value="0.030371225592406" calcext:value-type="float">
            <text:p>0,0303712256</text:p>
          </table:table-cell>
          <table:table-cell table:formula="of:=0.1*COS(SQRT(1000)*[.A358])" office:value-type="float" office:value="0.0319668619769528" calcext:value-type="float">
            <text:p>0,031966862</text:p>
          </table:table-cell>
        </table:table-row>
        <table:table-row table:style-name="ro1">
          <table:table-cell office:value-type="float" office:value="0.359" calcext:value-type="float">
            <text:p>0,359</text:p>
          </table:table-cell>
          <table:table-cell office:value-type="float" office:value="0.0333677797258459" calcext:value-type="float">
            <text:p>0,0333677797</text:p>
          </table:table-cell>
          <table:table-cell table:formula="of:=0.1*COS(SQRT(1000)*[.A359])" office:value-type="float" office:value="0.0349467315811061" calcext:value-type="float">
            <text:p>0,034946731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363309744194198" calcext:value-type="float">
            <text:p>0,0363309744</text:p>
          </table:table-cell>
          <table:table-cell table:formula="of:=0.1*COS(SQRT(1000)*[.A360])" office:value-type="float" office:value="0.0378916573658087" calcext:value-type="float">
            <text:p>0,0378916574</text:p>
          </table:table-cell>
        </table:table-row>
        <table:table-row table:style-name="ro1">
          <table:table-cell office:value-type="float" office:value="0.361" calcext:value-type="float">
            <text:p>0,361</text:p>
          </table:table-cell>
          <table:table-cell office:value-type="float" office:value="0.0392578472190479" calcext:value-type="float">
            <text:p>0,0392578472</text:p>
          </table:table-cell>
          <table:table-cell table:formula="of:=0.1*COS(SQRT(1000)*[.A361])" office:value-type="float" office:value="0.0407986946506785" calcext:value-type="float">
            <text:p>0,0407986947</text:p>
          </table:table-cell>
        </table:table-row>
        <table:table-row table:style-name="ro1">
          <table:table-cell office:value-type="float" office:value="0.362" calcext:value-type="float">
            <text:p>0,362</text:p>
          </table:table-cell>
          <table:table-cell office:value-type="float" office:value="0.0421454719834657" calcext:value-type="float">
            <text:p>0,042145472</text:p>
          </table:table-cell>
          <table:table-cell table:formula="of:=0.1*COS(SQRT(1000)*[.A362])" office:value-type="float" office:value="0.0436649366406753" calcext:value-type="float">
            <text:p>0,0436649366</text:p>
          </table:table-cell>
        </table:table-row>
        <table:table-row table:style-name="ro1">
          <table:table-cell office:value-type="float" office:value="0.363" calcext:value-type="float">
            <text:p>0,363</text:p>
          </table:table-cell>
          <table:table-cell office:value-type="float" office:value="0.0449909618096346" calcext:value-type="float">
            <text:p>0,0449909618</text:p>
          </table:table-cell>
          <table:table-cell table:formula="of:=0.1*COS(SQRT(1000)*[.A363])" office:value-type="float" office:value="0.0464875173326551" calcext:value-type="float">
            <text:p>0,0464875173</text:p>
          </table:table-cell>
        </table:table-row>
        <table:table-row table:style-name="ro1">
          <table:table-cell office:value-type="float" office:value="0.364" calcext:value-type="float">
            <text:p>0,364</text:p>
          </table:table-cell>
          <table:table-cell office:value-type="float" office:value="0.047791471918923" calcext:value-type="float">
            <text:p>0,0477914719</text:p>
          </table:table-cell>
          <table:table-cell table:formula="of:=0.1*COS(SQRT(1000)*[.A364])" office:value-type="float" office:value="0.0492636143811327" calcext:value-type="float">
            <text:p>0,0492636144</text:p>
          </table:table-cell>
        </table:table-row>
        <table:table-row table:style-name="ro1">
          <table:table-cell office:value-type="float" office:value="0.365" calcext:value-type="float">
            <text:p>0,365</text:p>
          </table:table-cell>
          <table:table-cell office:value-type="float" office:value="0.0505442025011744" calcext:value-type="float">
            <text:p>0,0505442025</text:p>
          </table:table-cell>
          <table:table-cell table:formula="of:=0.1*COS(SQRT(1000)*[.A365])" office:value-type="float" office:value="0.0519904519203937" calcext:value-type="float">
            <text:p>0,0519904519</text:p>
          </table:table-cell>
        </table:table-row>
        <table:table-row table:style-name="ro1">
          <table:table-cell office:value-type="float" office:value="0.366" calcext:value-type="float">
            <text:p>0,366</text:p>
          </table:table-cell>
          <table:table-cell office:value-type="float" office:value="0.0532464015138169" calcext:value-type="float">
            <text:p>0,0532464015</text:p>
          </table:table-cell>
          <table:table-cell table:formula="of:=0.1*COS(SQRT(1000)*[.A366])" office:value-type="float" office:value="0.0546653033401273" calcext:value-type="float">
            <text:p>0,0546653033</text:p>
          </table:table-cell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55895367433219" calcext:value-type="float">
            <text:p>0,0558953674</text:p>
          </table:table-cell>
          <table:table-cell table:formula="of:=0.1*COS(SQRT(1000)*[.A367])" office:value-type="float" office:value="0.057285494011811" calcext:value-type="float">
            <text:p>0,057285494</text:p>
          </table:table-cell>
        </table:table-row>
        <table:table-row table:style-name="ro1">
          <table:table-cell office:value-type="float" office:value="0.368" calcext:value-type="float">
            <text:p>0,368</text:p>
          </table:table-cell>
          <table:table-cell office:value-type="float" office:value="0.0584884519555371" calcext:value-type="float">
            <text:p>0,058488452</text:p>
          </table:table-cell>
          <table:table-cell table:formula="of:=0.1*COS(SQRT(1000)*[.A368])" office:value-type="float" office:value="0.059848403963115" calcext:value-type="float">
            <text:p>0,059848404</text:p>
          </table:table-cell>
        </table:table-row>
        <table:table-row table:style-name="ro1">
          <table:table-cell office:value-type="float" office:value="0.369" calcext:value-type="float">
            <text:p>0,369</text:p>
          </table:table-cell>
          <table:table-cell office:value-type="float" office:value="0.061023062644358" calcext:value-type="float">
            <text:p>0,0610230626</text:p>
          </table:table-cell>
          <table:table-cell table:formula="of:=0.1*COS(SQRT(1000)*[.A369])" office:value-type="float" office:value="0.0623514704976566" calcext:value-type="float">
            <text:p>0,062351470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0634966655224873" calcext:value-type="float">
            <text:p>0,0634966655</text:p>
          </table:table-cell>
          <table:table-cell table:formula="of:=0.1*COS(SQRT(1000)*[.A370])" office:value-type="float" office:value="0.0647921907574833" calcext:value-type="float">
            <text:p>0,0647921908</text:p>
          </table:table-cell>
        </table:table-row>
        <table:table-row table:style-name="ro1">
          <table:table-cell office:value-type="float" office:value="0.371" calcext:value-type="float">
            <text:p>0,371</text:p>
          </table:table-cell>
          <table:table-cell office:value-type="float" office:value="0.0659067876052929" calcext:value-type="float">
            <text:p>0,0659067876</text:p>
          </table:table-cell>
          <table:table-cell table:formula="of:=0.1*COS(SQRT(1000)*[.A371])" office:value-type="float" office:value="0.0671681242257216" calcext:value-type="float">
            <text:p>0,0671681242</text:p>
          </table:table-cell>
        </table:table-row>
        <table:table-row table:style-name="ro1">
          <table:table-cell office:value-type="float" office:value="0.372" calcext:value-type="float">
            <text:p>0,372</text:p>
          </table:table-cell>
          <table:table-cell office:value-type="float" office:value="0.0682510193730719" calcext:value-type="float">
            <text:p>0,0682510194</text:p>
          </table:table-cell>
          <table:table-cell table:formula="of:=0.1*COS(SQRT(1000)*[.A372])" office:value-type="float" office:value="0.0694768951668914" calcext:value-type="float">
            <text:p>0,0694768952</text:p>
          </table:table-cell>
        </table:table-row>
        <table:table-row table:style-name="ro1">
          <table:table-cell office:value-type="float" office:value="0.373" calcext:value-type="float">
            <text:p>0,373</text:p>
          </table:table-cell>
          <table:table-cell office:value-type="float" office:value="0.0705270171799681" calcext:value-type="float">
            <text:p>0,0705270172</text:p>
          </table:table-cell>
          <table:table-cell table:formula="of:=0.1*COS(SQRT(1000)*[.A373])" office:value-type="float" office:value="0.0717161950024425" calcext:value-type="float">
            <text:p>0,071716195</text:p>
          </table:table-cell>
        </table:table-row>
        <table:table-row table:style-name="ro1">
          <table:table-cell office:value-type="float" office:value="0.374" calcext:value-type="float">
            <text:p>0,374</text:p>
          </table:table-cell>
          <table:table-cell office:value-type="float" office:value="0.0727325055970318" calcext:value-type="float">
            <text:p>0,0727325056</text:p>
          </table:table-cell>
          <table:table-cell table:formula="of:=0.1*COS(SQRT(1000)*[.A374])" office:value-type="float" office:value="0.0738837846191417" calcext:value-type="float">
            <text:p>0,0738837846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0.0748652796870802" calcext:value-type="float">
            <text:p>0,0748652797</text:p>
          </table:table-cell>
          <table:table-cell table:formula="of:=0.1*COS(SQRT(1000)*[.A375])" office:value-type="float" office:value="0.0759774966079984" calcext:value-type="float">
            <text:p>0,0759774966</text:p>
          </table:table-cell>
        </table:table-row>
        <table:table-row table:style-name="ro1">
          <table:table-cell office:value-type="float" office:value="0.376" calcext:value-type="float">
            <text:p>0,376</text:p>
          </table:table-cell>
          <table:table-cell office:value-type="float" office:value="0.0769232072090836" calcext:value-type="float">
            <text:p>0,0769232072</text:p>
          </table:table-cell>
          <table:table-cell table:formula="of:=0.1*COS(SQRT(1000)*[.A376])" office:value-type="float" office:value="0.0779952374314943" calcext:value-type="float">
            <text:p>0,0779952374</text:p>
          </table:table-cell>
        </table:table-row>
        <table:table-row table:style-name="ro1">
          <table:table-cell office:value-type="float" office:value="0.377" calcext:value-type="float">
            <text:p>0,377</text:p>
          </table:table-cell>
          <table:table-cell office:value-type="float" office:value="0.0789042307498732" calcext:value-type="float">
            <text:p>0,0789042307</text:p>
          </table:table-cell>
          <table:table-cell table:formula="of:=0.1*COS(SQRT(1000)*[.A377])" office:value-type="float" office:value="0.079934989516945" calcext:value-type="float">
            <text:p>0,0799349895</text:p>
          </table:table-cell>
        </table:table-row>
        <table:table-row table:style-name="ro1">
          <table:table-cell office:value-type="float" office:value="0.378" calcext:value-type="float">
            <text:p>0,378</text:p>
          </table:table-cell>
          <table:table-cell office:value-type="float" office:value="0.0808063697810403" calcext:value-type="float">
            <text:p>0,0808063698</text:p>
          </table:table-cell>
          <table:table-cell table:formula="of:=0.1*COS(SQRT(1000)*[.A378])" office:value-type="float" office:value="0.0817948132739059" calcext:value-type="float">
            <text:p>0,0817948133</text:p>
          </table:table-cell>
        </table:table-row>
        <table:table-row table:style-name="ro1">
          <table:table-cell office:value-type="float" office:value="0.379" calcext:value-type="float">
            <text:p>0,379</text:p>
          </table:table-cell>
          <table:table-cell office:value-type="float" office:value="0.0826277226389697" calcext:value-type="float">
            <text:p>0,0826277226</text:p>
          </table:table-cell>
          <table:table-cell table:formula="of:=0.1*COS(SQRT(1000)*[.A379])" office:value-type="float" office:value="0.0835728490336001" calcext:value-type="float">
            <text:p>0,083572849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0843664684260279" calcext:value-type="float">
            <text:p>0,0843664684</text:p>
          </table:table-cell>
          <table:table-cell table:formula="of:=0.1*COS(SQRT(1000)*[.A380])" office:value-type="float" office:value="0.0852673189084327" calcext:value-type="float">
            <text:p>0,0852673189</text:p>
          </table:table-cell>
        </table:table-row>
        <table:table-row table:style-name="ro1">
          <table:table-cell office:value-type="float" office:value="0.381" calcext:value-type="float">
            <text:p>0,381</text:p>
          </table:table-cell>
          <table:table-cell office:value-type="float" office:value="0.0860208688310056" calcext:value-type="float">
            <text:p>0,0860208688</text:p>
          </table:table-cell>
          <table:table-cell table:formula="of:=0.1*COS(SQRT(1000)*[.A381])" office:value-type="float" office:value="0.0868765285697299" calcext:value-type="float">
            <text:p>0,0868765286</text:p>
          </table:table-cell>
        </table:table-row>
        <table:table-row table:style-name="ro1">
          <table:table-cell office:value-type="float" office:value="0.382" calcext:value-type="float">
            <text:p>0,382</text:p>
          </table:table-cell>
          <table:table-cell office:value-type="float" office:value="0.0875892698669945" calcext:value-type="float">
            <text:p>0,0875892699</text:p>
          </table:table-cell>
          <table:table-cell table:formula="of:=0.1*COS(SQRT(1000)*[.A382])" office:value-type="float" office:value="0.0883988689419267" calcext:value-type="float">
            <text:p>0,0883988689</text:p>
          </table:table-cell>
        </table:table-row>
        <table:table-row table:style-name="ro1">
          <table:table-cell office:value-type="float" office:value="0.383" calcext:value-type="float">
            <text:p>0,383</text:p>
          </table:table-cell>
          <table:table-cell office:value-type="float" office:value="0.089070103524961" calcext:value-type="float">
            <text:p>0,0890701035</text:p>
          </table:table-cell>
          <table:table-cell table:formula="of:=0.1*COS(SQRT(1000)*[.A383])" office:value-type="float" office:value="0.0898328178115086" calcext:value-type="float">
            <text:p>0,0898328178</text:p>
          </table:table-cell>
        </table:table-row>
        <table:table-row table:style-name="ro1">
          <table:table-cell office:value-type="float" office:value="0.384" calcext:value-type="float">
            <text:p>0,384</text:p>
          </table:table-cell>
          <table:table-cell office:value-type="float" office:value="0.0904618893413628" calcext:value-type="float">
            <text:p>0,0904618893</text:p>
          </table:table-cell>
          <table:table-cell table:formula="of:=0.1*COS(SQRT(1000)*[.A384])" office:value-type="float" office:value="0.0911769413490975" calcext:value-type="float">
            <text:p>0,0911769413</text:p>
          </table:table-cell>
        </table:table-row>
        <table:table-row table:style-name="ro1">
          <table:table-cell office:value-type="float" office:value="0.385" calcext:value-type="float">
            <text:p>0,385</text:p>
          </table:table-cell>
          <table:table-cell office:value-type="float" office:value="0.0917632358782432" calcext:value-type="float">
            <text:p>0,0917632359</text:p>
          </table:table-cell>
          <table:table-cell table:formula="of:=0.1*COS(SQRT(1000)*[.A385])" office:value-type="float" office:value="0.0924298955431625" calcext:value-type="float">
            <text:p>0,0924298955</text:p>
          </table:table-cell>
        </table:table-row>
        <table:table-row table:style-name="ro1">
          <table:table-cell office:value-type="float" office:value="0.386" calcext:value-type="float">
            <text:p>0,386</text:p>
          </table:table-cell>
          <table:table-cell office:value-type="float" office:value="0.0929728421143205" calcext:value-type="float">
            <text:p>0,0929728421</text:p>
          </table:table-cell>
          <table:table-cell table:formula="of:=0.1*COS(SQRT(1000)*[.A386])" office:value-type="float" office:value="0.0935904275439189" calcext:value-type="float">
            <text:p>0,0935904275</text:p>
          </table:table-cell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940894987456847" calcext:value-type="float">
            <text:p>0,0940894987</text:p>
          </table:table-cell>
          <table:table-cell table:formula="of:=0.1*COS(SQRT(1000)*[.A387])" office:value-type="float" office:value="0.0946573769160737" calcext:value-type="float">
            <text:p>0,0946573769</text:p>
          </table:table-cell>
        </table:table-row>
        <table:table-row table:style-name="ro1">
          <table:table-cell office:value-type="float" office:value="0.388" calcext:value-type="float">
            <text:p>0,388</text:p>
          </table:table-cell>
          <table:table-cell office:value-type="float" office:value="0.0951120893947987" calcext:value-type="float">
            <text:p>0,0951120894</text:p>
          </table:table-cell>
          <table:table-cell table:formula="of:=0.1*COS(SQRT(1000)*[.A388])" office:value-type="float" office:value="0.0956296767991642" calcext:value-type="float">
            <text:p>0,0956296768</text:p>
          </table:table-cell>
        </table:table-row>
        <table:table-row table:style-name="ro1">
          <table:table-cell office:value-type="float" office:value="0.389" calcext:value-type="float">
            <text:p>0,389</text:p>
          </table:table-cell>
          <table:table-cell office:value-type="float" office:value="0.0960395917265973" calcext:value-type="float">
            <text:p>0,0960395917</text:p>
          </table:table-cell>
          <table:table-cell table:formula="of:=0.1*COS(SQRT(1000)*[.A389])" office:value-type="float" office:value="0.0965063549743297" calcext:value-type="float">
            <text:p>0,096506355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0.0968710784705662" calcext:value-type="float">
            <text:p>0,0968710785</text:p>
          </table:table-cell>
          <table:table-cell table:formula="of:=0.1*COS(SQRT(1000)*[.A390])" office:value-type="float" office:value="0.097286534836449" calcext:value-type="float">
            <text:p>0,0972865348</text:p>
          </table:table-cell>
        </table:table-row>
        <table:table-row table:style-name="ro1">
          <table:table-cell office:value-type="float" office:value="0.391" calcext:value-type="float">
            <text:p>0,391</text:p>
          </table:table-cell>
          <table:table-cell office:value-type="float" office:value="0.0976057183477812" calcext:value-type="float">
            <text:p>0,0976057183</text:p>
          </table:table-cell>
          <table:table-cell table:formula="of:=0.1*COS(SQRT(1000)*[.A391])" office:value-type="float" office:value="0.0979694362706729" calcext:value-type="float">
            <text:p>0,0979694363</text:p>
          </table:table-cell>
        </table:table-row>
        <table:table-row table:style-name="ro1">
          <table:table-cell office:value-type="float" office:value="0.392" calcext:value-type="float">
            <text:p>0,392</text:p>
          </table:table-cell>
          <table:table-cell office:value-type="float" office:value="0.0982427769019792" calcext:value-type="float">
            <text:p>0,0982427769</text:p>
          </table:table-cell>
          <table:table-cell table:formula="of:=0.1*COS(SQRT(1000)*[.A392])" office:value-type="float" office:value="0.0985543764324736" calcext:value-type="float">
            <text:p>0,0985543764</text:p>
          </table:table-cell>
        </table:table-row>
        <table:table-row table:style-name="ro1">
          <table:table-cell office:value-type="float" office:value="0.393" calcext:value-type="float">
            <text:p>0,393</text:p>
          </table:table-cell>
          <table:table-cell office:value-type="float" office:value="0.0987816172338308" calcext:value-type="float">
            <text:p>0,0987816172</text:p>
          </table:table-cell>
          <table:table-cell table:formula="of:=0.1*COS(SQRT(1000)*[.A393])" office:value-type="float" office:value="0.0990407704304328" calcext:value-type="float">
            <text:p>0,0990407704</text:p>
          </table:table-cell>
        </table:table-row>
        <table:table-row table:style-name="ro1">
          <table:table-cell office:value-type="float" office:value="0.394" calcext:value-type="float">
            <text:p>0,394</text:p>
          </table:table-cell>
          <table:table-cell office:value-type="float" office:value="0.0992217006376805" calcext:value-type="float">
            <text:p>0,0992217006</text:p>
          </table:table-cell>
          <table:table-cell table:formula="of:=0.1*COS(SQRT(1000)*[.A394])" office:value-type="float" office:value="0.0994281319110841" calcext:value-type="float">
            <text:p>0,0994281319</text:p>
          </table:table-cell>
        </table:table-row>
        <table:table-row table:style-name="ro1">
          <table:table-cell office:value-type="float" office:value="0.395" calcext:value-type="float">
            <text:p>0,395</text:p>
          </table:table-cell>
          <table:table-cell office:value-type="float" office:value="0.0995625871401179" calcext:value-type="float">
            <text:p>0,0995625871</text:p>
          </table:table-cell>
          <table:table-cell table:formula="of:=0.1*COS(SQRT(1000)*[.A395])" office:value-type="float" office:value="0.0997160735452257" calcext:value-type="float">
            <text:p>0,0997160735</text:p>
          </table:table-cell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0.0998039359398409" calcext:value-type="float">
            <text:p>0,0998039359</text:p>
          </table:table-cell>
          <table:table-cell table:formula="of:=0.1*COS(SQRT(1000)*[.A396])" office:value-type="float" office:value="0.0999043074152178" calcext:value-type="float">
            <text:p>0,0999043074</text:p>
          </table:table-cell>
        </table:table-row>
        <table:table-row table:style-name="ro1">
          <table:table-cell office:value-type="float" office:value="0.397" calcext:value-type="float">
            <text:p>0,397</text:p>
          </table:table-cell>
          <table:table-cell office:value-type="float" office:value="0.0999455057483718" calcext:value-type="float">
            <text:p>0,0999455057</text:p>
          </table:table-cell>
          <table:table-cell table:formula="of:=0.1*COS(SQRT(1000)*[.A397])" office:value-type="float" office:value="0.0999926453028763" calcext:value-type="float">
            <text:p>0,0999926453</text:p>
          </table:table-cell>
        </table:table-row>
        <table:table-row table:style-name="ro1">
          <table:table-cell office:value-type="float" office:value="0.398" calcext:value-type="float">
            <text:p>0,398</text:p>
          </table:table-cell>
          <table:table-cell office:value-type="float" office:value="0.0999871550312858" calcext:value-type="float">
            <text:p>0,099987155</text:p>
          </table:table-cell>
          <table:table-cell table:formula="of:=0.1*COS(SQRT(1000)*[.A398])" office:value-type="float" office:value="0.0999809988776745" calcext:value-type="float">
            <text:p>0,0999809989</text:p>
          </table:table-cell>
        </table:table-row>
        <table:table-row table:style-name="ro1">
          <table:table-cell office:value-type="float" office:value="0.399" calcext:value-type="float">
            <text:p>0,399</text:p>
          </table:table-cell>
          <table:table-cell office:value-type="float" office:value="0.0999288421497095" calcext:value-type="float">
            <text:p>0,0999288421</text:p>
          </table:table-cell>
          <table:table-cell table:formula="of:=0.1*COS(SQRT(1000)*[.A399])" office:value-type="float" office:value="0.0998693797850672" calcext:value-type="float">
            <text:p>0,099869379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997706254019502" calcext:value-type="float">
            <text:p>0,0997706254</text:p>
          </table:table-cell>
          <table:table-cell table:formula="of:=0.1*COS(SQRT(1000)*[.A400])" office:value-type="float" office:value="0.0996578996348458" calcext:value-type="float">
            <text:p>0,0996578996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0.0995126629652111" calcext:value-type="float">
            <text:p>0,099512663</text:p>
          </table:table-cell>
          <table:table-cell table:formula="of:=0.1*COS(SQRT(1000)*[.A401])" office:value-type="float" office:value="0.0993467698895377" calcext:value-type="float">
            <text:p>0,0993467699</text:p>
          </table:table-cell>
        </table:table-row>
        <table:table-row table:style-name="ro1">
          <table:table-cell office:value-type="float" office:value="0.402" calcext:value-type="float">
            <text:p>0,402</text:p>
          </table:table-cell>
          <table:table-cell office:value-type="float" office:value="0.0991552127374545" calcext:value-type="float">
            <text:p>0,0991552127</text:p>
          </table:table-cell>
          <table:table-cell table:formula="of:=0.1*COS(SQRT(1000)*[.A402])" office:value-type="float" office:value="0.0989363016529616" calcext:value-type="float">
            <text:p>0,0989363017</text:p>
          </table:table-cell>
        </table:table-row>
        <table:table-row table:style-name="ro1">
          <table:table-cell office:value-type="float" office:value="0.403" calcext:value-type="float">
            <text:p>0,403</text:p>
          </table:table-cell>
          <table:table-cell office:value-type="float" office:value="0.0986986320795681" calcext:value-type="float">
            <text:p>0,0986986321</text:p>
          </table:table-cell>
          <table:table-cell table:formula="of:=0.1*COS(SQRT(1000)*[.A403])" office:value-type="float" office:value="0.0984269053591495" calcext:value-type="float">
            <text:p>0,0984269054</text:p>
          </table:table-cell>
        </table:table-row>
        <table:table-row table:style-name="ro1">
          <table:table-cell office:value-type="float" office:value="0.404" calcext:value-type="float">
            <text:p>0,404</text:p>
          </table:table-cell>
          <table:table-cell office:value-type="float" office:value="0.098143377458093" calcext:value-type="float">
            <text:p>0,0981433775</text:p>
          </table:table-cell>
          <table:table-cell table:formula="of:=0.1*COS(SQRT(1000)*[.A404])" office:value-type="float" office:value="0.0978190903619469" calcext:value-type="float">
            <text:p>0,0978190904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  <table:table-cell office:value-type="float" office:value="0.0974900039888717" calcext:value-type="float">
            <text:p>0,097490004</text:p>
          </table:table-cell>
          <table:table-cell table:formula="of:=0.1*COS(SQRT(1000)*[.A405])" office:value-type="float" office:value="0.0971134644257016" calcext:value-type="float">
            <text:p>0,0971134644</text:p>
          </table:table-cell>
        </table:table-row>
        <table:table-row table:style-name="ro1">
          <table:table-cell office:value-type="float" office:value="0.406" calcext:value-type="float">
            <text:p>0,406</text:p>
          </table:table-cell>
          <table:table-cell office:value-type="float" office:value="0.0967391648820711" calcext:value-type="float">
            <text:p>0,0967391649</text:p>
          </table:table-cell>
          <table:table-cell table:formula="of:=0.1*COS(SQRT(1000)*[.A406])" office:value-type="float" office:value="0.0963107331175495" calcext:value-type="float">
            <text:p>0,0963107331</text:p>
          </table:table-cell>
        </table:table-row>
        <table:table-row table:style-name="ro1">
          <table:table-cell office:value-type="float" office:value="0.407" calcext:value-type="float">
            <text:p>0,407</text:p>
          </table:table-cell>
          <table:table-cell office:value-type="float" office:value="0.0958916107891349" calcext:value-type="float">
            <text:p>0,0958916108</text:p>
          </table:table-cell>
          <table:table-cell table:formula="of:=0.1*COS(SQRT(1000)*[.A407])" office:value-type="float" office:value="0.0954116991019068" calcext:value-type="float">
            <text:p>0,0954116991</text:p>
          </table:table-cell>
        </table:table-row>
        <table:table-row table:style-name="ro1">
          <table:table-cell office:value-type="float" office:value="0.408" calcext:value-type="float">
            <text:p>0,408</text:p>
          </table:table-cell>
          <table:table-cell office:value-type="float" office:value="0.0949481890523205" calcext:value-type="float">
            <text:p>0,0949481891</text:p>
          </table:table-cell>
          <table:table-cell table:formula="of:=0.1*COS(SQRT(1000)*[.A408])" office:value-type="float" office:value="0.0944172613378721" calcext:value-type="float">
            <text:p>0,0944172613</text:p>
          </table:table-cell>
        </table:table-row>
        <table:table-row table:style-name="ro1">
          <table:table-cell office:value-type="float" office:value="0.409" calcext:value-type="float">
            <text:p>0,409</text:p>
          </table:table-cell>
          <table:table-cell office:value-type="float" office:value="0.0939098428575683" calcext:value-type="float">
            <text:p>0,0939098429</text:p>
          </table:table-cell>
          <table:table-cell table:formula="of:=0.1*COS(SQRT(1000)*[.A409])" office:value-type="float" office:value="0.0933284141803423" calcext:value-type="float">
            <text:p>0,0933284142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0927776102915514" calcext:value-type="float">
            <text:p>0,0927776103</text:p>
          </table:table-cell>
          <table:table-cell table:formula="of:=0.1*COS(SQRT(1000)*[.A410])" office:value-type="float" office:value="0.0921462463857408" calcext:value-type="float">
            <text:p>0,0921462464</text:p>
          </table:table-cell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0.0915526233038483" calcext:value-type="float">
            <text:p>0,0915526233</text:p>
          </table:table-cell>
          <table:table-cell table:formula="of:=0.1*COS(SQRT(1000)*[.A411])" office:value-type="float" office:value="0.0908719400233514" calcext:value-type="float">
            <text:p>0,09087194</text:p>
          </table:table-cell>
        </table:table-row>
        <table:table-row table:style-name="ro1">
          <table:table-cell office:value-type="float" office:value="0.412" calcext:value-type="float">
            <text:p>0,412</text:p>
          </table:table-cell>
          <table:table-cell office:value-type="float" office:value="0.0902361065752766" calcext:value-type="float">
            <text:p>0,0902361066</text:p>
          </table:table-cell>
          <table:table-cell table:formula="of:=0.1*COS(SQRT(1000)*[.A412])" office:value-type="float" office:value="0.089506769293348" calcext:value-type="float">
            <text:p>0,0895067693</text:p>
          </table:table-cell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0.088829376293518" calcext:value-type="float">
            <text:p>0,0888293763</text:p>
          </table:table-cell>
          <table:table-cell table:formula="of:=0.1*COS(SQRT(1000)*[.A413])" office:value-type="float" office:value="0.0880520992527" calcext:value-type="float">
            <text:p>0,0880520993</text:p>
          </table:table-cell>
        </table:table-row>
        <table:table-row table:style-name="ro1">
          <table:table-cell office:value-type="float" office:value="0.414" calcext:value-type="float">
            <text:p>0,414</text:p>
          </table:table-cell>
          <table:table-cell office:value-type="float" office:value="0.0873338388372594" calcext:value-type="float">
            <text:p>0,0873338388</text:p>
          </table:table-cell>
          <table:table-cell table:formula="of:=0.1*COS(SQRT(1000)*[.A414])" office:value-type="float" office:value="0.0865093844502297" calcext:value-type="float">
            <text:p>0,0865093845</text:p>
          </table:table-cell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0.0857509893701663" calcext:value-type="float">
            <text:p>0,0857509894</text:p>
          </table:table-cell>
          <table:table-cell table:formula="of:=0.1*COS(SQRT(1000)*[.A415])" office:value-type="float" office:value="0.0848801674721842" calcext:value-type="float">
            <text:p>0,0848801675</text:p>
          </table:table-cell>
        </table:table-row>
        <table:table-row table:style-name="ro1">
          <table:table-cell office:value-type="float" office:value="0.416" calcext:value-type="float">
            <text:p>0,416</text:p>
          </table:table-cell>
          <table:table-cell office:value-type="float" office:value="0.0840824103460923" calcext:value-type="float">
            <text:p>0,0840824103</text:p>
          </table:table-cell>
          <table:table-cell table:formula="of:=0.1*COS(SQRT(1000)*[.A416])" office:value-type="float" office:value="0.0831660773997781" calcext:value-type="float">
            <text:p>0,0831660774</text:p>
          </table:table-cell>
        </table:table-row>
        <table:table-row table:style-name="ro1">
          <table:table-cell office:value-type="float" office:value="0.417" calcext:value-type="float">
            <text:p>0,417</text:p>
          </table:table-cell>
          <table:table-cell office:value-type="float" office:value="0.0823297699270209" calcext:value-type="float">
            <text:p>0,0823297699</text:p>
          </table:table-cell>
          <table:table-cell table:formula="of:=0.1*COS(SQRT(1000)*[.A417])" office:value-type="float" office:value="0.0813688281802475" calcext:value-type="float">
            <text:p>0,0813688282</text:p>
          </table:table-cell>
        </table:table-row>
        <table:table-row table:style-name="ro1">
          <table:table-cell office:value-type="float" office:value="0.418" calcext:value-type="float">
            <text:p>0,418</text:p>
          </table:table-cell>
          <table:table-cell office:value-type="float" office:value="0.0804948203153207" calcext:value-type="float">
            <text:p>0,0804948203</text:p>
          </table:table-cell>
          <table:table-cell table:formula="of:=0.1*COS(SQRT(1000)*[.A418])" office:value-type="float" office:value="0.0794902169130465" calcext:value-type="float">
            <text:p>0,0794902169</text:p>
          </table:table-cell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float" office:value="0.0785793960019805" calcext:value-type="float">
            <text:p>0,078579396</text:p>
          </table:table-cell>
          <table:table-cell table:formula="of:=0.1*COS(SQRT(1000)*[.A419])" office:value-type="float" office:value="0.0775321220528962" calcext:value-type="float">
            <text:p>0,0775321221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0765854119325774" calcext:value-type="float">
            <text:p>0,0765854119</text:p>
          </table:table-cell>
          <table:table-cell table:formula="of:=0.1*COS(SQRT(1000)*[.A420])" office:value-type="float" office:value="0.075496501531488" calcext:value-type="float">
            <text:p>0,0754965015</text:p>
          </table:table-cell>
        </table:table-row>
        <table:table-row table:style-name="ro1">
          <table:table-cell office:value-type="float" office:value="0.421" calcext:value-type="float">
            <text:p>0,421</text:p>
          </table:table-cell>
          <table:table-cell office:value-type="float" office:value="0.0745148615928093" calcext:value-type="float">
            <text:p>0,0745148616</text:p>
          </table:table-cell>
          <table:table-cell table:formula="of:=0.1*COS(SQRT(1000)*[.A421])" office:value-type="float" office:value="0.0733853907997137" calcext:value-type="float">
            <text:p>0,0733853908</text:p>
          </table:table-cell>
        </table:table-row>
        <table:table-row table:style-name="ro1">
          <table:table-cell office:value-type="float" office:value="0.422" calcext:value-type="float">
            <text:p>0,422</text:p>
          </table:table-cell>
          <table:table-cell office:value-type="float" office:value="0.0723698150155079" calcext:value-type="float">
            <text:p>0,072369815</text:p>
          </table:table-cell>
          <table:table-cell table:formula="of:=0.1*COS(SQRT(1000)*[.A422])" office:value-type="float" office:value="0.0712009007923851" calcext:value-type="float">
            <text:p>0,0712009008</text:p>
          </table:table-cell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0.0701524167111226" calcext:value-type="float">
            <text:p>0,0701524167</text:p>
          </table:table-cell>
          <table:table-cell table:formula="of:=0.1*COS(SQRT(1000)*[.A423])" office:value-type="float" office:value="0.0689452158174748" calcext:value-type="float">
            <text:p>0,0689452158</text:p>
          </table:table-cell>
        </table:table-row>
        <table:table-row table:style-name="ro1">
          <table:table-cell office:value-type="float" office:value="0.424" calcext:value-type="float">
            <text:p>0,424</text:p>
          </table:table-cell>
          <table:table-cell office:value-type="float" office:value="0.067864883523747" calcext:value-type="float">
            <text:p>0,0678648835</text:p>
          </table:table-cell>
          <table:table-cell table:formula="of:=0.1*COS(SQRT(1000)*[.A424])" office:value-type="float" office:value="0.0666205913719899" calcext:value-type="float">
            <text:p>0,0666205914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0.065509502414828" calcext:value-type="float">
            <text:p>0,0655095024</text:p>
          </table:table-cell>
          <table:table-cell table:formula="of:=0.1*COS(SQRT(1000)*[.A425])" office:value-type="float" office:value="0.0642293518866642" calcext:value-type="float">
            <text:p>0,0642293519</text:p>
          </table:table-cell>
        </table:table-row>
        <table:table-row table:style-name="ro1">
          <table:table-cell office:value-type="float" office:value="0.426" calcext:value-type="float">
            <text:p>0,426</text:p>
          </table:table-cell>
          <table:table-cell office:value-type="float" office:value="0.0630886281767764" calcext:value-type="float">
            <text:p>0,0630886282</text:p>
          </table:table-cell>
          <table:table-cell table:formula="of:=0.1*COS(SQRT(1000)*[.A426])" office:value-type="float" office:value="0.0617738884017191" calcext:value-type="float">
            <text:p>0,0617738884</text:p>
          </table:table-cell>
        </table:table-row>
        <table:table-row table:style-name="ro1">
          <table:table-cell office:value-type="float" office:value="0.427" calcext:value-type="float">
            <text:p>0,427</text:p>
          </table:table-cell>
          <table:table-cell office:value-type="float" office:value="0.0606046810787631" calcext:value-type="float">
            <text:p>0,0606046811</text:p>
          </table:table-cell>
          <table:table-cell table:formula="of:=0.1*COS(SQRT(1000)*[.A427])" office:value-type="float" office:value="0.059256656176025" calcext:value-type="float">
            <text:p>0,0592566562</text:p>
          </table:table-cell>
        </table:table-row>
        <table:table-row table:style-name="ro1">
          <table:table-cell office:value-type="float" office:value="0.428" calcext:value-type="float">
            <text:p>0,428</text:p>
          </table:table-cell>
          <table:table-cell office:value-type="float" office:value="0.0580601444470544" calcext:value-type="float">
            <text:p>0,0580601444</text:p>
          </table:table-cell>
          <table:table-cell table:formula="of:=0.1*COS(SQRT(1000)*[.A428])" office:value-type="float" office:value="0.0566801722320447" calcext:value-type="float">
            <text:p>0,0566801722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0.055457562182307" calcext:value-type="float">
            <text:p>0,0554575622</text:p>
          </table:table-cell>
          <table:table-cell table:formula="of:=0.1*COS(SQRT(1000)*[.A429])" office:value-type="float" office:value="0.0540470128390229" calcext:value-type="float">
            <text:p>0,0540470128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0527995362163025" calcext:value-type="float">
            <text:p>0,0527995362</text:p>
          </table:table-cell>
          <table:table-cell table:formula="of:=0.1*COS(SQRT(1000)*[.A430])" office:value-type="float" office:value="0.0513598109369294" calcext:value-type="float">
            <text:p>0,0513598109</text:p>
          </table:table-cell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0.0500887239106667" calcext:value-type="float">
            <text:p>0,0500887239</text:p>
          </table:table-cell>
          <table:table-cell table:formula="of:=0.1*COS(SQRT(1000)*[.A431])" office:value-type="float" office:value="0.0486212535037407" calcext:value-type="float">
            <text:p>0,0486212535</text:p>
          </table:table-cell>
        </table:table-row>
        <table:table-row table:style-name="ro1">
          <table:table-cell office:value-type="float" office:value="0.432" calcext:value-type="float">
            <text:p>0,432</text:p>
          </table:table-cell>
          <table:table-cell office:value-type="float" office:value="0.0473278354001714" calcext:value-type="float">
            <text:p>0,0473278354</text:p>
          </table:table-cell>
          <table:table-cell table:formula="of:=0.1*COS(SQRT(1000)*[.A432])" office:value-type="float" office:value="0.0458340788686841" calcext:value-type="float">
            <text:p>0,0458340789</text:p>
          </table:table-cell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0.0445196308832775" calcext:value-type="float">
            <text:p>0,0445196309</text:p>
          </table:table-cell>
          <table:table-cell table:formula="of:=0.1*COS(SQRT(1000)*[.A433])" office:value-type="float" office:value="0.0430010739741384" calcext:value-type="float">
            <text:p>0,043001074</text:p>
          </table:table-cell>
        </table:table-row>
        <table:table-row table:style-name="ro1">
          <table:table-cell office:value-type="float" office:value="0.434" calcext:value-type="float">
            <text:p>0,434</text:p>
          </table:table-cell>
          <table:table-cell office:value-type="float" office:value="0.0416669178626263" calcext:value-type="float">
            <text:p>0,0416669179</text:p>
          </table:table-cell>
          <table:table-cell table:formula="of:=0.1*COS(SQRT(1000)*[.A434])" office:value-type="float" office:value="0.0401250715889218" calcext:value-type="float">
            <text:p>0,0401250716</text:p>
          </table:table-cell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0.0387725483382384" calcext:value-type="float">
            <text:p>0,0387725483</text:p>
          </table:table-cell>
          <table:table-cell table:formula="of:=0.1*COS(SQRT(1000)*[.A435])" office:value-type="float" office:value="0.0372089474757608" calcext:value-type="float">
            <text:p>0,0372089475</text:p>
          </table:table-cell>
        </table:table-row>
        <table:table-row table:style-name="ro1">
          <table:table-cell office:value-type="float" office:value="0.436" calcext:value-type="float">
            <text:p>0,436</text:p>
          </table:table-cell>
          <table:table-cell office:value-type="float" office:value="0.0358394159562266" calcext:value-type="float">
            <text:p>0,035839416</text:p>
          </table:table-cell>
          <table:table-cell table:formula="of:=0.1*COS(SQRT(1000)*[.A436])" office:value-type="float" office:value="0.0342556175157664" calcext:value-type="float">
            <text:p>0,0342556175</text:p>
          </table:table-cell>
        </table:table-row>
        <table:table-row table:style-name="ro1">
          <table:table-cell office:value-type="float" office:value="0.437" calcext:value-type="float">
            <text:p>0,437</text:p>
          </table:table-cell>
          <table:table-cell office:value-type="float" office:value="0.0328704531158732" calcext:value-type="float">
            <text:p>0,0328704531</text:p>
          </table:table-cell>
          <table:table-cell table:formula="of:=0.1*COS(SQRT(1000)*[.A437])" office:value-type="float" office:value="0.0312680347927957" calcext:value-type="float">
            <text:p>0,0312680348</text:p>
          </table:table-cell>
        </table:table-row>
        <table:table-row table:style-name="ro1">
          <table:table-cell office:value-type="float" office:value="0.438" calcext:value-type="float">
            <text:p>0,438</text:p>
          </table:table-cell>
          <table:table-cell office:value-type="float" office:value="0.0298686280379634" calcext:value-type="float">
            <text:p>0,029868628</text:p>
          </table:table-cell>
          <table:table-cell table:formula="of:=0.1*COS(SQRT(1000)*[.A438])" office:value-type="float" office:value="0.028249186640615" calcext:value-type="float">
            <text:p>0,0282491866</text:p>
          </table:table-cell>
        </table:table-row>
        <table:table-row table:style-name="ro1">
          <table:table-cell office:value-type="float" office:value="0.439" calcext:value-type="float">
            <text:p>0,439</text:p>
          </table:table-cell>
          <table:table-cell office:value-type="float" office:value="0.0268369417973062" calcext:value-type="float">
            <text:p>0,0268369418</text:p>
          </table:table-cell>
          <table:table-cell table:formula="of:=0.1*COS(SQRT(1000)*[.A439])" office:value-type="float" office:value="0.0252020916558141" calcext:value-type="float">
            <text:p>0,025202091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0237784253224103" calcext:value-type="float">
            <text:p>0,0237784253</text:p>
          </table:table-cell>
          <table:table-cell table:formula="of:=0.1*COS(SQRT(1000)*[.A440])" office:value-type="float" office:value="0.0221297966794617" calcext:value-type="float">
            <text:p>0,0221297967</text:p>
          </table:table-cell>
        </table:table-row>
        <table:table-row table:style-name="ro1">
          <table:table-cell office:value-type="float" office:value="0.441" calcext:value-type="float">
            <text:p>0,441</text:p>
          </table:table-cell>
          <table:table-cell office:value-type="float" office:value="0.0206961363653126" calcext:value-type="float">
            <text:p>0,0206961364</text:p>
          </table:table-cell>
          <table:table-cell table:formula="of:=0.1*COS(SQRT(1000)*[.A441])" office:value-type="float" office:value="0.019035373750518" calcext:value-type="float">
            <text:p>0,0190353738</text:p>
          </table:table-cell>
        </table:table-row>
        <table:table-row table:style-name="ro1">
          <table:table-cell office:value-type="float" office:value="0.442" calcext:value-type="float">
            <text:p>0,442</text:p>
          </table:table-cell>
          <table:table-cell office:value-type="float" office:value="0.0175931564445904" calcext:value-type="float">
            <text:p>0,0175931564</text:p>
          </table:table-cell>
          <table:table-cell table:formula="of:=0.1*COS(SQRT(1000)*[.A442])" office:value-type="float" office:value="0.0159219170340522" calcext:value-type="float">
            <text:p>0,015921917</text:p>
          </table:table-cell>
        </table:table-row>
        <table:table-row table:style-name="ro1">
          <table:table-cell office:value-type="float" office:value="0.443" calcext:value-type="float">
            <text:p>0,443</text:p>
          </table:table-cell>
          <table:table-cell office:value-type="float" office:value="0.0144725877646135" calcext:value-type="float">
            <text:p>0,0144725878</text:p>
          </table:table-cell>
          <table:table-cell table:formula="of:=0.1*COS(SQRT(1000)*[.A443])" office:value-type="float" office:value="0.0127925397273344" calcext:value-type="float">
            <text:p>0,0127925397</text:p>
          </table:table-cell>
        </table:table-row>
        <table:table-row table:style-name="ro1">
          <table:table-cell office:value-type="float" office:value="0.444" calcext:value-type="float">
            <text:p>0,444</text:p>
          </table:table-cell>
          <table:table-cell office:value-type="float" office:value="0.0113375501141145" calcext:value-type="float">
            <text:p>0,0113375501</text:p>
          </table:table-cell>
          <table:table-cell table:formula="of:=0.1*COS(SQRT(1000)*[.A444])" office:value-type="float" office:value="0.0096503709468989" calcext:value-type="float">
            <text:p>0,0096503709</text:p>
          </table:table-cell>
        </table:table-row>
        <table:table-row table:style-name="ro1">
          <table:table-cell office:value-type="float" office:value="0.445" calcext:value-type="float">
            <text:p>0,445</text:p>
          </table:table-cell>
          <table:table-cell office:value-type="float" office:value="0.00819117774718062" calcext:value-type="float">
            <text:p>0,0081911777</text:p>
          </table:table-cell>
          <table:table-cell table:formula="of:=0.1*COS(SQRT(1000)*[.A445])" office:value-type="float" office:value="0.00649855259968706" calcext:value-type="float">
            <text:p>0,0064985526</text:p>
          </table:table-cell>
        </table:table-row>
        <table:table-row table:style-name="ro1">
          <table:table-cell office:value-type="float" office:value="0.446" calcext:value-type="float">
            <text:p>0,446</text:p>
          </table:table-cell>
          <table:table-cell office:value-type="float" office:value="0.00503661624978213" calcext:value-type="float">
            <text:p>0,0050366162</text:p>
          </table:table-cell>
          <table:table-cell table:formula="of:=0.1*COS(SQRT(1000)*[.A446])" office:value-type="float" office:value="0.00334023624140372" calcext:value-type="float">
            <text:p>0,0033402362</text:p>
          </table:table-cell>
        </table:table-row>
        <table:table-row table:style-name="ro1">
          <table:table-cell office:value-type="float" office:value="0.447" calcext:value-type="float">
            <text:p>0,447</text:p>
          </table:table-cell>
          <table:table-cell office:value-type="float" office:value="0.00187701939497322" calcext:value-type="float">
            <text:p>0,0018770194</text:p>
          </table:table-cell>
          <table:table-cell table:formula="of:=0.1*COS(SQRT(1000)*[.A447])" office:value-type="float" office:value="0.000178579925222711" calcext:value-type="float">
            <text:p>0,000178579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office:value-type="float" office:value="-0.00128445401009311" calcext:value-type="float">
            <text:p>-0,001284454</text:p>
          </table:table-cell>
          <table:table-cell table:formula="of:=0.1*COS(SQRT(1000)*[.A448])" office:value-type="float" office:value="-0.00298325495600253" calcext:value-type="float">
            <text:p>-0,002983255</text:p>
          </table:table-cell>
        </table:table-row>
        <table:table-row table:style-name="ro1">
          <table:table-cell office:value-type="float" office:value="0.449" calcext:value-type="float">
            <text:p>0,449</text:p>
          </table:table-cell>
          <table:table-cell office:value-type="float" office:value="-0.00444464328218259" calcext:value-type="float">
            <text:p>-0,0044446433</text:p>
          </table:table-cell>
          <table:table-cell table:formula="of:=0.1*COS(SQRT(1000)*[.A449])" office:value-type="float" office:value="-0.00614210683086789" calcext:value-type="float">
            <text:p>-0,006142106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760038902187299" calcext:value-type="float">
            <text:p>-0,007600389</text:p>
          </table:table-cell>
          <table:table-cell table:formula="of:=0.1*COS(SQRT(1000)*[.A450])" office:value-type="float" office:value="-0.00929481711072773" calcext:value-type="float">
            <text:p>-0,0092948171</text:p>
          </table:table-cell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-0.0107485362721639" calcext:value-type="float">
            <text:p>-0,0107485363</text:p>
          </table:table-cell>
          <table:table-cell table:formula="of:=0.1*COS(SQRT(1000)*[.A451])" office:value-type="float" office:value="-0.0124382333480193" calcext:value-type="float">
            <text:p>-0,0124382333</text:p>
          </table:table-cell>
        </table:table-row>
        <table:table-row table:style-name="ro1">
          <table:table-cell office:value-type="float" office:value="0.452" calcext:value-type="float">
            <text:p>0,452</text:p>
          </table:table-cell>
          <table:table-cell office:value-type="float" office:value="-0.013885937672645" calcext:value-type="float">
            <text:p>-0,0138859377</text:p>
          </table:table-cell>
          <table:table-cell table:formula="of:=0.1*COS(SQRT(1000)*[.A452])" office:value-type="float" office:value="-0.0155692123884475" calcext:value-type="float">
            <text:p>-0,0155692124</text:p>
          </table:table-cell>
        </table:table-row>
        <table:table-row table:style-name="ro1">
          <table:table-cell office:value-type="float" office:value="0.453000000000001" calcext:value-type="float">
            <text:p>0,453</text:p>
          </table:table-cell>
          <table:table-cell office:value-type="float" office:value="-0.0170094566060703" calcext:value-type="float">
            <text:p>-0,0170094566</text:p>
          </table:table-cell>
          <table:table-cell table:formula="of:=0.1*COS(SQRT(1000)*[.A453])" office:value-type="float" office:value="-0.0186846235138783" calcext:value-type="float">
            <text:p>-0,0186846235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  <table:table-cell office:value-type="float" office:value="-0.0232023731197128" calcext:value-type="float">
            <text:p>-0,0232023731</text:p>
          </table:table-cell>
          <table:table-cell table:formula="of:=0.1*COS(SQRT(1000)*[.A454])" office:value-type="float" office:value="-0.0248563000951917" calcext:value-type="float">
            <text:p>-0,0248563001</text:p>
          </table:table-cell>
        </table:table-row>
        <table:table-row table:style-name="ro1">
          <table:table-cell office:value-type="float" office:value="0.456" calcext:value-type="float">
            <text:p>0,456</text:p>
          </table:table-cell>
          <table:table-cell office:value-type="float" office:value="-0.0262655793312586" calcext:value-type="float">
            <text:p>-0,0262655793</text:p>
          </table:table-cell>
          <table:table-cell table:formula="of:=0.1*COS(SQRT(1000)*[.A455])" office:value-type="float" office:value="-0.0279063943887821" calcext:value-type="float">
            <text:p>-0,0279063944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  <table:table-cell office:value-type="float" office:value="-0.0293025265282267" calcext:value-type="float">
            <text:p>-0,0293025265</text:p>
          </table:table-cell>
          <table:table-cell table:formula="of:=0.1*COS(SQRT(1000)*[.A456])" office:value-type="float" office:value="-0.030928584613439" calcext:value-type="float">
            <text:p>-0,0309285846</text:p>
          </table:table-cell>
        </table:table-row>
        <table:table-row table:style-name="ro1">
          <table:table-cell office:value-type="float" office:value="0.458" calcext:value-type="float">
            <text:p>0,458</text:p>
          </table:table-cell>
          <table:table-cell office:value-type="float" office:value="-0.0323101785224673" calcext:value-type="float">
            <text:p>-0,0323101785</text:p>
          </table:table-cell>
          <table:table-cell table:formula="of:=0.1*COS(SQRT(1000)*[.A457])" office:value-type="float" office:value="-0.0339198488307788" calcext:value-type="float">
            <text:p>-0,0339198488</text:p>
          </table:table-cell>
        </table:table-row>
        <table:table-row table:style-name="ro1">
          <table:table-cell office:value-type="float" office:value="0.459" calcext:value-type="float">
            <text:p>0,459</text:p>
          </table:table-cell>
          <table:table-cell office:value-type="float" office:value="-0.0352855284137112" calcext:value-type="float">
            <text:p>-0,0352855284</text:p>
          </table:table-cell>
          <table:table-cell table:formula="of:=0.1*COS(SQRT(1000)*[.A458])" office:value-type="float" office:value="-0.0368771960258475" calcext:value-type="float">
            <text:p>-0,03687719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-0.0382256015957187" calcext:value-type="float">
            <text:p>-0,0382256016</text:p>
          </table:table-cell>
          <table:table-cell table:formula="of:=0.1*COS(SQRT(1000)*[.A459])" office:value-type="float" office:value="-0.0397976690978876" calcext:value-type="float">
            <text:p>-0,0397976691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-0.0411274587301424" calcext:value-type="float">
            <text:p>-0,0411274587</text:p>
          </table:table-cell>
          <table:table-cell table:formula="of:=0.1*COS(SQRT(1000)*[.A460])" office:value-type="float" office:value="-0.0426783478171919" calcext:value-type="float">
            <text:p>-0,0426783478</text:p>
          </table:table-cell>
        </table:table-row>
        <table:table-row table:style-name="ro1">
          <table:table-cell office:value-type="float" office:value="0.462" calcext:value-type="float">
            <text:p>0,462</text:p>
          </table:table-cell>
          <table:table-cell office:value-type="float" office:value="-0.0439881986851308" calcext:value-type="float">
            <text:p>-0,0439881987</text:p>
          </table:table-cell>
          <table:table-cell table:formula="of:=0.1*COS(SQRT(1000)*[.A461])" office:value-type="float" office:value="-0.0455163517450893" calcext:value-type="float">
            <text:p>-0,0455163517</text:p>
          </table:table-cell>
        </table:table-row>
        <table:table-row table:style-name="ro1">
          <table:table-cell office:value-type="float" office:value="0.463" calcext:value-type="float">
            <text:p>0,463</text:p>
          </table:table-cell>
          <table:table-cell office:value-type="float" office:value="-0.0468049614357352" calcext:value-type="float">
            <text:p>-0,0468049614</text:p>
          </table:table-cell>
          <table:table-cell table:formula="of:=0.1*COS(SQRT(1000)*[.A462])" office:value-type="float" office:value="-0.0483088431141445" calcext:value-type="float">
            <text:p>-0,0483088431</text:p>
          </table:table-cell>
        </table:table-row>
        <table:table-row table:style-name="ro1">
          <table:table-cell office:value-type="float" office:value="0.464" calcext:value-type="float">
            <text:p>0,464</text:p>
          </table:table-cell>
          <table:table-cell office:value-type="float" office:value="-0.0495749309232196" calcext:value-type="float">
            <text:p>-0,0495749309</text:p>
          </table:table-cell>
          <table:table-cell table:formula="of:=0.1*COS(SQRT(1000)*[.A463])" office:value-type="float" office:value="-0.0510530296656883" calcext:value-type="float">
            <text:p>-0,0510530297</text:p>
          </table:table-cell>
        </table:table-row>
        <table:table-row table:style-name="ro1">
          <table:table-cell office:value-type="float" office:value="0.465" calcext:value-type="float">
            <text:p>0,465</text:p>
          </table:table-cell>
          <table:table-cell office:value-type="float" office:value="-0.0522953378704159" calcext:value-type="float">
            <text:p>-0,0522953379</text:p>
          </table:table-cell>
          <table:table-cell table:formula="of:=0.1*COS(SQRT(1000)*[.A464])" office:value-type="float" office:value="-0.0537461674418438" calcext:value-type="float">
            <text:p>-0,0537461674</text:p>
          </table:table-cell>
        </table:table-row>
        <table:table-row table:style-name="ro1">
          <table:table-cell office:value-type="float" office:value="0.466" calcext:value-type="float">
            <text:p>0,466</text:p>
          </table:table-cell>
          <table:table-cell office:value-type="float" office:value="-0.0549634625503085" calcext:value-type="float">
            <text:p>-0,0549634626</text:p>
          </table:table-cell>
          <table:table-cell table:formula="of:=0.1*COS(SQRT(1000)*[.A465])" office:value-type="float" office:value="-0.0563855635292553" calcext:value-type="float">
            <text:p>-0,0563855635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-0.0575766375050822" calcext:value-type="float">
            <text:p>-0,0575766375</text:p>
          </table:table-cell>
          <table:table-cell table:formula="of:=0.1*COS(SQRT(1000)*[.A466])" office:value-type="float" office:value="-0.0589685787517781" calcext:value-type="float">
            <text:p>-0,0589685788</text:p>
          </table:table-cell>
        </table:table-row>
        <table:table-row table:style-name="ro1">
          <table:table-cell office:value-type="float" office:value="0.468" calcext:value-type="float">
            <text:p>0,468</text:p>
          </table:table-cell>
          <table:table-cell office:value-type="float" office:value="-0.0601322502129125" calcext:value-type="float">
            <text:p>-0,0601322502</text:p>
          </table:table-cell>
          <table:table-cell table:formula="of:=0.1*COS(SQRT(1000)*[.A467])" office:value-type="float" office:value="-0.0614926303094333" calcext:value-type="float">
            <text:p>-0,0614926303</text:p>
          </table:table-cell>
        </table:table-row>
        <table:table-row table:style-name="ro1">
          <table:table-cell office:value-type="float" office:value="0.469" calcext:value-type="float">
            <text:p>0,469</text:p>
          </table:table-cell>
          <table:table-cell office:value-type="float" office:value="-0.0626277456998352" calcext:value-type="float">
            <text:p>-0,0626277457</text:p>
          </table:table-cell>
          <table:table-cell table:formula="of:=0.1*COS(SQRT(1000)*[.A468])" office:value-type="float" office:value="-0.0639551943609943" calcext:value-type="float">
            <text:p>-0,0639551944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-0.0650606290940812" calcext:value-type="float">
            <text:p>-0,0650606291</text:p>
          </table:table-cell>
          <table:table-cell table:formula="of:=0.1*COS(SQRT(1000)*[.A469])" office:value-type="float" office:value="-0.0663538085476161" calcext:value-type="float">
            <text:p>-0,0663538085</text:p>
          </table:table-cell>
        </table:table-row>
        <table:table-row table:style-name="ro1">
          <table:table-cell office:value-type="float" office:value="0.471" calcext:value-type="float">
            <text:p>0,471</text:p>
          </table:table-cell>
          <table:table-cell office:value-type="float" office:value="-0.0674284681203251" calcext:value-type="float">
            <text:p>-0,0674284681</text:p>
          </table:table-cell>
          <table:table-cell table:formula="of:=0.1*COS(SQRT(1000)*[.A470])" office:value-type="float" office:value="-0.0686860744549901" calcext:value-type="float">
            <text:p>-0,0686860745</text:p>
          </table:table-cell>
        </table:table-row>
        <table:table-row table:style-name="ro1">
          <table:table-cell office:value-type="float" office:value="0.472" calcext:value-type="float">
            <text:p>0,472</text:p>
          </table:table-cell>
          <table:table-cell office:value-type="float" office:value="-0.0697288955313525" calcext:value-type="float">
            <text:p>-0,0697288955</text:p>
          </table:table-cell>
          <table:table-cell table:formula="of:=0.1*COS(SQRT(1000)*[.A471])" office:value-type="float" office:value="-0.0709496600115577" calcext:value-type="float">
            <text:p>-0,07094966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float" office:value="-0.0719596114747155" calcext:value-type="float">
            <text:p>-0,0719596115</text:p>
          </table:table-cell>
          <table:table-cell table:formula="of:=0.1*COS(SQRT(1000)*[.A472])" office:value-type="float" office:value="-0.0731423018203884" calcext:value-type="float">
            <text:p>-0,0731423018</text:p>
          </table:table-cell>
        </table:table-row>
        <table:table-row table:style-name="ro1">
          <table:table-cell office:value-type="float" office:value="0.474" calcext:value-type="float">
            <text:p>0,474</text:p>
          </table:table-cell>
          <table:table-cell office:value-type="float" office:value="-0.0741183857920102" calcext:value-type="float">
            <text:p>-0,0741183858</text:p>
          </table:table-cell>
          <table:table-cell table:formula="of:=0.1*COS(SQRT(1000)*[.A473])" office:value-type="float" office:value="-0.0752618074223875" calcext:value-type="float">
            <text:p>-0,0752618074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-0.0762030602484782" calcext:value-type="float">
            <text:p>-0,0762030602</text:p>
          </table:table-cell>
          <table:table-cell table:formula="of:=0.1*COS(SQRT(1000)*[.A474])" office:value-type="float" office:value="-0.0773060574885723" calcext:value-type="float">
            <text:p>-0,0773060575</text:p>
          </table:table-cell>
        </table:table-row>
        <table:table-row table:style-name="ro1">
          <table:table-cell office:value-type="float" office:value="0.476" calcext:value-type="float">
            <text:p>0,476</text:p>
          </table:table-cell>
          <table:table-cell office:value-type="float" office:value="-0.0782115506907012" calcext:value-type="float">
            <text:p>-0,0782115507</text:p>
          </table:table-cell>
          <table:table-cell table:formula="of:=0.1*COS(SQRT(1000)*[.A475])" office:value-type="float" office:value="-0.0792730079392253" calcext:value-type="float">
            <text:p>-0,0792730079</text:p>
          </table:table-cell>
        </table:table-row>
        <table:table-row table:style-name="ro1">
          <table:table-cell office:value-type="float" office:value="0.477" calcext:value-type="float">
            <text:p>0,477</text:p>
          </table:table-cell>
          <table:table-cell office:value-type="float" office:value="-0.0801418491302342" calcext:value-type="float">
            <text:p>-0,0801418491</text:p>
          </table:table-cell>
          <table:table-cell table:formula="of:=0.1*COS(SQRT(1000)*[.A476])" office:value-type="float" office:value="-0.0811606919878028" calcext:value-type="float">
            <text:p>-0,081160692</text:p>
          </table:table-cell>
        </table:table-row>
        <table:table-row table:style-name="ro1">
          <table:table-cell office:value-type="float" office:value="0.478" calcext:value-type="float">
            <text:p>0,478</text:p>
          </table:table-cell>
          <table:table-cell office:value-type="float" office:value="-0.0819920257510916" calcext:value-type="float">
            <text:p>-0,0819920258</text:p>
          </table:table-cell>
          <table:table-cell table:formula="of:=0.1*COS(SQRT(1000)*[.A477])" office:value-type="float" office:value="-0.0829672221075581" calcext:value-type="float">
            <text:p>-0,0829672221</text:p>
          </table:table-cell>
        </table:table-row>
        <table:table-row table:style-name="ro1">
          <table:table-cell office:value-type="float" office:value="0.479" calcext:value-type="float">
            <text:p>0,479</text:p>
          </table:table-cell>
          <table:table-cell office:value-type="float" office:value="-0.0837602308390812" calcext:value-type="float">
            <text:p>-0,0837602308</text:p>
          </table:table-cell>
          <table:table-cell table:formula="of:=0.1*COS(SQRT(1000)*[.A478])" office:value-type="float" office:value="-0.0846907919189106" calcext:value-type="float">
            <text:p>-0,0846907919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-0.0854446966310556" calcext:value-type="float">
            <text:p>-0,0854446966</text:p>
          </table:table-cell>
          <table:table-cell table:formula="of:=0.1*COS(SQRT(1000)*[.A479])" office:value-type="float" office:value="-0.0863296779956749" calcext:value-type="float">
            <text:p>-0,086329678</text:p>
          </table:table-cell>
        </table:table-row>
        <table:table-row table:style-name="ro1">
          <table:table-cell office:value-type="float" office:value="0.481" calcext:value-type="float">
            <text:p>0,481</text:p>
          </table:table-cell>
          <table:table-cell office:value-type="float" office:value="-0.0870437390822342" calcext:value-type="float">
            <text:p>-0,0870437391</text:p>
          </table:table-cell>
          <table:table-cell table:formula="of:=0.1*COS(SQRT(1000)*[.A480])" office:value-type="float" office:value="-0.0878822415883435" calcext:value-type="float">
            <text:p>-0,0878822416</text:p>
          </table:table-cell>
        </table:table-row>
        <table:table-row table:style-name="ro1">
          <table:table-cell office:value-type="float" office:value="0.482" calcext:value-type="float">
            <text:p>0,482</text:p>
          </table:table-cell>
          <table:table-cell office:value-type="float" office:value="-0.0885557595498265" calcext:value-type="float">
            <text:p>-0,0885557595</text:p>
          </table:table-cell>
          <table:table-cell table:formula="of:=0.1*COS(SQRT(1000)*[.A481])" office:value-type="float" office:value="-0.0893469302626998" calcext:value-type="float">
            <text:p>-0,0893469303</text:p>
          </table:table-cell>
        </table:table-row>
        <table:table-row table:style-name="ro1">
          <table:table-cell office:value-type="float" office:value="0.483" calcext:value-type="float">
            <text:p>0,483</text:p>
          </table:table-cell>
          <table:table-cell office:value-type="float" office:value="-0.0899792463912754" calcext:value-type="float">
            <text:p>-0,0899792464</text:p>
          </table:table-cell>
          <table:table-cell table:formula="of:=0.1*COS(SQRT(1000)*[.A482])" office:value-type="float" office:value="-0.0907222794521227" calcext:value-type="float">
            <text:p>-0,0907222795</text:p>
          </table:table-cell>
        </table:table-row>
        <table:table-row table:style-name="ro1">
          <table:table-cell office:value-type="float" office:value="0.484" calcext:value-type="float">
            <text:p>0,484</text:p>
          </table:table-cell>
          <table:table-cell office:value-type="float" office:value="-0.0913127764755224" calcext:value-type="float">
            <text:p>-0,0913127765</text:p>
          </table:table-cell>
          <table:table-cell table:formula="of:=0.1*COS(SQRT(1000)*[.A483])" office:value-type="float" office:value="-0.0920069139220316" calcext:value-type="float">
            <text:p>-0,0920069139</text:p>
          </table:table-cell>
        </table:table-row>
        <table:table-row table:style-name="ro1">
          <table:table-cell office:value-type="float" office:value="0.485" calcext:value-type="float">
            <text:p>0,485</text:p>
          </table:table-cell>
          <table:table-cell office:value-type="float" office:value="-0.0925550166057823" calcext:value-type="float">
            <text:p>-0,0925550166</text:p>
          </table:table-cell>
          <table:table-cell table:formula="of:=0.1*COS(SQRT(1000)*[.A484])" office:value-type="float" office:value="-0.0931995491450056" calcext:value-type="float">
            <text:p>-0,0931995491</text:p>
          </table:table-cell>
        </table:table-row>
        <table:table-row table:style-name="ro1">
          <table:table-cell office:value-type="float" office:value="0.486" calcext:value-type="float">
            <text:p>0,486</text:p>
          </table:table-cell>
          <table:table-cell office:value-type="float" office:value="-0.0937047248524074" calcext:value-type="float">
            <text:p>-0,0937047249</text:p>
          </table:table-cell>
          <table:table-cell table:formula="of:=0.1*COS(SQRT(1000)*[.A485])" office:value-type="float" office:value="-0.0942989925852048" calcext:value-type="float">
            <text:p>-0,0942989926</text:p>
          </table:table-cell>
        </table:table-row>
        <table:table-row table:style-name="ro1">
          <table:table-cell office:value-type="float" office:value="0.487" calcext:value-type="float">
            <text:p>0,487</text:p>
          </table:table-cell>
          <table:table-cell office:value-type="float" office:value="-0.0947607517945062" calcext:value-type="float">
            <text:p>-0,0947607518</text:p>
          </table:table-cell>
          <table:table-cell table:formula="of:=0.1*COS(SQRT(1000)*[.A486])" office:value-type="float" office:value="-0.0953041448908063" calcext:value-type="float">
            <text:p>-0,0953041449</text:p>
          </table:table-cell>
        </table:table-row>
        <table:table-row table:style-name="ro1">
          <table:table-cell office:value-type="float" office:value="0.488" calcext:value-type="float">
            <text:p>0,488</text:p>
          </table:table-cell>
          <table:table-cell office:value-type="float" office:value="-0.0957220416690773" calcext:value-type="float">
            <text:p>-0,0957220417</text:p>
          </table:table-cell>
          <table:table-cell table:formula="of:=0.1*COS(SQRT(1000)*[.A487])" office:value-type="float" office:value="-0.0962140009932643" calcext:value-type="float">
            <text:p>-0,096214001</text:p>
          </table:table-cell>
        </table:table-row>
        <table:table-row table:style-name="ro1">
          <table:table-cell office:value-type="float" office:value="0.489" calcext:value-type="float">
            <text:p>0,489</text:p>
          </table:table-cell>
          <table:table-cell office:value-type="float" office:value="-0.0965876334265087" calcext:value-type="float">
            <text:p>-0,0965876334</text:p>
          </table:table-cell>
          <table:table-cell table:formula="of:=0.1*COS(SQRT(1000)*[.A488])" office:value-type="float" office:value="-0.0970276511122952" calcext:value-type="float">
            <text:p>-0,0970276511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-0.0973566616913867" calcext:value-type="float">
            <text:p>-0,0973566617</text:p>
          </table:table-cell>
          <table:table-cell table:formula="of:=0.1*COS(SQRT(1000)*[.A489])" office:value-type="float" office:value="-0.0977442816655819" calcext:value-type="float">
            <text:p>-0,0977442817</text:p>
          </table:table-cell>
        </table:table-row>
        <table:table-row table:style-name="ro1">
          <table:table-cell office:value-type="float" office:value="0.491" calcext:value-type="float">
            <text:p>0,491</text:p>
          </table:table-cell>
          <table:table-cell office:value-type="float" office:value="-0.0980283576276555" calcext:value-type="float">
            <text:p>-0,0980283576</text:p>
          </table:table-cell>
          <table:table-cell table:formula="of:=0.1*COS(SQRT(1000)*[.A490])" office:value-type="float" office:value="-0.0983631760822883" calcext:value-type="float">
            <text:p>-0,0983631761</text:p>
          </table:table-cell>
        </table:table-row>
        <table:table-row table:style-name="ro1">
          <table:table-cell office:value-type="float" office:value="0.492" calcext:value-type="float">
            <text:p>0,492</text:p>
          </table:table-cell>
          <table:table-cell office:value-type="float" office:value="-0.0986020497072607" calcext:value-type="float">
            <text:p>-0,0986020497</text:p>
          </table:table-cell>
          <table:table-cell table:formula="of:=0.1*COS(SQRT(1000)*[.A491])" office:value-type="float" office:value="-0.0988837155195705" calcext:value-type="float">
            <text:p>-0,0988837155</text:p>
          </table:table-cell>
        </table:table-row>
        <table:table-row table:style-name="ro1">
          <table:table-cell office:value-type="float" office:value="0.493" calcext:value-type="float">
            <text:p>0,493</text:p>
          </table:table-cell>
          <table:table-cell office:value-type="float" office:value="-0.0990771643815101" calcext:value-type="float">
            <text:p>-0,0990771644</text:p>
          </table:table-cell>
          <table:table-cell table:formula="of:=0.1*COS(SQRT(1000)*[.A492])" office:value-type="float" office:value="-0.0993053794813682" calcext:value-type="float">
            <text:p>-0,0993053795</text:p>
          </table:table-cell>
        </table:table-row>
        <table:table-row table:style-name="ro1">
          <table:table-cell office:value-type="float" office:value="0.494" calcext:value-type="float">
            <text:p>0,494</text:p>
          </table:table-cell>
          <table:table-cell office:value-type="float" office:value="-0.0994532266544782" calcext:value-type="float">
            <text:p>-0,0994532267</text:p>
          </table:table-cell>
          <table:table-cell table:formula="of:=0.1*COS(SQRT(1000)*[.A493])" office:value-type="float" office:value="-0.0996277463388569" calcext:value-type="float">
            <text:p>-0,0996277463</text:p>
          </table:table-cell>
        </table:table-row>
        <table:table-row table:style-name="ro1">
          <table:table-cell office:value-type="float" office:value="0.495" calcext:value-type="float">
            <text:p>0,495</text:p>
          </table:table-cell>
          <table:table-cell office:value-type="float" office:value="-0.0997298605578843" calcext:value-type="float">
            <text:p>-0,0997298606</text:p>
          </table:table-cell>
          <table:table-cell table:formula="of:=0.1*COS(SQRT(1000)*[.A494])" office:value-type="float" office:value="-0.0998504937520421" calcext:value-type="float">
            <text:p>-0,0998504938</text:p>
          </table:table-cell>
        </table:table-row>
        <table:table-row table:style-name="ro1">
          <table:table-cell office:value-type="float" office:value="0.496" calcext:value-type="float">
            <text:p>0,496</text:p>
          </table:table-cell>
          <table:table-cell office:value-type="float" office:value="-0.099906789526966" calcext:value-type="float">
            <text:p>-0,0999067895</text:p>
          </table:table-cell>
          <table:table-cell table:formula="of:=0.1*COS(SQRT(1000)*[.A495])" office:value-type="float" office:value="-0.0999733989920725" calcext:value-type="float">
            <text:p>-0,099973399</text:p>
          </table:table-cell>
        </table:table-row>
        <table:table-row table:style-name="ro1">
          <table:table-cell office:value-type="float" office:value="0.497" calcext:value-type="float">
            <text:p>0,497</text:p>
          </table:table-cell>
          <table:table-cell office:value-type="float" office:value="-0.0999838366769756" calcext:value-type="float">
            <text:p>-0,0999838367</text:p>
          </table:table-cell>
          <table:table-cell table:formula="of:=0.1*COS(SQRT(1000)*[.A496])" office:value-type="float" office:value="-0.0999963391639497" calcext:value-type="float">
            <text:p>-0,0999963392</text:p>
          </table:table-cell>
        </table:table-row>
        <table:table-row table:style-name="ro1">
          <table:table-cell office:value-type="float" office:value="0.498" calcext:value-type="float">
            <text:p>0,498</text:p>
          </table:table-cell>
          <table:table-cell office:value-type="float" office:value="-0.0999609249800199" calcext:value-type="float">
            <text:p>-0,099960925</text:p>
          </table:table-cell>
          <table:table-cell table:formula="of:=0.1*COS(SQRT(1000)*[.A497])" office:value-type="float" office:value="-0.0999192913294134" calcext:value-type="float">
            <text:p>-0,0999192913</text:p>
          </table:table-cell>
        </table:table-row>
        <table:table-row table:style-name="ro1">
          <table:table-cell office:value-type="float" office:value="0.499" calcext:value-type="float">
            <text:p>0,499</text:p>
          </table:table-cell>
          <table:table-cell office:value-type="float" office:value="-0.0998380773420694" calcext:value-type="float">
            <text:p>-0,0998380773</text:p>
          </table:table-cell>
          <table:table-cell table:formula="of:=0.1*COS(SQRT(1000)*[.A498])" office:value-type="float" office:value="-0.0997423325298778" calcext:value-type="float">
            <text:p>-0,09974233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0.0996154165800579" calcext:value-type="float">
            <text:p>-0,0996154166</text:p>
          </table:table-cell>
          <table:table-cell table:formula="of:=0.1*COS(SQRT(1000)*[.A499])" office:value-type="float" office:value="-0.0994656397093963" calcext:value-type="float">
            <text:p>-0,0994656397</text:p>
          </table:table-cell>
        </table:table-row>
        <table:table-row table:style-name="ro1">
          <table:table-cell office:value-type="float" office:value="0.501" calcext:value-type="float">
            <text:p>0,501</text:p>
          </table:table-cell>
          <table:table-cell office:value-type="float" office:value="-0.099293165299096" calcext:value-type="float">
            <text:p>-0,0992931653</text:p>
          </table:table-cell>
          <table:table-cell table:formula="of:=0.1*COS(SQRT(1000)*[.A500])" office:value-type="float" office:value="-0.0990894895377325" calcext:value-type="float">
            <text:p>-0,0990894895</text:p>
          </table:table-cell>
        </table:table-row>
        <table:table-row table:style-name="ro1">
          <table:table-cell office:value-type="float" office:value="0.502" calcext:value-type="float">
            <text:p>0,502</text:p>
          </table:table-cell>
          <table:table-cell office:value-type="float" office:value="-0.0988716456699222" calcext:value-type="float">
            <text:p>-0,0988716457</text:p>
          </table:table-cell>
          <table:table-cell table:formula="of:=0.1*COS(SQRT(1000)*[.A501])" office:value-type="float" office:value="-0.0986142581337131" calcext:value-type="float">
            <text:p>-0,0986142581</text:p>
          </table:table-cell>
        </table:table-row>
        <table:table-row table:style-name="ro1">
          <table:table-cell office:value-type="float" office:value="0.503" calcext:value-type="float">
            <text:p>0,503</text:p>
          </table:table-cell>
          <table:table-cell office:value-type="float" office:value="-0.0983512791068119" calcext:value-type="float">
            <text:p>-0,0983512791</text:p>
          </table:table-cell>
          <table:table-cell table:formula="of:=0.1*COS(SQRT(1000)*[.A502])" office:value-type="float" office:value="-0.0980404206891409" calcext:value-type="float">
            <text:p>-0,0980404207</text:p>
          </table:table-cell>
        </table:table-row>
        <table:table-row table:style-name="ro1">
          <table:table-cell office:value-type="float" office:value="0.504" calcext:value-type="float">
            <text:p>0,504</text:p>
          </table:table-cell>
          <table:table-cell office:value-type="float" office:value="-0.0977325858462691" calcext:value-type="float">
            <text:p>-0,0977325858</text:p>
          </table:table-cell>
          <table:table-cell table:formula="of:=0.1*COS(SQRT(1000)*[.A503])" office:value-type="float" office:value="-0.0973685509936423" calcext:value-type="float">
            <text:p>-0,097368551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  <table:table-cell office:value-type="float" office:value="-0.0970161844269198" calcext:value-type="float">
            <text:p>-0,0970161844</text:p>
          </table:table-cell>
          <table:table-cell table:formula="of:=0.1*COS(SQRT(1000)*[.A504])" office:value-type="float" office:value="-0.0965993208609255" calcext:value-type="float">
            <text:p>-0,0965993209</text:p>
          </table:table-cell>
        </table:table-row>
        <table:table-row table:style-name="ro1">
          <table:table-cell office:value-type="float" office:value="0.506" calcext:value-type="float">
            <text:p>0,506</text:p>
          </table:table-cell>
          <table:table-cell office:value-type="float" office:value="-0.0962027910711277" calcext:value-type="float">
            <text:p>-0,0962027911</text:p>
          </table:table-cell>
          <table:table-cell table:formula="of:=0.1*COS(SQRT(1000)*[.A505])" office:value-type="float" office:value="-0.0957334994570229" calcext:value-type="float">
            <text:p>-0,0957334995</text:p>
          </table:table-cell>
        </table:table-row>
        <table:table-row table:style-name="ro1">
          <table:table-cell office:value-type="float" office:value="0.507" calcext:value-type="float">
            <text:p>0,507</text:p>
          </table:table-cell>
          <table:table-cell office:value-type="float" office:value="-0.095293218968951" calcext:value-type="float">
            <text:p>-0,095293219</text:p>
          </table:table-cell>
          <table:table-cell table:formula="of:=0.1*COS(SQRT(1000)*[.A506])" office:value-type="float" office:value="-0.0947719525311889" calcext:value-type="float">
            <text:p>-0,0947719525</text:p>
          </table:table-cell>
        </table:table-row>
        <table:table-row table:style-name="ro1">
          <table:table-cell office:value-type="float" office:value="0.508" calcext:value-type="float">
            <text:p>0,508</text:p>
          </table:table-cell>
          <table:table-cell office:value-type="float" office:value="-0.0942883774651558" calcext:value-type="float">
            <text:p>-0,0942883775</text:p>
          </table:table-cell>
          <table:table-cell table:formula="of:=0.1*COS(SQRT(1000)*[.A507])" office:value-type="float" office:value="-0.0937156415502233" calcext:value-type="float">
            <text:p>-0,0937156416</text:p>
          </table:table-cell>
        </table:table-row>
        <table:table-row table:style-name="ro1">
          <table:table-cell office:value-type="float" office:value="0.509" calcext:value-type="float">
            <text:p>0,509</text:p>
          </table:table-cell>
          <table:table-cell office:value-type="float" office:value="-0.0931892711500982" calcext:value-type="float">
            <text:p>-0,0931892712</text:p>
          </table:table-cell>
          <table:table-cell table:formula="of:=0.1*COS(SQRT(1000)*[.A508])" office:value-type="float" office:value="-0.0925656227370837" calcext:value-type="float">
            <text:p>-0,0925656227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-0.0919969988553854" calcext:value-type="float">
            <text:p>-0,0919969989</text:p>
          </table:table-cell>
          <table:table-cell table:formula="of:=0.1*COS(SQRT(1000)*[.A509])" office:value-type="float" office:value="-0.091323046014752" calcext:value-type="float">
            <text:p>-0,091323046</text:p>
          </table:table-cell>
        </table:table-row>
        <table:table-row table:style-name="ro1">
          <table:table-cell office:value-type="float" office:value="0.511" calcext:value-type="float">
            <text:p>0,511</text:p>
          </table:table-cell>
          <table:table-cell office:value-type="float" office:value="-0.0907127525553186" calcext:value-type="float">
            <text:p>-0,0907127526</text:p>
          </table:table-cell>
          <table:table-cell table:formula="of:=0.1*COS(SQRT(1000)*[.A510])" office:value-type="float" office:value="-0.0899891538564057" calcext:value-type="float">
            <text:p>-0,0899891539</text:p>
          </table:table-cell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-0.0893378161752165" calcext:value-type="float">
            <text:p>-0,0893378162</text:p>
          </table:table-cell>
          <table:table-cell table:formula="of:=0.1*COS(SQRT(1000)*[.A511])" office:value-type="float" office:value="-0.0885652800430492" calcext:value-type="float">
            <text:p>-0,08856528</text:p>
          </table:table-cell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-0.087873564307811" calcext:value-type="float">
            <text:p>-0,0878735643</text:p>
          </table:table-cell>
          <table:table-cell table:formula="of:=0.1*COS(SQRT(1000)*[.A512])" office:value-type="float" office:value="-0.0870528483298436" calcext:value-type="float">
            <text:p>-0,0870528483</text:p>
          </table:table-cell>
        </table:table-row>
        <table:table-row table:style-name="ro1">
          <table:table-cell office:value-type="float" office:value="0.514" calcext:value-type="float">
            <text:p>0,514</text:p>
          </table:table-cell>
          <table:table-cell office:value-type="float" office:value="-0.086321460838998" calcext:value-type="float">
            <text:p>-0,0863214608</text:p>
          </table:table-cell>
          <table:table-cell table:formula="of:=0.1*COS(SQRT(1000)*[.A513])" office:value-type="float" office:value="-0.0854533710224705" calcext:value-type="float">
            <text:p>-0,085453371</text:p>
          </table:table-cell>
        </table:table-row>
        <table:table-row table:style-name="ro1">
          <table:table-cell office:value-type="float" office:value="0.515" calcext:value-type="float">
            <text:p>0,515</text:p>
          </table:table-cell>
          <table:table-cell office:value-type="float" office:value="-0.0846830574843174" calcext:value-type="float">
            <text:p>-0,0846830575</text:p>
          </table:table-cell>
          <table:table-cell table:formula="of:=0.1*COS(SQRT(1000)*[.A514])" office:value-type="float" office:value="-0.0837684474649517" calcext:value-type="float">
            <text:p>-0,0837684475</text:p>
          </table:table-cell>
        </table:table-row>
        <table:table-row table:style-name="ro1">
          <table:table-cell office:value-type="float" office:value="0.516" calcext:value-type="float">
            <text:p>0,516</text:p>
          </table:table-cell>
          <table:table-cell office:value-type="float" office:value="-0.0829599922376256" calcext:value-type="float">
            <text:p>-0,0829599922</text:p>
          </table:table-cell>
          <table:table-cell table:formula="of:=0.1*COS(SQRT(1000)*[.A515])" office:value-type="float" office:value="-0.0819997624404393" calcext:value-type="float">
            <text:p>-0,0819997624</text:p>
          </table:table-cell>
        </table:table-row>
        <table:table-row table:style-name="ro1">
          <table:table-cell office:value-type="float" office:value="0.517" calcext:value-type="float">
            <text:p>0,517</text:p>
          </table:table-cell>
          <table:table-cell office:value-type="float" office:value="-0.0811539877335105" calcext:value-type="float">
            <text:p>-0,0811539877</text:p>
          </table:table-cell>
          <table:table-cell table:formula="of:=0.1*COS(SQRT(1000)*[.A516])" office:value-type="float" office:value="-0.0801490844865721" calcext:value-type="float">
            <text:p>-0,0801490845</text:p>
          </table:table-cell>
        </table:table-row>
        <table:table-row table:style-name="ro1">
          <table:table-cell office:value-type="float" office:value="0.518" calcext:value-type="float">
            <text:p>0,518</text:p>
          </table:table-cell>
          <table:table-cell office:value-type="float" office:value="-0.0792668495250879" calcext:value-type="float">
            <text:p>-0,0792668495</text:p>
          </table:table-cell>
          <table:table-cell table:formula="of:=0.1*COS(SQRT(1000)*[.A517])" office:value-type="float" office:value="-0.078218264127086" calcext:value-type="float">
            <text:p>-0,0782182641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office:value-type="float" office:value="-0.0773004642788998" calcext:value-type="float">
            <text:p>-0,0773004643</text:p>
          </table:table-cell>
          <table:table-cell table:formula="of:=0.1*COS(SQRT(1000)*[.A518])" office:value-type="float" office:value="-0.0762092320214444" calcext:value-type="float">
            <text:p>-0,076209232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-0.0752567978887187" calcext:value-type="float">
            <text:p>-0,0752567979</text:p>
          </table:table-cell>
          <table:table-cell table:formula="of:=0.1*COS(SQRT(1000)*[.A519])" office:value-type="float" office:value="-0.0741239970343387" calcext:value-type="float">
            <text:p>-0,074123997</text:p>
          </table:table-cell>
        </table:table-row>
        <table:table-row table:style-name="ro1">
          <table:table-cell office:value-type="float" office:value="0.521" calcext:value-type="float">
            <text:p>0,521</text:p>
          </table:table-cell>
          <table:table-cell office:value-type="float" office:value="-0.073137893510146" calcext:value-type="float">
            <text:p>-0,0731378935</text:p>
          </table:table-cell>
          <table:table-cell table:formula="of:=0.1*COS(SQRT(1000)*[.A520])" office:value-type="float" office:value="-0.0719646442269928" calcext:value-type="float">
            <text:p>-0,0719646442</text:p>
          </table:table-cell>
        </table:table-row>
        <table:table-row table:style-name="ro1">
          <table:table-cell office:value-type="float" office:value="0.522" calcext:value-type="float">
            <text:p>0,522</text:p>
          </table:table-cell>
          <table:table-cell office:value-type="float" office:value="-0.0709458695179666" calcext:value-type="float">
            <text:p>-0,0709458695</text:p>
          </table:table-cell>
          <table:table-cell table:formula="of:=0.1*COS(SQRT(1000)*[.A521])" office:value-type="float" office:value="-0.0697333327722734" calcext:value-type="float">
            <text:p>-0,0697333328</text:p>
          </table:table-cell>
        </table:table-row>
        <table:table-row table:style-name="ro1">
          <table:table-cell office:value-type="float" office:value="0.523" calcext:value-type="float">
            <text:p>0,523</text:p>
          </table:table-cell>
          <table:table-cell office:value-type="float" office:value="-0.0686829173883035" calcext:value-type="float">
            <text:p>-0,0686829174</text:p>
          </table:table-cell>
          <table:table-cell table:formula="of:=0.1*COS(SQRT(1000)*[.A522])" office:value-type="float" office:value="-0.0674322937956994" calcext:value-type="float">
            <text:p>-0,0674322938</text:p>
          </table:table-cell>
        </table:table-row>
        <table:table-row table:style-name="ro1">
          <table:table-cell office:value-type="float" office:value="0.524" calcext:value-type="float">
            <text:p>0,524</text:p>
          </table:table-cell>
          <table:table-cell office:value-type="float" office:value="-0.0663512995076899" calcext:value-type="float">
            <text:p>-0,0663512995</text:p>
          </table:table-cell>
          <table:table-cell table:formula="of:=0.1*COS(SQRT(1000)*[.A523])" office:value-type="float" office:value="-0.0650638281445002" calcext:value-type="float">
            <text:p>-0,0650638281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-0.0639533469112476" calcext:value-type="float">
            <text:p>-0,0639533469</text:p>
          </table:table-cell>
          <table:table-cell table:formula="of:=0.1*COS(SQRT(1000)*[.A524])" office:value-type="float" office:value="-0.0626303040869615" calcext:value-type="float">
            <text:p>-0,0626303041</text:p>
          </table:table-cell>
        </table:table-row>
        <table:table-row table:style-name="ro1">
          <table:table-cell office:value-type="float" office:value="0.526" calcext:value-type="float">
            <text:p>0,526</text:p>
          </table:table-cell>
          <table:table-cell office:value-type="float" office:value="-0.0614914569522347" calcext:value-type="float">
            <text:p>-0,061491457</text:p>
          </table:table-cell>
          <table:table-cell table:formula="of:=0.1*COS(SQRT(1000)*[.A525])" office:value-type="float" office:value="-0.0601341549443538" calcext:value-type="float">
            <text:p>-0,0601341549</text:p>
          </table:table-cell>
        </table:table-row>
        <table:table-row table:style-name="ro1">
          <table:table-cell office:value-type="float" office:value="0.527" calcext:value-type="float">
            <text:p>0,527</text:p>
          </table:table-cell>
          <table:table-cell office:value-type="float" office:value="-0.0589680909052915" calcext:value-type="float">
            <text:p>-0,0589680909</text:p>
          </table:table-cell>
          <table:table-cell table:formula="of:=0.1*COS(SQRT(1000)*[.A526])" office:value-type="float" office:value="-0.057577876657814" calcext:value-type="float">
            <text:p>-0,0575778767</text:p>
          </table:table-cell>
        </table:table-row>
        <table:table-row table:style-name="ro1">
          <table:table-cell office:value-type="float" office:value="0.528" calcext:value-type="float">
            <text:p>0,528</text:p>
          </table:table-cell>
          <table:table-cell office:value-type="float" office:value="-0.0563857715057812" calcext:value-type="float">
            <text:p>-0,0563857715</text:p>
          </table:table-cell>
          <table:table-cell table:formula="of:=0.1*COS(SQRT(1000)*[.A527])" office:value-type="float" office:value="-0.0549640252926132" calcext:value-type="float">
            <text:p>-0,0549640253</text:p>
          </table:table-cell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-0.0537470804276847" calcext:value-type="float">
            <text:p>-0,0537470804</text:p>
          </table:table-cell>
          <table:table-cell table:formula="of:=0.1*COS(SQRT(1000)*[.A528])" office:value-type="float" office:value="-0.0522952144823025" calcext:value-type="float">
            <text:p>-0,0522952145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-0.0510546557025723" calcext:value-type="float">
            <text:p>-0,0510546557</text:p>
          </table:table-cell>
          <table:table-cell table:formula="of:=0.1*COS(SQRT(1000)*[.A529])" office:value-type="float" office:value="-0.0495741128152988" calcext:value-type="float">
            <text:p>-0,0495741128</text:p>
          </table:table-cell>
        </table:table-row>
        <table:table-row table:style-name="ro1">
          <table:table-cell office:value-type="float" office:value="0.531" calcext:value-type="float">
            <text:p>0,531</text:p>
          </table:table-cell>
          <table:table-cell office:value-type="float" office:value="-0.0483111890822311" calcext:value-type="float">
            <text:p>-0,0483111891</text:p>
          </table:table-cell>
          <table:table-cell table:formula="of:=0.1*COS(SQRT(1000)*[.A530])" office:value-type="float" office:value="-0.0468034411665178" calcext:value-type="float">
            <text:p>-0,0468034412</text:p>
          </table:table-cell>
        </table:table-row>
        <table:table-row table:style-name="ro1">
          <table:table-cell office:value-type="float" office:value="0.532" calcext:value-type="float">
            <text:p>0,532</text:p>
          </table:table-cell>
          <table:table-cell office:value-type="float" office:value="-0.0455194233475862" calcext:value-type="float">
            <text:p>-0,0455194233</text:p>
          </table:table-cell>
          <table:table-cell table:formula="of:=0.1*COS(SQRT(1000)*[.A531])" office:value-type="float" office:value="-0.0439859699767274" calcext:value-type="float">
            <text:p>-0,04398597</text:p>
          </table:table-cell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-0.0426821495666054" calcext:value-type="float">
            <text:p>-0,0426821496</text:p>
          </table:table-cell>
          <table:table-cell table:formula="of:=0.1*COS(SQRT(1000)*[.A532])" office:value-type="float" office:value="-0.0411245164823356" calcext:value-type="float">
            <text:p>-0,0411245165</text:p>
          </table:table-cell>
        </table:table-row>
        <table:table-row table:style-name="ro1">
          <table:table-cell office:value-type="float" office:value="0.534" calcext:value-type="float">
            <text:p>0,534</text:p>
          </table:table-cell>
          <table:table-cell office:value-type="float" office:value="-0.0398022043039284" calcext:value-type="float">
            <text:p>-0,0398022043</text:p>
          </table:table-cell>
          <table:table-cell table:formula="of:=0.1*COS(SQRT(1000)*[.A533])" office:value-type="float" office:value="-0.0382219418983902" calcext:value-type="float">
            <text:p>-0,0382219419</text:p>
          </table:table-cell>
        </table:table-row>
        <table:table-row table:style-name="ro1">
          <table:table-cell office:value-type="float" office:value="0.535" calcext:value-type="float">
            <text:p>0,535</text:p>
          </table:table-cell>
          <table:table-cell office:value-type="float" office:value="-0.0368824667850115" calcext:value-type="float">
            <text:p>-0,0368824668</text:p>
          </table:table-cell>
          <table:table-cell table:formula="of:=0.1*COS(SQRT(1000)*[.A534])" office:value-type="float" office:value="-0.0352811485576018" calcext:value-type="float">
            <text:p>-0,0352811486</text:p>
          </table:table-cell>
        </table:table-row>
        <table:table-row table:style-name="ro1">
          <table:table-cell office:value-type="float" office:value="0.536" calcext:value-type="float">
            <text:p>0,536</text:p>
          </table:table-cell>
          <table:table-cell office:value-type="float" office:value="-0.0339258560176217" calcext:value-type="float">
            <text:p>-0,033925856</text:p>
          </table:table-cell>
          <table:table-cell table:formula="of:=0.1*COS(SQRT(1000)*[.A535])" office:value-type="float" office:value="-0.0323050770082538" calcext:value-type="float">
            <text:p>-0,032305077</text:p>
          </table:table-cell>
        </table:table-row>
        <table:table-row table:style-name="ro1">
          <table:table-cell office:value-type="float" office:value="0.537" calcext:value-type="float">
            <text:p>0,537</text:p>
          </table:table-cell>
          <table:table-cell office:value-type="float" office:value="-0.0309353278735585" calcext:value-type="float">
            <text:p>-0,0309353279</text:p>
          </table:table-cell>
          <table:table-cell table:formula="of:=0.1*COS(SQRT(1000)*[.A536])" office:value-type="float" office:value="-0.0292967030738976" calcext:value-type="float">
            <text:p>-0,0292967031</text:p>
          </table:table-cell>
        </table:table-row>
        <table:table-row table:style-name="ro1">
          <table:table-cell office:value-type="float" office:value="0.538" calcext:value-type="float">
            <text:p>0,538</text:p>
          </table:table-cell>
          <table:table-cell office:value-type="float" office:value="-0.0279138721335207" calcext:value-type="float">
            <text:p>-0,0279138721</text:p>
          </table:table-cell>
          <table:table-cell table:formula="of:=0.1*COS(SQRT(1000)*[.A537])" office:value-type="float" office:value="-0.0262590348777781" calcext:value-type="float">
            <text:p>-0,0262590349</text:p>
          </table:table-cell>
        </table:table-row>
        <table:table-row table:style-name="ro1">
          <table:table-cell office:value-type="float" office:value="0.539" calcext:value-type="float">
            <text:p>0,539</text:p>
          </table:table-cell>
          <table:table-cell office:value-type="float" office:value="-0.0248645094980733" calcext:value-type="float">
            <text:p>-0,0248645095</text:p>
          </table:table-cell>
          <table:table-cell table:formula="of:=0.1*COS(SQRT(1000)*[.A538])" office:value-type="float" office:value="-0.0231951098349607" calcext:value-type="float">
            <text:p>-0,023195109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-0.0217902885677015" calcext:value-type="float">
            <text:p>-0,0217902886</text:p>
          </table:table-cell>
          <table:table-cell table:formula="of:=0.1*COS(SQRT(1000)*[.A539])" office:value-type="float" office:value="-0.0201079916151694" calcext:value-type="float">
            <text:p>-0,0201079916</text:p>
          </table:table-cell>
        </table:table-row>
        <table:table-row table:style-name="ro1">
          <table:table-cell office:value-type="float" office:value="0.541" calcext:value-type="float">
            <text:p>0,541</text:p>
          </table:table-cell>
          <table:table-cell office:value-type="float" office:value="-0.0186942827949726" calcext:value-type="float">
            <text:p>-0,0186942828</text:p>
          </table:table-cell>
          <table:table-cell table:formula="of:=0.1*COS(SQRT(1000)*[.A540])" office:value-type="float" office:value="-0.0170007670793734" calcext:value-type="float">
            <text:p>-0,0170007671</text:p>
          </table:table-cell>
        </table:table-row>
        <table:table-row table:style-name="ro1">
          <table:table-cell office:value-type="float" office:value="0.542" calcext:value-type="float">
            <text:p>0,542</text:p>
          </table:table-cell>
          <table:table-cell office:value-type="float" office:value="-0.0155795874118513" calcext:value-type="float">
            <text:p>-0,0155795874</text:p>
          </table:table-cell>
          <table:table-cell table:formula="of:=0.1*COS(SQRT(1000)*[.A541])" office:value-type="float" office:value="-0.0138765431931814" calcext:value-type="float">
            <text:p>-0,0138765432</text:p>
          </table:table-cell>
        </table:table-row>
        <table:table-row table:style-name="ro1">
          <table:table-cell office:value-type="float" office:value="0.543" calcext:value-type="float">
            <text:p>0,543</text:p>
          </table:table-cell>
          <table:table-cell office:value-type="float" office:value="-0.0124493163352415" calcext:value-type="float">
            <text:p>-0,0124493163</text:p>
          </table:table-cell>
          <table:table-cell table:formula="of:=0.1*COS(SQRT(1000)*[.A542])" office:value-type="float" office:value="-0.0107384439201363" calcext:value-type="float">
            <text:p>-0,0107384439</text:p>
          </table:table-cell>
        </table:table-row>
        <table:table-row table:style-name="ro1">
          <table:table-cell office:value-type="float" office:value="0.544" calcext:value-type="float">
            <text:p>0,544</text:p>
          </table:table-cell>
          <table:table-cell office:value-type="float" office:value="-0.00930659905384767" calcext:value-type="float">
            <text:p>-0,0093065991</text:p>
          </table:table-cell>
          <table:table-cell table:formula="of:=0.1*COS(SQRT(1000)*[.A543])" office:value-type="float" office:value="-0.00758960709801118" calcext:value-type="float">
            <text:p>-0,0075896071</text:p>
          </table:table-cell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-0.00615457749946825" calcext:value-type="float">
            <text:p>-0,0061545775</text:p>
          </table:table-cell>
          <table:table-cell table:formula="of:=0.1*COS(SQRT(1000)*[.A544])" office:value-type="float" office:value="-0.00443318130123458" calcext:value-type="float">
            <text:p>-0,0044331813</text:p>
          </table:table-cell>
        </table:table-row>
        <table:table-row table:style-name="ro1">
          <table:table-cell office:value-type="float" office:value="0.546" calcext:value-type="float">
            <text:p>0,546</text:p>
          </table:table-cell>
          <table:table-cell office:value-type="float" office:value="-0.00299640290584918" calcext:value-type="float">
            <text:p>-0,0029964029</text:p>
          </table:table-cell>
          <table:table-cell table:formula="of:=0.1*COS(SQRT(1000)*[.A545])" office:value-type="float" office:value="-0.0012723226925762" calcext:value-type="float">
            <text:p>-0,0012723227</text:p>
          </table:table-cell>
        </table:table-row>
        <table:table-row table:style-name="ro1">
          <table:table-cell office:value-type="float" office:value="0.547" calcext:value-type="float">
            <text:p>0,547</text:p>
          </table:table-cell>
          <table:table-cell office:value-type="float" office:value="0.000164767341762253" calcext:value-type="float">
            <text:p>0,0001647673</text:p>
          </table:table-cell>
          <table:table-cell table:formula="of:=0.1*COS(SQRT(1000)*[.A546])" office:value-type="float" office:value="0.00188980813275139" calcext:value-type="float">
            <text:p>0,0018898081</text:p>
          </table:table-cell>
        </table:table-row>
        <table:table-row table:style-name="ro1">
          <table:table-cell office:value-type="float" office:value="0.548" calcext:value-type="float">
            <text:p>0,548</text:p>
          </table:table-cell>
          <table:table-cell office:value-type="float" office:value="0.00332577286321346" calcext:value-type="float">
            <text:p>0,0033257729</text:p>
          </table:table-cell>
          <table:table-cell table:formula="of:=0.1*COS(SQRT(1000)*[.A547])" office:value-type="float" office:value="0.00505004930742536" calcext:value-type="float">
            <text:p>0,0050500493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office:value-type="float" office:value="0.00648345344303686" calcext:value-type="float">
            <text:p>0,0064834534</text:p>
          </table:table-cell>
          <table:table-cell table:formula="of:=0.1*COS(SQRT(1000)*[.A548])" office:value-type="float" office:value="0.00820524085361495" calcext:value-type="float">
            <text:p>0,008205240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963465218987547" calcext:value-type="float">
            <text:p>0,0096346522</text:p>
          </table:table-cell>
          <table:table-cell table:formula="of:=0.1*COS(SQRT(1000)*[.A549])" office:value-type="float" office:value="0.0113522278426982" calcext:value-type="float">
            <text:p>0,0113522278</text:p>
          </table:table-cell>
        </table:table-row>
        <table:table-row table:style-name="ro1">
          <table:table-cell office:value-type="float" office:value="0.551" calcext:value-type="float">
            <text:p>0,551</text:p>
          </table:table-cell>
          <table:table-cell office:value-type="float" office:value="0.0127762186925852" calcext:value-type="float">
            <text:p>0,0127762187</text:p>
          </table:table-cell>
          <table:table-cell table:formula="of:=0.1*COS(SQRT(1000)*[.A550])" office:value-type="float" office:value="0.0144878635499262" calcext:value-type="float">
            <text:p>0,0144878635</text:p>
          </table:table-cell>
        </table:table-row>
        <table:table-row table:style-name="ro1">
          <table:table-cell office:value-type="float" office:value="0.552" calcext:value-type="float">
            <text:p>0,552</text:p>
          </table:table-cell>
          <table:table-cell office:value-type="float" office:value="0.0159050121698588" calcext:value-type="float">
            <text:p>0,0159050122</text:p>
          </table:table-cell>
          <table:table-cell table:formula="of:=0.1*COS(SQRT(1000)*[.A551])" office:value-type="float" office:value="0.017609012600886" calcext:value-type="float">
            <text:p>0,0176090126</text:p>
          </table:table-cell>
        </table:table-row>
        <table:table-row table:style-name="ro1">
          <table:table-cell office:value-type="float" office:value="0.553" calcext:value-type="float">
            <text:p>0,553</text:p>
          </table:table-cell>
          <table:table-cell office:value-type="float" office:value="0.0190179046102217" calcext:value-type="float">
            <text:p>0,0190179046</text:p>
          </table:table-cell>
          <table:table-cell table:formula="of:=0.1*COS(SQRT(1000)*[.A552])" office:value-type="float" office:value="0.0207125541066141" calcext:value-type="float">
            <text:p>0,0207125541</text:p>
          </table:table-cell>
        </table:table-row>
        <table:table-row table:style-name="ro1">
          <table:table-cell office:value-type="float" office:value="0.554" calcext:value-type="float">
            <text:p>0,554</text:p>
          </table:table-cell>
          <table:table-cell office:value-type="float" office:value="0.0221117838992622" calcext:value-type="float">
            <text:p>0,0221117839</text:p>
          </table:table-cell>
          <table:table-cell table:formula="of:=0.1*COS(SQRT(1000)*[.A553])" office:value-type="float" office:value="0.0237953847842239" calcext:value-type="float">
            <text:p>0,0237953848</text:p>
          </table:table-cell>
        </table:table-row>
        <table:table-row table:style-name="ro1">
          <table:table-cell office:value-type="float" office:value="0.555" calcext:value-type="float">
            <text:p>0,555</text:p>
          </table:table-cell>
          <table:table-cell office:value-type="float" office:value="0.0251835569309678" calcext:value-type="float">
            <text:p>0,0251835569</text:p>
          </table:table-cell>
          <table:table-cell table:formula="of:=0.1*COS(SQRT(1000)*[.A554])" office:value-type="float" office:value="0.026854422059932" calcext:value-type="float">
            <text:p>0,0268544221</text:p>
          </table:table-cell>
        </table:table-row>
        <table:table-row table:style-name="ro1">
          <table:table-cell office:value-type="float" office:value="0.556" calcext:value-type="float">
            <text:p>0,556</text:p>
          </table:table-cell>
          <table:table-cell office:value-type="float" office:value="0.0282301527000581" calcext:value-type="float">
            <text:p>0,0282301527</text:p>
          </table:table-cell>
          <table:table-cell table:formula="of:=0.1*COS(SQRT(1000)*[.A555])" office:value-type="float" office:value="0.0298866071513742" calcext:value-type="float">
            <text:p>0,0298866072</text:p>
          </table:table-cell>
        </table:table-row>
        <table:table-row table:style-name="ro1">
          <table:table-cell office:value-type="float" office:value="0.557" calcext:value-type="float">
            <text:p>0,557</text:p>
          </table:table-cell>
          <table:table-cell office:value-type="float" office:value="0.0312485253722225" calcext:value-type="float">
            <text:p>0,0312485254</text:p>
          </table:table-cell>
          <table:table-cell table:formula="of:=0.1*COS(SQRT(1000)*[.A556])" office:value-type="float" office:value="0.0328889081261329" calcext:value-type="float">
            <text:p>0,0328889081</text:p>
          </table:table-cell>
        </table:table-row>
        <table:table-row table:style-name="ro1">
          <table:table-cell office:value-type="float" office:value="0.558" calcext:value-type="float">
            <text:p>0,558</text:p>
          </table:table-cell>
          <table:table-cell office:value-type="float" office:value="0.0342356573291936" calcext:value-type="float">
            <text:p>0,0342356573</text:p>
          </table:table-cell>
          <table:table-cell table:formula="of:=0.1*COS(SQRT(1000)*[.A557])" office:value-type="float" office:value="0.0358583229334161" calcext:value-type="float">
            <text:p>0,0358583229</text:p>
          </table:table-cell>
        </table:table-row>
        <table:table-row table:style-name="ro1">
          <table:table-cell office:value-type="float" office:value="0.559" calcext:value-type="float">
            <text:p>0,559</text:p>
          </table:table-cell>
          <table:table-cell office:value-type="float" office:value="0.0371885621856106" calcext:value-type="float">
            <text:p>0,0371885622</text:p>
          </table:table-cell>
          <table:table-cell table:formula="of:=0.1*COS(SQRT(1000)*[.A558])" office:value-type="float" office:value="0.0387918824058598" calcext:value-type="float">
            <text:p>0,0387918824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0401042877746588" calcext:value-type="float">
            <text:p>0,0401042878</text:p>
          </table:table-cell>
          <table:table-cell table:formula="of:=0.1*COS(SQRT(1000)*[.A559])" office:value-type="float" office:value="0.0416866532284469" calcext:value-type="float">
            <text:p>0,0416866532</text:p>
          </table:table-cell>
        </table:table-row>
        <table:table-row table:style-name="ro1">
          <table:table-cell office:value-type="float" office:value="0.561" calcext:value-type="float">
            <text:p>0,561</text:p>
          </table:table-cell>
          <table:table-cell office:value-type="float" office:value="0.0429799190994983" calcext:value-type="float">
            <text:p>0,0429799191</text:p>
          </table:table-cell>
          <table:table-cell table:formula="of:=0.1*COS(SQRT(1000)*[.A560])" office:value-type="float" office:value="0.0445397408715777" calcext:value-type="float">
            <text:p>0,0445397409</text:p>
          </table:table-cell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458125812475326" calcext:value-type="float">
            <text:p>0,0458125812</text:p>
          </table:table-cell>
          <table:table-cell table:formula="of:=0.1*COS(SQRT(1000)*[.A561])" office:value-type="float" office:value="0.0473482924853581" calcext:value-type="float">
            <text:p>0,0473482925</text:p>
          </table:table-cell>
        </table:table-row>
        <table:table-row table:style-name="ro1">
          <table:table-cell office:value-type="float" office:value="0.563" calcext:value-type="float">
            <text:p>0,563</text:p>
          </table:table-cell>
          <table:table-cell office:value-type="float" office:value="0.0485994422646021" calcext:value-type="float">
            <text:p>0,0485994423</text:p>
          </table:table-cell>
          <table:table-cell table:formula="of:=0.1*COS(SQRT(1000)*[.A562])" office:value-type="float" office:value="0.0501094997522125" calcext:value-type="float">
            <text:p>0,0501094998</text:p>
          </table:table-cell>
        </table:table-row>
        <table:table-row table:style-name="ro1">
          <table:table-cell office:value-type="float" office:value="0.564" calcext:value-type="float">
            <text:p>0,564</text:p>
          </table:table-cell>
          <table:table-cell office:value-type="float" office:value="0.0513377159862309" calcext:value-type="float">
            <text:p>0,051337716</text:p>
          </table:table-cell>
          <table:table-cell table:formula="of:=0.1*COS(SQRT(1000)*[.A563])" office:value-type="float" office:value="0.0528206016949673" calcext:value-type="float">
            <text:p>0,0528206017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  <table:table-cell office:value-type="float" office:value="0.0540246648230945" calcext:value-type="float">
            <text:p>0,0540246648</text:p>
          </table:table-cell>
          <table:table-cell table:formula="of:=0.1*COS(SQRT(1000)*[.A564])" office:value-type="float" office:value="0.0554788874375971" calcext:value-type="float">
            <text:p>0,0554788874</text:p>
          </table:table-cell>
        </table:table-row>
        <table:table-row table:style-name="ro1">
          <table:table-cell office:value-type="float" office:value="0.566" calcext:value-type="float">
            <text:p>0,566</text:p>
          </table:table-cell>
          <table:table-cell office:value-type="float" office:value="0.0566576024979257" calcext:value-type="float">
            <text:p>0,0566576025</text:p>
          </table:table-cell>
          <table:table-cell table:formula="of:=0.1*COS(SQRT(1000)*[.A565])" office:value-type="float" office:value="0.0580816989158762" calcext:value-type="float">
            <text:p>0,0580816989</text:p>
          </table:table-cell>
        </table:table-row>
        <table:table-row table:style-name="ro1">
          <table:table-cell office:value-type="float" office:value="0.567" calcext:value-type="float">
            <text:p>0,567</text:p>
          </table:table-cell>
          <table:table-cell office:value-type="float" office:value="0.0592338967311193" calcext:value-type="float">
            <text:p>0,0592338967</text:p>
          </table:table-cell>
          <table:table-cell table:formula="of:=0.1*COS(SQRT(1000)*[.A566])" office:value-type="float" office:value="0.0606264335352193" calcext:value-type="float">
            <text:p>0,0606264335</text:p>
          </table:table-cell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0.0617509718723547" calcext:value-type="float">
            <text:p>0,0617509719</text:p>
          </table:table-cell>
          <table:table-cell table:formula="of:=0.1*COS(SQRT(1000)*[.A567])" office:value-type="float" office:value="0.0631105467730616" calcext:value-type="float">
            <text:p>0,0631105468</text:p>
          </table:table-cell>
        </table:table-row>
        <table:table-row table:style-name="ro1">
          <table:table-cell office:value-type="float" office:value="0.569" calcext:value-type="float">
            <text:p>0,569</text:p>
          </table:table-cell>
          <table:table-cell office:value-type="float" office:value="0.0642063114756024" calcext:value-type="float">
            <text:p>0,0642063115</text:p>
          </table:table-cell>
          <table:table-cell table:formula="of:=0.1*COS(SQRT(1000)*[.A568])" office:value-type="float" office:value="0.0655315547231678" calcext:value-type="float">
            <text:p>0,0655315547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0665974608149404" calcext:value-type="float">
            <text:p>0,0665974608</text:p>
          </table:table-cell>
          <table:table-cell table:formula="of:=0.1*COS(SQRT(1000)*[.A569])" office:value-type="float" office:value="0.067887036579332" calcext:value-type="float">
            <text:p>0,0678870366</text:p>
          </table:table-cell>
        </table:table-row>
        <table:table-row table:style-name="ro1">
          <table:table-cell office:value-type="float" office:value="0.571" calcext:value-type="float">
            <text:p>0,571</text:p>
          </table:table-cell>
          <table:table-cell office:value-type="float" office:value="0.0689220293386673" calcext:value-type="float">
            <text:p>0,0689220293</text:p>
          </table:table-cell>
          <table:table-cell table:formula="of:=0.1*COS(SQRT(1000)*[.A570])" office:value-type="float" office:value="0.070174637055981" calcext:value-type="float">
            <text:p>0,0701746371</text:p>
          </table:table-cell>
        </table:table-row>
        <table:table-row table:style-name="ro1">
          <table:table-cell office:value-type="float" office:value="0.572" calcext:value-type="float">
            <text:p>0,572</text:p>
          </table:table-cell>
          <table:table-cell office:value-type="float" office:value="0.0711776930592564" calcext:value-type="float">
            <text:p>0,0711776931</text:p>
          </table:table-cell>
          <table:table-cell table:formula="of:=0.1*COS(SQRT(1000)*[.A571])" office:value-type="float" office:value="0.0723920687432655" calcext:value-type="float">
            <text:p>0,0723920687</text:p>
          </table:table-cell>
        </table:table-row>
        <table:table-row table:style-name="ro1">
          <table:table-cell office:value-type="float" office:value="0.573" calcext:value-type="float">
            <text:p>0,573</text:p>
          </table:table-cell>
          <table:table-cell office:value-type="float" office:value="0.073362196876762" calcext:value-type="float">
            <text:p>0,0733621969</text:p>
          </table:table-cell>
          <table:table-cell table:formula="of:=0.1*COS(SQRT(1000)*[.A572])" office:value-type="float" office:value="0.0745371143942781" calcext:value-type="float">
            <text:p>0,0745371144</text:p>
          </table:table-cell>
        </table:table-row>
        <table:table-row table:style-name="ro1">
          <table:table-cell office:value-type="float" office:value="0.574" calcext:value-type="float">
            <text:p>0,574</text:p>
          </table:table-cell>
          <table:table-cell office:value-type="float" office:value="0.075473356833356" calcext:value-type="float">
            <text:p>0,0754733568</text:p>
          </table:table-cell>
          <table:table-cell table:formula="of:=0.1*COS(SQRT(1000)*[.A573])" office:value-type="float" office:value="0.0766076291421158" calcext:value-type="float">
            <text:p>0,0766076291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0.07750906229674" calcext:value-type="float">
            <text:p>0,0775090623</text:p>
          </table:table-cell>
          <table:table-cell table:formula="of:=0.1*COS(SQRT(1000)*[.A574])" office:value-type="float" office:value="0.0786015426445674" calcext:value-type="float">
            <text:p>0,0786015426</text:p>
          </table:table-cell>
        </table:table-row>
        <table:table-row table:style-name="ro1">
          <table:table-cell office:value-type="float" office:value="0.576" calcext:value-type="float">
            <text:p>0,576</text:p>
          </table:table-cell>
          <table:table-cell office:value-type="float" office:value="0.0794672780702497" calcext:value-type="float">
            <text:p>0,0794672781</text:p>
          </table:table-cell>
          <table:table-cell table:formula="of:=0.1*COS(SQRT(1000)*[.A575])" office:value-type="float" office:value="0.0805168611542847" calcext:value-type="float">
            <text:p>0,0805168612</text:p>
          </table:table-cell>
        </table:table-row>
        <table:table-row table:style-name="ro1">
          <table:table-cell office:value-type="float" office:value="0.577" calcext:value-type="float">
            <text:p>0,577</text:p>
          </table:table-cell>
          <table:table-cell office:value-type="float" office:value="0.0813460464275432" calcext:value-type="float">
            <text:p>0,0813460464</text:p>
          </table:table-cell>
          <table:table-cell table:formula="of:=0.1*COS(SQRT(1000)*[.A576])" office:value-type="float" office:value="0.0823516695123625" calcext:value-type="float">
            <text:p>0,0823516695</text:p>
          </table:table-cell>
        </table:table-row>
        <table:table-row table:style-name="ro1">
          <table:table-cell office:value-type="float" office:value="0.578" calcext:value-type="float">
            <text:p>0,578</text:p>
          </table:table-cell>
          <table:table-cell office:value-type="float" office:value="0.0831434890698379" calcext:value-type="float">
            <text:p>0,0831434891</text:p>
          </table:table-cell>
          <table:table-cell table:formula="of:=0.1*COS(SQRT(1000)*[.A577])" office:value-type="float" office:value="0.0841041330633384" calcext:value-type="float">
            <text:p>0,0841041331</text:p>
          </table:table-cell>
        </table:table-row>
        <table:table-row table:style-name="ro1">
          <table:table-cell office:value-type="float" office:value="0.579" calcext:value-type="float">
            <text:p>0,579</text:p>
          </table:table-cell>
          <table:table-cell office:value-type="float" office:value="0.0848578090037399" calcext:value-type="float">
            <text:p>0,084857809</text:p>
          </table:table-cell>
          <table:table-cell table:formula="of:=0.1*COS(SQRT(1000)*[.A578])" office:value-type="float" office:value="0.0857724994896952" calcext:value-type="float">
            <text:p>0,085772499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0864872923377881" calcext:value-type="float">
            <text:p>0,0864872923</text:p>
          </table:table-cell>
          <table:table-cell table:formula="of:=0.1*COS(SQRT(1000)*[.A579])" office:value-type="float" office:value="0.0873551005640321" calcext:value-type="float">
            <text:p>0,0873551006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  <table:table-cell office:value-type="float" office:value="0.0880303099959175" calcext:value-type="float">
            <text:p>0,08803031</text:p>
          </table:table-cell>
          <table:table-cell table:formula="of:=0.1*COS(SQRT(1000)*[.A580])" office:value-type="float" office:value="0.0888503538171541" calcext:value-type="float">
            <text:p>0,0888503538</text:p>
          </table:table-cell>
        </table:table-row>
        <table:table-row table:style-name="ro1">
          <table:table-cell office:value-type="float" office:value="0.582" calcext:value-type="float">
            <text:p>0,582</text:p>
          </table:table-cell>
          <table:table-cell office:value-type="float" office:value="0.0894853193461279" calcext:value-type="float">
            <text:p>0,0894853193</text:p>
          </table:table-cell>
          <table:table-cell table:formula="of:=0.1*COS(SQRT(1000)*[.A581])" office:value-type="float" office:value="0.0902567641204083" calcext:value-type="float">
            <text:p>0,0902567641</text:p>
          </table:table-cell>
        </table:table-row>
        <table:table-row table:style-name="ro1">
          <table:table-cell office:value-type="float" office:value="0.583" calcext:value-type="float">
            <text:p>0,583</text:p>
          </table:table-cell>
          <table:table-cell office:value-type="float" office:value="0.0908508657427307" calcext:value-type="float">
            <text:p>0,0908508657</text:p>
          </table:table-cell>
          <table:table-cell table:formula="of:=0.1*COS(SQRT(1000)*[.A582])" office:value-type="float" office:value="0.0915729251806885" calcext:value-type="float">
            <text:p>0,0915729252</text:p>
          </table:table-cell>
        </table:table-row>
        <table:table-row table:style-name="ro1">
          <table:table-cell office:value-type="float" office:value="0.584" calcext:value-type="float">
            <text:p>0,584</text:p>
          </table:table-cell>
          <table:table-cell office:value-type="float" office:value="0.0921255839806303" calcext:value-type="float">
            <text:p>0,092125584</text:p>
          </table:table-cell>
          <table:table-cell table:formula="of:=0.1*COS(SQRT(1000)*[.A583])" office:value-type="float" office:value="0.0927975209466107" calcext:value-type="float">
            <text:p>0,0927975209</text:p>
          </table:table-cell>
        </table:table-row>
        <table:table-row table:style-name="ro1">
          <table:table-cell office:value-type="float" office:value="0.585" calcext:value-type="float">
            <text:p>0,585</text:p>
          </table:table-cell>
          <table:table-cell office:value-type="float" office:value="0.093308199660189" calcext:value-type="float">
            <text:p>0,0933081997</text:p>
          </table:table-cell>
          <table:table-cell table:formula="of:=0.1*COS(SQRT(1000)*[.A584])" office:value-type="float" office:value="0.0939293269244552" calcext:value-type="float">
            <text:p>0,0939293269</text:p>
          </table:table-cell>
        </table:table-row>
        <table:table-row table:style-name="ro1">
          <table:table-cell office:value-type="float" office:value="0.586" calcext:value-type="float">
            <text:p>0,586</text:p>
          </table:table-cell>
          <table:table-cell office:value-type="float" office:value="0.094397530461307" calcext:value-type="float">
            <text:p>0,0943975305</text:p>
          </table:table-cell>
          <table:table-cell table:formula="of:=0.1*COS(SQRT(1000)*[.A585])" office:value-type="float" office:value="0.0949672114025582" calcext:value-type="float">
            <text:p>0,0949672114</text:p>
          </table:table-cell>
        </table:table-row>
        <table:table-row table:style-name="ro1">
          <table:table-cell office:value-type="float" office:value="0.587" calcext:value-type="float">
            <text:p>0,587</text:p>
          </table:table-cell>
          <table:table-cell office:value-type="float" office:value="0.0953924873254479" calcext:value-type="float">
            <text:p>0,0953924873</text:p>
          </table:table-cell>
          <table:table-cell table:formula="of:=0.1*COS(SQRT(1000)*[.A586])" office:value-type="float" office:value="0.0959101365829293" calcext:value-type="float">
            <text:p>0,0959101366</text:p>
          </table:table-cell>
        </table:table-row>
        <table:table-row table:style-name="ro1">
          <table:table-cell office:value-type="float" office:value="0.588" calcext:value-type="float">
            <text:p>0,588</text:p>
          </table:table-cell>
          <table:table-cell office:value-type="float" office:value="0.0962920755444247" calcext:value-type="float">
            <text:p>0,0962920755</text:p>
          </table:table-cell>
          <table:table-cell table:formula="of:=0.1*COS(SQRT(1000)*[.A587])" office:value-type="float" office:value="0.0967571596189623" calcext:value-type="float">
            <text:p>0,0967571596</text:p>
          </table:table-cell>
        </table:table-row>
        <table:table-row table:style-name="ro1">
          <table:table-cell office:value-type="float" office:value="0.589" calcext:value-type="float">
            <text:p>0,589</text:p>
          </table:table-cell>
          <table:table-cell office:value-type="float" office:value="0.0970953957548592" calcext:value-type="float">
            <text:p>0,0970953958</text:p>
          </table:table-cell>
          <table:table-cell table:formula="of:=0.1*COS(SQRT(1000)*[.A588])" office:value-type="float" office:value="0.0975074335582043" calcext:value-type="float">
            <text:p>0,097507433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0978016448373209" calcext:value-type="float">
            <text:p>0,0978016448</text:p>
          </table:table-cell>
          <table:table-cell table:formula="of:=0.1*COS(SQRT(1000)*[.A589])" office:value-type="float" office:value="0.0981602081892366" calcext:value-type="float">
            <text:p>0,0981602082</text:p>
          </table:table-cell>
        </table:table-row>
        <table:table-row table:style-name="ro1">
          <table:table-cell office:value-type="float" office:value="0.591" calcext:value-type="float">
            <text:p>0,591</text:p>
          </table:table-cell>
          <table:table-cell office:value-type="float" office:value="0.0984101167192454" calcext:value-type="float">
            <text:p>0,0984101167</text:p>
          </table:table-cell>
          <table:table-cell table:formula="of:=0.1*COS(SQRT(1000)*[.A590])" office:value-type="float" office:value="0.0987148307918244" calcext:value-type="float">
            <text:p>0,0987148308</text:p>
          </table:table-cell>
        </table:table-row>
        <table:table-row table:style-name="ro1">
          <table:table-cell office:value-type="float" office:value="0.592" calcext:value-type="float">
            <text:p>0,592</text:p>
          </table:table-cell>
          <table:table-cell office:value-type="float" office:value="0.0989202030808307" calcext:value-type="float">
            <text:p>0,0989202031</text:p>
          </table:table-cell>
          <table:table-cell table:formula="of:=0.1*COS(SQRT(1000)*[.A591])" office:value-type="float" office:value="0.0991707467895822" calcext:value-type="float">
            <text:p>0,0991707468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0.099331393963205" calcext:value-type="float">
            <text:p>0,099331394</text:p>
          </table:table-cell>
          <table:table-cell table:formula="of:=0.1*COS(SQRT(1000)*[.A592])" office:value-type="float" office:value="0.0995275003045037" calcext:value-type="float">
            <text:p>0,0995275003</text:p>
          </table:table-cell>
        </table:table-row>
        <table:table-row table:style-name="ro1">
          <table:table-cell office:value-type="float" office:value="0.594" calcext:value-type="float">
            <text:p>0,594</text:p>
          </table:table-cell>
          <table:table-cell office:value-type="float" office:value="0.0996432782782579" calcext:value-type="float">
            <text:p>0,0996432783</text:p>
          </table:table-cell>
          <table:table-cell table:formula="of:=0.1*COS(SQRT(1000)*[.A593])" office:value-type="float" office:value="0.0997847346128026" calcext:value-type="float">
            <text:p>0,0997847346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office:value-type="float" office:value="0.099855544219626" calcext:value-type="float">
            <text:p>0,0998555442</text:p>
          </table:table-cell>
          <table:table-cell table:formula="of:=0.1*COS(SQRT(1000)*[.A594])" office:value-type="float" office:value="0.0999421925016061" calcext:value-type="float">
            <text:p>0,0999421925</text:p>
          </table:table-cell>
        </table:table-row>
        <table:table-row table:style-name="ro1">
          <table:table-cell office:value-type="float" office:value="0.596" calcext:value-type="float">
            <text:p>0,596</text:p>
          </table:table-cell>
          <table:table-cell office:value-type="float" office:value="0.0999679795744211" calcext:value-type="float">
            <text:p>0,0999679796</text:p>
          </table:table-cell>
          <table:table-cell table:formula="of:=0.1*COS(SQRT(1000)*[.A595])" office:value-type="float" office:value="0.0999997165261464" calcext:value-type="float">
            <text:p>0,0999997165</text:p>
          </table:table-cell>
        </table:table-row>
        <table:table-row table:style-name="ro1">
          <table:table-cell office:value-type="float" office:value="0.597" calcext:value-type="float">
            <text:p>0,597</text:p>
          </table:table-cell>
          <table:table-cell office:value-type="float" office:value="0.0999804719353902" calcext:value-type="float">
            <text:p>0,0999804719</text:p>
          </table:table-cell>
          <table:table-cell table:formula="of:=0.1*COS(SQRT(1000)*[.A596])" office:value-type="float" office:value="0.0999572491671926" calcext:value-type="float">
            <text:p>0,0999572492</text:p>
          </table:table-cell>
        </table:table-row>
        <table:table-row table:style-name="ro1">
          <table:table-cell office:value-type="float" office:value="0.598" calcext:value-type="float">
            <text:p>0,598</text:p>
          </table:table-cell>
          <table:table-cell office:value-type="float" office:value="0.0998930088132946" calcext:value-type="float">
            <text:p>0,0998930088</text:p>
          </table:table-cell>
          <table:table-cell table:formula="of:=0.1*COS(SQRT(1000)*[.A597])" office:value-type="float" office:value="0.0998148328885646" calcext:value-type="float">
            <text:p>0,0998148329</text:p>
          </table:table-cell>
        </table:table-row>
        <table:table-row table:style-name="ro1">
          <table:table-cell office:value-type="float" office:value="0.599" calcext:value-type="float">
            <text:p>0,599</text:p>
          </table:table-cell>
          <table:table-cell office:value-type="float" office:value="0.0997056776493963" calcext:value-type="float">
            <text:p>0,0997056776</text:p>
          </table:table-cell>
          <table:table-cell table:formula="of:=0.1*COS(SQRT(1000)*[.A598])" office:value-type="float" office:value="0.0995726100946736" calcext:value-type="float">
            <text:p>0,09957261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99418665728038" calcext:value-type="float">
            <text:p>0,0994186657</text:p>
          </table:table-cell>
          <table:table-cell table:formula="of:=0.1*COS(SQRT(1000)*[.A599])" office:value-type="float" office:value="0.0992308229881287" calcext:value-type="float">
            <text:p>0,099230823</text:p>
          </table:table-cell>
        </table:table-row>
        <table:table-row table:style-name="ro1">
          <table:table-cell office:value-type="float" office:value="0.601" calcext:value-type="float">
            <text:p>0,601</text:p>
          </table:table-cell>
          <table:table-cell office:value-type="float" office:value="0.0990322599894059" calcext:value-type="float">
            <text:p>0,09903226</text:p>
          </table:table-cell>
          <table:table-cell table:formula="of:=0.1*COS(SQRT(1000)*[.A600])" office:value-type="float" office:value="0.0987898133275554" calcext:value-type="float">
            <text:p>0,0987898133</text:p>
          </table:table-cell>
        </table:table-row>
        <table:table-row table:style-name="ro1">
          <table:table-cell office:value-type="float" office:value="0.602" calcext:value-type="float">
            <text:p>0,602</text:p>
          </table:table-cell>
          <table:table-cell office:value-type="float" office:value="0.0985468467426615" calcext:value-type="float">
            <text:p>0,0985468467</text:p>
          </table:table-cell>
          <table:table-cell table:formula="of:=0.1*COS(SQRT(1000)*[.A601])" office:value-type="float" office:value="0.0982500220858646" calcext:value-type="float">
            <text:p>0,0982500221</text:p>
          </table:table-cell>
        </table:table-row>
        <table:table-row table:style-name="ro1">
          <table:table-cell office:value-type="float" office:value="0.603" calcext:value-type="float">
            <text:p>0,603</text:p>
          </table:table-cell>
          <table:table-cell office:value-type="float" office:value="0.0979629112797284" calcext:value-type="float">
            <text:p>0,0979629113</text:p>
          </table:table-cell>
          <table:table-cell table:formula="of:=0.1*COS(SQRT(1000)*[.A602])" office:value-type="float" office:value="0.0976119890093168" calcext:value-type="float">
            <text:p>0,097611989</text:p>
          </table:table-cell>
        </table:table-row>
        <table:table-row table:style-name="ro1">
          <table:table-cell office:value-type="float" office:value="0.604" calcext:value-type="float">
            <text:p>0,604</text:p>
          </table:table-cell>
          <table:table-cell office:value-type="float" office:value="0.0972810373901223" calcext:value-type="float">
            <text:p>0,0972810374</text:p>
          </table:table-cell>
          <table:table-cell table:formula="of:=0.1*COS(SQRT(1000)*[.A603])" office:value-type="float" office:value="0.096876352077821" calcext:value-type="float">
            <text:p>0,0968763521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office:value-type="float" office:value="0.0965019067773068" calcext:value-type="float">
            <text:p>0,0965019068</text:p>
          </table:table-cell>
          <table:table-cell table:formula="of:=0.1*COS(SQRT(1000)*[.A604])" office:value-type="float" office:value="0.0960438468670076" calcext:value-type="float">
            <text:p>0,0960438469</text:p>
          </table:table-cell>
        </table:table-row>
        <table:table-row table:style-name="ro1">
          <table:table-cell office:value-type="float" office:value="0.606" calcext:value-type="float">
            <text:p>0,606</text:p>
          </table:table-cell>
          <table:table-cell office:value-type="float" office:value="0.0956262983771608" calcext:value-type="float">
            <text:p>0,0956262984</text:p>
          </table:table-cell>
          <table:table-cell table:formula="of:=0.1*COS(SQRT(1000)*[.A605])" office:value-type="float" office:value="0.0951153058127143" calcext:value-type="float">
            <text:p>0,0951153058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office:value-type="float" office:value="0.0946550875792372" calcext:value-type="float">
            <text:p>0,0946550876</text:p>
          </table:table-cell>
          <table:table-cell table:formula="of:=0.1*COS(SQRT(1000)*[.A606])" office:value-type="float" office:value="0.0940916573786197" calcext:value-type="float">
            <text:p>0,0940916574</text:p>
          </table:table-cell>
        </table:table-row>
        <table:table-row table:style-name="ro1">
          <table:table-cell office:value-type="float" office:value="0.608" calcext:value-type="float">
            <text:p>0,608</text:p>
          </table:table-cell>
          <table:table-cell office:value-type="float" office:value="0.0935892453515917" calcext:value-type="float">
            <text:p>0,0935892454</text:p>
          </table:table-cell>
          <table:table-cell table:formula="of:=0.1*COS(SQRT(1000)*[.A607])" office:value-type="float" office:value="0.0929739251278564" calcext:value-type="float">
            <text:p>0,0929739251</text:p>
          </table:table-cell>
        </table:table-row>
        <table:table-row table:style-name="ro1">
          <table:table-cell office:value-type="float" office:value="0.609" calcext:value-type="float">
            <text:p>0,609</text:p>
          </table:table-cell>
          <table:table-cell office:value-type="float" office:value="0.0924298372700581" calcext:value-type="float">
            <text:p>0,0924298373</text:p>
          </table:table-cell>
          <table:table-cell table:formula="of:=0.1*COS(SQRT(1000)*[.A608])" office:value-type="float" office:value="0.0917632266995341" calcext:value-type="float">
            <text:p>0,0917632267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0911780224529384" calcext:value-type="float">
            <text:p>0,0911780225</text:p>
          </table:table-cell>
          <table:table-cell table:formula="of:=0.1*COS(SQRT(1000)*[.A609])" office:value-type="float" office:value="0.090460772691193" calcext:value-type="float">
            <text:p>0,0904607727</text:p>
          </table:table-cell>
        </table:table-row>
        <table:table-row table:style-name="ro1">
          <table:table-cell office:value-type="float" office:value="0.611" calcext:value-type="float">
            <text:p>0,611</text:p>
          </table:table-cell>
          <table:table-cell office:value-type="float" office:value="0.0898350524021741" calcext:value-type="float">
            <text:p>0,0898350524</text:p>
          </table:table-cell>
          <table:table-cell table:formula="of:=0.1*COS(SQRT(1000)*[.A610])" office:value-type="float" office:value="0.0890678654483071" calcext:value-type="float">
            <text:p>0,0890678654</text:p>
          </table:table-cell>
        </table:table-row>
        <table:table-row table:style-name="ro1">
          <table:table-cell office:value-type="float" office:value="0.612" calcext:value-type="float">
            <text:p>0,612</text:p>
          </table:table-cell>
          <table:table-cell office:value-type="float" office:value="0.0884022697521575" calcext:value-type="float">
            <text:p>0,0884022698</text:p>
          </table:table-cell>
          <table:table-cell table:formula="of:=0.1*COS(SQRT(1000)*[.A611])" office:value-type="float" office:value="0.0875858977620477" calcext:value-type="float">
            <text:p>0,0875858978</text:p>
          </table:table-cell>
        </table:table-row>
        <table:table-row table:style-name="ro1">
          <table:table-cell office:value-type="float" office:value="0.613" calcext:value-type="float">
            <text:p>0,613</text:p>
          </table:table-cell>
          <table:table-cell office:value-type="float" office:value="0.0868811069274324" calcext:value-type="float">
            <text:p>0,0868811069</text:p>
          </table:table-cell>
          <table:table-cell table:formula="of:=0.1*COS(SQRT(1000)*[.A612])" office:value-type="float" office:value="0.0860163514766076" calcext:value-type="float">
            <text:p>0,0860163515</text:p>
          </table:table-cell>
        </table:table-row>
        <table:table-row table:style-name="ro1">
          <table:table-cell office:value-type="float" office:value="0.614" calcext:value-type="float">
            <text:p>0,614</text:p>
          </table:table-cell>
          <table:table-cell office:value-type="float" office:value="0.0852730847106279" calcext:value-type="float">
            <text:p>0,0852730847</text:p>
          </table:table-cell>
          <table:table-cell table:formula="of:=0.1*COS(SQRT(1000)*[.A613])" office:value-type="float" office:value="0.0843607960074814" calcext:value-type="float">
            <text:p>0,084360796</text:p>
          </table:table-cell>
        </table:table-row>
        <table:table-row table:style-name="ro1">
          <table:table-cell office:value-type="float" office:value="0.615" calcext:value-type="float">
            <text:p>0,615</text:p>
          </table:table-cell>
          <table:table-cell office:value-type="float" office:value="0.0835798107220557" calcext:value-type="float">
            <text:p>0,0835798107</text:p>
          </table:table-cell>
          <table:table-cell table:formula="of:=0.1*COS(SQRT(1000)*[.A614])" office:value-type="float" office:value="0.0826208867721797" calcext:value-type="float">
            <text:p>0,0826208868</text:p>
          </table:table-cell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0.0818029778124917" calcext:value-type="float">
            <text:p>0,0818029778</text:p>
          </table:table-cell>
          <table:table-cell table:formula="of:=0.1*COS(SQRT(1000)*[.A615])" office:value-type="float" office:value="0.0807983635349503" calcext:value-type="float">
            <text:p>0,0807983635</text:p>
          </table:table-cell>
        </table:table-row>
        <table:table-row table:style-name="ro1">
          <table:table-cell office:value-type="float" office:value="0.617" calcext:value-type="float">
            <text:p>0,617</text:p>
          </table:table-cell>
          <table:table-cell office:value-type="float" office:value="0.0799443623707482" calcext:value-type="float">
            <text:p>0,0799443624</text:p>
          </table:table-cell>
          <table:table-cell table:formula="of:=0.1*COS(SQRT(1000)*[.A616])" office:value-type="float" office:value="0.0788950486671584" calcext:value-type="float">
            <text:p>0,0788950487</text:p>
          </table:table-cell>
        </table:table-row>
        <table:table-row table:style-name="ro1">
          <table:table-cell office:value-type="float" office:value="0.618" calcext:value-type="float">
            <text:p>0,618</text:p>
          </table:table-cell>
          <table:table-cell office:value-type="float" office:value="0.0780058225477293" calcext:value-type="float">
            <text:p>0,0780058225</text:p>
          </table:table-cell>
          <table:table-cell table:formula="of:=0.1*COS(SQRT(1000)*[.A617])" office:value-type="float" office:value="0.0769128453250674" calcext:value-type="float">
            <text:p>0,0769128453</text:p>
          </table:table-cell>
        </table:table-row>
        <table:table-row table:style-name="ro1">
          <table:table-cell office:value-type="float" office:value="0.619" calcext:value-type="float">
            <text:p>0,619</text:p>
          </table:table-cell>
          <table:table-cell office:value-type="float" office:value="0.0759892963987442" calcext:value-type="float">
            <text:p>0,0759892964</text:p>
          </table:table-cell>
          <table:table-cell table:formula="of:=0.1*COS(SQRT(1000)*[.A618])" office:value-type="float" office:value="0.0748537355468416" calcext:value-type="float">
            <text:p>0,0748537355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0738967999459363" calcext:value-type="float">
            <text:p>0,0738967999</text:p>
          </table:table-cell>
          <table:table-cell table:formula="of:=0.1*COS(SQRT(1000)*[.A619])" office:value-type="float" office:value="0.0727197782706725" calcext:value-type="float">
            <text:p>0,0727197783</text:p>
          </table:table-cell>
        </table:table-row>
        <table:table-row table:style-name="ro1">
          <table:table-cell office:value-type="float" office:value="0.621" calcext:value-type="float">
            <text:p>0,621</text:p>
          </table:table-cell>
          <table:table-cell office:value-type="float" office:value="0.071730425162765" calcext:value-type="float">
            <text:p>0,0717304252</text:p>
          </table:table-cell>
          <table:table-cell table:formula="of:=0.1*COS(SQRT(1000)*[.A620])" office:value-type="float" office:value="0.0705131072760121" calcext:value-type="float">
            <text:p>0,0705131073</text:p>
          </table:table-cell>
        </table:table-row>
        <table:table-row table:style-name="ro1">
          <table:table-cell office:value-type="float" office:value="0.622" calcext:value-type="float">
            <text:p>0,622</text:p>
          </table:table-cell>
          <table:table-cell office:value-type="float" office:value="0.0694923378825553" calcext:value-type="float">
            <text:p>0,0694923379</text:p>
          </table:table-cell>
          <table:table-cell table:formula="of:=0.1*COS(SQRT(1000)*[.A621])" office:value-type="float" office:value="0.0682359290499719" calcext:value-type="float">
            <text:p>0,068235929</text:p>
          </table:table-cell>
        </table:table-row>
        <table:table-row table:style-name="ro1">
          <table:table-cell office:value-type="float" office:value="0.623" calcext:value-type="float">
            <text:p>0,623</text:p>
          </table:table-cell>
          <table:table-cell office:value-type="float" office:value="0.0671847756332052" calcext:value-type="float">
            <text:p>0,0671847756</text:p>
          </table:table-cell>
          <table:table-cell table:formula="of:=0.1*COS(SQRT(1000)*[.A622])" office:value-type="float" office:value="0.0658905205810199" calcext:value-type="float">
            <text:p>0,0658905206</text:p>
          </table:table-cell>
        </table:table-row>
        <table:table-row table:style-name="ro1">
          <table:table-cell office:value-type="float" office:value="0.624" calcext:value-type="float">
            <text:p>0,624</text:p>
          </table:table-cell>
          <table:table-cell office:value-type="float" office:value="0.0648100454002179" calcext:value-type="float">
            <text:p>0,0648100454</text:p>
          </table:table-cell>
          <table:table-cell table:formula="of:=0.1*COS(SQRT(1000)*[.A623])" office:value-type="float" office:value="0.0634792270821808" calcext:value-type="float">
            <text:p>0,0634792271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0.0623705213202921" calcext:value-type="float">
            <text:p>0,0623705213</text:p>
          </table:table-cell>
          <table:table-cell table:formula="of:=0.1*COS(SQRT(1000)*[.A624])" office:value-type="float" office:value="0.0610044596460185" calcext:value-type="float">
            <text:p>0,0610044596</text:p>
          </table:table-cell>
        </table:table-row>
        <table:table-row table:style-name="ro1">
          <table:table-cell office:value-type="float" office:value="0.626" calcext:value-type="float">
            <text:p>0,626</text:p>
          </table:table-cell>
          <table:table-cell office:value-type="float" office:value="0.0598686423077792" calcext:value-type="float">
            <text:p>0,0598686423</text:p>
          </table:table-cell>
          <table:table-cell table:formula="of:=0.1*COS(SQRT(1000)*[.A625])" office:value-type="float" office:value="0.0584686928337455" calcext:value-type="float">
            <text:p>0,0584686928</text:p>
          </table:table-cell>
        </table:table-row>
        <table:table-row table:style-name="ro1">
          <table:table-cell office:value-type="float" office:value="0.627" calcext:value-type="float">
            <text:p>0,627</text:p>
          </table:table-cell>
          <table:table-cell office:value-type="float" office:value="0.0573069096163782" calcext:value-type="float">
            <text:p>0,0573069096</text:p>
          </table:table-cell>
          <table:table-cell table:formula="of:=0.1*COS(SQRT(1000)*[.A626])" office:value-type="float" office:value="0.0558744622008676" calcext:value-type="float">
            <text:p>0,0558744622</text:p>
          </table:table-cell>
        </table:table-row>
        <table:table-row table:style-name="ro1">
          <table:table-cell office:value-type="float" office:value="0.628" calcext:value-type="float">
            <text:p>0,628</text:p>
          </table:table-cell>
          <table:table-cell office:value-type="float" office:value="0.0546878843385074" calcext:value-type="float">
            <text:p>0,0546878843</text:p>
          </table:table-cell>
          <table:table-cell table:formula="of:=0.1*COS(SQRT(1000)*[.A627])" office:value-type="float" office:value="0.0532243617618389" calcext:value-type="float">
            <text:p>0,0532243618</text:p>
          </table:table-cell>
        </table:table-row>
        <table:table-row table:style-name="ro1">
          <table:table-cell office:value-type="float" office:value="0.629" calcext:value-type="float">
            <text:p>0,629</text:p>
          </table:table-cell>
          <table:table-cell office:value-type="float" office:value="0.0520141848448521" calcext:value-type="float">
            <text:p>0,0520141848</text:p>
          </table:table-cell>
          <table:table-cell table:formula="of:=0.1*COS(SQRT(1000)*[.A628])" office:value-type="float" office:value="0.050521041396264" calcext:value-type="float">
            <text:p>0,0505210414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0492884841666481" calcext:value-type="float">
            <text:p>0,0492884842</text:p>
          </table:table-cell>
          <table:table-cell table:formula="of:=0.1*COS(SQRT(1000)*[.A629])" office:value-type="float" office:value="0.0477672041992392" calcext:value-type="float">
            <text:p>0,0477672042</text:p>
          </table:table-cell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0.0465135073233186" calcext:value-type="float">
            <text:p>0,0465135073</text:p>
          </table:table-cell>
          <table:table-cell table:formula="of:=0.1*COS(SQRT(1000)*[.A630])" office:value-type="float" office:value="0.0449656037784826" calcext:value-type="float">
            <text:p>0,0449656038</text:p>
          </table:table-cell>
        </table:table-row>
        <table:table-row table:style-name="ro1">
          <table:table-cell office:value-type="float" office:value="0.632" calcext:value-type="float">
            <text:p>0,632</text:p>
          </table:table-cell>
          <table:table-cell office:value-type="float" office:value="0.0436920285981364" calcext:value-type="float">
            <text:p>0,0436920286</text:p>
          </table:table-cell>
          <table:table-cell table:formula="of:=0.1*COS(SQRT(1000)*[.A631])" office:value-type="float" office:value="0.0421190415009562" calcext:value-type="float">
            <text:p>0,0421190415</text:p>
          </table:table-cell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0.040826868764633" calcext:value-type="float">
            <text:p>0,0408268688</text:p>
          </table:table-cell>
          <table:table-cell table:formula="of:=0.1*COS(SQRT(1000)*[.A632])" office:value-type="float" office:value="0.0392303636917323" calcext:value-type="float">
            <text:p>0,0392303637</text:p>
          </table:table-cell>
        </table:table-row>
        <table:table-row table:style-name="ro1">
          <table:table-cell office:value-type="float" office:value="0.634" calcext:value-type="float">
            <text:p>0,634</text:p>
          </table:table-cell>
          <table:table-cell office:value-type="float" office:value="0.0379208922665312" calcext:value-type="float">
            <text:p>0,0379208923</text:p>
          </table:table-cell>
          <table:table-cell table:formula="of:=0.1*COS(SQRT(1000)*[.A633])" office:value-type="float" office:value="0.0363024587879047" calcext:value-type="float">
            <text:p>0,0363024588</text:p>
          </table:table-cell>
        </table:table-row>
        <table:table-row table:style-name="ro1">
          <table:table-cell office:value-type="float" office:value="0.635" calcext:value-type="float">
            <text:p>0,635</text:p>
          </table:table-cell>
          <table:table-cell office:value-type="float" office:value="0.0349770043540165" calcext:value-type="float">
            <text:p>0,0349770044</text:p>
          </table:table-cell>
          <table:table-cell table:formula="of:=0.1*COS(SQRT(1000)*[.A634])" office:value-type="float" office:value="0.0333382544503929" calcext:value-type="float">
            <text:p>0,0333382545</text:p>
          </table:table-cell>
        </table:table-row>
        <table:table-row table:style-name="ro1">
          <table:table-cell office:value-type="float" office:value="0.636" calcext:value-type="float">
            <text:p>0,636</text:p>
          </table:table-cell>
          <table:table-cell office:value-type="float" office:value="0.0319981481792133" calcext:value-type="float">
            <text:p>0,0319981482</text:p>
          </table:table-cell>
          <table:table-cell table:formula="of:=0.1*COS(SQRT(1000)*[.A635])" office:value-type="float" office:value="0.0303407146365263" calcext:value-type="float">
            <text:p>0,0303407146</text:p>
          </table:table-cell>
        </table:table-row>
        <table:table-row table:style-name="ro1">
          <table:table-cell office:value-type="float" office:value="0.637" calcext:value-type="float">
            <text:p>0,637</text:p>
          </table:table-cell>
          <table:table-cell office:value-type="float" office:value="0.0289873018537685" calcext:value-type="float">
            <text:p>0,0289873019</text:p>
          </table:table-cell>
          <table:table-cell table:formula="of:=0.1*COS(SQRT(1000)*[.A636])" office:value-type="float" office:value="0.0273128366363318" calcext:value-type="float">
            <text:p>0,0273128366</text:p>
          </table:table-cell>
        </table:table-row>
        <table:table-row table:style-name="ro1">
          <table:table-cell office:value-type="float" office:value="0.638" calcext:value-type="float">
            <text:p>0,638</text:p>
          </table:table-cell>
          <table:table-cell office:value-type="float" office:value="0.0259474754714842" calcext:value-type="float">
            <text:p>0,0259474755</text:p>
          </table:table-cell>
          <table:table-cell table:formula="of:=0.1*COS(SQRT(1000)*[.A637])" office:value-type="float" office:value="0.0242576480754948" calcext:value-type="float">
            <text:p>0,0242576481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0.0228817080989759" calcext:value-type="float">
            <text:p>0,0228817081</text:p>
          </table:table-cell>
          <table:table-cell table:formula="of:=0.1*COS(SQRT(1000)*[.A638])" office:value-type="float" office:value="0.0211782038879853" calcext:value-type="float">
            <text:p>0,0211782039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019793064737366" calcext:value-type="float">
            <text:p>0,0197930647</text:p>
          </table:table-cell>
          <table:table-cell table:formula="of:=0.1*COS(SQRT(1000)*[.A639])" office:value-type="float" office:value="0.0180775832613796" calcext:value-type="float">
            <text:p>0,0180775833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0.0166846332580481" calcext:value-type="float">
            <text:p>0,0166846333</text:p>
          </table:table-cell>
          <table:table-cell table:formula="of:=0.1*COS(SQRT(1000)*[.A640])" office:value-type="float" office:value="0.0149588865579276" calcext:value-type="float">
            <text:p>0,0149588866</text:p>
          </table:table-cell>
        </table:table-row>
        <table:table-row table:style-name="ro1">
          <table:table-cell office:value-type="float" office:value="0.642" calcext:value-type="float">
            <text:p>0,642</text:p>
          </table:table-cell>
          <table:table-cell office:value-type="float" office:value="0.013559521315588" calcext:value-type="float">
            <text:p>0,0135595213</text:p>
          </table:table-cell>
          <table:table-cell table:formula="of:=0.1*COS(SQRT(1000)*[.A641])" office:value-type="float" office:value="0.01182523221445" calcext:value-type="float">
            <text:p>0,0118252322</text:p>
          </table:table-cell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0.0104208532408453" calcext:value-type="float">
            <text:p>0,0104208532</text:p>
          </table:table-cell>
          <table:table-cell table:formula="of:=0.1*COS(SQRT(1000)*[.A642])" office:value-type="float" office:value="0.00867975362416111" calcext:value-type="float">
            <text:p>0,0086797536</text:p>
          </table:table-cell>
        </table:table-row>
        <table:table-row table:style-name="ro1">
          <table:table-cell office:value-type="float" office:value="0.644" calcext:value-type="float">
            <text:p>0,644</text:p>
          </table:table-cell>
          <table:table-cell office:value-type="float" office:value="0.00727176691742398" calcext:value-type="float">
            <text:p>0,0072717669</text:p>
          </table:table-cell>
          <table:table-cell table:formula="of:=0.1*COS(SQRT(1000)*[.A643])" office:value-type="float" office:value="0.00552559600353641" calcext:value-type="float">
            <text:p>0,005525596</text:p>
          </table:table-cell>
        </table:table-row>
        <table:table-row table:style-name="ro1">
          <table:table-cell office:value-type="float" office:value="0.645" calcext:value-type="float">
            <text:p>0,645</text:p>
          </table:table-cell>
          <table:table-cell office:value-type="float" office:value="0.00411541064457258" calcext:value-type="float">
            <text:p>0,0041154106</text:p>
          </table:table-cell>
          <table:table-cell table:formula="of:=0.1*COS(SQRT(1000)*[.A644])" office:value-type="float" office:value="0.00236591324735951" calcext:value-type="float">
            <text:p>0,0023659132</text:p>
          </table:table-cell>
        </table:table-row>
        <table:table-row table:style-name="ro1">
          <table:table-cell office:value-type="float" office:value="0.646" calcext:value-type="float">
            <text:p>0,646</text:p>
          </table:table-cell>
          <table:table-cell office:value-type="float" office:value="0.000954939989672123" calcext:value-type="float">
            <text:p>0,00095494</text:p>
          </table:table-cell>
          <table:table-cell table:formula="of:=0.1*COS(SQRT(1000)*[.A645])" office:value-type="float" office:value="-0.000796135224911877" calcext:value-type="float">
            <text:p>-0,0007961352</text:p>
          </table:table-cell>
        </table:table-row>
        <table:table-row table:style-name="ro1">
          <table:table-cell office:value-type="float" office:value="0.647" calcext:value-type="float">
            <text:p>0,647</text:p>
          </table:table-cell>
          <table:table-cell office:value-type="float" office:value="-0.00220648536654268" calcext:value-type="float">
            <text:p>-0,0022064854</text:p>
          </table:table-cell>
          <table:table-cell table:formula="of:=0.1*COS(SQRT(1000)*[.A646])" office:value-type="float" office:value="-0.00395738762830075" calcext:value-type="float">
            <text:p>-0,0039573876</text:p>
          </table:table-cell>
        </table:table-row>
        <table:table-row table:style-name="ro1">
          <table:table-cell office:value-type="float" office:value="0.648" calcext:value-type="float">
            <text:p>0,648</text:p>
          </table:table-cell>
          <table:table-cell office:value-type="float" office:value="-0.00536570478887441" calcext:value-type="float">
            <text:p>-0,0053657048</text:p>
          </table:table-cell>
          <table:table-cell table:formula="of:=0.1*COS(SQRT(1000)*[.A647])" office:value-type="float" office:value="-0.00711468297383298" calcext:value-type="float">
            <text:p>-0,007114683</text:p>
          </table:table-cell>
        </table:table-row>
        <table:table-row table:style-name="ro1">
          <table:table-cell office:value-type="float" office:value="0.649" calcext:value-type="float">
            <text:p>0,649</text:p>
          </table:table-cell>
          <table:table-cell office:value-type="float" office:value="-0.00851955984750819" calcext:value-type="float">
            <text:p>-0,0085195598</text:p>
          </table:table-cell>
          <table:table-cell table:formula="of:=0.1*COS(SQRT(1000)*[.A648])" office:value-type="float" office:value="-0.0102648642292615" calcext:value-type="float">
            <text:p>-0,010264864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116648974756521" calcext:value-type="float">
            <text:p>-0,0116648975</text:p>
          </table:table-cell>
          <table:table-cell table:formula="of:=0.1*COS(SQRT(1000)*[.A649])" office:value-type="float" office:value="-0.0134047814758376" calcext:value-type="float">
            <text:p>-0,0134047815</text:p>
          </table:table-cell>
        </table:table-row>
        <table:table-row table:style-name="ro1">
          <table:table-cell office:value-type="float" office:value="0.651" calcext:value-type="float">
            <text:p>0,651</text:p>
          </table:table-cell>
          <table:table-cell office:value-type="float" office:value="-0.0147985731218158" calcext:value-type="float">
            <text:p>-0,0147985731</text:p>
          </table:table-cell>
          <table:table-cell table:formula="of:=0.1*COS(SQRT(1000)*[.A650])" office:value-type="float" office:value="-0.0165312950579658" calcext:value-type="float">
            <text:p>-0,0165312951</text:p>
          </table:table-cell>
        </table:table-row>
        <table:table-row table:style-name="ro1">
          <table:table-cell office:value-type="float" office:value="0.652" calcext:value-type="float">
            <text:p>0,652</text:p>
          </table:table-cell>
          <table:table-cell office:value-type="float" office:value="-0.0179174538935764" calcext:value-type="float">
            <text:p>-0,0179174539</text:p>
          </table:table-cell>
          <table:table-cell table:formula="of:=0.1*COS(SQRT(1000)*[.A651])" office:value-type="float" office:value="-0.0196412787225983" calcext:value-type="float">
            <text:p>-0,0196412787</text:p>
          </table:table-cell>
        </table:table-row>
        <table:table-row table:style-name="ro1">
          <table:table-cell office:value-type="float" office:value="0.653000000000001" calcext:value-type="float">
            <text:p>0,653</text:p>
          </table:table-cell>
          <table:table-cell office:value-type="float" office:value="-0.0210184216896872" calcext:value-type="float">
            <text:p>-0,0210184217</text:p>
          </table:table-cell>
          <table:table-cell table:formula="of:=0.1*COS(SQRT(1000)*[.A652])" office:value-type="float" office:value="-0.0227316227452266" calcext:value-type="float">
            <text:p>-0,0227316227</text:p>
          </table:table-cell>
        </table:table-row>
        <table:table-row table:style-name="ro1">
          <table:table-cell office:value-type="float" office:value="0.654" calcext:value-type="float">
            <text:p>0,654</text:p>
          </table:table-cell>
          <table:table-cell office:value-type="float" office:value="-0.0240983763174005" calcext:value-type="float">
            <text:p>-0,0240983763</text:p>
          </table:table-cell>
          <table:table-cell table:formula="of:=0.1*COS(SQRT(1000)*[.A653])" office:value-type="float" office:value="-0.0257992370393484" calcext:value-type="float">
            <text:p>-0,025799237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-0.0271542385918847" calcext:value-type="float">
            <text:p>-0,0271542386</text:p>
          </table:table-cell>
          <table:table-cell table:formula="of:=0.1*COS(SQRT(1000)*[.A654])" office:value-type="float" office:value="-0.0288410542462956" calcext:value-type="float">
            <text:p>-0,0288410542</text:p>
          </table:table-cell>
        </table:table-row>
        <table:table-row table:style-name="ro1">
          <table:table-cell office:value-type="float" office:value="0.656" calcext:value-type="float">
            <text:p>0,656</text:p>
          </table:table-cell>
          <table:table-cell office:value-type="float" office:value="-0.0301829534146399" calcext:value-type="float">
            <text:p>-0,0301829534</text:p>
          </table:table-cell>
          <table:table-cell table:formula="of:=0.1*COS(SQRT(1000)*[.A655])" office:value-type="float" office:value="-0.0318540328023376" calcext:value-type="float">
            <text:p>-0,0318540328</text:p>
          </table:table-cell>
        </table:table-row>
        <table:table-row table:style-name="ro1">
          <table:table-cell office:value-type="float" office:value="0.657000000000001" calcext:value-type="float">
            <text:p>0,657</text:p>
          </table:table-cell>
          <table:table-cell office:value-type="float" office:value="-0.0331814928278329" calcext:value-type="float">
            <text:p>-0,0331814928</text:p>
          </table:table-cell>
          <table:table-cell table:formula="of:=0.1*COS(SQRT(1000)*[.A656])" office:value-type="float" office:value="-0.0348351599799918" calcext:value-type="float">
            <text:p>-0,03483516</text:p>
          </table:table-cell>
        </table:table-row>
        <table:table-row table:style-name="ro1">
          <table:table-cell office:value-type="float" office:value="0.658" calcext:value-type="float">
            <text:p>0,658</text:p>
          </table:table-cell>
          <table:table-cell office:value-type="float" office:value="-0.0361468590414979" calcext:value-type="float">
            <text:p>-0,036146859</text:p>
          </table:table-cell>
          <table:table-cell table:formula="of:=0.1*COS(SQRT(1000)*[.A657])" office:value-type="float" office:value="-0.0377814549004989" calcext:value-type="float">
            <text:p>-0,0377814549</text:p>
          </table:table-cell>
        </table:table-row>
        <table:table-row table:style-name="ro1">
          <table:table-cell office:value-type="float" office:value="0.659" calcext:value-type="float">
            <text:p>0,659</text:p>
          </table:table-cell>
          <table:table-cell office:value-type="float" office:value="-0.0390760874305776" calcext:value-type="float">
            <text:p>-0,0390760874</text:p>
          </table:table-cell>
          <table:table-cell table:formula="of:=0.1*COS(SQRT(1000)*[.A658])" office:value-type="float" office:value="-0.0406899715144552" calcext:value-type="float">
            <text:p>-0,040689971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-0.0419662494988069" calcext:value-type="float">
            <text:p>-0,0419662495</text:p>
          </table:table-cell>
          <table:table-cell table:formula="of:=0.1*COS(SQRT(1000)*[.A659])" office:value-type="float" office:value="-0.043557801547615" calcext:value-type="float">
            <text:p>-0,0435578015</text:p>
          </table:table-cell>
        </table:table-row>
        <table:table-row table:style-name="ro1">
          <table:table-cell office:value-type="float" office:value="0.661000000000001" calcext:value-type="float">
            <text:p>0,661</text:p>
          </table:table-cell>
          <table:table-cell office:value-type="float" office:value="-0.0448144558064775" calcext:value-type="float">
            <text:p>-0,0448144558</text:p>
          </table:table-cell>
          <table:table-cell table:formula="of:=0.1*COS(SQRT(1000)*[.A660])" office:value-type="float" office:value="-0.0463820774089232" calcext:value-type="float">
            <text:p>-0,0463820774</text:p>
          </table:table-cell>
        </table:table-row>
        <table:table-row table:style-name="ro1">
          <table:table-cell office:value-type="float" office:value="0.662" calcext:value-type="float">
            <text:p>0,662</text:p>
          </table:table-cell>
          <table:table-cell office:value-type="float" office:value="-0.0476178588591554" calcext:value-type="float">
            <text:p>-0,0476178589</text:p>
          </table:table-cell>
          <table:table-cell table:formula="of:=0.1*COS(SQRT(1000)*[.A661])" office:value-type="float" office:value="-0.0491599750578665" calcext:value-type="float">
            <text:p>-0,0491599751</text:p>
          </table:table-cell>
        </table:table-row>
        <table:table-row table:style-name="ro1">
          <table:table-cell office:value-type="float" office:value="0.663" calcext:value-type="float">
            <text:p>0,663</text:p>
          </table:table-cell>
          <table:table-cell office:value-type="float" office:value="-0.0503736559544635" calcext:value-type="float">
            <text:p>-0,050373656</text:p>
          </table:table-cell>
          <table:table-cell table:formula="of:=0.1*COS(SQRT(1000)*[.A662])" office:value-type="float" office:value="-0.05188871682828" calcext:value-type="float">
            <text:p>-0,0518887168</text:p>
          </table:table-cell>
        </table:table-row>
        <table:table-row table:style-name="ro1">
          <table:table-cell office:value-type="float" office:value="0.664" calcext:value-type="float">
            <text:p>0,664</text:p>
          </table:table-cell>
          <table:table-cell office:value-type="float" office:value="-0.0530790919840835" calcext:value-type="float">
            <text:p>-0,053079092</text:p>
          </table:table-cell>
          <table:table-cell table:formula="of:=0.1*COS(SQRT(1000)*[.A663])" office:value-type="float" office:value="-0.0545655742057808" calcext:value-type="float">
            <text:p>-0,0545655742</text:p>
          </table:table-cell>
        </table:table-row>
        <table:table-row table:style-name="ro1">
          <table:table-cell office:value-type="float" office:value="0.665000000000001" calcext:value-type="float">
            <text:p>0,665</text:p>
          </table:table-cell>
          <table:table-cell office:value-type="float" office:value="-0.0557314621881759" calcext:value-type="float">
            <text:p>-0,0557314622</text:p>
          </table:table-cell>
          <table:table-cell table:formula="of:=0.1*COS(SQRT(1000)*[.A664])" office:value-type="float" office:value="-0.0571878705560557" calcext:value-type="float">
            <text:p>-0,0571878706</text:p>
          </table:table-cell>
        </table:table-row>
        <table:table-row table:style-name="ro1">
          <table:table-cell office:value-type="float" office:value="0.666" calcext:value-type="float">
            <text:p>0,666</text:p>
          </table:table-cell>
          <table:table-cell office:value-type="float" office:value="-0.0583281148594632" calcext:value-type="float">
            <text:p>-0,0583281149</text:p>
          </table:table-cell>
          <table:table-cell table:formula="of:=0.1*COS(SQRT(1000)*[.A665])" office:value-type="float" office:value="-0.0597529838012713" calcext:value-type="float">
            <text:p>-0,0597529838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-0.0608664539942753" calcext:value-type="float">
            <text:p>-0,060866454</text:p>
          </table:table-cell>
          <table:table-cell table:formula="of:=0.1*COS(SQRT(1000)*[.A666])" office:value-type="float" office:value="-0.062258349041935" calcext:value-type="float">
            <text:p>-0,062258349</text:p>
          </table:table-cell>
        </table:table-row>
        <table:table-row table:style-name="ro1">
          <table:table-cell office:value-type="float" office:value="0.668" calcext:value-type="float">
            <text:p>0,668</text:p>
          </table:table-cell>
          <table:table-cell office:value-type="float" office:value="-0.0633439418879033" calcext:value-type="float">
            <text:p>-0,0633439419</text:p>
          </table:table-cell>
          <table:table-cell table:formula="of:=0.1*COS(SQRT(1000)*[.A667])" office:value-type="float" office:value="-0.0647014611215796" calcext:value-type="float">
            <text:p>-0,0647014611</text:p>
          </table:table-cell>
        </table:table-row>
        <table:table-row table:style-name="ro1">
          <table:table-cell office:value-type="float" office:value="0.669000000000001" calcext:value-type="float">
            <text:p>0,669</text:p>
          </table:table-cell>
          <table:table-cell office:value-type="float" office:value="-0.0657581016716709" calcext:value-type="float">
            <text:p>-0,0657581017</text:p>
          </table:table-cell>
          <table:table-cell table:formula="of:=0.1*COS(SQRT(1000)*[.A668])" office:value-type="float" office:value="-0.0670798771317113" calcext:value-type="float">
            <text:p>-0,0670798771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-0.0681065197891834" calcext:value-type="float">
            <text:p>-0,0681065198</text:p>
          </table:table-cell>
          <table:table-cell table:formula="of:=0.1*COS(SQRT(1000)*[.A669])" office:value-type="float" office:value="-0.0693912188545149" calcext:value-type="float">
            <text:p>-0,0693912189</text:p>
          </table:table-cell>
        </table:table-row>
        <table:table-row table:style-name="ro1">
          <table:table-cell office:value-type="float" office:value="0.671" calcext:value-type="float">
            <text:p>0,671</text:p>
          </table:table-cell>
          <table:table-cell office:value-type="float" office:value="-0.0703868484092811" calcext:value-type="float">
            <text:p>-0,0703868484</text:p>
          </table:table-cell>
          <table:table-cell table:formula="of:=0.1*COS(SQRT(1000)*[.A670])" office:value-type="float" office:value="-0.0716331751408726" calcext:value-type="float">
            <text:p>-0,0716331751</text:p>
          </table:table-cell>
        </table:table-row>
        <table:table-row table:style-name="ro1">
          <table:table-cell office:value-type="float" office:value="0.672" calcext:value-type="float">
            <text:p>0,672</text:p>
          </table:table-cell>
          <table:table-cell office:value-type="float" office:value="-0.0725968077732835" calcext:value-type="float">
            <text:p>-0,0725968078</text:p>
          </table:table-cell>
          <table:table-cell table:formula="of:=0.1*COS(SQRT(1000)*[.A671])" office:value-type="float" office:value="-0.0738035042213217" calcext:value-type="float">
            <text:p>-0,0738035042</text:p>
          </table:table-cell>
        </table:table-row>
        <table:table-row table:style-name="ro1">
          <table:table-cell office:value-type="float" office:value="0.673000000000001" calcext:value-type="float">
            <text:p>0,673</text:p>
          </table:table-cell>
          <table:table-cell office:value-type="float" office:value="-0.0747341884741783" calcext:value-type="float">
            <text:p>-0,0747341885</text:p>
          </table:table-cell>
          <table:table-cell table:formula="of:=0.1*COS(SQRT(1000)*[.A672])" office:value-type="float" office:value="-0.0759000359476366" calcext:value-type="float">
            <text:p>-0,0759000359</text:p>
          </table:table-cell>
        </table:table-row>
        <table:table-row table:style-name="ro1">
          <table:table-cell office:value-type="float" office:value="0.674" calcext:value-type="float">
            <text:p>0,674</text:p>
          </table:table-cell>
          <table:table-cell office:value-type="float" office:value="-0.0767968536654764" calcext:value-type="float">
            <text:p>-0,0767968537</text:p>
          </table:table-cell>
          <table:table-cell table:formula="of:=0.1*COS(SQRT(1000)*[.A673])" office:value-type="float" office:value="-0.0779206739627961" calcext:value-type="float">
            <text:p>-0,077920674</text:p>
          </table:table-cell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-0.0787827411975239" calcext:value-type="float">
            <text:p>-0,0787827412</text:p>
          </table:table-cell>
          <table:table-cell table:formula="of:=0.1*COS(SQRT(1000)*[.A674])" office:value-type="float" office:value="-0.0798633977971658" calcext:value-type="float">
            <text:p>-0,0798633978</text:p>
          </table:table-cell>
        </table:table-row>
        <table:table-row table:style-name="ro1">
          <table:table-cell office:value-type="float" office:value="0.676" calcext:value-type="float">
            <text:p>0,676</text:p>
          </table:table-cell>
          <table:table-cell office:value-type="float" office:value="-0.0806898656791364" calcext:value-type="float">
            <text:p>-0,0806898657</text:p>
          </table:table-cell>
          <table:table-cell table:formula="of:=0.1*COS(SQRT(1000)*[.A675])" office:value-type="float" office:value="-0.0817262648887995" calcext:value-type="float">
            <text:p>-0,0817262649</text:p>
          </table:table-cell>
        </table:table-row>
        <table:table-row table:style-name="ro1">
          <table:table-cell office:value-type="float" office:value="0.677000000000001" calcext:value-type="float">
            <text:p>0,677</text:p>
          </table:table-cell>
          <table:table-cell office:value-type="float" office:value="-0.0825163204624943" calcext:value-type="float">
            <text:p>-0,0825163205</text:p>
          </table:table-cell>
          <table:table-cell table:formula="of:=0.1*COS(SQRT(1000)*[.A676])" office:value-type="float" office:value="-0.0835074125258395" calcext:value-type="float">
            <text:p>-0,0835074125</text:p>
          </table:table-cell>
        </table:table-row>
        <table:table-row table:style-name="ro1">
          <table:table-cell office:value-type="float" office:value="0.678000000000001" calcext:value-type="float">
            <text:p>0,678</text:p>
          </table:table-cell>
          <table:table-cell office:value-type="float" office:value="-0.0842602795493139" calcext:value-type="float">
            <text:p>-0,0842602795</text:p>
          </table:table-cell>
          <table:table-cell table:formula="of:=0.1*COS(SQRT(1000)*[.A677])" office:value-type="float" office:value="-0.085205059709073" calcext:value-type="float">
            <text:p>-0,0852050597</text:p>
          </table:table-cell>
        </table:table-row>
        <table:table-row table:style-name="ro1">
          <table:table-cell office:value-type="float" office:value="0.679" calcext:value-type="float">
            <text:p>0,679</text:p>
          </table:table-cell>
          <table:table-cell office:value-type="float" office:value="-0.0859199994163891" calcext:value-type="float">
            <text:p>-0,0859199994</text:p>
          </table:table-cell>
          <table:table-cell table:formula="of:=0.1*COS(SQRT(1000)*[.A678])" office:value-type="float" office:value="-0.0868175089327821" calcext:value-type="float">
            <text:p>-0,0868175089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-0.0874938207586791" calcext:value-type="float">
            <text:p>-0,0874938208</text:p>
          </table:table-cell>
          <table:table-cell table:formula="of:=0.1*COS(SQRT(1000)*[.A679])" office:value-type="float" office:value="-0.0883431478821098" calcext:value-type="float">
            <text:p>-0,0883431479</text:p>
          </table:table-cell>
        </table:table-row>
        <table:table-row table:style-name="ro1">
          <table:table-cell office:value-type="float" office:value="0.681000000000001" calcext:value-type="float">
            <text:p>0,681</text:p>
          </table:table-cell>
          <table:table-cell office:value-type="float" office:value="-0.0889801701481986" calcext:value-type="float">
            <text:p>-0,0889801701</text:p>
          </table:table-cell>
          <table:table-cell table:formula="of:=0.1*COS(SQRT(1000)*[.A680])" office:value-type="float" office:value="-0.0897804510452389" calcext:value-type="float">
            <text:p>-0,089780451</text:p>
          </table:table-cell>
        </table:table-row>
        <table:table-row table:style-name="ro1">
          <table:table-cell office:value-type="float" office:value="0.682000000000001" calcext:value-type="float">
            <text:p>0,682</text:p>
          </table:table-cell>
          <table:table-cell office:value-type="float" office:value="-0.0903775616070526" calcext:value-type="float">
            <text:p>-0,0903775616</text:p>
          </table:table-cell>
          <table:table-cell table:formula="of:=0.1*COS(SQRT(1000)*[.A681])" office:value-type="float" office:value="-0.0911279812387777" calcext:value-type="float">
            <text:p>-0,0911279812</text:p>
          </table:table-cell>
        </table:table-row>
        <table:table-row table:style-name="ro1">
          <table:table-cell office:value-type="float" office:value="0.683" calcext:value-type="float">
            <text:p>0,683</text:p>
          </table:table-cell>
          <table:table-cell office:value-type="float" office:value="-0.0916845980930428" calcext:value-type="float">
            <text:p>-0,0916845981</text:p>
          </table:table-cell>
          <table:table-cell table:formula="of:=0.1*COS(SQRT(1000)*[.A682])" office:value-type="float" office:value="-0.0923843910448231" calcext:value-type="float">
            <text:p>-0,092384391</text:p>
          </table:table-cell>
        </table:table-row>
        <table:table-row table:style-name="ro1">
          <table:table-cell office:value-type="float" office:value="0.684" calcext:value-type="float">
            <text:p>0,684</text:p>
          </table:table-cell>
          <table:table-cell office:value-type="float" office:value="-0.0928999728963606" calcext:value-type="float">
            <text:p>-0,0928999729</text:p>
          </table:table-cell>
          <table:table-cell table:formula="of:=0.1*COS(SQRT(1000)*[.A683])" office:value-type="float" office:value="-0.0935484241582662" calcext:value-type="float">
            <text:p>-0,0935484242</text:p>
          </table:table-cell>
        </table:table-row>
        <table:table-row table:style-name="ro1">
          <table:table-cell office:value-type="float" office:value="0.685000000000001" calcext:value-type="float">
            <text:p>0,685</text:p>
          </table:table-cell>
          <table:table-cell office:value-type="float" office:value="-0.0940224709459705" calcext:value-type="float">
            <text:p>-0,0940224709</text:p>
          </table:table-cell>
          <table:table-cell table:formula="of:=0.1*COS(SQRT(1000)*[.A684])" office:value-type="float" office:value="-0.0946189166429932" calcext:value-type="float">
            <text:p>-0,0946189166</text:p>
          </table:table-cell>
        </table:table-row>
        <table:table-row table:style-name="ro1">
          <table:table-cell office:value-type="float" office:value="0.686000000000001" calcext:value-type="float">
            <text:p>0,686</text:p>
          </table:table-cell>
          <table:table-cell office:value-type="float" office:value="-0.0950509700243772" calcext:value-type="float">
            <text:p>-0,09505097</text:p>
          </table:table-cell>
          <table:table-cell table:formula="of:=0.1*COS(SQRT(1000)*[.A685])" office:value-type="float" office:value="-0.0955947980957241" calcext:value-type="float">
            <text:p>-0,0955947981</text:p>
          </table:table-cell>
        </table:table-row>
        <table:table-row table:style-name="ro1">
          <table:table-cell office:value-type="float" office:value="0.687" calcext:value-type="float">
            <text:p>0,687</text:p>
          </table:table-cell>
          <table:table-cell office:value-type="float" office:value="-0.0959844418895628" calcext:value-type="float">
            <text:p>-0,0959844419</text:p>
          </table:table-cell>
          <table:table-cell table:formula="of:=0.1*COS(SQRT(1000)*[.A686])" office:value-type="float" office:value="-0.096475092716327" calcext:value-type="float">
            <text:p>-0,0964750927</text:p>
          </table:table-cell>
        </table:table-row>
        <table:table-row table:style-name="ro1">
          <table:table-cell office:value-type="float" office:value="0.688" calcext:value-type="float">
            <text:p>0,688</text:p>
          </table:table-cell>
          <table:table-cell office:value-type="float" office:value="-0.0968219533029718" calcext:value-type="float">
            <text:p>-0,0968219533</text:p>
          </table:table-cell>
          <table:table-cell table:formula="of:=0.1*COS(SQRT(1000)*[.A687])" office:value-type="float" office:value="-0.0972589202835366" calcext:value-type="float">
            <text:p>-0,0972589203</text:p>
          </table:table-cell>
        </table:table-row>
        <table:table-row table:style-name="ro1">
          <table:table-cell office:value-type="float" office:value="0.689000000000001" calcext:value-type="float">
            <text:p>0,689</text:p>
          </table:table-cell>
          <table:table-cell office:value-type="float" office:value="-0.0975626669625163" calcext:value-type="float">
            <text:p>-0,097562667</text:p>
          </table:table-cell>
          <table:table-cell table:formula="of:=0.1*COS(SQRT(1000)*[.A688])" office:value-type="float" office:value="-0.0979454970351025" calcext:value-type="float">
            <text:p>-0,097945497</text:p>
          </table:table-cell>
        </table:table-row>
        <table:table-row table:style-name="ro1">
          <table:table-cell office:value-type="float" office:value="0.690000000000001" calcext:value-type="float">
            <text:p>0,69</text:p>
          </table:table-cell>
          <table:table-cell office:value-type="float" office:value="-0.0982058423396689" calcext:value-type="float">
            <text:p>-0,0982058423</text:p>
          </table:table-cell>
          <table:table-cell table:formula="of:=0.1*COS(SQRT(1000)*[.A689])" office:value-type="float" office:value="-0.098534136451486" calcext:value-type="float">
            <text:p>-0,0985341365</text:p>
          </table:table-cell>
        </table:table-row>
        <table:table-row table:style-name="ro1">
          <table:table-cell office:value-type="float" office:value="0.691" calcext:value-type="float">
            <text:p>0,691</text:p>
          </table:table-cell>
          <table:table-cell office:value-type="float" office:value="-0.098750836419806" calcext:value-type="float">
            <text:p>-0,0987508364</text:p>
          </table:table-cell>
          <table:table-cell table:formula="of:=0.1*COS(SQRT(1000)*[.A690])" office:value-type="float" office:value="-0.0990242499423224" calcext:value-type="float">
            <text:p>-0,0990242499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office:value-type="float" office:value="-0.0991971043450621" calcext:value-type="float">
            <text:p>-0,0991971043</text:p>
          </table:table-cell>
          <table:table-cell table:formula="of:=0.1*COS(SQRT(1000)*[.A691])" office:value-type="float" office:value="-0.0994153474349622" calcext:value-type="float">
            <text:p>-0,0994153474</text:p>
          </table:table-cell>
        </table:table-row>
        <table:table-row table:style-name="ro1">
          <table:table-cell office:value-type="float" office:value="0.693000000000001" calcext:value-type="float">
            <text:p>0,693</text:p>
          </table:table-cell>
          <table:table-cell office:value-type="float" office:value="-0.0995441999590509" calcext:value-type="float">
            <text:p>-0,0995442</text:p>
          </table:table-cell>
          <table:table-cell table:formula="of:=0.1*COS(SQRT(1000)*[.A692])" office:value-type="float" office:value="-0.0997070378645031" calcext:value-type="float">
            <text:p>-0,0997070379</text:p>
          </table:table-cell>
        </table:table-row>
        <table:table-row table:style-name="ro1">
          <table:table-cell office:value-type="float" office:value="0.694000000000001" calcext:value-type="float">
            <text:p>0,694</text:p>
          </table:table-cell>
          <table:table-cell office:value-type="float" office:value="-0.0997917762529107" calcext:value-type="float">
            <text:p>-0,0997917763</text:p>
          </table:table-cell>
          <table:table-cell table:formula="of:=0.1*COS(SQRT(1000)*[.A693])" office:value-type="float" office:value="-0.0998990295648225" calcext:value-type="float">
            <text:p>-0,0998990296</text:p>
          </table:table-cell>
        </table:table-row>
        <table:table-row table:style-name="ro1">
          <table:table-cell office:value-type="float" office:value="0.695" calcext:value-type="float">
            <text:p>0,695</text:p>
          </table:table-cell>
          <table:table-cell office:value-type="float" office:value="-0.0999395857122262" calcext:value-type="float">
            <text:p>-0,0999395857</text:p>
          </table:table-cell>
          <table:table-cell table:formula="of:=0.1*COS(SQRT(1000)*[.A694])" office:value-type="float" office:value="-0.0999911305602186" calcext:value-type="float">
            <text:p>-0,0999911306</text:p>
          </table:table-cell>
        </table:table-row>
        <table:table-row table:style-name="ro1">
          <table:table-cell office:value-type="float" office:value="0.696" calcext:value-type="float">
            <text:p>0,696</text:p>
          </table:table-cell>
          <table:table-cell office:value-type="float" office:value="-0.0999874805644812" calcext:value-type="float">
            <text:p>-0,0999874806</text:p>
          </table:table-cell>
          <table:table-cell table:formula="of:=0.1*COS(SQRT(1000)*[.A695])" office:value-type="float" office:value="-0.099983248757371" calcext:value-type="float">
            <text:p>-0,0999832488</text:p>
          </table:table-cell>
        </table:table-row>
        <table:table-row table:style-name="ro1">
          <table:table-cell office:value-type="float" office:value="0.697000000000001" calcext:value-type="float">
            <text:p>0,697</text:p>
          </table:table-cell>
          <table:table-cell office:value-type="float" office:value="-0.0999354129267943" calcext:value-type="float">
            <text:p>-0,0999354129</text:p>
          </table:table-cell>
          <table:table-cell table:formula="of:=0.1*COS(SQRT(1000)*[.A696])" office:value-type="float" office:value="-0.0998753920374257" calcext:value-type="float">
            <text:p>-0,099875392</text:p>
          </table:table-cell>
        </table:table-row>
        <table:table-row table:style-name="ro1">
          <table:table-cell office:value-type="float" office:value="0.698000000000001" calcext:value-type="float">
            <text:p>0,698</text:p>
          </table:table-cell>
          <table:table-cell office:value-type="float" office:value="-0.0997834348537895" calcext:value-type="float">
            <text:p>-0,0997834349</text:p>
          </table:table-cell>
          <table:table-cell table:formula="of:=0.1*COS(SQRT(1000)*[.A697])" office:value-type="float" office:value="-0.0996676682481149" calcext:value-type="float">
            <text:p>-0,0996676682</text:p>
          </table:table-cell>
        </table:table-row>
        <table:table-row table:style-name="ro1">
          <table:table-cell office:value-type="float" office:value="0.699" calcext:value-type="float">
            <text:p>0,699</text:p>
          </table:table-cell>
          <table:table-cell office:value-type="float" office:value="-0.0995316982855546" calcext:value-type="float">
            <text:p>-0,0995316983</text:p>
          </table:table-cell>
          <table:table-cell table:formula="of:=0.1*COS(SQRT(1000)*[.A698])" office:value-type="float" office:value="-0.0993602850959181" calcext:value-type="float">
            <text:p>-0,099360285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0991804548957396" calcext:value-type="float">
            <text:p>-0,0991804549</text:p>
          </table:table-cell>
          <table:table-cell table:formula="of:=0.1*COS(SQRT(1000)*[.A699])" office:value-type="float" office:value="-0.0989535499383732" calcext:value-type="float">
            <text:p>-0,0989535499</text:p>
          </table:table-cell>
        </table:table-row>
        <table:table-row table:style-name="ro1">
          <table:table-cell office:value-type="float" office:value="0.701000000000001" calcext:value-type="float">
            <text:p>0,701</text:p>
          </table:table-cell>
          <table:table-cell office:value-type="float" office:value="-0.0987300558399453" calcext:value-type="float">
            <text:p>-0,0987300558</text:p>
          </table:table-cell>
          <table:table-cell table:formula="of:=0.1*COS(SQRT(1000)*[.A700])" office:value-type="float" office:value="-0.0984478694767442" calcext:value-type="float">
            <text:p>-0,0984478695</text:p>
          </table:table-cell>
        </table:table-row>
        <table:table-row table:style-name="ro1">
          <table:table-cell office:value-type="float" office:value="0.702000000000001" calcext:value-type="float">
            <text:p>0,702</text:p>
          </table:table-cell>
          <table:table-cell office:value-type="float" office:value="-0.0981809514046559" calcext:value-type="float">
            <text:p>-0,0981809514</text:p>
          </table:table-cell>
          <table:table-cell table:formula="of:=0.1*COS(SQRT(1000)*[.A701])" office:value-type="float" office:value="-0.0978437493493541" calcext:value-type="float">
            <text:p>-0,0978437493</text:p>
          </table:table-cell>
        </table:table-row>
        <table:table-row table:style-name="ro1">
          <table:table-cell office:value-type="float" office:value="0.703000000000001" calcext:value-type="float">
            <text:p>0,703</text:p>
          </table:table-cell>
          <table:table-cell office:value-type="float" office:value="-0.097533690557065" calcext:value-type="float">
            <text:p>-0,0975336906</text:p>
          </table:table-cell>
          <table:table-cell table:formula="of:=0.1*COS(SQRT(1000)*[.A702])" office:value-type="float" office:value="-0.0971417936259887" calcext:value-type="float">
            <text:p>-0,0971417936</text:p>
          </table:table-cell>
        </table:table-row>
        <table:table-row table:style-name="ro1">
          <table:table-cell office:value-type="float" office:value="0.704" calcext:value-type="float">
            <text:p>0,704</text:p>
          </table:table-cell>
          <table:table-cell office:value-type="float" office:value="-0.0967889203962453" calcext:value-type="float">
            <text:p>-0,0967889204</text:p>
          </table:table-cell>
          <table:table-cell table:formula="of:=0.1*COS(SQRT(1000)*[.A703])" office:value-type="float" office:value="-0.0963427042038769" calcext:value-type="float">
            <text:p>-0,0963427042</text:p>
          </table:table-cell>
        </table:table-row>
        <table:table-row table:style-name="ro1">
          <table:table-cell office:value-type="float" office:value="0.705000000000001" calcext:value-type="float">
            <text:p>0,705</text:p>
          </table:table-cell>
          <table:table-cell office:value-type="float" office:value="-0.0959473855062116" calcext:value-type="float">
            <text:p>-0,0959473855</text:p>
          </table:table-cell>
          <table:table-cell table:formula="of:=0.1*COS(SQRT(1000)*[.A704])" office:value-type="float" office:value="-0.0954472801058523" calcext:value-type="float">
            <text:p>-0,0954472801</text:p>
          </table:table-cell>
        </table:table-row>
        <table:table-row table:style-name="ro1">
          <table:table-cell office:value-type="float" office:value="0.706000000000001" calcext:value-type="float">
            <text:p>0,706</text:p>
          </table:table-cell>
          <table:table-cell office:value-type="float" office:value="-0.095009927211523" calcext:value-type="float">
            <text:p>-0,0950099272</text:p>
          </table:table-cell>
          <table:table-cell table:formula="of:=0.1*COS(SQRT(1000)*[.A705])" office:value-type="float" office:value="-0.0944564166813967" calcext:value-type="float">
            <text:p>-0,0944564167</text:p>
          </table:table-cell>
        </table:table-row>
        <table:table-row table:style-name="ro1">
          <table:table-cell office:value-type="float" office:value="0.707000000000001" calcext:value-type="float">
            <text:p>0,707</text:p>
          </table:table-cell>
          <table:table-cell office:value-type="float" office:value="-0.0939774827361679" calcext:value-type="float">
            <text:p>-0,0939774827</text:p>
          </table:table-cell>
          <table:table-cell table:formula="of:=0.1*COS(SQRT(1000)*[.A706])" office:value-type="float" office:value="-0.0933711047113655" calcext:value-type="float">
            <text:p>-0,0933711047</text:p>
          </table:table-cell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float" office:value="-0.0928510842665753" calcext:value-type="float">
            <text:p>-0,0928510843</text:p>
          </table:table-cell>
          <table:table-cell table:formula="of:=0.1*COS(SQRT(1000)*[.A707])" office:value-type="float" office:value="-0.0921924294172889" calcext:value-type="float">
            <text:p>-0,0921924294</text:p>
          </table:table-cell>
        </table:table-row>
        <table:table-row table:style-name="ro1">
          <table:table-cell office:value-type="float" office:value="0.709000000000001" calcext:value-type="float">
            <text:p>0,709</text:p>
          </table:table-cell>
          <table:table-cell office:value-type="float" office:value="-0.0916318579196854" calcext:value-type="float">
            <text:p>-0,0916318579</text:p>
          </table:table-cell>
          <table:table-cell table:formula="of:=0.1*COS(SQRT(1000)*[.A708])" office:value-type="float" office:value="-0.0909215693762412" calcext:value-type="float">
            <text:p>-0,0909215694</text:p>
          </table:table-cell>
        </table:table-row>
        <table:table-row table:style-name="ro1">
          <table:table-cell office:value-type="float" office:value="0.710000000000001" calcext:value-type="float">
            <text:p>0,71</text:p>
          </table:table-cell>
          <table:table-cell office:value-type="float" office:value="-0.0903210226171148" calcext:value-type="float">
            <text:p>-0,0903210226</text:p>
          </table:table-cell>
          <table:table-cell table:formula="of:=0.1*COS(SQRT(1000)*[.A709])" office:value-type="float" office:value="-0.0895597953423624" calcext:value-type="float">
            <text:p>-0,0895597953</text:p>
          </table:table-cell>
        </table:table-row>
        <table:table-row table:style-name="ro1">
          <table:table-cell office:value-type="float" office:value="0.711000000000001" calcext:value-type="float">
            <text:p>0,711</text:p>
          </table:table-cell>
          <table:table-cell office:value-type="float" office:value="-0.088919888866539" calcext:value-type="float">
            <text:p>-0,0889198889</text:p>
          </table:table-cell>
          <table:table-cell table:formula="of:=0.1*COS(SQRT(1000)*[.A710])" office:value-type="float" office:value="-0.0881084689762087" calcext:value-type="float">
            <text:p>-0,088108469</text:p>
          </table:table-cell>
        </table:table-row>
        <table:table-row table:style-name="ro1">
          <table:table-cell office:value-type="float" office:value="0.712" calcext:value-type="float">
            <text:p>0,712</text:p>
          </table:table-cell>
          <table:table-cell office:value-type="float" office:value="-0.0874298574515129" calcext:value-type="float">
            <text:p>-0,0874298575</text:p>
          </table:table-cell>
          <table:table-cell table:formula="of:=0.1*COS(SQRT(1000)*[.A711])" office:value-type="float" office:value="-0.0865690414832064" calcext:value-type="float">
            <text:p>-0,0865690415</text:p>
          </table:table-cell>
        </table:table-row>
        <table:table-row table:style-name="ro1">
          <table:table-cell office:value-type="float" office:value="0.713000000000001" calcext:value-type="float">
            <text:p>0,713</text:p>
          </table:table-cell>
          <table:table-cell office:value-type="float" office:value="-0.0858524180310366" calcext:value-type="float">
            <text:p>-0,085852418</text:p>
          </table:table-cell>
          <table:table-cell table:formula="of:=0.1*COS(SQRT(1000)*[.A712])" office:value-type="float" office:value="-0.0849430521625671" calcext:value-type="float">
            <text:p>-0,0849430522</text:p>
          </table:table-cell>
        </table:table-row>
        <table:table-row table:style-name="ro1">
          <table:table-cell office:value-type="float" office:value="0.714000000000001" calcext:value-type="float">
            <text:p>0,714</text:p>
          </table:table-cell>
          <table:table-cell office:value-type="float" office:value="-0.0841891476502693" calcext:value-type="float">
            <text:p>-0,0841891477</text:p>
          </table:table-cell>
          <table:table-cell table:formula="of:=0.1*COS(SQRT(1000)*[.A713])" office:value-type="float" office:value="-0.0832321268681172" calcext:value-type="float">
            <text:p>-0,0832321269</text:p>
          </table:table-cell>
        </table:table-row>
        <table:table-row table:style-name="ro1">
          <table:table-cell office:value-type="float" office:value="0.715000000000001" calcext:value-type="float">
            <text:p>0,715</text:p>
          </table:table-cell>
          <table:table-cell office:value-type="float" office:value="-0.0824417091638782" calcext:value-type="float">
            <text:p>-0,0824417092</text:p>
          </table:table-cell>
          <table:table-cell table:formula="of:=0.1*COS(SQRT(1000)*[.A714])" office:value-type="float" office:value="-0.0814379763825785" calcext:value-type="float">
            <text:p>-0,0814379764</text:p>
          </table:table-cell>
        </table:table-row>
        <table:table-row table:style-name="ro1">
          <table:table-cell office:value-type="float" office:value="0.716" calcext:value-type="float">
            <text:p>0,716</text:p>
          </table:table-cell>
          <table:table-cell office:value-type="float" office:value="-0.0806118495735992" calcext:value-type="float">
            <text:p>-0,0806118496</text:p>
          </table:table-cell>
          <table:table-cell table:formula="of:=0.1*COS(SQRT(1000)*[.A715])" office:value-type="float" office:value="-0.079562394706929" calcext:value-type="float">
            <text:p>-0,0795623947</text:p>
          </table:table-cell>
        </table:table-row>
        <table:table-row table:style-name="ro1">
          <table:table-cell office:value-type="float" office:value="0.717000000000001" calcext:value-type="float">
            <text:p>0,717</text:p>
          </table:table-cell>
          <table:table-cell office:value-type="float" office:value="-0.078701398281672" calcext:value-type="float">
            <text:p>-0,0787013983</text:p>
          </table:table-cell>
          <table:table-cell table:formula="of:=0.1*COS(SQRT(1000)*[.A716])" office:value-type="float" office:value="-0.077607257266551" calcext:value-type="float">
            <text:p>-0,0776072573</text:p>
          </table:table-cell>
        </table:table-row>
        <table:table-row table:style-name="ro1">
          <table:table-cell office:value-type="float" office:value="0.718000000000001" calcext:value-type="float">
            <text:p>0,718</text:p>
          </table:table-cell>
          <table:table-cell office:value-type="float" office:value="-0.0767122652618951" calcext:value-type="float">
            <text:p>-0,0767122653</text:p>
          </table:table-cell>
          <table:table-cell table:formula="of:=0.1*COS(SQRT(1000)*[.A717])" office:value-type="float" office:value="-0.0755745190359625" calcext:value-type="float">
            <text:p>-0,075574519</text:p>
          </table:table-cell>
        </table:table-row>
        <table:table-row table:style-name="ro1">
          <table:table-cell office:value-type="float" office:value="0.719000000000001" calcext:value-type="float">
            <text:p>0,719</text:p>
          </table:table-cell>
          <table:table-cell office:value-type="float" office:value="-0.0746464391501292" calcext:value-type="float">
            <text:p>-0,0746464392</text:p>
          </table:table-cell>
          <table:table-cell table:formula="of:=0.1*COS(SQRT(1000)*[.A718])" office:value-type="float" office:value="-0.0734662125840047" calcext:value-type="float">
            <text:p>-0,073466212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0725059852561588" calcext:value-type="float">
            <text:p>-0,0725059853</text:p>
          </table:table-cell>
          <table:table-cell table:formula="of:=0.1*COS(SQRT(1000)*[.A719])" office:value-type="float" office:value="-0.0712844460414432" calcext:value-type="float">
            <text:p>-0,071284446</text:p>
          </table:table-cell>
        </table:table-row>
        <table:table-row table:style-name="ro1">
          <table:table-cell office:value-type="float" office:value="0.721000000000001" calcext:value-type="float">
            <text:p>0,721</text:p>
          </table:table-cell>
          <table:table-cell office:value-type="float" office:value="-0.0702930434988981" calcext:value-type="float">
            <text:p>-0,0702930435</text:p>
          </table:table-cell>
          <table:table-cell table:formula="of:=0.1*COS(SQRT(1000)*[.A720])" office:value-type="float" office:value="-0.0690314009930127" calcext:value-type="float">
            <text:p>-0,069031401</text:p>
          </table:table-cell>
        </table:table-row>
        <table:table-row table:style-name="ro1">
          <table:table-cell office:value-type="float" office:value="0.722000000000001" calcext:value-type="float">
            <text:p>0,722</text:p>
          </table:table-cell>
          <table:table-cell office:value-type="float" office:value="-0.0680098262670072" calcext:value-type="float">
            <text:p>-0,0680098263</text:p>
          </table:table-cell>
          <table:table-cell table:formula="of:=0.1*COS(SQRT(1000)*[.A721])" office:value-type="float" office:value="-0.066709330296014" calcext:value-type="float">
            <text:p>-0,0667093303</text:p>
          </table:table-cell>
        </table:table-row>
        <table:table-row table:style-name="ro1">
          <table:table-cell office:value-type="float" office:value="0.723000000000001" calcext:value-type="float">
            <text:p>0,723</text:p>
          </table:table-cell>
          <table:table-cell office:value-type="float" office:value="-0.0656586162070562" calcext:value-type="float">
            <text:p>-0,0656586162</text:p>
          </table:table-cell>
          <table:table-cell table:formula="of:=0.1*COS(SQRT(1000)*[.A722])" office:value-type="float" office:value="-0.0643205558276451" calcext:value-type="float">
            <text:p>-0,0643205558</text:p>
          </table:table-cell>
        </table:table-row>
        <table:table-row table:style-name="ro1">
          <table:table-cell office:value-type="float" office:value="0.724" calcext:value-type="float">
            <text:p>0,724</text:p>
          </table:table-cell>
          <table:table-cell office:value-type="float" office:value="-0.0632417639414496" calcext:value-type="float">
            <text:p>-0,0632417639</text:p>
          </table:table-cell>
          <table:table-cell table:formula="of:=0.1*COS(SQRT(1000)*[.A723])" office:value-type="float" office:value="-0.0618674661633162" calcext:value-type="float">
            <text:p>-0,0618674662</text:p>
          </table:table-cell>
        </table:table-row>
        <table:table-row table:style-name="ro1">
          <table:table-cell office:value-type="float" office:value="0.725000000000001" calcext:value-type="float">
            <text:p>0,725</text:p>
          </table:table-cell>
          <table:table-cell office:value-type="float" office:value="-0.0607616857183909" calcext:value-type="float">
            <text:p>-0,0607616857</text:p>
          </table:table-cell>
          <table:table-cell table:formula="of:=0.1*COS(SQRT(1000)*[.A724])" office:value-type="float" office:value="-0.0593525141882743" calcext:value-type="float">
            <text:p>-0,0593525142</text:p>
          </table:table-cell>
        </table:table-row>
        <table:table-row table:style-name="ro1">
          <table:table-cell office:value-type="float" office:value="0.726000000000001" calcext:value-type="float">
            <text:p>0,726</text:p>
          </table:table-cell>
          <table:table-cell office:value-type="float" office:value="-0.0582208609962385" calcext:value-type="float">
            <text:p>-0,058220861</text:p>
          </table:table-cell>
          <table:table-cell table:formula="of:=0.1*COS(SQRT(1000)*[.A725])" office:value-type="float" office:value="-0.0567782146449219" calcext:value-type="float">
            <text:p>-0,0567782146</text:p>
          </table:table-cell>
        </table:table-row>
        <table:table-row table:style-name="ro1">
          <table:table-cell office:value-type="float" office:value="0.727000000000001" calcext:value-type="float">
            <text:p>0,727</text:p>
          </table:table-cell>
          <table:table-cell office:value-type="float" office:value="-0.0556218299646673" calcext:value-type="float">
            <text:p>-0,05562183</text:p>
          </table:table-cell>
          <table:table-cell table:formula="of:=0.1*COS(SQRT(1000)*[.A726])" office:value-type="float" office:value="-0.054147141618285" calcext:value-type="float">
            <text:p>-0,0541471416</text:p>
          </table:table-cell>
        </table:table-row>
        <table:table-row table:style-name="ro1">
          <table:table-cell office:value-type="float" office:value="0.728000000000001" calcext:value-type="float">
            <text:p>0,728</text:p>
          </table:table-cell>
          <table:table-cell office:value-type="float" office:value="-0.0529671910051134" calcext:value-type="float">
            <text:p>-0,052967191</text:p>
          </table:table-cell>
          <table:table-cell table:formula="of:=0.1*COS(SQRT(1000)*[.A727])" office:value-type="float" office:value="-0.0514619259621412" calcext:value-type="float">
            <text:p>-0,051461926</text:p>
          </table:table-cell>
        </table:table-row>
        <table:table-row table:style-name="ro1">
          <table:table-cell office:value-type="float" office:value="0.729000000000001" calcext:value-type="float">
            <text:p>0,729</text:p>
          </table:table-cell>
          <table:table-cell office:value-type="float" office:value="-0.0502595980930425" calcext:value-type="float">
            <text:p>-0,0502595981</text:p>
          </table:table-cell>
          <table:table-cell table:formula="of:=0.1*COS(SQRT(1000)*[.A728])" office:value-type="float" office:value="-0.0487252526683861" calcext:value-type="float">
            <text:p>-0,0487252527</text:p>
          </table:table-cell>
        </table:table-row>
        <table:table-row table:style-name="ro1">
          <table:table-cell office:value-type="float" office:value="0.730000000000001" calcext:value-type="float">
            <text:p>0,73</text:p>
          </table:table-cell>
          <table:table-cell office:value-type="float" office:value="-0.0475017581446376" calcext:value-type="float">
            <text:p>-0,0475017581</text:p>
          </table:table-cell>
          <table:table-cell table:formula="of:=0.1*COS(SQRT(1000)*[.A729])" office:value-type="float" office:value="-0.0459398581822647" calcext:value-type="float">
            <text:p>-0,0459398582</text:p>
          </table:table-cell>
        </table:table-row>
        <table:table-row table:style-name="ro1">
          <table:table-cell office:value-type="float" office:value="0.731000000000001" calcext:value-type="float">
            <text:p>0,731</text:p>
          </table:table-cell>
          <table:table-cell office:value-type="float" office:value="-0.0446964283105596" calcext:value-type="float">
            <text:p>-0,0446964283</text:p>
          </table:table-cell>
          <table:table-cell table:formula="of:=0.1*COS(SQRT(1000)*[.A730])" office:value-type="float" office:value="-0.0431085276661553" calcext:value-type="float">
            <text:p>-0,0431085277</text:p>
          </table:table-cell>
        </table:table-row>
        <table:table-row table:style-name="ro1">
          <table:table-cell office:value-type="float" office:value="0.732000000000001" calcext:value-type="float">
            <text:p>0,732</text:p>
          </table:table-cell>
          <table:table-cell office:value-type="float" office:value="-0.0418464132194852" calcext:value-type="float">
            <text:p>-0,0418464132</text:p>
          </table:table-cell>
          <table:table-cell table:formula="of:=0.1*COS(SQRT(1000)*[.A731])" office:value-type="float" office:value="-0.0402340922146373" calcext:value-type="float">
            <text:p>-0,0402340922</text:p>
          </table:table-cell>
        </table:table-row>
        <table:table-row table:style-name="ro1">
          <table:table-cell office:value-type="float" office:value="0.733000000000001" calcext:value-type="float">
            <text:p>0,733</text:p>
          </table:table-cell>
          <table:table-cell office:value-type="float" office:value="-0.0389545621741799" calcext:value-type="float">
            <text:p>-0,0389545622</text:p>
          </table:table-cell>
          <table:table-cell table:formula="of:=0.1*COS(SQRT(1000)*[.A732])" office:value-type="float" office:value="-0.0373194260236339" calcext:value-type="float">
            <text:p>-0,037319426</text:p>
          </table:table-cell>
        </table:table-row>
        <table:table-row table:style-name="ro1">
          <table:table-cell office:value-type="float" office:value="0.734" calcext:value-type="float">
            <text:p>0,734</text:p>
          </table:table-cell>
          <table:table-cell office:value-type="float" office:value="-0.0360237663029069" calcext:value-type="float">
            <text:p>-0,0360237663</text:p>
          </table:table-cell>
          <table:table-cell table:formula="of:=0.1*COS(SQRT(1000)*[.A733])" office:value-type="float" office:value="-0.0343674435164553" calcext:value-type="float">
            <text:p>-0,0343674435</text:p>
          </table:table-cell>
        </table:table-row>
        <table:table-row table:style-name="ro1">
          <table:table-cell office:value-type="float" office:value="0.735" calcext:value-type="float">
            <text:p>0,735</text:p>
          </table:table-cell>
          <table:table-cell office:value-type="float" office:value="-0.0330569556690217" calcext:value-type="float">
            <text:p>-0,0330569557</text:p>
          </table:table-cell>
          <table:table-cell table:formula="of:=0.1*COS(SQRT(1000)*[.A734])" office:value-type="float" office:value="-0.0313810964296185" calcext:value-type="float">
            <text:p>-0,0313810964</text:p>
          </table:table-cell>
        </table:table-row>
        <table:table-row table:style-name="ro1">
          <table:table-cell office:value-type="float" office:value="0.736" calcext:value-type="float">
            <text:p>0,736</text:p>
          </table:table-cell>
          <table:table-cell office:value-type="float" office:value="-0.0300570963416408" calcext:value-type="float">
            <text:p>-0,0300570963</text:p>
          </table:table-cell>
          <table:table-cell table:formula="of:=0.1*COS(SQRT(1000)*[.A735])" office:value-type="float" office:value="-0.0283633708613563" calcext:value-type="float">
            <text:p>-0,0283633709</text:p>
          </table:table-cell>
        </table:table-row>
        <table:table-row table:style-name="ro1">
          <table:table-cell office:value-type="float" office:value="0.737" calcext:value-type="float">
            <text:p>0,737</text:p>
          </table:table-cell>
          <table:table-cell office:value-type="float" office:value="-0.0270271874303143" calcext:value-type="float">
            <text:p>-0,0270271874</text:p>
          </table:table-cell>
          <table:table-cell table:formula="of:=0.1*COS(SQRT(1000)*[.A736])" office:value-type="float" office:value="-0.0253172842857681" calcext:value-type="float">
            <text:p>-0,0253172843</text:p>
          </table:table-cell>
        </table:table-row>
        <table:table-row table:style-name="ro1">
          <table:table-cell office:value-type="float" office:value="0.738" calcext:value-type="float">
            <text:p>0,738</text:p>
          </table:table-cell>
          <table:table-cell office:value-type="float" office:value="-0.0239702580866655" calcext:value-type="float">
            <text:p>-0,0239702581</text:p>
          </table:table-cell>
          <table:table-cell table:formula="of:=0.1*COS(SQRT(1000)*[.A737])" office:value-type="float" office:value="-0.0222458825355976" calcext:value-type="float">
            <text:p>-0,0222458825</text:p>
          </table:table-cell>
        </table:table-row>
        <table:table-row table:style-name="ro1">
          <table:table-cell office:value-type="float" office:value="0.739" calcext:value-type="float">
            <text:p>0,739</text:p>
          </table:table-cell>
          <table:table-cell office:value-type="float" office:value="-0.0208893644759968" calcext:value-type="float">
            <text:p>-0,0208893645</text:p>
          </table:table-cell>
          <table:table-cell table:formula="of:=0.1*COS(SQRT(1000)*[.A738])" office:value-type="float" office:value="-0.0191522367566529" calcext:value-type="float">
            <text:p>-0,019152236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-0.017787586721888" calcext:value-type="float">
            <text:p>-0,0177875867</text:p>
          </table:table-cell>
          <table:table-cell table:formula="of:=0.1*COS(SQRT(1000)*[.A739])" office:value-type="float" office:value="-0.0160394403369184" calcext:value-type="float">
            <text:p>-0,0160394403</text:p>
          </table:table-cell>
        </table:table-row>
        <table:table-row table:style-name="ro1">
          <table:table-cell office:value-type="float" office:value="0.741" calcext:value-type="float">
            <text:p>0,741</text:p>
          </table:table-cell>
          <table:table-cell office:value-type="float" office:value="-0.0146680258268425" calcext:value-type="float">
            <text:p>-0,0146680258</text:p>
          </table:table-cell>
          <table:table-cell table:formula="of:=0.1*COS(SQRT(1000)*[.A740])" office:value-type="float" office:value="-0.0129106058134224" calcext:value-type="float">
            <text:p>-0,0129106058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float" office:value="-0.0115338005720601" calcext:value-type="float">
            <text:p>-0,0115338006</text:p>
          </table:table-cell>
          <table:table-cell table:formula="of:=0.1*COS(SQRT(1000)*[.A741])" office:value-type="float" office:value="-0.00976886175996101" calcext:value-type="float">
            <text:p>-0,0097688618</text:p>
          </table:table-cell>
        </table:table-row>
        <table:table-row table:style-name="ro1">
          <table:table-cell office:value-type="float" office:value="0.743" calcext:value-type="float">
            <text:p>0,743</text:p>
          </table:table-cell>
          <table:table-cell office:value-type="float" office:value="-0.00838804439943511" calcext:value-type="float">
            <text:p>-0,0083880444</text:p>
          </table:table-cell>
          <table:table-cell table:formula="of:=0.1*COS(SQRT(1000)*[.A742])" office:value-type="float" office:value="-0.00661734965878396" calcext:value-type="float">
            <text:p>-0,0066173497</text:p>
          </table:table-cell>
        </table:table-row>
        <table:table-row table:style-name="ro1">
          <table:table-cell office:value-type="float" office:value="0.744" calcext:value-type="float">
            <text:p>0,744</text:p>
          </table:table-cell>
          <table:table-cell office:value-type="float" office:value="-0.00523390227889765" calcext:value-type="float">
            <text:p>-0,0052339023</text:p>
          </table:table-cell>
          <table:table-cell table:formula="of:=0.1*COS(SQRT(1000)*[.A743])" office:value-type="float" office:value="-0.0034592207593759" calcext:value-type="float">
            <text:p>-0,0034592208</text:p>
          </table:table-cell>
        </table:table-row>
        <table:table-row table:style-name="ro1">
          <table:table-cell office:value-type="float" office:value="0.745000000000001" calcext:value-type="float">
            <text:p>0,745</text:p>
          </table:table-cell>
          <table:table-cell office:value-type="float" office:value="-0.00207452756422983" calcext:value-type="float">
            <text:p>-0,0020745276</text:p>
          </table:table-cell>
          <table:table-cell table:formula="of:=0.1*COS(SQRT(1000)*[.A744])" office:value-type="float" office:value="-0.000297632927466905" calcext:value-type="float">
            <text:p>-0,0002976329</text:p>
          </table:table-cell>
        </table:table-row>
        <table:table-row table:style-name="ro1">
          <table:table-cell office:value-type="float" office:value="0.746000000000001" calcext:value-type="float">
            <text:p>0,746</text:p>
          </table:table-cell>
          <table:table-cell office:value-type="float" office:value="0.00108692115949995" calcext:value-type="float">
            <text:p>0,0010869212</text:p>
          </table:table-cell>
          <table:table-cell table:formula="of:=0.1*COS(SQRT(1000)*[.A745])" office:value-type="float" office:value="0.00286425251256729" calcext:value-type="float">
            <text:p>0,0028642525</text:p>
          </table:table-cell>
        </table:table-row>
        <table:table-row table:style-name="ro1">
          <table:table-cell office:value-type="float" office:value="0.747000000000001" calcext:value-type="float">
            <text:p>0,747</text:p>
          </table:table-cell>
          <table:table-cell office:value-type="float" office:value="0.00424728323373261" calcext:value-type="float">
            <text:p>0,0042472832</text:p>
          </table:table-cell>
          <table:table-cell table:formula="of:=0.1*COS(SQRT(1000)*[.A746])" office:value-type="float" office:value="0.00602327393876867" calcext:value-type="float">
            <text:p>0,0060232739</text:p>
          </table:table-cell>
        </table:table-row>
        <table:table-row table:style-name="ro1">
          <table:table-cell office:value-type="float" office:value="0.748000000000001" calcext:value-type="float">
            <text:p>0,748</text:p>
          </table:table-cell>
          <table:table-cell office:value-type="float" office:value="0.00740339908628695" calcext:value-type="float">
            <text:p>0,0074033991</text:p>
          </table:table-cell>
          <table:table-cell table:formula="of:=0.1*COS(SQRT(1000)*[.A747])" office:value-type="float" office:value="0.0091762725929544" calcext:value-type="float">
            <text:p>0,0091762726</text:p>
          </table:table-cell>
        </table:table-row>
        <table:table-row table:style-name="ro1">
          <table:table-cell office:value-type="float" office:value="0.749000000000001" calcext:value-type="float">
            <text:p>0,749</text:p>
          </table:table-cell>
          <table:table-cell office:value-type="float" office:value="0.0105521133901422" calcext:value-type="float">
            <text:p>0,0105521134</text:p>
          </table:table-cell>
          <table:table-cell table:formula="of:=0.1*COS(SQRT(1000)*[.A748])" office:value-type="float" office:value="0.0123200957392107" calcext:value-type="float">
            <text:p>0,0123200957</text:p>
          </table:table-cell>
        </table:table-row>
        <table:table-row table:style-name="ro1">
          <table:table-cell office:value-type="float" office:value="0.750000000000001" calcext:value-type="float">
            <text:p>0,75</text:p>
          </table:table-cell>
          <table:table-cell office:value-type="float" office:value="0.0136902782179763" calcext:value-type="float">
            <text:p>0,0136902782</text:p>
          </table:table-cell>
          <table:table-cell table:formula="of:=0.1*COS(SQRT(1000)*[.A749])" office:value-type="float" office:value="0.0154515998163682" calcext:value-type="float">
            <text:p>0,0154515998</text:p>
          </table:table-cell>
        </table:table-row>
        <table:table-row table:style-name="ro1">
          <table:table-cell office:value-type="float" office:value="0.751000000000001" calcext:value-type="float">
            <text:p>0,751</text:p>
          </table:table-cell>
          <table:table-cell office:value-type="float" office:value="0.0168147561893065" calcext:value-type="float">
            <text:p>0,0168147562</text:p>
          </table:table-cell>
          <table:table-cell table:formula="of:=0.1*COS(SQRT(1000)*[.A750])" office:value-type="float" office:value="0.0185676535812998" calcext:value-type="float">
            <text:p>0,0185676536</text:p>
          </table:table-cell>
        </table:table-row>
        <table:table-row table:style-name="ro1">
          <table:table-cell office:value-type="float" office:value="0.752000000000001" calcext:value-type="float">
            <text:p>0,752</text:p>
          </table:table-cell>
          <table:table-cell office:value-type="float" office:value="0.0199224236070858" calcext:value-type="float">
            <text:p>0,0199224236</text:p>
          </table:table-cell>
          <table:table-cell table:formula="of:=0.1*COS(SQRT(1000)*[.A751])" office:value-type="float" office:value="0.0216651412399033" calcext:value-type="float">
            <text:p>0,0216651412</text:p>
          </table:table-cell>
        </table:table-row>
        <table:table-row table:style-name="ro1">
          <table:table-cell office:value-type="float" office:value="0.753000000000001" calcext:value-type="float">
            <text:p>0,753</text:p>
          </table:table-cell>
          <table:table-cell office:value-type="float" office:value="0.0230101735806192" calcext:value-type="float">
            <text:p>0,0230101736</text:p>
          </table:table-cell>
          <table:table-cell table:formula="of:=0.1*COS(SQRT(1000)*[.A752])" office:value-type="float" office:value="0.0247409655626348" calcext:value-type="float">
            <text:p>0,0247409656</text:p>
          </table:table-cell>
        </table:table-row>
        <table:table-row table:style-name="ro1">
          <table:table-cell office:value-type="float" office:value="0.754000000000001" calcext:value-type="float">
            <text:p>0,754</text:p>
          </table:table-cell>
          <table:table-cell office:value-type="float" office:value="0.0260749191316775" calcext:value-type="float">
            <text:p>0,0260749191</text:p>
          </table:table-cell>
          <table:table-cell table:formula="of:=0.1*COS(SQRT(1000)*[.A753])" office:value-type="float" office:value="0.0277920509814821" calcext:value-type="float">
            <text:p>0,027792051</text:p>
          </table:table-cell>
        </table:table-row>
        <table:table-row table:style-name="ro1">
          <table:table-cell office:value-type="float" office:value="0.755000000000001" calcext:value-type="float">
            <text:p>0,755</text:p>
          </table:table-cell>
          <table:table-cell office:value-type="float" office:value="0.0291135962807046" calcext:value-type="float">
            <text:p>0,0291135963</text:p>
          </table:table-cell>
          <table:table-cell table:formula="of:=0.1*COS(SQRT(1000)*[.A754])" office:value-type="float" office:value="0.0308153466652749" calcext:value-type="float">
            <text:p>0,0308153467</text:p>
          </table:table-cell>
        </table:table-row>
        <table:table-row table:style-name="ro1">
          <table:table-cell office:value-type="float" office:value="0.756000000000001" calcext:value-type="float">
            <text:p>0,756</text:p>
          </table:table-cell>
          <table:table-cell office:value-type="float" office:value="0.0321231671100309" calcext:value-type="float">
            <text:p>0,0321231671</text:p>
          </table:table-cell>
          <table:table-cell table:formula="of:=0.1*COS(SQRT(1000)*[.A755])" office:value-type="float" office:value="0.0338078295702628" calcext:value-type="float">
            <text:p>0,0338078296</text:p>
          </table:table-cell>
        </table:table-row>
        <table:table-row table:style-name="ro1">
          <table:table-cell office:value-type="float" office:value="0.757000000000001" calcext:value-type="float">
            <text:p>0,757</text:p>
          </table:table-cell>
          <table:table-cell office:value-type="float" office:value="0.0351006228010318" calcext:value-type="float">
            <text:p>0,0351006228</text:p>
          </table:table-cell>
          <table:table-cell table:formula="of:=0.1*COS(SQRT(1000)*[.A756])" office:value-type="float" office:value="0.0367665074629053" calcext:value-type="float">
            <text:p>0,0367665075</text:p>
          </table:table-cell>
        </table:table-row>
        <table:table-row table:style-name="ro1">
          <table:table-cell office:value-type="float" office:value="0.758000000000001" calcext:value-type="float">
            <text:p>0,758</text:p>
          </table:table-cell>
          <table:table-cell office:value-type="float" office:value="0.0380429866421942" calcext:value-type="float">
            <text:p>0,0380429866</text:p>
          </table:table-cell>
          <table:table-cell table:formula="of:=0.1*COS(SQRT(1000)*[.A757])" office:value-type="float" office:value="0.0396884219118583" calcext:value-type="float">
            <text:p>0,0396884219</text:p>
          </table:table-cell>
        </table:table-row>
        <table:table-row table:style-name="ro1">
          <table:table-cell office:value-type="float" office:value="0.759000000000001" calcext:value-type="float">
            <text:p>0,759</text:p>
          </table:table-cell>
          <table:table-cell office:value-type="float" office:value="0.0409473170050839" calcext:value-type="float">
            <text:p>0,040947317</text:p>
          </table:table-cell>
          <table:table-cell table:formula="of:=0.1*COS(SQRT(1000)*[.A758])" office:value-type="float" office:value="0.0425706512461578" calcext:value-type="float">
            <text:p>0,0425706512</text:p>
          </table:table-cell>
        </table:table-row>
        <table:table-row table:style-name="ro1">
          <table:table-cell office:value-type="float" office:value="0.760000000000001" calcext:value-type="float">
            <text:p>0,76</text:p>
          </table:table-cell>
          <table:table-cell office:value-type="float" office:value="0.0438107102852393" calcext:value-type="float">
            <text:p>0,0438107103</text:p>
          </table:table-cell>
          <table:table-cell table:formula="of:=0.1*COS(SQRT(1000)*[.A759])" office:value-type="float" office:value="0.0454103134766475" calcext:value-type="float">
            <text:p>0,0454103135</text:p>
          </table:table-cell>
        </table:table-row>
        <table:table-row table:style-name="ro1">
          <table:table-cell office:value-type="float" office:value="0.761000000000001" calcext:value-type="float">
            <text:p>0,761</text:p>
          </table:table-cell>
          <table:table-cell office:value-type="float" office:value="0.0466303038050494" calcext:value-type="float">
            <text:p>0,0466303038</text:p>
          </table:table-cell>
          <table:table-cell table:formula="of:=0.1*COS(SQRT(1000)*[.A760])" office:value-type="float" office:value="0.0482045691777268" calcext:value-type="float">
            <text:p>0,0482045692</text:p>
          </table:table-cell>
        </table:table-row>
        <table:table-row table:style-name="ro1">
          <table:table-cell office:value-type="float" office:value="0.762000000000001" calcext:value-type="float">
            <text:p>0,762</text:p>
          </table:table-cell>
          <table:table-cell office:value-type="float" office:value="0.0494032786757169" calcext:value-type="float">
            <text:p>0,0494032787</text:p>
          </table:table-cell>
          <table:table-cell table:formula="of:=0.1*COS(SQRT(1000)*[.A761])" office:value-type="float" office:value="0.0509506243265419" calcext:value-type="float">
            <text:p>0,0509506243</text:p>
          </table:table-cell>
        </table:table-row>
        <table:table-row table:style-name="ro1">
          <table:table-cell office:value-type="float" office:value="0.763000000000001" calcext:value-type="float">
            <text:p>0,763</text:p>
          </table:table-cell>
          <table:table-cell office:value-type="float" office:value="0.0521268626154413" calcext:value-type="float">
            <text:p>0,0521268626</text:p>
          </table:table-cell>
          <table:table-cell table:formula="of:=0.1*COS(SQRT(1000)*[.A762])" office:value-type="float" office:value="0.0536457330967744" calcext:value-type="float">
            <text:p>0,0536457331</text:p>
          </table:table-cell>
        </table:table-row>
        <table:table-row table:style-name="ro1">
          <table:table-cell office:value-type="float" office:value="0.764000000000001" calcext:value-type="float">
            <text:p>0,764</text:p>
          </table:table-cell>
          <table:table-cell office:value-type="float" office:value="0.0547983327210088" calcext:value-type="float">
            <text:p>0,0547983327</text:p>
          </table:table-cell>
          <table:table-cell table:formula="of:=0.1*COS(SQRT(1000)*[.A763])" office:value-type="float" office:value="0.0562872006042388" calcext:value-type="float">
            <text:p>0,0562872006</text:p>
          </table:table-cell>
        </table:table-row>
        <table:table-row table:style-name="ro1">
          <table:table-cell office:value-type="float" office:value="0.765000000000001" calcext:value-type="float">
            <text:p>0,765</text:p>
          </table:table-cell>
          <table:table-cell office:value-type="float" office:value="0.0574150181900145" calcext:value-type="float">
            <text:p>0,0574150182</text:p>
          </table:table-cell>
          <table:table-cell table:formula="of:=0.1*COS(SQRT(1000)*[.A764])" office:value-type="float" office:value="0.058872385601543" calcext:value-type="float">
            <text:p>0,0588723856</text:p>
          </table:table-cell>
        </table:table-row>
        <table:table-row table:style-name="ro1">
          <table:table-cell office:value-type="float" office:value="0.766000000000001" calcext:value-type="float">
            <text:p>0,766</text:p>
          </table:table-cell>
          <table:table-cell office:value-type="float" office:value="0.0599743029909972" calcext:value-type="float">
            <text:p>0,059974303</text:p>
          </table:table-cell>
          <table:table-cell table:formula="of:=0.1*COS(SQRT(1000)*[.A765])" office:value-type="float" office:value="0.0613987031191139" calcext:value-type="float">
            <text:p>0,0613987031</text:p>
          </table:table-cell>
        </table:table-row>
        <table:table-row table:style-name="ro1">
          <table:table-cell office:value-type="float" office:value="0.767000000000001" calcext:value-type="float">
            <text:p>0,767</text:p>
          </table:table-cell>
          <table:table-cell office:value-type="float" office:value="0.0624736284788172" calcext:value-type="float">
            <text:p>0,0624736285</text:p>
          </table:table-cell>
          <table:table-cell table:formula="of:=0.1*COS(SQRT(1000)*[.A766])" office:value-type="float" office:value="0.0638636270499537" calcext:value-type="float">
            <text:p>0,063863627</text:p>
          </table:table-cell>
        </table:table-row>
        <table:table-row table:style-name="ro1">
          <table:table-cell office:value-type="float" office:value="0.768000000000001" calcext:value-type="float">
            <text:p>0,768</text:p>
          </table:table-cell>
          <table:table-cell office:value-type="float" office:value="0.0649104959526619" calcext:value-type="float">
            <text:p>0,064910496</text:p>
          </table:table-cell>
          <table:table-cell table:formula="of:=0.1*COS(SQRT(1000)*[.A767])" office:value-type="float" office:value="0.0662646926755352" calcext:value-type="float">
            <text:p>0,0662646927</text:p>
          </table:table-cell>
        </table:table-row>
        <table:table-row table:style-name="ro1">
          <table:table-cell office:value-type="float" office:value="0.769000000000001" calcext:value-type="float">
            <text:p>0,769</text:p>
          </table:table-cell>
          <table:table-cell office:value-type="float" office:value="0.0672824691541219" calcext:value-type="float">
            <text:p>0,0672824692</text:p>
          </table:table-cell>
          <table:table-cell table:formula="of:=0.1*COS(SQRT(1000)*[.A768])" office:value-type="float" office:value="0.068599499130315" calcext:value-type="float">
            <text:p>0,0685994991</text:p>
          </table:table-cell>
        </table:table-row>
        <table:table-row table:style-name="ro1">
          <table:table-cell office:value-type="float" office:value="0.770000000000001" calcext:value-type="float">
            <text:p>0,77</text:p>
          </table:table-cell>
          <table:table-cell office:value-type="float" office:value="0.0695871767028412" calcext:value-type="float">
            <text:p>0,0695871767</text:p>
          </table:table-cell>
          <table:table-cell table:formula="of:=0.1*COS(SQRT(1000)*[.A769])" office:value-type="float" office:value="0.0708657118023986" calcext:value-type="float">
            <text:p>0,0708657118</text:p>
          </table:table-cell>
        </table:table-row>
        <table:table-row table:style-name="ro1">
          <table:table-cell office:value-type="float" office:value="0.771000000000001" calcext:value-type="float">
            <text:p>0,771</text:p>
          </table:table-cell>
          <table:table-cell office:value-type="float" office:value="0.0718223144673036" calcext:value-type="float">
            <text:p>0,0718223145</text:p>
          </table:table-cell>
          <table:table-cell table:formula="of:=0.1*COS(SQRT(1000)*[.A770])" office:value-type="float" office:value="0.073061064667959" calcext:value-type="float">
            <text:p>0,0730610647</text:p>
          </table:table-cell>
        </table:table-row>
        <table:table-row table:style-name="ro1">
          <table:table-cell office:value-type="float" office:value="0.772000000000001" calcext:value-type="float">
            <text:p>0,772</text:p>
          </table:table-cell>
          <table:table-cell office:value-type="float" office:value="0.0739856478683896" calcext:value-type="float">
            <text:p>0,0739856479</text:p>
          </table:table-cell>
          <table:table-cell table:formula="of:=0.1*COS(SQRT(1000)*[.A771])" office:value-type="float" office:value="0.0751833625570705" calcext:value-type="float">
            <text:p>0,0751833626</text:p>
          </table:table-cell>
        </table:table-row>
        <table:table-row table:style-name="ro1">
          <table:table-cell office:value-type="float" office:value="0.773000000000001" calcext:value-type="float">
            <text:p>0,773</text:p>
          </table:table-cell>
          <table:table-cell office:value-type="float" office:value="0.0760750141133962" calcext:value-type="float">
            <text:p>0,0760750141</text:p>
          </table:table-cell>
          <table:table-cell table:formula="of:=0.1*COS(SQRT(1000)*[.A772])" office:value-type="float" office:value="0.0772304833486966" calcext:value-type="float">
            <text:p>0,0772304833</text:p>
          </table:table-cell>
        </table:table-row>
        <table:table-row table:style-name="ro1">
          <table:table-cell office:value-type="float" office:value="0.774000000000001" calcext:value-type="float">
            <text:p>0,774</text:p>
          </table:table-cell>
          <table:table-cell office:value-type="float" office:value="0.0780883243582894" calcext:value-type="float">
            <text:p>0,0780883244</text:p>
          </table:table-cell>
          <table:table-cell table:formula="of:=0.1*COS(SQRT(1000)*[.A773])" office:value-type="float" office:value="0.0792003800926328" calcext:value-type="float">
            <text:p>0,0792003801</text:p>
          </table:table-cell>
        </table:table-row>
        <table:table-row table:style-name="ro1">
          <table:table-cell office:value-type="float" office:value="0.775000000000001" calcext:value-type="float">
            <text:p>0,775</text:p>
          </table:table-cell>
          <table:table-cell office:value-type="float" office:value="0.0800235657960261" calcext:value-type="float">
            <text:p>0,0800235658</text:p>
          </table:table-cell>
          <table:table-cell table:formula="of:=0.1*COS(SQRT(1000)*[.A774])" office:value-type="float" office:value="0.0810910830562881" calcext:value-type="float">
            <text:p>0,0810910831</text:p>
          </table:table-cell>
        </table:table-row>
        <table:table-row table:style-name="ro1">
          <table:table-cell office:value-type="float" office:value="0.776000000000001" calcext:value-type="float">
            <text:p>0,776</text:p>
          </table:table-cell>
          <table:table-cell office:value-type="float" office:value="0.0818788036688581" calcext:value-type="float">
            <text:p>0,0818788037</text:p>
          </table:table-cell>
          <table:table-cell table:formula="of:=0.1*COS(SQRT(1000)*[.A775])" office:value-type="float" office:value="0.082900701694252" calcext:value-type="float">
            <text:p>0,0829007017</text:p>
          </table:table-cell>
        </table:table-row>
        <table:table-row table:style-name="ro1">
          <table:table-cell office:value-type="float" office:value="0.777000000000001" calcext:value-type="float">
            <text:p>0,777</text:p>
          </table:table-cell>
          <table:table-cell office:value-type="float" office:value="0.0836521832026059" calcext:value-type="float">
            <text:p>0,0836521832</text:p>
          </table:table-cell>
          <table:table-cell table:formula="of:=0.1*COS(SQRT(1000)*[.A776])" office:value-type="float" office:value="0.0846274265386833" calcext:value-type="float">
            <text:p>0,0846274265</text:p>
          </table:table-cell>
        </table:table-row>
        <table:table-row table:style-name="ro1">
          <table:table-cell office:value-type="float" office:value="0.778000000000001" calcext:value-type="float">
            <text:p>0,778</text:p>
          </table:table-cell>
          <table:table-cell office:value-type="float" office:value="0.0853419314609701" calcext:value-type="float">
            <text:p>0,0853419315</text:p>
          </table:table-cell>
          <table:table-cell table:formula="of:=0.1*COS(SQRT(1000)*[.A777])" office:value-type="float" office:value="0.0862695310086266" calcext:value-type="float">
            <text:p>0,086269531</text:p>
          </table:table-cell>
        </table:table-row>
        <table:table-row table:style-name="ro1">
          <table:table-cell office:value-type="float" office:value="0.779000000000001" calcext:value-type="float">
            <text:p>0,779</text:p>
          </table:table-cell>
          <table:table-cell office:value-type="float" office:value="0.0869463591180235" calcext:value-type="float">
            <text:p>0,0869463591</text:p>
          </table:table-cell>
          <table:table-cell table:formula="of:=0.1*COS(SQRT(1000)*[.A778])" office:value-type="float" office:value="0.0878253731364489" calcext:value-type="float">
            <text:p>0,0878253731</text:p>
          </table:table-cell>
        </table:table-row>
        <table:table-row table:style-name="ro1">
          <table:table-cell office:value-type="float" office:value="0.780000000000001" calcext:value-type="float">
            <text:p>0,78</text:p>
          </table:table-cell>
          <table:table-cell office:value-type="float" office:value="0.088463862147116" calcext:value-type="float">
            <text:p>0,0884638621</text:p>
          </table:table-cell>
          <table:table-cell table:formula="of:=0.1*COS(SQRT(1000)*[.A779])" office:value-type="float" office:value="0.089293397209672" calcext:value-type="float">
            <text:p>0,0892933972</text:p>
          </table:table-cell>
        </table:table-row>
        <table:table-row table:style-name="ro1">
          <table:table-cell office:value-type="float" office:value="0.781000000000001" calcext:value-type="float">
            <text:p>0,781</text:p>
          </table:table-cell>
          <table:table-cell office:value-type="float" office:value="0.0898929234244993" calcext:value-type="float">
            <text:p>0,0898929234</text:p>
          </table:table-cell>
          <table:table-cell table:formula="of:=0.1*COS(SQRT(1000)*[.A780])" office:value-type="float" office:value="0.0906721353265538" calcext:value-type="float">
            <text:p>0,0906721353</text:p>
          </table:table-cell>
        </table:table-row>
        <table:table-row table:style-name="ro1">
          <table:table-cell office:value-type="float" office:value="0.782000000000001" calcext:value-type="float">
            <text:p>0,782</text:p>
          </table:table-cell>
          <table:table-cell office:value-type="float" office:value="0.0912321142460721" calcext:value-type="float">
            <text:p>0,0912321142</text:p>
          </table:table-cell>
          <table:table-cell table:formula="of:=0.1*COS(SQRT(1000)*[.A781])" office:value-type="float" office:value="0.0919602088638686" calcext:value-type="float">
            <text:p>0,0919602089</text:p>
          </table:table-cell>
        </table:table-row>
        <table:table-row table:style-name="ro1">
          <table:table-cell office:value-type="float" office:value="0.783000000000001" calcext:value-type="float">
            <text:p>0,783</text:p>
          </table:table-cell>
          <table:table-cell office:value-type="float" office:value="0.0924800957557268" calcext:value-type="float">
            <text:p>0,0924800958</text:p>
          </table:table-cell>
          <table:table-cell table:formula="of:=0.1*COS(SQRT(1000)*[.A782])" office:value-type="float" office:value="0.0931563298554147" calcext:value-type="float">
            <text:p>0,0931563299</text:p>
          </table:table-cell>
        </table:table-row>
        <table:table-row table:style-name="ro1">
          <table:table-cell office:value-type="float" office:value="0.784000000000001" calcext:value-type="float">
            <text:p>0,784</text:p>
          </table:table-cell>
          <table:table-cell office:value-type="float" office:value="0.0936356202838711" calcext:value-type="float">
            <text:p>0,0936356203</text:p>
          </table:table-cell>
          <table:table-cell table:formula="of:=0.1*COS(SQRT(1000)*[.A783])" office:value-type="float" office:value="0.0942593022798742" calcext:value-type="float">
            <text:p>0,0942593023</text:p>
          </table:table-cell>
        </table:table-row>
        <table:table-row table:style-name="ro1">
          <table:table-cell office:value-type="float" office:value="0.785000000000001" calcext:value-type="float">
            <text:p>0,785</text:p>
          </table:table-cell>
          <table:table-cell office:value-type="float" office:value="0.0946975325947859" calcext:value-type="float">
            <text:p>0,0946975326</text:p>
          </table:table-cell>
          <table:table-cell table:formula="of:=0.1*COS(SQRT(1000)*[.A784])" office:value-type="float" office:value="0.0952680232567337" calcext:value-type="float">
            <text:p>0,0952680233</text:p>
          </table:table-cell>
        </table:table-row>
        <table:table-row table:style-name="ro1">
          <table:table-cell office:value-type="float" office:value="0.786000000000001" calcext:value-type="float">
            <text:p>0,786</text:p>
          </table:table-cell>
          <table:table-cell office:value-type="float" office:value="0.0956647710415719" calcext:value-type="float">
            <text:p>0,095664771</text:p>
          </table:table-cell>
          <table:table-cell table:formula="of:=0.1*COS(SQRT(1000)*[.A785])" office:value-type="float" office:value="0.096181484149074" calcext:value-type="float">
            <text:p>0,0961814841</text:p>
          </table:table-cell>
        </table:table-row>
        <table:table-row table:style-name="ro1">
          <table:table-cell office:value-type="float" office:value="0.787000000000001" calcext:value-type="float">
            <text:p>0,787</text:p>
          </table:table-cell>
          <table:table-cell office:value-type="float" office:value="0.0965363686275315" calcext:value-type="float">
            <text:p>0,0965363686</text:p>
          </table:table-cell>
          <table:table-cell table:formula="of:=0.1*COS(SQRT(1000)*[.A786])" office:value-type="float" office:value="0.0969987715721216" calcext:value-type="float">
            <text:p>0,0969987716</text:p>
          </table:table-cell>
        </table:table-row>
        <table:table-row table:style-name="ro1">
          <table:table-cell office:value-type="float" office:value="0.788000000000001" calcext:value-type="float">
            <text:p>0,788</text:p>
          </table:table-cell>
          <table:table-cell office:value-type="float" office:value="0.0973114539729237" calcext:value-type="float">
            <text:p>0,097311454</text:p>
          </table:table-cell>
          <table:table-cell table:formula="of:=0.1*COS(SQRT(1000)*[.A787])" office:value-type="float" office:value="0.0977190683065586" calcext:value-type="float">
            <text:p>0,0977190683</text:p>
          </table:table-cell>
        </table:table-row>
        <table:table-row table:style-name="ro1">
          <table:table-cell office:value-type="float" office:value="0.789000000000001" calcext:value-type="float">
            <text:p>0,789</text:p>
          </table:table-cell>
          <table:table-cell office:value-type="float" office:value="0.0979892521861261" calcext:value-type="float">
            <text:p>0,0979892522</text:p>
          </table:table-cell>
          <table:table-cell table:formula="of:=0.1*COS(SQRT(1000)*[.A788])" office:value-type="float" office:value="0.0983416541156733" calcext:value-type="float">
            <text:p>0,0983416541</text:p>
          </table:table-cell>
        </table:table-row>
        <table:table-row table:style-name="ro1">
          <table:table-cell office:value-type="float" office:value="0.790000000000001" calcext:value-type="float">
            <text:p>0,79</text:p>
          </table:table-cell>
          <table:table-cell office:value-type="float" office:value="0.0985690856383326" calcext:value-type="float">
            <text:p>0,0985690856</text:p>
          </table:table-cell>
          <table:table-cell table:formula="of:=0.1*COS(SQRT(1000)*[.A789])" office:value-type="float" office:value="0.098865906465537" calcext:value-type="float">
            <text:p>0,0988659065</text:p>
          </table:table-cell>
        </table:table-row>
        <table:table-row table:style-name="ro1">
          <table:table-cell office:value-type="float" office:value="0.791000000000001" calcext:value-type="float">
            <text:p>0,791</text:p>
          </table:table-cell>
          <table:table-cell office:value-type="float" office:value="0.0990503746410132" calcext:value-type="float">
            <text:p>0,0990503746</text:p>
          </table:table-cell>
          <table:table-cell table:formula="of:=0.1*COS(SQRT(1000)*[.A790])" office:value-type="float" office:value="0.0992913011474861" calcext:value-type="float">
            <text:p>0,0992913011</text:p>
          </table:table-cell>
        </table:table-row>
        <table:table-row table:style-name="ro1">
          <table:table-cell office:value-type="float" office:value="0.792000000000001" calcext:value-type="float">
            <text:p>0,792</text:p>
          </table:table-cell>
          <table:table-cell office:value-type="float" office:value="0.0994326380254573" calcext:value-type="float">
            <text:p>0,099432638</text:p>
          </table:table-cell>
          <table:table-cell table:formula="of:=0.1*COS(SQRT(1000)*[.A791])" office:value-type="float" office:value="0.099617412802287" calcext:value-type="float">
            <text:p>0,0996174128</text:p>
          </table:table-cell>
        </table:table-row>
        <table:table-row table:style-name="ro1">
          <table:table-cell office:value-type="float" office:value="0.793000000000001" calcext:value-type="float">
            <text:p>0,793</text:p>
          </table:table-cell>
          <table:table-cell office:value-type="float" office:value="0.0997154936238225" calcext:value-type="float">
            <text:p>0,0997154936</text:p>
          </table:table-cell>
          <table:table-cell table:formula="of:=0.1*COS(SQRT(1000)*[.A792])" office:value-type="float" office:value="0.09984391534546" calcext:value-type="float">
            <text:p>0,0998439153</text:p>
          </table:table-cell>
        </table:table-row>
        <table:table-row table:style-name="ro1">
          <table:table-cell office:value-type="float" office:value="0.794000000000001" calcext:value-type="float">
            <text:p>0,794</text:p>
          </table:table-cell>
          <table:table-cell office:value-type="float" office:value="0.0998986586512066" calcext:value-type="float">
            <text:p>0,0998986587</text:p>
          </table:table-cell>
          <table:table-cell table:formula="of:=0.1*COS(SQRT(1000)*[.A793])" office:value-type="float" office:value="0.0999705822933364" calcext:value-type="float">
            <text:p>0,0999705823</text:p>
          </table:table-cell>
        </table:table-row>
        <table:table-row table:style-name="ro1">
          <table:table-cell office:value-type="float" office:value="0.795000000000001" calcext:value-type="float">
            <text:p>0,795</text:p>
          </table:table-cell>
          <table:table-cell office:value-type="float" office:value="0.099981949988362" calcext:value-type="float">
            <text:p>0,09998195</text:p>
          </table:table-cell>
          <table:table-cell table:formula="of:=0.1*COS(SQRT(1000)*[.A794])" office:value-type="float" office:value="0.0999972869895237" calcext:value-type="float">
            <text:p>0,099997287</text:p>
          </table:table-cell>
        </table:table-row>
        <table:table-row table:style-name="ro1">
          <table:table-cell office:value-type="float" office:value="0.796000000000001" calcext:value-type="float">
            <text:p>0,796</text:p>
          </table:table-cell>
          <table:table-cell office:value-type="float" office:value="0.0999652843647693" calcext:value-type="float">
            <text:p>0,0999652844</text:p>
          </table:table-cell>
          <table:table-cell table:formula="of:=0.1*COS(SQRT(1000)*[.A795])" office:value-type="float" office:value="0.099924002731551" calcext:value-type="float">
            <text:p>0,0999240027</text:p>
          </table:table-cell>
        </table:table-row>
        <table:table-row table:style-name="ro1">
          <table:table-cell office:value-type="float" office:value="0.797000000000001" calcext:value-type="float">
            <text:p>0,797</text:p>
          </table:table-cell>
          <table:table-cell office:value-type="float" office:value="0.0998486784418866" calcext:value-type="float">
            <text:p>0,0998486784</text:p>
          </table:table-cell>
          <table:table-cell table:formula="of:=0.1*COS(SQRT(1000)*[.A796])" office:value-type="float" office:value="0.0997508027975693" calcext:value-type="float">
            <text:p>0,0997508028</text:p>
          </table:table-cell>
        </table:table-row>
        <table:table-row table:style-name="ro1">
          <table:table-cell office:value-type="float" office:value="0.798000000000001" calcext:value-type="float">
            <text:p>0,798</text:p>
          </table:table-cell>
          <table:table-cell office:value-type="float" office:value="0.0996322487964927" calcext:value-type="float">
            <text:p>0,0996322488</text:p>
          </table:table-cell>
          <table:table-cell table:formula="of:=0.1*COS(SQRT(1000)*[.A797])" office:value-type="float" office:value="0.0994778603730799" calcext:value-type="float">
            <text:p>0,0994778604</text:p>
          </table:table-cell>
        </table:table-row>
        <table:table-row table:style-name="ro1">
          <table:table-cell office:value-type="float" office:value="0.799000000000001" calcext:value-type="float">
            <text:p>0,799</text:p>
          </table:table-cell>
          <table:table-cell office:value-type="float" office:value="0.099316211804139" calcext:value-type="float">
            <text:p>0,0993162118</text:p>
          </table:table-cell>
          <table:table-cell table:formula="of:=0.1*COS(SQRT(1000)*[.A798])" office:value-type="float" office:value="0.0991054483777628" calcext:value-type="float">
            <text:p>0,0991054484</text:p>
          </table:table-cell>
        </table:table-row>
        <table:table-row table:style-name="ro1">
          <table:table-cell office:value-type="float" office:value="0.800000000000001" calcext:value-type="float">
            <text:p>0,8</text:p>
          </table:table-cell>
          <table:table-cell office:value-type="float" office:value="0.0989008834228284" calcext:value-type="float">
            <text:p>0,0989008834</text:p>
          </table:table-cell>
          <table:table-cell table:formula="of:=0.1*COS(SQRT(1000)*[.A799])" office:value-type="float" office:value="0.0986339391925801" calcext:value-type="float">
            <text:p>0,0986339392</text:p>
          </table:table-cell>
        </table:table-row>
        <table:table-row table:style-name="ro1">
          <table:table-cell office:value-type="float" office:value="0.801000000000001" calcext:value-type="float">
            <text:p>0,801</text:p>
          </table:table-cell>
          <table:table-cell office:value-type="float" office:value="0.0983866788771361" calcext:value-type="float">
            <text:p>0,0983866789</text:p>
          </table:table-cell>
          <table:table-cell table:formula="of:=0.1*COS(SQRT(1000)*[.A800])" office:value-type="float" office:value="0.0980638042874257" calcext:value-type="float">
            <text:p>0,0980638043</text:p>
          </table:table-cell>
        </table:table-row>
        <table:table-row table:style-name="ro1">
          <table:table-cell office:value-type="float" office:value="0.802000000000001" calcext:value-type="float">
            <text:p>0,802</text:p>
          </table:table-cell>
          <table:table-cell office:value-type="float" office:value="0.0977741122430887" calcext:value-type="float">
            <text:p>0,0977741122</text:p>
          </table:table-cell>
          <table:table-cell table:formula="of:=0.1*COS(SQRT(1000)*[.A801])" office:value-type="float" office:value="0.0973956137496951" calcext:value-type="float">
            <text:p>0,0973956137</text:p>
          </table:table-cell>
        </table:table-row>
        <table:table-row table:style-name="ro1">
          <table:table-cell office:value-type="float" office:value="0.803000000000001" calcext:value-type="float">
            <text:p>0,803</text:p>
          </table:table-cell>
          <table:table-cell office:value-type="float" office:value="0.097063795934217" calcext:value-type="float">
            <text:p>0,0970637959</text:p>
          </table:table-cell>
          <table:table-cell table:formula="of:=0.1*COS(SQRT(1000)*[.A802])" office:value-type="float" office:value="0.0966300357142455" calcext:value-type="float">
            <text:p>0,0966300357</text:p>
          </table:table-cell>
        </table:table-row>
        <table:table-row table:style-name="ro1">
          <table:table-cell office:value-type="float" office:value="0.804000000000001" calcext:value-type="float">
            <text:p>0,804</text:p>
          </table:table-cell>
          <table:table-cell office:value-type="float" office:value="0.096256440089295" calcext:value-type="float">
            <text:p>0,0962564401</text:p>
          </table:table-cell>
          <table:table-cell table:formula="of:=0.1*COS(SQRT(1000)*[.A803])" office:value-type="float" office:value="0.0957678356953161" calcext:value-type="float">
            <text:p>0,0957678357</text:p>
          </table:table-cell>
        </table:table-row>
        <table:table-row table:style-name="ro1">
          <table:table-cell office:value-type="float" office:value="0.805000000000001" calcext:value-type="float">
            <text:p>0,805</text:p>
          </table:table-cell>
          <table:table-cell office:value-type="float" office:value="0.0953528518623792" calcext:value-type="float">
            <text:p>0,0953528519</text:p>
          </table:table-cell>
          <table:table-cell table:formula="of:=0.1*COS(SQRT(1000)*[.A804])" office:value-type="float" office:value="0.0948098758210785" calcext:value-type="float">
            <text:p>0,0948098758</text:p>
          </table:table-cell>
        </table:table-row>
        <table:table-row table:style-name="ro1">
          <table:table-cell office:value-type="float" office:value="0.806000000000001" calcext:value-type="float">
            <text:p>0,806</text:p>
          </table:table-cell>
          <table:table-cell office:value-type="float" office:value="0.094353934615856" calcext:value-type="float">
            <text:p>0,0943539346</text:p>
          </table:table-cell>
          <table:table-cell table:formula="of:=0.1*COS(SQRT(1000)*[.A805])" office:value-type="float" office:value="0.0937571139715794" calcext:value-type="float">
            <text:p>0,093757114</text:p>
          </table:table-cell>
        </table:table-row>
        <table:table-row table:style-name="ro1">
          <table:table-cell office:value-type="float" office:value="0.807000000000001" calcext:value-type="float">
            <text:p>0,807</text:p>
          </table:table-cell>
          <table:table-cell office:value-type="float" office:value="0.0932606870173048" calcext:value-type="float">
            <text:p>0,093260687</text:p>
          </table:table-cell>
          <table:table-cell table:formula="of:=0.1*COS(SQRT(1000)*[.A806])" office:value-type="float" office:value="0.0926106028209411" calcext:value-type="float">
            <text:p>0,0926106028</text:p>
          </table:table-cell>
        </table:table-row>
        <table:table-row table:style-name="ro1">
          <table:table-cell office:value-type="float" office:value="0.808000000000001" calcext:value-type="float">
            <text:p>0,808</text:p>
          </table:table-cell>
          <table:table-cell office:value-type="float" office:value="0.0920742020410809" calcext:value-type="float">
            <text:p>0,092074202</text:p>
          </table:table-cell>
          <table:table-cell table:formula="of:=0.1*COS(SQRT(1000)*[.A807])" office:value-type="float" office:value="0.0913714887847748" calcext:value-type="float">
            <text:p>0,0913714888</text:p>
          </table:table-cell>
        </table:table-row>
        <table:table-row table:style-name="ro1">
          <table:table-cell office:value-type="float" office:value="0.809000000000001" calcext:value-type="float">
            <text:p>0,809</text:p>
          </table:table-cell>
          <table:table-cell office:value-type="float" office:value="0.0907956658756131" calcext:value-type="float">
            <text:p>0,0907956659</text:p>
          </table:table-cell>
          <table:table-cell table:formula="of:=0.1*COS(SQRT(1000)*[.A808])" office:value-type="float" office:value="0.0900410108738607" calcext:value-type="float">
            <text:p>0,0900410109</text:p>
          </table:table-cell>
        </table:table-row>
        <table:table-row table:style-name="ro1">
          <table:table-cell office:value-type="float" office:value="0.810000000000001" calcext:value-type="float">
            <text:p>0,81</text:p>
          </table:table-cell>
          <table:table-cell office:value-type="float" office:value="0.0894263567375129" calcext:value-type="float">
            <text:p>0,0894263567</text:p>
          </table:table-cell>
          <table:table-cell table:formula="of:=0.1*COS(SQRT(1000)*[.A809])" office:value-type="float" office:value="0.0886204994552403" calcext:value-type="float">
            <text:p>0,0886204995</text:p>
          </table:table-cell>
        </table:table-row>
        <table:table-row table:style-name="ro1">
          <table:table-cell office:value-type="float" office:value="0.811000000000001" calcext:value-type="float">
            <text:p>0,811</text:p>
          </table:table-cell>
          <table:table-cell office:value-type="float" office:value="0.0879676435936766" calcext:value-type="float">
            <text:p>0,0879676436</text:p>
          </table:table-cell>
          <table:table-cell table:formula="of:=0.1*COS(SQRT(1000)*[.A810])" office:value-type="float" office:value="0.08711137492196" calcext:value-type="float">
            <text:p>0,0871113749</text:p>
          </table:table-cell>
        </table:table-row>
        <table:table-row table:style-name="ro1">
          <table:table-cell office:value-type="float" office:value="0.812000000000001" calcext:value-type="float">
            <text:p>0,812</text:p>
          </table:table-cell>
          <table:table-cell office:value-type="float" office:value="0.0864209847926609" calcext:value-type="float">
            <text:p>0,0864209848</text:p>
          </table:table-cell>
          <table:table-cell table:formula="of:=0.1*COS(SQRT(1000)*[.A811])" office:value-type="float" office:value="0.0855151462727969" calcext:value-type="float">
            <text:p>0,0855151463</text:p>
          </table:table-cell>
        </table:table-row>
        <table:table-row table:style-name="ro1">
          <table:table-cell office:value-type="float" office:value="0.813000000000001" calcext:value-type="float">
            <text:p>0,813</text:p>
          </table:table-cell>
          <table:table-cell office:value-type="float" office:value="0.0847879266066988" calcext:value-type="float">
            <text:p>0,0847879266</text:p>
          </table:table-cell>
          <table:table-cell table:formula="of:=0.1*COS(SQRT(1000)*[.A812])" office:value-type="float" office:value="0.0838334096033858" calcext:value-type="float">
            <text:p>0,0838334096</text:p>
          </table:table-cell>
        </table:table-row>
        <table:table-row table:style-name="ro1">
          <table:table-cell office:value-type="float" office:value="0.814000000000001" calcext:value-type="float">
            <text:p>0,814</text:p>
          </table:table-cell>
          <table:table-cell office:value-type="float" office:value="0.0830701016858136" calcext:value-type="float">
            <text:p>0,0830701017</text:p>
          </table:table-cell>
          <table:table-cell table:formula="of:=0.1*COS(SQRT(1000)*[.A813])" office:value-type="float" office:value="0.082067846510256" calcext:value-type="float">
            <text:p>0,0820678465</text:p>
          </table:table-cell>
        </table:table-row>
        <table:table-row table:style-name="ro1">
          <table:table-cell office:value-type="float" office:value="0.815000000000001" calcext:value-type="float">
            <text:p>0,815</text:p>
          </table:table-cell>
          <table:table-cell office:value-type="float" office:value="0.0812692274255776" calcext:value-type="float">
            <text:p>0,0812692274</text:p>
          </table:table-cell>
          <table:table-cell table:formula="of:=0.1*COS(SQRT(1000)*[.A814])" office:value-type="float" office:value="0.0802202224093751" calcext:value-type="float">
            <text:p>0,0802202224</text:p>
          </table:table-cell>
        </table:table-row>
        <table:table-row table:style-name="ro1">
          <table:table-cell office:value-type="float" office:value="0.816000000000001" calcext:value-type="float">
            <text:p>0,816</text:p>
          </table:table-cell>
          <table:table-cell office:value-type="float" office:value="0.0793871042501447" calcext:value-type="float">
            <text:p>0,0793871043</text:p>
          </table:table-cell>
          <table:table-cell table:formula="of:=0.1*COS(SQRT(1000)*[.A815])" office:value-type="float" office:value="0.0782923847708806" calcext:value-type="float">
            <text:p>0,0782923848</text:p>
          </table:table-cell>
        </table:table-row>
        <table:table-row table:style-name="ro1">
          <table:table-cell office:value-type="float" office:value="0.817000000000001" calcext:value-type="float">
            <text:p>0,817</text:p>
          </table:table-cell>
          <table:table-cell office:value-type="float" office:value="0.0774256138122773" calcext:value-type="float">
            <text:p>0,0774256138</text:p>
          </table:table-cell>
          <table:table-cell table:formula="of:=0.1*COS(SQRT(1000)*[.A816])" office:value-type="float" office:value="0.0762862612717629" calcext:value-type="float">
            <text:p>0,0762862613</text:p>
          </table:table-cell>
        </table:table-row>
        <table:table-row table:style-name="ro1">
          <table:table-cell office:value-type="float" office:value="0.818000000000001" calcext:value-type="float">
            <text:p>0,818</text:p>
          </table:table-cell>
          <table:table-cell office:value-type="float" office:value="0.0753867171121632" calcext:value-type="float">
            <text:p>0,0753867171</text:p>
          </table:table-cell>
          <table:table-cell table:formula="of:=0.1*COS(SQRT(1000)*[.A817])" office:value-type="float" office:value="0.0742038578683502" calcext:value-type="float">
            <text:p>0,0742038579</text:p>
          </table:table-cell>
        </table:table-row>
        <table:table-row table:style-name="ro1">
          <table:table-cell office:value-type="float" office:value="0.819000000000001" calcext:value-type="float">
            <text:p>0,819</text:p>
          </table:table-cell>
          <table:table-cell office:value-type="float" office:value="0.0732724525369057" calcext:value-type="float">
            <text:p>0,0732724525</text:p>
          </table:table-cell>
          <table:table-cell table:formula="of:=0.1*COS(SQRT(1000)*[.A818])" office:value-type="float" office:value="0.0720472567905178" calcext:value-type="float">
            <text:p>0,0720472568</text:p>
          </table:table-cell>
        </table:table-row>
        <table:table-row table:style-name="ro1">
          <table:table-cell office:value-type="float" office:value="0.820000000000001" calcext:value-type="float">
            <text:p>0,82</text:p>
          </table:table-cell>
          <table:table-cell office:value-type="float" office:value="0.071084933822646" calcext:value-type="float">
            <text:p>0,0710849338</text:p>
          </table:table-cell>
          <table:table-cell table:formula="of:=0.1*COS(SQRT(1000)*[.A819])" office:value-type="float" office:value="0.0698186144596329" calcext:value-type="float">
            <text:p>0,0698186145</text:p>
          </table:table-cell>
        </table:table-row>
        <table:table-row table:style-name="ro1">
          <table:table-cell office:value-type="float" office:value="0.821000000000001" calcext:value-type="float">
            <text:p>0,821</text:p>
          </table:table-cell>
          <table:table-cell office:value-type="float" office:value="0.0688263479413554" calcext:value-type="float">
            <text:p>0,0688263479</text:p>
          </table:table-cell>
          <table:table-cell table:formula="of:=0.1*COS(SQRT(1000)*[.A820])" office:value-type="float" office:value="0.067520159332312" calcext:value-type="float">
            <text:p>0,0675201593</text:p>
          </table:table-cell>
        </table:table-row>
        <table:table-row table:style-name="ro1">
          <table:table-cell office:value-type="float" office:value="0.822000000000001" calcext:value-type="float">
            <text:p>0,822</text:p>
          </table:table-cell>
          <table:table-cell office:value-type="float" office:value="0.0664989529144098" calcext:value-type="float">
            <text:p>0,0664989529</text:p>
          </table:table-cell>
          <table:table-cell table:formula="of:=0.1*COS(SQRT(1000)*[.A821])" office:value-type="float" office:value="0.0651541896721515" calcext:value-type="float">
            <text:p>0,0651541897</text:p>
          </table:table-cell>
        </table:table-row>
        <table:table-row table:style-name="ro1">
          <table:table-cell office:value-type="float" office:value="0.823000000000001" calcext:value-type="float">
            <text:p>0,823</text:p>
          </table:table-cell>
          <table:table-cell office:value-type="float" office:value="0.064105075555133" calcext:value-type="float">
            <text:p>0,0641050756</text:p>
          </table:table-cell>
          <table:table-cell table:formula="of:=0.1*COS(SQRT(1000)*[.A822])" office:value-type="float" office:value="0.0627230712516536" calcext:value-type="float">
            <text:p>0,0627230713</text:p>
          </table:table-cell>
        </table:table-row>
        <table:table-row table:style-name="ro1">
          <table:table-cell office:value-type="float" office:value="0.824000000000001" calcext:value-type="float">
            <text:p>0,824</text:p>
          </table:table-cell>
          <table:table-cell office:value-type="float" office:value="0.0616471091425642" calcext:value-type="float">
            <text:p>0,0616471091</text:p>
          </table:table-cell>
          <table:table-cell table:formula="of:=0.1*COS(SQRT(1000)*[.A823])" office:value-type="float" office:value="0.0602292349866525" calcext:value-type="float">
            <text:p>0,060229235</text:p>
          </table:table-cell>
        </table:table-row>
        <table:table-row table:style-name="ro1">
          <table:table-cell office:value-type="float" office:value="0.825000000000001" calcext:value-type="float">
            <text:p>0,825</text:p>
          </table:table-cell>
          <table:table-cell office:value-type="float" office:value="0.0591275110287783" calcext:value-type="float">
            <text:p>0,059127511</text:p>
          </table:table-cell>
          <table:table-cell table:formula="of:=0.1*COS(SQRT(1000)*[.A824])" office:value-type="float" office:value="0.0576751745056" calcext:value-type="float">
            <text:p>0,0576751745</text:p>
          </table:table-cell>
        </table:table-row>
        <table:table-row table:style-name="ro1">
          <table:table-cell office:value-type="float" office:value="0.826000000000001" calcext:value-type="float">
            <text:p>0,826</text:p>
          </table:table-cell>
          <table:table-cell office:value-type="float" office:value="0.0565488001821467" calcext:value-type="float">
            <text:p>0,0565488002</text:p>
          </table:table-cell>
          <table:table-cell table:formula="of:=0.1*COS(SQRT(1000)*[.A825])" office:value-type="float" office:value="0.0550634436561466" calcext:value-type="float">
            <text:p>0,0550634437</text:p>
          </table:table-cell>
        </table:table-row>
        <table:table-row table:style-name="ro1">
          <table:table-cell office:value-type="float" office:value="0.827000000000001" calcext:value-type="float">
            <text:p>0,827</text:p>
          </table:table-cell>
          <table:table-cell office:value-type="float" office:value="0.0539135546689997" calcext:value-type="float">
            <text:p>0,0539135547</text:p>
          </table:table-cell>
          <table:table-cell table:formula="of:=0.1*COS(SQRT(1000)*[.A826])" office:value-type="float" office:value="0.0523966539515043" calcext:value-type="float">
            <text:p>0,052396654</text:p>
          </table:table-cell>
        </table:table-row>
        <table:table-row table:style-name="ro1">
          <table:table-cell office:value-type="float" office:value="0.828000000000001" calcext:value-type="float">
            <text:p>0,828</text:p>
          </table:table-cell>
          <table:table-cell office:value-type="float" office:value="0.0512244090762035" calcext:value-type="float">
            <text:p>0,0512244091</text:p>
          </table:table-cell>
          <table:table-cell table:formula="of:=0.1*COS(SQRT(1000)*[.A827])" office:value-type="float" office:value="0.0496774719591529" calcext:value-type="float">
            <text:p>0,049677472</text:p>
          </table:table-cell>
        </table:table-row>
        <table:table-row table:style-name="ro1">
          <table:table-cell office:value-type="float" office:value="0.829000000000001" calcext:value-type="float">
            <text:p>0,829</text:p>
          </table:table-cell>
          <table:table-cell office:value-type="float" office:value="0.0484840518772327" calcext:value-type="float">
            <text:p>0,0484840519</text:p>
          </table:table-cell>
          <table:table-cell table:formula="of:=0.1*COS(SQRT(1000)*[.A828])" office:value-type="float" office:value="0.0469086166344936" calcext:value-type="float">
            <text:p>0,0469086166</text:p>
          </table:table-cell>
        </table:table-row>
        <table:table-row table:style-name="ro1">
          <table:table-cell office:value-type="float" office:value="0.830000000000001" calcext:value-type="float">
            <text:p>0,83</text:p>
          </table:table-cell>
          <table:table-cell office:value-type="float" office:value="0.0456952227443681" calcext:value-type="float">
            <text:p>0,0456952227</text:p>
          </table:table-cell>
          <table:table-cell table:formula="of:=0.1*COS(SQRT(1000)*[.A829])" office:value-type="float" office:value="0.0440928566021206" calcext:value-type="float">
            <text:p>0,0440928566</text:p>
          </table:table-cell>
        </table:table-row>
        <table:table-row table:style-name="ro1">
          <table:table-cell office:value-type="float" office:value="0.831000000000001" calcext:value-type="float">
            <text:p>0,831</text:p>
          </table:table-cell>
          <table:table-cell office:value-type="float" office:value="0.0428607098097096" calcext:value-type="float">
            <text:p>0,0428607098</text:p>
          </table:table-cell>
          <table:table-cell table:formula="of:=0.1*COS(SQRT(1000)*[.A830])" office:value-type="float" office:value="0.0412330073874281" calcext:value-type="float">
            <text:p>0,0412330074</text:p>
          </table:table-cell>
        </table:table-row>
        <table:table-row table:style-name="ro1">
          <table:table-cell office:value-type="float" office:value="0.832000000000001" calcext:value-type="float">
            <text:p>0,832</text:p>
          </table:table-cell>
          <table:table-cell office:value-type="float" office:value="0.0399833468777407" calcext:value-type="float">
            <text:p>0,0399833469</text:p>
          </table:table-cell>
          <table:table-cell table:formula="of:=0.1*COS(SQRT(1000)*[.A831])" office:value-type="float" office:value="0.0383319286013175" calcext:value-type="float">
            <text:p>0,0383319286</text:p>
          </table:table-cell>
        </table:table-row>
        <table:table-row table:style-name="ro1">
          <table:table-cell office:value-type="float" office:value="0.833000000000001" calcext:value-type="float">
            <text:p>0,833</text:p>
          </table:table-cell>
          <table:table-cell office:value-type="float" office:value="0.0370660105922325" calcext:value-type="float">
            <text:p>0,0370660106</text:p>
          </table:table-cell>
          <table:table-cell table:formula="of:=0.1*COS(SQRT(1000)*[.A832])" office:value-type="float" office:value="0.0353925210808265" calcext:value-type="float">
            <text:p>0,0353925211</text:p>
          </table:table-cell>
        </table:table-row>
        <table:table-row table:style-name="ro1">
          <table:table-cell office:value-type="float" office:value="0.834000000000001" calcext:value-type="float">
            <text:p>0,834</text:p>
          </table:table-cell>
          <table:table-cell office:value-type="float" office:value="0.0341116175603186" calcext:value-type="float">
            <text:p>0,0341116176</text:p>
          </table:table-cell>
          <table:table-cell table:formula="of:=0.1*COS(SQRT(1000)*[.A833])" office:value-type="float" office:value="0.0324177239885328" calcext:value-type="float">
            <text:p>0,032417724</text:p>
          </table:table-cell>
        </table:table-row>
        <table:table-row table:style-name="ro1">
          <table:table-cell office:value-type="float" office:value="0.835000000000001" calcext:value-type="float">
            <text:p>0,835</text:p>
          </table:table-cell>
          <table:table-cell office:value-type="float" office:value="0.0311231214366174" calcext:value-type="float">
            <text:p>0,0311231214</text:p>
          </table:table-cell>
          <table:table-cell table:formula="of:=0.1*COS(SQRT(1000)*[.A834])" office:value-type="float" office:value="0.0294105118736379" calcext:value-type="float">
            <text:p>0,0294105119</text:p>
          </table:table-cell>
        </table:table-row>
        <table:table-row table:style-name="ro1">
          <table:table-cell office:value-type="float" office:value="0.836000000000001" calcext:value-type="float">
            <text:p>0,836</text:p>
          </table:table-cell>
          <table:table-cell office:value-type="float" office:value="0.0281035099703152" calcext:value-type="float">
            <text:p>0,02810351</text:p>
          </table:table-cell>
          <table:table-cell table:formula="of:=0.1*COS(SQRT(1000)*[.A835])" office:value-type="float" office:value="0.0263738916976636" calcext:value-type="float">
            <text:p>0,0263738917</text:p>
          </table:table-cell>
        </table:table-row>
        <table:table-row table:style-name="ro1">
          <table:table-cell office:value-type="float" office:value="0.837000000000001" calcext:value-type="float">
            <text:p>0,837</text:p>
          </table:table-cell>
          <table:table-cell office:value-type="float" office:value="0.0250558020181641" calcext:value-type="float">
            <text:p>0,025055802</text:p>
          </table:table-cell>
          <table:table-cell table:formula="of:=0.1*COS(SQRT(1000)*[.A836])" office:value-type="float" office:value="0.0233108998277427" calcext:value-type="float">
            <text:p>0,0233108998</text:p>
          </table:table-cell>
        </table:table-row>
        <table:table-row table:style-name="ro1">
          <table:table-cell office:value-type="float" office:value="0.838000000000001" calcext:value-type="float">
            <text:p>0,838</text:p>
          </table:table-cell>
          <table:table-cell office:value-type="float" office:value="0.0219830445263798" calcext:value-type="float">
            <text:p>0,0219830445</text:p>
          </table:table-cell>
          <table:table-cell table:formula="of:=0.1*COS(SQRT(1000)*[.A837])" office:value-type="float" office:value="0.020224599000504" calcext:value-type="float">
            <text:p>0,020224599</text:p>
          </table:table-cell>
        </table:table-row>
        <table:table-row table:style-name="ro1">
          <table:table-cell office:value-type="float" office:value="0.839000000000001" calcext:value-type="float">
            <text:p>0,839</text:p>
          </table:table-cell>
          <table:table-cell office:value-type="float" office:value="0.0188883094844566" calcext:value-type="float">
            <text:p>0,0188883095</text:p>
          </table:table-cell>
          <table:table-cell table:formula="of:=0.1*COS(SQRT(1000)*[.A838])" office:value-type="float" office:value="0.0171180752595922" calcext:value-type="float">
            <text:p>0,0171180753</text:p>
          </table:table-cell>
        </table:table-row>
        <table:table-row table:style-name="ro1">
          <table:table-cell office:value-type="float" office:value="0.840000000000001" calcext:value-type="float">
            <text:p>0,84</text:p>
          </table:table-cell>
          <table:table-cell office:value-type="float" office:value="0.0157746908539461" calcext:value-type="float">
            <text:p>0,0157746909</text:p>
          </table:table-cell>
          <table:table-cell table:formula="of:=0.1*COS(SQRT(1000)*[.A839])" office:value-type="float" office:value="0.0139944348698795" calcext:value-type="float">
            <text:p>0,0139944349</text:p>
          </table:table-cell>
        </table:table-row>
        <table:table-row table:style-name="ro1">
          <table:table-cell office:value-type="float" office:value="0.841000000000001" calcext:value-type="float">
            <text:p>0,841</text:p>
          </table:table-cell>
          <table:table-cell office:value-type="float" office:value="0.0126453014752687" calcext:value-type="float">
            <text:p>0,0126453015</text:p>
          </table:table-cell>
          <table:table-cell table:formula="of:=0.1*COS(SQRT(1000)*[.A840])" office:value-type="float" office:value="0.0108568012114609" calcext:value-type="float">
            <text:p>0,0108568012</text:p>
          </table:table-cell>
        </table:table-row>
        <table:table-row table:style-name="ro1">
          <table:table-cell office:value-type="float" office:value="0.842000000000001" calcext:value-type="float">
            <text:p>0,842</text:p>
          </table:table-cell>
          <table:table-cell office:value-type="float" office:value="0.00950326995565129" calcext:value-type="float">
            <text:p>0,00950327</text:p>
          </table:table-cell>
          <table:table-cell table:formula="of:=0.1*COS(SQRT(1000)*[.A841])" office:value-type="float" office:value="0.00770831165653419" calcext:value-type="float">
            <text:p>0,0077083117</text:p>
          </table:table-cell>
        </table:table-row>
        <table:table-row table:style-name="ro1">
          <table:table-cell office:value-type="float" office:value="0.843000000000001" calcext:value-type="float">
            <text:p>0,843</text:p>
          </table:table-cell>
          <table:table-cell office:value-type="float" office:value="0.0063517375413019" calcext:value-type="float">
            <text:p>0,0063517375</text:p>
          </table:table-cell>
          <table:table-cell table:formula="of:=0.1*COS(SQRT(1000)*[.A842])" office:value-type="float" office:value="0.00455211443228846" calcext:value-type="float">
            <text:p>0,0045521144</text:p>
          </table:table-cell>
        </table:table-row>
        <table:table-row table:style-name="ro1">
          <table:table-cell office:value-type="float" office:value="0.844000000000001" calcext:value-type="float">
            <text:p>0,844</text:p>
          </table:table-cell>
          <table:table-cell office:value-type="float" office:value="0.00319385497694871" calcext:value-type="float">
            <text:p>0,003193855</text:p>
          </table:table-cell>
          <table:table-cell table:formula="of:=0.1*COS(SQRT(1000)*[.A843])" office:value-type="float" office:value="0.00139136547294139" calcext:value-type="float">
            <text:p>0,0013913655</text:p>
          </table:table-cell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style-name="ce1" office:value-type="float" office:value="0.0000327793558827432" calcext:value-type="float">
            <text:p>3,28E-05</text:p>
          </table:table-cell>
          <table:table-cell table:formula="of:=0.1*COS(SQRT(1000)*[.A844])" office:value-type="float" office:value="-0.00177077473593573" calcext:value-type="float">
            <text:p>-0,0017707747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-0.00312832903634631" calcext:value-type="float">
            <text:p>-0,003128329</text:p>
          </table:table-cell>
          <table:table-cell table:formula="of:=0.1*COS(SQRT(1000)*[.A845])" office:value-type="float" office:value="-0.00493114431763655" calcext:value-type="float">
            <text:p>-0,0049311443</text:p>
          </table:table-cell>
        </table:table-row>
        <table:table-row table:style-name="ro1">
          <table:table-cell office:value-type="float" office:value="0.847" calcext:value-type="float">
            <text:p>0,847</text:p>
          </table:table-cell>
          <table:table-cell office:value-type="float" office:value="-0.00628630988142581" calcext:value-type="float">
            <text:p>-0,0062863099</text:p>
          </table:table-cell>
          <table:table-cell table:formula="of:=0.1*COS(SQRT(1000)*[.A846])" office:value-type="float" office:value="-0.00808658316593509" calcext:value-type="float">
            <text:p>-0,0080865832</text:p>
          </table:table-cell>
        </table:table-row>
        <table:table-row table:style-name="ro1">
          <table:table-cell office:value-type="float" office:value="0.848" calcext:value-type="float">
            <text:p>0,848</text:p>
          </table:table-cell>
          <table:table-cell office:value-type="float" office:value="-0.00943800598780855" calcext:value-type="float">
            <text:p>-0,009438006</text:p>
          </table:table-cell>
          <table:table-cell table:formula="of:=0.1*COS(SQRT(1000)*[.A847])" office:value-type="float" office:value="-0.0112339361049268" calcext:value-type="float">
            <text:p>-0,0112339361</text:p>
          </table:table-cell>
        </table:table-row>
        <table:table-row table:style-name="ro1">
          <table:table-cell office:value-type="float" office:value="0.849000000000001" calcext:value-type="float">
            <text:p>0,849</text:p>
          </table:table-cell>
          <table:table-cell office:value-type="float" office:value="-0.0125802664471153" calcext:value-type="float">
            <text:p>-0,0125802664</text:p>
          </table:table-cell>
          <table:table-cell table:formula="of:=0.1*COS(SQRT(1000)*[.A848])" office:value-type="float" office:value="-0.0143700560439437" calcext:value-type="float">
            <text:p>-0,014370056</text:p>
          </table:table-cell>
        </table:table-row>
        <table:table-row table:style-name="ro1">
          <table:table-cell office:value-type="float" office:value="0.850000000000001" calcext:value-type="float">
            <text:p>0,85</text:p>
          </table:table-cell>
          <table:table-cell office:value-type="float" office:value="-0.0157099497842554" calcext:value-type="float">
            <text:p>-0,0157099498</text:p>
          </table:table-cell>
          <table:table-cell table:formula="of:=0.1*COS(SQRT(1000)*[.A849])" office:value-type="float" office:value="-0.0174918071243815" calcext:value-type="float">
            <text:p>-0,0174918071</text:p>
          </table:table-cell>
        </table:table-row>
        <table:table-row table:style-name="ro1">
          <table:table-cell office:value-type="float" office:value="0.851000000000001" calcext:value-type="float">
            <text:p>0,851</text:p>
          </table:table-cell>
          <table:table-cell office:value-type="float" office:value="-0.0188239270981171" calcext:value-type="float">
            <text:p>-0,0188239271</text:p>
          </table:table-cell>
          <table:table-cell table:formula="of:=0.1*COS(SQRT(1000)*[.A850])" office:value-type="float" office:value="-0.0205960678552972" calcext:value-type="float">
            <text:p>-0,0205960679</text:p>
          </table:table-cell>
        </table:table-row>
        <table:table-row table:style-name="ro1">
          <table:table-cell office:value-type="float" office:value="0.852000000000001" calcext:value-type="float">
            <text:p>0,852</text:p>
          </table:table-cell>
          <table:table-cell office:value-type="float" office:value="-0.0219190851896862" calcext:value-type="float">
            <text:p>-0,0219190852</text:p>
          </table:table-cell>
          <table:table-cell table:formula="of:=0.1*COS(SQRT(1000)*[.A851])" office:value-type="float" office:value="-0.023679734234639" calcext:value-type="float">
            <text:p>-0,0236797342</text:p>
          </table:table-cell>
        </table:table-row>
        <table:table-row table:style-name="ro1">
          <table:table-cell office:value-type="float" office:value="0.853000000000001" calcext:value-type="float">
            <text:p>0,853</text:p>
          </table:table-cell>
          <table:table-cell office:value-type="float" office:value="-0.0249923296744674" calcext:value-type="float">
            <text:p>-0,0249923297</text:p>
          </table:table-cell>
          <table:table-cell table:formula="of:=0.1*COS(SQRT(1000)*[.A852])" office:value-type="float" office:value="-0.0267397228529916" calcext:value-type="float">
            <text:p>-0,0267397229</text:p>
          </table:table-cell>
        </table:table-row>
        <table:table-row table:style-name="ro1">
          <table:table-cell office:value-type="float" office:value="0.854" calcext:value-type="float">
            <text:p>0,854</text:p>
          </table:table-cell>
          <table:table-cell office:value-type="float" office:value="-0.0280405880760949" calcext:value-type="float">
            <text:p>-0,0280405881</text:p>
          </table:table-cell>
          <table:table-cell table:formula="of:=0.1*COS(SQRT(1000)*[.A853])" office:value-type="float" office:value="-0.0297729739767272" calcext:value-type="float">
            <text:p>-0,029772974</text:p>
          </table:table-cell>
        </table:table-row>
        <table:table-row table:style-name="ro1">
          <table:table-cell office:value-type="float" office:value="0.855" calcext:value-type="float">
            <text:p>0,855</text:p>
          </table:table-cell>
          <table:table-cell office:value-type="float" office:value="-0.0310608128980412" calcext:value-type="float">
            <text:p>-0,0310608129</text:p>
          </table:table-cell>
          <table:table-cell table:formula="of:=0.1*COS(SQRT(1000)*[.A854])" office:value-type="float" office:value="-0.0327764546074845" calcext:value-type="float">
            <text:p>-0,0327764546</text:p>
          </table:table-cell>
        </table:table-row>
        <table:table-row table:style-name="ro1">
          <table:table-cell office:value-type="float" office:value="0.856" calcext:value-type="float">
            <text:p>0,856</text:p>
          </table:table-cell>
          <table:table-cell office:value-type="float" office:value="-0.0340499846703519" calcext:value-type="float">
            <text:p>-0,0340499847</text:p>
          </table:table-cell>
          <table:table-cell table:formula="of:=0.1*COS(SQRT(1000)*[.A855])" office:value-type="float" office:value="-0.0357471615149149" calcext:value-type="float">
            <text:p>-0,0357471615</text:p>
          </table:table-cell>
        </table:table-row>
        <table:table-row table:style-name="ro1">
          <table:table-cell office:value-type="float" office:value="0.857000000000001" calcext:value-type="float">
            <text:p>0,857</text:p>
          </table:table-cell>
          <table:table-cell office:value-type="float" office:value="-0.0370051149683608" calcext:value-type="float">
            <text:p>-0,037005115</text:p>
          </table:table-cell>
          <table:table-cell table:formula="of:=0.1*COS(SQRT(1000)*[.A856])" office:value-type="float" office:value="-0.0386821242396611" calcext:value-type="float">
            <text:p>-0,0386821242</text:p>
          </table:table-cell>
        </table:table-row>
        <table:table-row table:style-name="ro1">
          <table:table-cell office:value-type="float" office:value="0.858000000000001" calcext:value-type="float">
            <text:p>0,858</text:p>
          </table:table-cell>
          <table:table-cell office:value-type="float" office:value="-0.0399232494003679" calcext:value-type="float">
            <text:p>-0,0399232494</text:p>
          </table:table-cell>
          <table:table-cell table:formula="of:=0.1*COS(SQRT(1000)*[.A857])" office:value-type="float" office:value="-0.0415784080635703" calcext:value-type="float">
            <text:p>-0,0415784081</text:p>
          </table:table-cell>
        </table:table-row>
        <table:table-row table:style-name="ro1">
          <table:table-cell office:value-type="float" office:value="0.859000000000001" calcext:value-type="float">
            <text:p>0,859</text:p>
          </table:table-cell>
          <table:table-cell office:value-type="float" office:value="-0.0428014705612923" calcext:value-type="float">
            <text:p>-0,0428014706</text:p>
          </table:table-cell>
          <table:table-cell table:formula="of:=0.1*COS(SQRT(1000)*[.A858])" office:value-type="float" office:value="-0.0444331169441678" calcext:value-type="float">
            <text:p>-0,0444331169</text:p>
          </table:table-cell>
        </table:table-row>
        <table:table-row table:style-name="ro1">
          <table:table-cell office:value-type="float" office:value="0.860000000000001" calcext:value-type="float">
            <text:p>0,86</text:p>
          </table:table-cell>
          <table:table-cell office:value-type="float" office:value="-0.0456369009493487" calcext:value-type="float">
            <text:p>-0,0456369009</text:p>
          </table:table-cell>
          <table:table-cell table:formula="of:=0.1*COS(SQRT(1000)*[.A859])" office:value-type="float" office:value="-0.0472433964104577" calcext:value-type="float">
            <text:p>-0,0472433964</text:p>
          </table:table-cell>
        </table:table-row>
        <table:table-row table:style-name="ro1">
          <table:table-cell office:value-type="float" office:value="0.861000000000001" calcext:value-type="float">
            <text:p>0,861</text:p>
          </table:table-cell>
          <table:table-cell office:value-type="float" office:value="-0.0484267058428294" calcext:value-type="float">
            <text:p>-0,0484267058</text:p>
          </table:table-cell>
          <table:table-cell table:formula="of:=0.1*COS(SQRT(1000)*[.A860])" office:value-type="float" office:value="-0.0500064364171553" calcext:value-type="float">
            <text:p>-0,0500064364</text:p>
          </table:table-cell>
        </table:table-row>
        <table:table-row table:style-name="ro1">
          <table:table-cell office:value-type="float" office:value="0.862000000000001" calcext:value-type="float">
            <text:p>0,862</text:p>
          </table:table-cell>
          <table:table-cell office:value-type="float" office:value="-0.0511680961341178" calcext:value-type="float">
            <text:p>-0,0511680961</text:p>
          </table:table-cell>
          <table:table-cell table:formula="of:=0.1*COS(SQRT(1000)*[.A861])" office:value-type="float" office:value="-0.0527194741544999" calcext:value-type="float">
            <text:p>-0,0527194742</text:p>
          </table:table-cell>
        </table:table-row>
        <table:table-row table:style-name="ro1">
          <table:table-cell office:value-type="float" office:value="0.863000000000001" calcext:value-type="float">
            <text:p>0,863</text:p>
          </table:table-cell>
          <table:table-cell office:value-type="float" office:value="-0.0538583311180989" calcext:value-type="float">
            <text:p>-0,0538583311</text:p>
          </table:table-cell>
          <table:table-cell table:formula="of:=0.1*COS(SQRT(1000)*[.A862])" office:value-type="float" office:value="-0.0553797968108331" calcext:value-type="float">
            <text:p>-0,0553797968</text:p>
          </table:table-cell>
        </table:table-row>
        <table:table-row table:style-name="ro1">
          <table:table-cell office:value-type="float" office:value="0.864000000000001" calcext:value-type="float">
            <text:p>0,864</text:p>
          </table:table-cell>
          <table:table-cell office:value-type="float" office:value="-0.0564947212321793" calcext:value-type="float">
            <text:p>-0,0564947212</text:p>
          </table:table-cell>
          <table:table-cell table:formula="of:=0.1*COS(SQRT(1000)*[.A863])" office:value-type="float" office:value="-0.0579847442851849" calcext:value-type="float">
            <text:p>-0,0579847443</text:p>
          </table:table-cell>
        </table:table-row>
        <table:table-row table:style-name="ro1">
          <table:table-cell office:value-type="float" office:value="0.865000000000001" calcext:value-type="float">
            <text:p>0,865</text:p>
          </table:table-cell>
          <table:table-cell office:value-type="float" office:value="-0.0590746307451779" calcext:value-type="float">
            <text:p>-0,0590746307</text:p>
          </table:table-cell>
          <table:table-cell table:formula="of:=0.1*COS(SQRT(1000)*[.A864])" office:value-type="float" office:value="-0.0605317118471523" calcext:value-type="float">
            <text:p>-0,0605317118</text:p>
          </table:table-cell>
        </table:table-row>
        <table:table-row table:style-name="ro1">
          <table:table-cell office:value-type="float" office:value="0.866000000000001" calcext:value-type="float">
            <text:p>0,866</text:p>
          </table:table-cell>
          <table:table-cell office:value-type="float" office:value="-0.0615954803923978" calcext:value-type="float">
            <text:p>-0,0615954804</text:p>
          </table:table-cell>
          <table:table-cell table:formula="of:=0.1*COS(SQRT(1000)*[.A865])" office:value-type="float" office:value="-0.0630181527414136" calcext:value-type="float">
            <text:p>-0,0630181527</text:p>
          </table:table-cell>
        </table:table-row>
        <table:table-row table:style-name="ro1">
          <table:table-cell office:value-type="float" office:value="0.867000000000001" calcext:value-type="float">
            <text:p>0,867</text:p>
          </table:table-cell>
          <table:table-cell office:value-type="float" office:value="-0.0640547499542465" calcext:value-type="float">
            <text:p>-0,06405475</text:p>
          </table:table-cell>
          <table:table-cell table:formula="of:=0.1*COS(SQRT(1000)*[.A866])" office:value-type="float" office:value="-0.0654415807342713" calcext:value-type="float">
            <text:p>-0,0654415807</text:p>
          </table:table-cell>
        </table:table-row>
        <table:table-row table:style-name="ro1">
          <table:table-cell office:value-type="float" office:value="0.868000000000001" calcext:value-type="float">
            <text:p>0,868</text:p>
          </table:table-cell>
          <table:table-cell office:value-type="float" office:value="-0.0664499807758262" calcext:value-type="float">
            <text:p>-0,0664499808</text:p>
          </table:table-cell>
          <table:table-cell table:formula="of:=0.1*COS(SQRT(1000)*[.A867])" office:value-type="float" office:value="-0.0677995725996779" calcext:value-type="float">
            <text:p>-0,0677995726</text:p>
          </table:table-cell>
        </table:table-row>
        <table:table-row table:style-name="ro1">
          <table:table-cell office:value-type="float" office:value="0.869000000000001" calcext:value-type="float">
            <text:p>0,869</text:p>
          </table:table-cell>
          <table:table-cell office:value-type="float" office:value="-0.068778778224973" calcext:value-type="float">
            <text:p>-0,0687787782</text:p>
          </table:table-cell>
          <table:table-cell table:formula="of:=0.1*COS(SQRT(1000)*[.A868])" office:value-type="float" office:value="-0.0700897705422613" calcext:value-type="float">
            <text:p>-0,0700897705</text:p>
          </table:table-cell>
        </table:table-row>
        <table:table-row table:style-name="ro1">
          <table:table-cell office:value-type="float" office:value="0.870000000000001" calcext:value-type="float">
            <text:p>0,87</text:p>
          </table:table-cell>
          <table:table-cell office:value-type="float" office:value="-0.0710388140862919" calcext:value-type="float">
            <text:p>-0,0710388141</text:p>
          </table:table-cell>
          <table:table-cell table:formula="of:=0.1*COS(SQRT(1000)*[.A869])" office:value-type="float" office:value="-0.0723098845549215" calcext:value-type="float">
            <text:p>-0,0723098846</text:p>
          </table:table-cell>
        </table:table-row>
        <table:table-row table:style-name="ro1">
          <table:table-cell office:value-type="float" office:value="0.871000000000001" calcext:value-type="float">
            <text:p>0,871</text:p>
          </table:table-cell>
          <table:table-cell office:value-type="float" office:value="-0.0732278288887892" calcext:value-type="float">
            <text:p>-0,0732278289</text:p>
          </table:table-cell>
          <table:table-cell table:formula="of:=0.1*COS(SQRT(1000)*[.A870])" office:value-type="float" office:value="-0.0744576947086498" calcext:value-type="float">
            <text:p>-0,0744576947</text:p>
          </table:table-cell>
        </table:table-row>
        <table:table-row table:style-name="ro1">
          <table:table-cell office:value-type="float" office:value="0.872000000000001" calcext:value-type="float">
            <text:p>0,872</text:p>
          </table:table-cell>
          <table:table-cell office:value-type="float" office:value="-0.0753436341647793" calcext:value-type="float">
            <text:p>-0,0753436342</text:p>
          </table:table-cell>
          <table:table-cell table:formula="of:=0.1*COS(SQRT(1000)*[.A871])" office:value-type="float" office:value="-0.0765310533722704" calcext:value-type="float">
            <text:p>-0,0765310534</text:p>
          </table:table-cell>
        </table:table-row>
        <table:table-row table:style-name="ro1">
          <table:table-cell office:value-type="float" office:value="0.873000000000001" calcext:value-type="float">
            <text:p>0,873</text:p>
          </table:table-cell>
          <table:table-cell office:value-type="float" office:value="-0.0773841146378054" calcext:value-type="float">
            <text:p>-0,0773841146</text:p>
          </table:table-cell>
          <table:table-cell table:formula="of:=0.1*COS(SQRT(1000)*[.A872])" office:value-type="float" office:value="-0.0785278873598942" calcext:value-type="float">
            <text:p>-0,0785278874</text:p>
          </table:table-cell>
        </table:table-row>
        <table:table-row table:style-name="ro1">
          <table:table-cell office:value-type="float" office:value="0.874000000000001" calcext:value-type="float">
            <text:p>0,874</text:p>
          </table:table-cell>
          <table:table-cell office:value-type="float" office:value="-0.0793472303373871" calcext:value-type="float">
            <text:p>-0,0793472303</text:p>
          </table:table-cell>
          <table:table-cell table:formula="of:=0.1*COS(SQRT(1000)*[.A873])" office:value-type="float" office:value="-0.0804462000039304" calcext:value-type="float">
            <text:p>-0,0804462</text:p>
          </table:table-cell>
        </table:table-row>
        <table:table-row table:style-name="ro1">
          <table:table-cell office:value-type="float" office:value="0.875000000000001" calcext:value-type="float">
            <text:p>0,875</text:p>
          </table:table-cell>
          <table:table-cell office:value-type="float" office:value="-0.081231018638481" calcext:value-type="float">
            <text:p>-0,0812310186</text:p>
          </table:table-cell>
          <table:table-cell table:formula="of:=0.1*COS(SQRT(1000)*[.A874])" office:value-type="float" office:value="-0.0822840731515892" calcext:value-type="float">
            <text:p>-0,0822840732</text:p>
          </table:table-cell>
        </table:table-row>
        <table:table-row table:style-name="ro1">
          <table:table-cell office:value-type="float" office:value="0.876000000000001" calcext:value-type="float">
            <text:p>0,876</text:p>
          </table:table-cell>
          <table:table-cell office:value-type="float" office:value="-0.0830335962236153" calcext:value-type="float">
            <text:p>-0,0830335962</text:p>
          </table:table-cell>
          <table:table-cell table:formula="of:=0.1*COS(SQRT(1000)*[.A875])" office:value-type="float" office:value="-0.0840396690828739" calcext:value-type="float">
            <text:p>-0,0840396691</text:p>
          </table:table-cell>
        </table:table-row>
        <table:table-row table:style-name="ro1">
          <table:table-cell office:value-type="float" office:value="0.877000000000001" calcext:value-type="float">
            <text:p>0,877</text:p>
          </table:table-cell>
          <table:table-cell office:value-type="float" office:value="-0.0847531609657369" calcext:value-type="float">
            <text:p>-0,084753161</text:p>
          </table:table-cell>
          <table:table-cell table:formula="of:=0.1*COS(SQRT(1000)*[.A876])" office:value-type="float" office:value="-0.0857112323481483" calcext:value-type="float">
            <text:p>-0,0857112323</text:p>
          </table:table-cell>
        </table:table-row>
        <table:table-row table:style-name="ro1">
          <table:table-cell office:value-type="float" office:value="0.878000000000001" calcext:value-type="float">
            <text:p>0,878</text:p>
          </table:table-cell>
          <table:table-cell office:value-type="float" office:value="-0.0863879937298871" calcext:value-type="float">
            <text:p>-0,0863879937</text:p>
          </table:table-cell>
          <table:table-cell table:formula="of:=0.1*COS(SQRT(1000)*[.A877])" office:value-type="float" office:value="-0.087297091523439" calcext:value-type="float">
            <text:p>-0,0872970915</text:p>
          </table:table-cell>
        </table:table-row>
        <table:table-row table:style-name="ro1">
          <table:table-cell office:value-type="float" office:value="0.879000000000001" calcext:value-type="float">
            <text:p>0,879</text:p>
          </table:table-cell>
          <table:table-cell office:value-type="float" office:value="-0.087936460091908" calcext:value-type="float">
            <text:p>-0,0879364601</text:p>
          </table:table-cell>
          <table:table-cell table:formula="of:=0.1*COS(SQRT(1000)*[.A878])" office:value-type="float" office:value="-0.0887956608817213" calcext:value-type="float">
            <text:p>-0,0887956609</text:p>
          </table:table-cell>
        </table:table-row>
        <table:table-row table:style-name="ro1">
          <table:table-cell office:value-type="float" office:value="0.880000000000001" calcext:value-type="float">
            <text:p>0,88</text:p>
          </table:table-cell>
          <table:table-cell office:value-type="float" office:value="-0.0893970119724574" calcext:value-type="float">
            <text:p>-0,089397012</text:p>
          </table:table-cell>
          <table:table-cell table:formula="of:=0.1*COS(SQRT(1000)*[.A879])" office:value-type="float" office:value="-0.0902054419785137" calcext:value-type="float">
            <text:p>-0,090205442</text:p>
          </table:table-cell>
        </table:table-row>
        <table:table-row table:style-name="ro1">
          <table:table-cell office:value-type="float" office:value="0.881000000000001" calcext:value-type="float">
            <text:p>0,881</text:p>
          </table:table-cell>
          <table:table-cell office:value-type="float" office:value="-0.0907681891847014" calcext:value-type="float">
            <text:p>-0,0907681892</text:p>
          </table:table-cell>
          <table:table-cell table:formula="of:=0.1*COS(SQRT(1000)*[.A880])" office:value-type="float" office:value="-0.0915250251501972" calcext:value-type="float">
            <text:p>-0,0915250252</text:p>
          </table:table-cell>
        </table:table-row>
        <table:table-row table:style-name="ro1">
          <table:table-cell office:value-type="float" office:value="0.882000000000001" calcext:value-type="float">
            <text:p>0,882</text:p>
          </table:table-cell>
          <table:table-cell office:value-type="float" office:value="-0.0920486208941364" calcext:value-type="float">
            <text:p>-0,0920486209</text:p>
          </table:table-cell>
          <table:table-cell table:formula="of:=0.1*COS(SQRT(1000)*[.A881])" office:value-type="float" office:value="-0.0927530909235618" calcext:value-type="float">
            <text:p>-0,0927530909</text:p>
          </table:table-cell>
        </table:table-row>
        <table:table-row table:style-name="ro1">
          <table:table-cell office:value-type="float" office:value="0.883000000000001" calcext:value-type="float">
            <text:p>0,883</text:p>
          </table:table-cell>
          <table:table-cell office:value-type="float" office:value="-0.0932370269890809" calcext:value-type="float">
            <text:p>-0,093237027</text:p>
          </table:table-cell>
          <table:table-cell table:formula="of:=0.1*COS(SQRT(1000)*[.A882])" office:value-type="float" office:value="-0.0938884113351693" calcext:value-type="float">
            <text:p>-0,0938884113</text:p>
          </table:table-cell>
        </table:table-row>
        <table:table-row table:style-name="ro1">
          <table:table-cell office:value-type="float" office:value="0.884000000000001" calcext:value-type="float">
            <text:p>0,884</text:p>
          </table:table-cell>
          <table:table-cell office:value-type="float" office:value="-0.0943322193604672" calcext:value-type="float">
            <text:p>-0,0943322194</text:p>
          </table:table-cell>
          <table:table-cell table:formula="of:=0.1*COS(SQRT(1000)*[.A883])" office:value-type="float" office:value="-0.0949298511592152" calcext:value-type="float">
            <text:p>-0,0949298512</text:p>
          </table:table-cell>
        </table:table-row>
        <table:table-row table:style-name="ro1">
          <table:table-cell office:value-type="float" office:value="0.885000000000001" calcext:value-type="float">
            <text:p>0,885</text:p>
          </table:table-cell>
          <table:table-cell office:value-type="float" office:value="-0.0953331030896537" calcext:value-type="float">
            <text:p>-0,0953331031</text:p>
          </table:table-cell>
          <table:table-cell table:formula="of:=0.1*COS(SQRT(1000)*[.A884])" office:value-type="float" office:value="-0.095876369042659" calcext:value-type="float">
            <text:p>-0,095876369</text:p>
          </table:table-cell>
        </table:table-row>
        <table:table-row table:style-name="ro1">
          <table:table-cell office:value-type="float" office:value="0.886000000000001" calcext:value-type="float">
            <text:p>0,886</text:p>
          </table:table-cell>
          <table:table-cell office:value-type="float" office:value="-0.0962386775430694" calcext:value-type="float">
            <text:p>-0,0962386775</text:p>
          </table:table-cell>
          <table:table-cell table:formula="of:=0.1*COS(SQRT(1000)*[.A885])" office:value-type="float" office:value="-0.0967270185464914" calcext:value-type="float">
            <text:p>-0,0967270185</text:p>
          </table:table-cell>
        </table:table-row>
        <table:table-row table:style-name="ro1">
          <table:table-cell office:value-type="float" office:value="0.887000000000001" calcext:value-type="float">
            <text:p>0,887</text:p>
          </table:table-cell>
          <table:table-cell office:value-type="float" office:value="-0.0970480373725979" calcext:value-type="float">
            <text:p>-0,0970480374</text:p>
          </table:table-cell>
          <table:table-cell table:formula="of:=0.1*COS(SQRT(1000)*[.A886])" office:value-type="float" office:value="-0.0974809490920934" calcext:value-type="float">
            <text:p>-0,0974809491</text:p>
          </table:table-cell>
        </table:table-row>
        <table:table-row table:style-name="ro1">
          <table:table-cell office:value-type="float" office:value="0.888000000000001" calcext:value-type="float">
            <text:p>0,888</text:p>
          </table:table-cell>
          <table:table-cell office:value-type="float" office:value="-0.0977603734206993" calcext:value-type="float">
            <text:p>-0,0977603734</text:p>
          </table:table-cell>
          <table:table-cell table:formula="of:=0.1*COS(SQRT(1000)*[.A887])" office:value-type="float" office:value="-0.098137406811745" calcext:value-type="float">
            <text:p>-0,0981374068</text:p>
          </table:table-cell>
        </table:table-row>
        <table:table-row table:style-name="ro1">
          <table:table-cell office:value-type="float" office:value="0.889000000000001" calcext:value-type="float">
            <text:p>0,889</text:p>
          </table:table-cell>
          <table:table-cell office:value-type="float" office:value="-0.0983749735293648" calcext:value-type="float">
            <text:p>-0,0983749735</text:p>
          </table:table-cell>
          <table:table-cell table:formula="of:=0.1*COS(SQRT(1000)*[.A888])" office:value-type="float" office:value="-0.0986957353024295" calcext:value-type="float">
            <text:p>-0,0986957353</text:p>
          </table:table-cell>
        </table:table-row>
        <table:table-row table:style-name="ro1">
          <table:table-cell office:value-type="float" office:value="0.890000000000001" calcext:value-type="float">
            <text:p>0,89</text:p>
          </table:table-cell>
          <table:table-cell office:value-type="float" office:value="-0.0988912232520974" calcext:value-type="float">
            <text:p>-0,0988912233</text:p>
          </table:table-cell>
          <table:table-cell table:formula="of:=0.1*COS(SQRT(1000)*[.A889])" office:value-type="float" office:value="-0.099155376282182" calcext:value-type="float">
            <text:p>-0,0991553763</text:p>
          </table:table-cell>
        </table:table-row>
        <table:table-row table:style-name="ro1">
          <table:table-cell office:value-type="float" office:value="0.891000000000001" calcext:value-type="float">
            <text:p>0,891</text:p>
          </table:table-cell>
          <table:table-cell office:value-type="float" office:value="-0.0993086064682046" calcext:value-type="float">
            <text:p>-0,0993086065</text:p>
          </table:table-cell>
          <table:table-cell table:formula="of:=0.1*COS(SQRT(1000)*[.A890])" office:value-type="float" office:value="-0.0995158701483249" calcext:value-type="float">
            <text:p>-0,0995158701</text:p>
          </table:table-cell>
        </table:table-row>
        <table:table-row table:style-name="ro1">
          <table:table-cell office:value-type="float" office:value="0.892000000000001" calcext:value-type="float">
            <text:p>0,892</text:p>
          </table:table-cell>
          <table:table-cell office:value-type="float" office:value="-0.0996267058987899" calcext:value-type="float">
            <text:p>-0,0996267059</text:p>
          </table:table-cell>
          <table:table-cell table:formula="of:=0.1*COS(SQRT(1000)*[.A891])" office:value-type="float" office:value="-0.0997768564370323" calcext:value-type="float">
            <text:p>-0,0997768564</text:p>
          </table:table-cell>
        </table:table-row>
        <table:table-row table:style-name="ro1">
          <table:table-cell office:value-type="float" office:value="0.893000000000001" calcext:value-type="float">
            <text:p>0,893</text:p>
          </table:table-cell>
          <table:table-cell office:value-type="float" office:value="-0.0998452035239279" calcext:value-type="float">
            <text:p>-0,0998452035</text:p>
          </table:table-cell>
          <table:table-cell table:formula="of:=0.1*COS(SQRT(1000)*[.A892])" office:value-type="float" office:value="-0.0999380741837635" calcext:value-type="float">
            <text:p>-0,0999380742</text:p>
          </table:table-cell>
        </table:table-row>
        <table:table-row table:style-name="ro1">
          <table:table-cell office:value-type="float" office:value="0.894000000000001" calcext:value-type="float">
            <text:p>0,894</text:p>
          </table:table-cell>
          <table:table-cell office:value-type="float" office:value="-0.0999638809006039" calcext:value-type="float">
            <text:p>-0,0999638809</text:p>
          </table:table-cell>
          <table:table-cell table:formula="of:=0.1*COS(SQRT(1000)*[.A893])" office:value-type="float" office:value="-0.0999993621842062" calcext:value-type="float">
            <text:p>-0,0999993622</text:p>
          </table:table-cell>
        </table:table-row>
        <table:table-row table:style-name="ro1">
          <table:table-cell office:value-type="float" office:value="0.895000000000001" calcext:value-type="float">
            <text:p>0,895</text:p>
          </table:table-cell>
          <table:table-cell office:value-type="float" office:value="-0.0999826193811034" calcext:value-type="float">
            <text:p>-0,0999826194</text:p>
          </table:table-cell>
          <table:table-cell table:formula="of:=0.1*COS(SQRT(1000)*[.A894])" office:value-type="float" office:value="-0.099960659155467" calcext:value-type="float">
            <text:p>-0,0999606592</text:p>
          </table:table-cell>
        </table:table-row>
        <table:table-row table:style-name="ro1">
          <table:table-cell office:value-type="float" office:value="0.896000000000001" calcext:value-type="float">
            <text:p>0,896</text:p>
          </table:table-cell>
          <table:table-cell office:value-type="float" office:value="-0.0999014002316294" calcext:value-type="float">
            <text:p>-0,0999014002</text:p>
          </table:table-cell>
          <table:table-cell table:formula="of:=0.1*COS(SQRT(1000)*[.A895])" office:value-type="float" office:value="-0.0998220037973497" calcext:value-type="float">
            <text:p>-0,0998220038</text:p>
          </table:table-cell>
        </table:table-row>
        <table:table-row table:style-name="ro1">
          <table:table-cell office:value-type="float" office:value="0.897000000000001" calcext:value-type="float">
            <text:p>0,897</text:p>
          </table:table-cell>
          <table:table-cell office:value-type="float" office:value="-0.0997203046510314" calcext:value-type="float">
            <text:p>-0,0997203047</text:p>
          </table:table-cell>
          <table:table-cell table:formula="of:=0.1*COS(SQRT(1000)*[.A896])" office:value-type="float" office:value="-0.0995835347536581" calcext:value-type="float">
            <text:p>-0,0995835348</text:p>
          </table:table-cell>
        </table:table-row>
        <table:table-row table:style-name="ro1">
          <table:table-cell office:value-type="float" office:value="0.898000000000001" calcext:value-type="float">
            <text:p>0,898</text:p>
          </table:table-cell>
          <table:table-cell office:value-type="float" office:value="-0.0994395136896277" calcext:value-type="float">
            <text:p>-0,0994395137</text:p>
          </table:table-cell>
          <table:table-cell table:formula="of:=0.1*COS(SQRT(1000)*[.A897])" office:value-type="float" office:value="-0.0992454904735641" calcext:value-type="float">
            <text:p>-0,0992454905</text:p>
          </table:table-cell>
        </table:table-row>
        <table:table-row table:style-name="ro1">
          <table:table-cell office:value-type="float" office:value="0.899000000000001" calcext:value-type="float">
            <text:p>0,899</text:p>
          </table:table-cell>
          <table:table-cell office:value-type="float" office:value="-0.0990593080681993" calcext:value-type="float">
            <text:p>-0,0990593081</text:p>
          </table:table-cell>
          <table:table-cell table:formula="of:=0.1*COS(SQRT(1000)*[.A898])" office:value-type="float" office:value="-0.0988082089731784" calcext:value-type="float">
            <text:p>-0,098808209</text:p>
          </table:table-cell>
        </table:table-row>
        <table:table-row table:style-name="ro1">
          <table:table-cell office:value-type="float" office:value="0.900000000000001" calcext:value-type="float">
            <text:p>0,9</text:p>
          </table:table-cell>
          <table:table-cell office:value-type="float" office:value="-0.0985800678973401" calcext:value-type="float">
            <text:p>-0,0985800679</text:p>
          </table:table-cell>
          <table:table-cell table:formula="of:=0.1*COS(SQRT(1000)*[.A899])" office:value-type="float" office:value="-0.0982721274975625" calcext:value-type="float">
            <text:p>-0,0982721275</text:p>
          </table:table-cell>
        </table:table-row>
        <table:table-row table:style-name="ro1">
          <table:table-cell office:value-type="float" office:value="0.901000000000001" calcext:value-type="float">
            <text:p>0,901</text:p>
          </table:table-cell>
          <table:table-cell office:value-type="float" office:value="-0.0980022722974408" calcext:value-type="float">
            <text:p>-0,0980022723</text:p>
          </table:table-cell>
          <table:table-cell table:formula="of:=0.1*COS(SQRT(1000)*[.A900])" office:value-type="float" office:value="-0.0976377820835199" calcext:value-type="float">
            <text:p>-0,0976377821</text:p>
          </table:table-cell>
        </table:table-row>
        <table:table-row table:style-name="ro1">
          <table:table-cell office:value-type="float" office:value="0.902000000000001" calcext:value-type="float">
            <text:p>0,902</text:p>
          </table:table-cell>
          <table:table-cell office:value-type="float" office:value="-0.0973264989196885" calcext:value-type="float">
            <text:p>-0,0973264989</text:p>
          </table:table-cell>
          <table:table-cell table:formula="of:=0.1*COS(SQRT(1000)*[.A901])" office:value-type="float" office:value="-0.0969058070236045" calcext:value-type="float">
            <text:p>-0,096905807</text:p>
          </table:table-cell>
        </table:table-row>
        <table:table-row table:style-name="ro1">
          <table:table-cell office:value-type="float" office:value="0.903000000000001" calcext:value-type="float">
            <text:p>0,903</text:p>
          </table:table-cell>
          <table:table-cell office:value-type="float" office:value="-0.0965534233685599" calcext:value-type="float">
            <text:p>-0,0965534234</text:p>
          </table:table-cell>
          <table:table-cell table:formula="of:=0.1*COS(SQRT(1000)*[.A902])" office:value-type="float" office:value="-0.0960769342318802" calcext:value-type="float">
            <text:p>-0,0960769342</text:p>
          </table:table-cell>
        </table:table-row>
        <table:table-row table:style-name="ro1">
          <table:table-cell office:value-type="float" office:value="0.904000000000001" calcext:value-type="float">
            <text:p>0,904</text:p>
          </table:table-cell>
          <table:table-cell office:value-type="float" office:value="-0.0956838185263855" calcext:value-type="float">
            <text:p>-0,0956838185</text:p>
          </table:table-cell>
          <table:table-cell table:formula="of:=0.1*COS(SQRT(1000)*[.A903])" office:value-type="float" office:value="-0.0951519925120684" calcext:value-type="float">
            <text:p>-0,0951519925</text:p>
          </table:table-cell>
        </table:table-row>
        <table:table-row table:style-name="ro1">
          <table:table-cell office:value-type="float" office:value="0.905000000000001" calcext:value-type="float">
            <text:p>0,905</text:p>
          </table:table-cell>
          <table:table-cell office:value-type="float" office:value="-0.0947185537806605" calcext:value-type="float">
            <text:p>-0,0947185538</text:p>
          </table:table-cell>
          <table:table-cell table:formula="of:=0.1*COS(SQRT(1000)*[.A904])" office:value-type="float" office:value="-0.0941319067288129" calcext:value-type="float">
            <text:p>-0,0941319067</text:p>
          </table:table-cell>
        </table:table-row>
        <table:table-row table:style-name="ro1">
          <table:table-cell office:value-type="float" office:value="0.906000000000001" calcext:value-type="float">
            <text:p>0,906</text:p>
          </table:table-cell>
          <table:table-cell office:value-type="float" office:value="-0.0936585941548749" calcext:value-type="float">
            <text:p>-0,0936585942</text:p>
          </table:table-cell>
          <table:table-cell table:formula="of:=0.1*COS(SQRT(1000)*[.A905])" office:value-type="float" office:value="-0.0930176968828927" calcext:value-type="float">
            <text:p>-0,0930176969</text:p>
          </table:table-cell>
        </table:table-row>
        <table:table-row table:style-name="ro1">
          <table:table-cell office:value-type="float" office:value="0.907000000000001" calcext:value-type="float">
            <text:p>0,907</text:p>
          </table:table-cell>
          <table:table-cell office:value-type="float" office:value="-0.0925049993437308" calcext:value-type="float">
            <text:p>-0,0925049993</text:p>
          </table:table-cell>
          <table:table-cell table:formula="of:=0.1*COS(SQRT(1000)*[.A906])" office:value-type="float" office:value="-0.0918104770913059" calcext:value-type="float">
            <text:p>-0,0918104771</text:p>
          </table:table-cell>
        </table:table-row>
        <table:table-row table:style-name="ro1">
          <table:table-cell office:value-type="float" office:value="0.908000000000001" calcext:value-type="float">
            <text:p>0,908</text:p>
          </table:table-cell>
          <table:table-cell office:value-type="float" office:value="-0.0912589226537127" calcext:value-type="float">
            <text:p>-0,0912589227</text:p>
          </table:table-cell>
          <table:table-cell table:formula="of:=0.1*COS(SQRT(1000)*[.A907])" office:value-type="float" office:value="-0.0905114544732458" calcext:value-type="float">
            <text:p>-0,0905114545</text:p>
          </table:table-cell>
        </table:table-row>
        <table:table-row table:style-name="ro1">
          <table:table-cell office:value-type="float" office:value="0.909000000000001" calcext:value-type="float">
            <text:p>0,909</text:p>
          </table:table-cell>
          <table:table-cell office:value-type="float" office:value="-0.0899216098500692" calcext:value-type="float">
            <text:p>-0,0899216099</text:p>
          </table:table-cell>
          <table:table-cell table:formula="of:=0.1*COS(SQRT(1000)*[.A908])" office:value-type="float" office:value="-0.0891219279430824" calcext:value-type="float">
            <text:p>-0,0891219279</text:p>
          </table:table-cell>
        </table:table-row>
        <table:table-row table:style-name="ro1">
          <table:table-cell office:value-type="float" office:value="0.910000000000001" calcext:value-type="float">
            <text:p>0,91</text:p>
          </table:table-cell>
          <table:table-cell office:value-type="float" office:value="-0.0884943979113595" calcext:value-type="float">
            <text:p>-0,0884943979</text:p>
          </table:table-cell>
          <table:table-cell table:formula="of:=0.1*COS(SQRT(1000)*[.A909])" office:value-type="float" office:value="-0.0876432869115557" calcext:value-type="float">
            <text:p>-0,0876432869</text:p>
          </table:table-cell>
        </table:table-row>
        <table:table-row table:style-name="ro1">
          <table:table-cell office:value-type="float" office:value="0.911000000000001" calcext:value-type="float">
            <text:p>0,911</text:p>
          </table:table-cell>
          <table:table-cell office:value-type="float" office:value="-0.0869787136928083" calcext:value-type="float">
            <text:p>-0,0869787137</text:p>
          </table:table-cell>
          <table:table-cell table:formula="of:=0.1*COS(SQRT(1000)*[.A910])" office:value-type="float" office:value="-0.0860770098964812" calcext:value-type="float">
            <text:p>-0,0860770099</text:p>
          </table:table-cell>
        </table:table-row>
        <table:table-row table:style-name="ro1">
          <table:table-cell office:value-type="float" office:value="0.912000000000001" calcext:value-type="float">
            <text:p>0,912</text:p>
          </table:table-cell>
          <table:table-cell office:value-type="float" office:value="-0.085376072499808" calcext:value-type="float">
            <text:p>-0,0853760725</text:p>
          </table:table-cell>
          <table:table-cell table:formula="of:=0.1*COS(SQRT(1000)*[.A911])" office:value-type="float" office:value="-0.0844246630443551" calcext:value-type="float">
            <text:p>-0,084424663</text:p>
          </table:table-cell>
        </table:table-row>
        <table:table-row table:style-name="ro1">
          <table:table-cell office:value-type="float" office:value="0.913000000000001" calcext:value-type="float">
            <text:p>0,913</text:p>
          </table:table-cell>
          <table:table-cell office:value-type="float" office:value="-0.0836880765729913" calcext:value-type="float">
            <text:p>-0,0836880766</text:p>
          </table:table-cell>
          <table:table-cell table:formula="of:=0.1*COS(SQRT(1000)*[.A912])" office:value-type="float" office:value="-0.0826878985643389" calcext:value-type="float">
            <text:p>-0,0826878986</text:p>
          </table:table-cell>
        </table:table-row>
        <table:table-row table:style-name="ro1">
          <table:table-cell office:value-type="float" office:value="0.914000000000001" calcext:value-type="float">
            <text:p>0,914</text:p>
          </table:table-cell>
          <table:table-cell office:value-type="float" office:value="-0.0819164134863915" calcext:value-type="float">
            <text:p>-0,0819164135</text:p>
          </table:table-cell>
          <table:table-cell table:formula="of:=0.1*COS(SQRT(1000)*[.A913])" office:value-type="float" office:value="-0.0808684530761869" calcext:value-type="float">
            <text:p>-0,0808684531</text:p>
          </table:table-cell>
        </table:table-row>
        <table:table-row table:style-name="ro1">
          <table:table-cell office:value-type="float" office:value="0.915000000000001" calcext:value-type="float">
            <text:p>0,915</text:p>
          </table:table-cell>
          <table:table-cell office:value-type="float" office:value="-0.0800628544602902" calcext:value-type="float">
            <text:p>-0,0800628545</text:p>
          </table:table-cell>
          <table:table-cell table:formula="of:=0.1*COS(SQRT(1000)*[.A914])" office:value-type="float" office:value="-0.0789681458737718" calcext:value-type="float">
            <text:p>-0,0789681459</text:p>
          </table:table-cell>
        </table:table-row>
        <table:table-row table:style-name="ro1">
          <table:table-cell office:value-type="float" office:value="0.916000000000001" calcext:value-type="float">
            <text:p>0,916</text:p>
          </table:table-cell>
          <table:table-cell office:value-type="float" office:value="-0.0781292525904396" calcext:value-type="float">
            <text:p>-0,0781292526</text:p>
          </table:table-cell>
          <table:table-cell table:formula="of:=0.1*COS(SQRT(1000)*[.A915])" office:value-type="float" office:value="-0.0769888771059423" calcext:value-type="float">
            <text:p>-0,0769888771</text:p>
          </table:table-cell>
        </table:table-row>
        <table:table-row table:style-name="ro1">
          <table:table-cell office:value-type="float" office:value="0.917000000000001" calcext:value-type="float">
            <text:p>0,917</text:p>
          </table:table-cell>
          <table:table-cell office:value-type="float" office:value="-0.0761175409954299" calcext:value-type="float">
            <text:p>-0,076117541</text:p>
          </table:table-cell>
          <table:table-cell table:formula="of:=0.1*COS(SQRT(1000)*[.A916])" office:value-type="float" office:value="-0.0749326258765329" calcext:value-type="float">
            <text:p>-0,0749326259</text:p>
          </table:table-cell>
        </table:table-row>
        <table:table-row table:style-name="ro1">
          <table:table-cell office:value-type="float" office:value="0.918000000000001" calcext:value-type="float">
            <text:p>0,918</text:p>
          </table:table-cell>
          <table:table-cell office:value-type="float" office:value="-0.0740297308840538" calcext:value-type="float">
            <text:p>-0,0740297309</text:p>
          </table:table-cell>
          <table:table-cell table:formula="of:=0.1*COS(SQRT(1000)*[.A917])" office:value-type="float" office:value="-0.0728014482654243" calcext:value-type="float">
            <text:p>-0,0728014483</text:p>
          </table:table-cell>
        </table:table-row>
        <table:table-row table:style-name="ro1">
          <table:table-cell office:value-type="float" office:value="0.919000000000001" calcext:value-type="float">
            <text:p>0,919</text:p>
          </table:table-cell>
          <table:table-cell office:value-type="float" office:value="-0.0718679095446006" calcext:value-type="float">
            <text:p>-0,0718679095</text:p>
          </table:table-cell>
          <table:table-cell table:formula="of:=0.1*COS(SQRT(1000)*[.A918])" office:value-type="float" office:value="-0.0705974752726354" calcext:value-type="float">
            <text:p>-0,0705974753</text:p>
          </table:table-cell>
        </table:table-row>
        <table:table-row table:style-name="ro1">
          <table:table-cell office:value-type="float" office:value="0.920000000000001" calcext:value-type="float">
            <text:p>0,92</text:p>
          </table:table-cell>
          <table:table-cell office:value-type="float" office:value="-0.0696342382580896" calcext:value-type="float">
            <text:p>-0,0696342383</text:p>
          </table:table-cell>
          <table:table-cell table:formula="of:=0.1*COS(SQRT(1000)*[.A919])" office:value-type="float" office:value="-0.0683229106875008" calcext:value-type="float">
            <text:p>-0,0683229107</text:p>
          </table:table-cell>
        </table:table-row>
        <table:table-row table:style-name="ro1">
          <table:table-cell office:value-type="float" office:value="0.921000000000001" calcext:value-type="float">
            <text:p>0,921</text:p>
          </table:table-cell>
          <table:table-cell office:value-type="float" office:value="-0.067330950137529" calcext:value-type="float">
            <text:p>-0,0673309501</text:p>
          </table:table-cell>
          <table:table-cell table:formula="of:=0.1*COS(SQRT(1000)*[.A920])" office:value-type="float" office:value="-0.0659800288850645" calcext:value-type="float">
            <text:p>-0,0659800289</text:p>
          </table:table-cell>
        </table:table-row>
        <table:table-row table:style-name="ro1">
          <table:table-cell office:value-type="float" office:value="0.922000000000001" calcext:value-type="float">
            <text:p>0,922</text:p>
          </table:table-cell>
          <table:table-cell office:value-type="float" office:value="-0.0649603478953613" calcext:value-type="float">
            <text:p>-0,0649603479</text:p>
          </table:table-cell>
          <table:table-cell table:formula="of:=0.1*COS(SQRT(1000)*[.A921])" office:value-type="float" office:value="-0.0635711725518958" calcext:value-type="float">
            <text:p>-0,0635711726</text:p>
          </table:table-cell>
        </table:table-row>
        <table:table-row table:style-name="ro1">
          <table:table-cell office:value-type="float" office:value="0.923000000000001" calcext:value-type="float">
            <text:p>0,923</text:p>
          </table:table-cell>
          <table:table-cell office:value-type="float" office:value="-0.0625248015413261" calcext:value-type="float">
            <text:p>-0,0625248015</text:p>
          </table:table-cell>
          <table:table-cell table:formula="of:=0.1*COS(SQRT(1000)*[.A922])" office:value-type="float" office:value="-0.0610987503435964" calcext:value-type="float">
            <text:p>-0,0610987503</text:p>
          </table:table-cell>
        </table:table-row>
        <table:table-row table:style-name="ro1">
          <table:table-cell office:value-type="float" office:value="0.924000000000001" calcext:value-type="float">
            <text:p>0,924</text:p>
          </table:table-cell>
          <table:table-cell office:value-type="float" office:value="-0.0600267460130433" calcext:value-type="float">
            <text:p>-0,060026746</text:p>
          </table:table-cell>
          <table:table-cell table:formula="of:=0.1*COS(SQRT(1000)*[.A923])" office:value-type="float" office:value="-0.0585652344763462" calcext:value-type="float">
            <text:p>-0,0585652345</text:p>
          </table:table-cell>
        </table:table-row>
        <table:table-row table:style-name="ro1">
          <table:table-cell office:value-type="float" office:value="0.925000000000001" calcext:value-type="float">
            <text:p>0,925</text:p>
          </table:table-cell>
          <table:table-cell office:value-type="float" office:value="-0.0574686787416831" calcext:value-type="float">
            <text:p>-0,0574686787</text:p>
          </table:table-cell>
          <table:table-cell table:formula="of:=0.1*COS(SQRT(1000)*[.A924])" office:value-type="float" office:value="-0.0559731582548929" calcext:value-type="float">
            <text:p>-0,0559731583</text:p>
          </table:table-cell>
        </table:table-row>
        <table:table-row table:style-name="ro1">
          <table:table-cell office:value-type="float" office:value="0.926000000000001" calcext:value-type="float">
            <text:p>0,926</text:p>
          </table:table-cell>
          <table:table-cell office:value-type="float" office:value="-0.05485315715516" calcext:value-type="float">
            <text:p>-0,0548531572</text:p>
          </table:table-cell>
          <table:table-cell table:formula="of:=0.1*COS(SQRT(1000)*[.A925])" office:value-type="float" office:value="-0.0533251135394594" calcext:value-type="float">
            <text:p>-0,0533251135</text:p>
          </table:table-cell>
        </table:table-row>
        <table:table-row table:style-name="ro1">
          <table:table-cell office:value-type="float" office:value="0.927000000000001" calcext:value-type="float">
            <text:p>0,927</text:p>
          </table:table-cell>
          <table:table-cell office:value-type="float" office:value="-0.0521827961213436" calcext:value-type="float">
            <text:p>-0,0521827961</text:p>
          </table:table-cell>
          <table:table-cell table:formula="of:=0.1*COS(SQRT(1000)*[.A926])" office:value-type="float" office:value="-0.0506237481540978" calcext:value-type="float">
            <text:p>-0,0506237482</text:p>
          </table:table-cell>
        </table:table-row>
        <table:table-row table:style-name="ro1">
          <table:table-cell office:value-type="float" office:value="0.928000000000001" calcext:value-type="float">
            <text:p>0,928</text:p>
          </table:table-cell>
          <table:table-cell office:value-type="float" office:value="-0.0494602653338443" calcext:value-type="float">
            <text:p>-0,0494602653</text:p>
          </table:table-cell>
          <table:table-cell table:formula="of:=0.1*COS(SQRT(1000)*[.A927])" office:value-type="float" office:value="-0.0478717632390871" calcext:value-type="float">
            <text:p>-0,0478717632</text:p>
          </table:table-cell>
        </table:table-row>
        <table:table-row table:style-name="ro1">
          <table:table-cell office:value-type="float" office:value="0.929000000000001" calcext:value-type="float">
            <text:p>0,929</text:p>
          </table:table-cell>
          <table:table-cell office:value-type="float" office:value="-0.046688286642987" calcext:value-type="float">
            <text:p>-0,0466882866</text:p>
          </table:table-cell>
          <table:table-cell table:formula="of:=0.1*COS(SQRT(1000)*[.A928])" office:value-type="float" office:value="-0.0450719105500176" calcext:value-type="float">
            <text:p>-0,0450719106</text:p>
          </table:table-cell>
        </table:table-row>
        <table:table-row table:style-name="ro1">
          <table:table-cell office:value-type="float" office:value="0.930000000000001" calcext:value-type="float">
            <text:p>0,93</text:p>
          </table:table-cell>
          <table:table-cell office:value-type="float" office:value="-0.043869631334641" calcext:value-type="float">
            <text:p>-0,0438696313</text:p>
          </table:table-cell>
          <table:table-cell table:formula="of:=0.1*COS(SQRT(1000)*[.A929])" office:value-type="float" office:value="-0.0422269897062658" calcext:value-type="float">
            <text:p>-0,0422269897</text:p>
          </table:table-cell>
        </table:table-row>
        <table:table-row table:style-name="ro1">
          <table:table-cell office:value-type="float" office:value="0.931000000000001" calcext:value-type="float">
            <text:p>0,931</text:p>
          </table:table-cell>
          <table:table-cell office:value-type="float" office:value="-0.0410071173596271" calcext:value-type="float">
            <text:p>-0,0410071174</text:p>
          </table:table-cell>
          <table:table-cell table:formula="of:=0.1*COS(SQRT(1000)*[.A930])" office:value-type="float" office:value="-0.0393398453916063" calcext:value-type="float">
            <text:p>-0,0393398454</text:p>
          </table:table-cell>
        </table:table-row>
        <table:table-row table:style-name="ro1">
          <table:table-cell office:value-type="float" office:value="0.932000000000001" calcext:value-type="float">
            <text:p>0,932</text:p>
          </table:table-cell>
          <table:table-cell office:value-type="float" office:value="-0.0381036065164706" calcext:value-type="float">
            <text:p>-0,0381036065</text:p>
          </table:table-cell>
          <table:table-cell table:formula="of:=0.1*COS(SQRT(1000)*[.A931])" office:value-type="float" office:value="-0.0364133645097663" calcext:value-type="float">
            <text:p>-0,0364133645</text:p>
          </table:table-cell>
        </table:table-row>
        <table:table-row table:style-name="ro1">
          <table:table-cell office:value-type="float" office:value="0.933000000000001" calcext:value-type="float">
            <text:p>0,933</text:p>
          </table:table-cell>
          <table:table-cell office:value-type="float" office:value="-0.0351620015903183" calcext:value-type="float">
            <text:p>-0,0351620016</text:p>
          </table:table-cell>
          <table:table-cell table:formula="of:=0.1*COS(SQRT(1000)*[.A932])" office:value-type="float" office:value="-0.0334504732977624" calcext:value-type="float">
            <text:p>-0,0334504733</text:p>
          </table:table-cell>
        </table:table-row>
        <table:table-row table:style-name="ro1">
          <table:table-cell office:value-type="float" office:value="0.934000000000001" calcext:value-type="float">
            <text:p>0,934</text:p>
          </table:table-cell>
          <table:table-cell office:value-type="float" office:value="-0.0321852434508791" calcext:value-type="float">
            <text:p>-0,0321852435</text:p>
          </table:table-cell>
          <table:table-cell table:formula="of:=0.1*COS(SQRT(1000)*[.A933])" office:value-type="float" office:value="-0.030454134399907" calcext:value-type="float">
            <text:p>-0,0304541344</text:p>
          </table:table-cell>
        </table:table-row>
        <table:table-row table:style-name="ro1">
          <table:table-cell office:value-type="float" office:value="0.935000000000001" calcext:value-type="float">
            <text:p>0,935</text:p>
          </table:table-cell>
          <table:table-cell office:value-type="float" office:value="-0.0291763081122888" calcext:value-type="float">
            <text:p>-0,0291763081</text:p>
          </table:table-cell>
          <table:table-cell table:formula="of:=0.1*COS(SQRT(1000)*[.A934])" office:value-type="float" office:value="-0.0274273439054119" calcext:value-type="float">
            <text:p>-0,0274273439</text:p>
          </table:table-cell>
        </table:table-row>
        <table:table-row table:style-name="ro1">
          <table:table-cell office:value-type="float" office:value="0.936000000000001" calcext:value-type="float">
            <text:p>0,936</text:p>
          </table:table-cell>
          <table:table-cell office:value-type="float" office:value="-0.0261382037578401" calcext:value-type="float">
            <text:p>-0,0261382038</text:p>
          </table:table-cell>
          <table:table-cell table:formula="of:=0.1*COS(SQRT(1000)*[.A935])" office:value-type="float" office:value="-0.0243731283525473" calcext:value-type="float">
            <text:p>-0,0243731284</text:p>
          </table:table-cell>
        </table:table-row>
        <table:table-row table:style-name="ro1">
          <table:table-cell office:value-type="float" office:value="0.937000000000001" calcext:value-type="float">
            <text:p>0,937</text:p>
          </table:table-cell>
          <table:table-cell office:value-type="float" office:value="-0.0230739677325514" calcext:value-type="float">
            <text:p>-0,0230739677</text:p>
          </table:table-cell>
          <table:table-cell table:formula="of:=0.1*COS(SQRT(1000)*[.A936])" office:value-type="float" office:value="-0.0212945417023564" calcext:value-type="float">
            <text:p>-0,0212945417</text:p>
          </table:table-cell>
        </table:table-row>
        <table:table-row table:style-name="ro1">
          <table:table-cell office:value-type="float" office:value="0.938000000000001" calcext:value-type="float">
            <text:p>0,938</text:p>
          </table:table-cell>
          <table:table-cell office:value-type="float" office:value="-0.0199866635065802" calcext:value-type="float">
            <text:p>-0,0199866635</text:p>
          </table:table-cell>
          <table:table-cell table:formula="of:=0.1*COS(SQRT(1000)*[.A937])" office:value-type="float" office:value="-0.0181946622849488" calcext:value-type="float">
            <text:p>-0,0181946623</text:p>
          </table:table-cell>
        </table:table-row>
        <table:table-row table:style-name="ro1">
          <table:table-cell office:value-type="float" office:value="0.939000000000001" calcext:value-type="float">
            <text:p>0,939</text:p>
          </table:table-cell>
          <table:table-cell office:value-type="float" office:value="-0.0168793776125195" calcext:value-type="float">
            <text:p>-0,0168793776</text:p>
          </table:table-cell>
          <table:table-cell table:formula="of:=0.1*COS(SQRT(1000)*[.A938])" office:value-type="float" office:value="-0.0150765897214279" calcext:value-type="float">
            <text:p>-0,0150765897</text:p>
          </table:table-cell>
        </table:table-row>
        <table:table-row table:style-name="ro1">
          <table:table-cell office:value-type="float" office:value="0.940000000000001" calcext:value-type="float">
            <text:p>0,94</text:p>
          </table:table-cell>
          <table:table-cell office:value-type="float" office:value="-0.013755216559636" calcext:value-type="float">
            <text:p>-0,0137552166</text:p>
          </table:table-cell>
          <table:table-cell table:formula="of:=0.1*COS(SQRT(1000)*[.A939])" office:value-type="float" office:value="-0.0119434418245262" calcext:value-type="float">
            <text:p>-0,0119434418</text:p>
          </table:table-cell>
        </table:table-row>
        <table:table-row table:style-name="ro1">
          <table:table-cell office:value-type="float" office:value="0.941000000000001" calcext:value-type="float">
            <text:p>0,941</text:p>
          </table:table-cell>
          <table:table-cell office:value-type="float" office:value="-0.0106173037281375" calcext:value-type="float">
            <text:p>-0,0106173037</text:p>
          </table:table-cell>
          <table:table-cell table:formula="of:=0.1*COS(SQRT(1000)*[.A940])" office:value-type="float" office:value="-0.00879835148105361" calcext:value-type="float">
            <text:p>-0,0087983515</text:p>
          </table:table-cell>
        </table:table-row>
        <table:table-row table:style-name="ro1">
          <table:table-cell office:value-type="float" office:value="0.942000000000001" calcext:value-type="float">
            <text:p>0,942</text:p>
          </table:table-cell>
          <table:table-cell office:value-type="float" office:value="-0.00746877624657341" calcext:value-type="float">
            <text:p>-0,0074687762</text:p>
          </table:table-cell>
          <table:table-cell table:formula="of:=0.1*COS(SQRT(1000)*[.A941])" office:value-type="float" office:value="-0.00564446351927148" calcext:value-type="float">
            <text:p>-0,0056444635</text:p>
          </table:table-cell>
        </table:table-row>
        <table:table-row table:style-name="ro1">
          <table:table-cell office:value-type="float" office:value="0.943000000000001" calcext:value-type="float">
            <text:p>0,943</text:p>
          </table:table-cell>
          <table:table-cell office:value-type="float" office:value="-0.00431278185549011" calcext:value-type="float">
            <text:p>-0,0043127819</text:p>
          </table:table-cell>
          <table:table-cell table:formula="of:=0.1*COS(SQRT(1000)*[.A942])" office:value-type="float" office:value="-0.00248493156432636" calcext:value-type="float">
            <text:p>-0,0024849316</text:p>
          </table:table-cell>
        </table:table-row>
        <table:table-row table:style-name="ro1">
          <table:table-cell office:value-type="float" office:value="0.944000000000001" calcext:value-type="float">
            <text:p>0,944</text:p>
          </table:table-cell>
          <table:table-cell office:value-type="float" office:value="-0.00115247576047729" calcext:value-type="float">
            <text:p>-0,0011524758</text:p>
          </table:table-cell>
          <table:table-cell table:formula="of:=0.1*COS(SQRT(1000)*[.A943])" office:value-type="float" office:value="0.000677085115112351" calcext:value-type="float">
            <text:p>0,0006770851</text:p>
          </table:table-cell>
        </table:table-row>
        <table:table-row table:style-name="ro1">
          <table:table-cell office:value-type="float" office:value="0.945000000000001" calcext:value-type="float">
            <text:p>0,945</text:p>
          </table:table-cell>
          <table:table-cell office:value-type="float" office:value="0.00200898252224908" calcext:value-type="float">
            <text:p>0,0020089825</text:p>
          </table:table-cell>
          <table:table-cell table:formula="of:=0.1*COS(SQRT(1000)*[.A944])" office:value-type="float" office:value="0.00383842476585783" calcext:value-type="float">
            <text:p>0,0038384248</text:p>
          </table:table-cell>
        </table:table-row>
        <table:table-row table:style-name="ro1">
          <table:table-cell office:value-type="float" office:value="0.946000000000001" calcext:value-type="float">
            <text:p>0,946</text:p>
          </table:table-cell>
          <table:table-cell office:value-type="float" office:value="0.00516843232457329" calcext:value-type="float">
            <text:p>0,0051684323</text:p>
          </table:table-cell>
          <table:table-cell table:formula="of:=0.1*COS(SQRT(1000)*[.A945])" office:value-type="float" office:value="0.00699592631169552" calcext:value-type="float">
            <text:p>0,0069959263</text:p>
          </table:table-cell>
        </table:table-row>
        <table:table-row table:style-name="ro1">
          <table:table-cell office:value-type="float" office:value="0.947000000000001" calcext:value-type="float">
            <text:p>0,947</text:p>
          </table:table-cell>
          <table:table-cell office:value-type="float" office:value="0.00832271498635807" calcext:value-type="float">
            <text:p>0,008322715</text:p>
          </table:table-cell>
          <table:table-cell table:formula="of:=0.1*COS(SQRT(1000)*[.A946])" office:value-type="float" office:value="0.0101464325141963" calcext:value-type="float">
            <text:p>0,0101464325</text:p>
          </table:table-cell>
        </table:table-row>
        <table:table-row table:style-name="ro1">
          <table:table-cell office:value-type="float" office:value="0.948000000000001" calcext:value-type="float">
            <text:p>0,948</text:p>
          </table:table-cell>
          <table:table-cell office:value-type="float" office:value="0.0114686770133152" calcext:value-type="float">
            <text:p>0,011468677</text:p>
          </table:table-cell>
          <table:table-cell table:formula="of:=0.1*COS(SQRT(1000)*[.A947])" office:value-type="float" office:value="0.0132867931296904" calcext:value-type="float">
            <text:p>0,0132867931</text:p>
          </table:table-cell>
        </table:table-row>
        <table:table-row table:style-name="ro1">
          <table:table-cell office:value-type="float" office:value="0.949000000000001" calcext:value-type="float">
            <text:p>0,949</text:p>
          </table:table-cell>
          <table:table-cell office:value-type="float" office:value="0.0146031732297116" calcext:value-type="float">
            <text:p>0,0146031732</text:p>
          </table:table-cell>
          <table:table-cell table:formula="of:=0.1*COS(SQRT(1000)*[.A948])" office:value-type="float" office:value="0.0164138680592506" calcext:value-type="float">
            <text:p>0,0164138681</text:p>
          </table:table-cell>
        </table:table-row>
        <table:table-row table:style-name="ro1">
          <table:table-cell office:value-type="float" office:value="0.950000000000001" calcext:value-type="float">
            <text:p>0,95</text:p>
          </table:table-cell>
          <table:table-cell office:value-type="float" office:value="0.0177230699227592" calcext:value-type="float">
            <text:p>0,0177230699</text:p>
          </table:table-cell>
          <table:table-cell table:formula="of:=0.1*COS(SQRT(1000)*[.A949])" office:value-type="float" office:value="0.0195245304885284" calcext:value-type="float">
            <text:p>0,0195245305</text:p>
          </table:table-cell>
        </table:table-row>
        <table:table-row table:style-name="ro1">
          <table:table-cell office:value-type="float" office:value="0.951000000000001" calcext:value-type="float">
            <text:p>0,951</text:p>
          </table:table-cell>
          <table:table-cell office:value-type="float" office:value="0.0208252479755441" calcext:value-type="float">
            <text:p>0,020825248</text:p>
          </table:table-cell>
          <table:table-cell table:formula="of:=0.1*COS(SQRT(1000)*[.A950])" office:value-type="float" office:value="0.0226156700143079" calcext:value-type="float">
            <text:p>0,02261567</text:p>
          </table:table-cell>
        </table:table-row>
        <table:table-row table:style-name="ro1">
          <table:table-cell office:value-type="float" office:value="0.952000000000001" calcext:value-type="float">
            <text:p>0,952</text:p>
          </table:table-cell>
          <table:table-cell office:value-type="float" office:value="0.0239066059853642" calcext:value-type="float">
            <text:p>0,023906606</text:p>
          </table:table-cell>
          <table:table-cell table:formula="of:=0.1*COS(SQRT(1000)*[.A951])" office:value-type="float" office:value="0.0256841957546491" calcext:value-type="float">
            <text:p>0,0256841958</text:p>
          </table:table-cell>
        </table:table-row>
        <table:table-row table:style-name="ro1">
          <table:table-cell office:value-type="float" office:value="0.953000000000001" calcext:value-type="float">
            <text:p>0,953</text:p>
          </table:table-cell>
          <table:table-cell office:value-type="float" office:value="0.0269640633643566" calcext:value-type="float">
            <text:p>0,0269640634</text:p>
          </table:table-cell>
          <table:table-cell table:formula="of:=0.1*COS(SQRT(1000)*[.A952])" office:value-type="float" office:value="0.028727039439514" calcext:value-type="float">
            <text:p>0,0287270394</text:p>
          </table:table-cell>
        </table:table-row>
        <table:table-row table:style-name="ro1">
          <table:table-cell office:value-type="float" office:value="0.954000000000001" calcext:value-type="float">
            <text:p>0,954</text:p>
          </table:table-cell>
          <table:table-cell office:value-type="float" office:value="0.0299945634193156" calcext:value-type="float">
            <text:p>0,0299945634</text:p>
          </table:table-cell>
          <table:table-cell table:formula="of:=0.1*COS(SQRT(1000)*[.A953])" office:value-type="float" office:value="0.0317411584787796" calcext:value-type="float">
            <text:p>0,0317411585</text:p>
          </table:table-cell>
        </table:table-row>
        <table:table-row table:style-name="ro1">
          <table:table-cell office:value-type="float" office:value="0.955000000000001" calcext:value-type="float">
            <text:p>0,955</text:p>
          </table:table-cell>
          <table:table-cell office:value-type="float" office:value="0.0329950764076221" calcext:value-type="float">
            <text:p>0,0329950764</text:p>
          </table:table-cell>
          <table:table-cell table:formula="of:=0.1*COS(SQRT(1000)*[.A954])" office:value-type="float" office:value="0.034723539004575" calcext:value-type="float">
            <text:p>0,034723539</text:p>
          </table:table-cell>
        </table:table-row>
        <table:table-row table:style-name="ro1">
          <table:table-cell office:value-type="float" office:value="0.956000000000001" calcext:value-type="float">
            <text:p>0,956</text:p>
          </table:table-cell>
          <table:table-cell office:value-type="float" office:value="0.0359626025662283" calcext:value-type="float">
            <text:p>0,0359626026</text:p>
          </table:table-cell>
          <table:table-cell table:formula="of:=0.1*COS(SQRT(1000)*[.A955])" office:value-type="float" office:value="0.0376711988848974" calcext:value-type="float">
            <text:p>0,0376711989</text:p>
          </table:table-cell>
        </table:table-row>
        <table:table-row table:style-name="ro1">
          <table:table-cell office:value-type="float" office:value="0.957000000000001" calcext:value-type="float">
            <text:p>0,957</text:p>
          </table:table-cell>
          <table:table-cell office:value-type="float" office:value="0.0388941751106718" calcext:value-type="float">
            <text:p>0,0388941751</text:p>
          </table:table-cell>
          <table:table-cell table:formula="of:=0.1*COS(SQRT(1000)*[.A956])" office:value-type="float" office:value="0.0405811907054967" calcext:value-type="float">
            <text:p>0,0405811907</text:p>
          </table:table-cell>
        </table:table-row>
        <table:table-row table:style-name="ro1">
          <table:table-cell office:value-type="float" office:value="0.958000000000001" calcext:value-type="float">
            <text:p>0,958</text:p>
          </table:table-cell>
          <table:table-cell office:value-type="float" office:value="0.0417868632011182" calcext:value-type="float">
            <text:p>0,0417868632</text:p>
          </table:table-cell>
          <table:table-cell table:formula="of:=0.1*COS(SQRT(1000)*[.A957])" office:value-type="float" office:value="0.0434506047170438" calcext:value-type="float">
            <text:p>0,0434506047</text:p>
          </table:table-cell>
        </table:table-row>
        <table:table-row table:style-name="ro1">
          <table:table-cell office:value-type="float" office:value="0.959000000000001" calcext:value-type="float">
            <text:p>0,959</text:p>
          </table:table-cell>
          <table:table-cell office:value-type="float" office:value="0.0446377748724682" calcext:value-type="float">
            <text:p>0,0446377749</text:p>
          </table:table-cell>
          <table:table-cell table:formula="of:=0.1*COS(SQRT(1000)*[.A958])" office:value-type="float" office:value="0.0462765717446368" calcext:value-type="float">
            <text:p>0,0462765717</text:p>
          </table:table-cell>
        </table:table-row>
        <table:table-row table:style-name="ro1">
          <table:table-cell office:value-type="float" office:value="0.960000000000001" calcext:value-type="float">
            <text:p>0,96</text:p>
          </table:table-cell>
          <table:table-cell office:value-type="float" office:value="0.0474440599256003" calcext:value-type="float">
            <text:p>0,0474440599</text:p>
          </table:table-cell>
          <table:table-cell table:formula="of:=0.1*COS(SQRT(1000)*[.A959])" office:value-type="float" office:value="0.049056266056738" calcext:value-type="float">
            <text:p>0,0490562661</text:p>
          </table:table-cell>
        </table:table-row>
        <table:table-row table:style-name="ro1">
          <table:table-cell office:value-type="float" office:value="0.961000000000001" calcext:value-type="float">
            <text:p>0,961</text:p>
          </table:table-cell>
          <table:table-cell office:value-type="float" office:value="0.0502029127768573" calcext:value-type="float">
            <text:p>0,0502029128</text:p>
          </table:table-cell>
          <table:table-cell table:formula="of:=0.1*COS(SQRT(1000)*[.A960])" office:value-type="float" office:value="0.051786908190668" calcext:value-type="float">
            <text:p>0,0517869082</text:p>
          </table:table-cell>
        </table:table-row>
        <table:table-row table:style-name="ro1">
          <table:table-cell office:value-type="float" office:value="0.962000000000001" calcext:value-type="float">
            <text:p>0,962</text:p>
          </table:table-cell>
          <table:table-cell office:value-type="float" office:value="0.0529115752629287" calcext:value-type="float">
            <text:p>0,0529115753</text:p>
          </table:table-cell>
          <table:table-cell table:formula="of:=0.1*COS(SQRT(1000)*[.A961])" office:value-type="float" office:value="0.0544657677318392" calcext:value-type="float">
            <text:p>0,0544657677</text:p>
          </table:table-cell>
        </table:table-row>
        <table:table-row table:style-name="ro1">
          <table:table-cell office:value-type="float" office:value="0.963000000000001" calcext:value-type="float">
            <text:p>0,963</text:p>
          </table:table-cell>
          <table:table-cell office:value-type="float" office:value="0.0555673393983249" calcext:value-type="float">
            <text:p>0,0555673394</text:p>
          </table:table-cell>
          <table:table-cell table:formula="of:=0.1*COS(SQRT(1000)*[.A962])" office:value-type="float" office:value="0.0570901660439412" calcext:value-type="float">
            <text:p>0,057090166</text:p>
          </table:table-cell>
        </table:table-row>
        <table:table-row table:style-name="ro1">
          <table:table-cell office:value-type="float" office:value="0.964000000000001" calcext:value-type="float">
            <text:p>0,964</text:p>
          </table:table-cell>
          <table:table-cell office:value-type="float" office:value="0.0581675500826855" calcext:value-type="float">
            <text:p>0,0581675501</text:p>
          </table:table-cell>
          <table:table-cell table:formula="of:=0.1*COS(SQRT(1000)*[.A963])" office:value-type="float" office:value="0.0596574789473548" calcext:value-type="float">
            <text:p>0,0596574789</text:p>
          </table:table-cell>
        </table:table-row>
        <table:table-row table:style-name="ro1">
          <table:table-cell office:value-type="float" office:value="0.965000000000001" calcext:value-type="float">
            <text:p>0,965</text:p>
          </table:table-cell>
          <table:table-cell office:value-type="float" office:value="0.0607096077552164" calcext:value-type="float">
            <text:p>0,0607096078</text:p>
          </table:table-cell>
          <table:table-cell table:formula="of:=0.1*COS(SQRT(1000)*[.A964])" office:value-type="float" office:value="0.0621651393431117" calcext:value-type="float">
            <text:p>0,0621651393</text:p>
          </table:table-cell>
        </table:table-row>
        <table:table-row table:style-name="ro1">
          <table:table-cell office:value-type="float" office:value="0.966000000000001" calcext:value-type="float">
            <text:p>0,966</text:p>
          </table:table-cell>
          <table:table-cell office:value-type="float" office:value="0.0631909709936006" calcext:value-type="float">
            <text:p>0,063190971</text:p>
          </table:table-cell>
          <table:table-cell table:formula="of:=0.1*COS(SQRT(1000)*[.A965])" office:value-type="float" office:value="0.0646106397797811" calcext:value-type="float">
            <text:p>0,0646106398</text:p>
          </table:table-cell>
        </table:table-row>
        <table:table-row table:style-name="ro1">
          <table:table-cell office:value-type="float" office:value="0.967000000000001" calcext:value-type="float">
            <text:p>0,967</text:p>
          </table:table-cell>
          <table:table-cell office:value-type="float" office:value="0.0656091590547855" calcext:value-type="float">
            <text:p>0,0656091591</text:p>
          </table:table-cell>
          <table:table-cell table:formula="of:=0.1*COS(SQRT(1000)*[.A966])" office:value-type="float" office:value="0.0669915349607111" calcext:value-type="float">
            <text:p>0,066991535</text:p>
          </table:table-cell>
        </table:table-row>
        <table:table-row table:style-name="ro1">
          <table:table-cell office:value-type="float" office:value="0.968000000000001" calcext:value-type="float">
            <text:p>0,968</text:p>
          </table:table-cell>
          <table:table-cell office:value-type="float" office:value="0.0679617543551058" calcext:value-type="float">
            <text:p>0,0679617544</text:p>
          </table:table-cell>
          <table:table-cell table:formula="of:=0.1*COS(SQRT(1000)*[.A967])" office:value-type="float" office:value="0.0693054441891226" calcext:value-type="float">
            <text:p>0,0693054442</text:p>
          </table:table-cell>
        </table:table-row>
        <table:table-row table:style-name="ro1">
          <table:table-cell office:value-type="float" office:value="0.969000000000001" calcext:value-type="float">
            <text:p>0,969</text:p>
          </table:table-cell>
          <table:table-cell office:value-type="float" office:value="0.070246404887263" calcext:value-type="float">
            <text:p>0,0702464049</text:p>
          </table:table-cell>
          <table:table-cell table:formula="of:=0.1*COS(SQRT(1000)*[.A968])" office:value-type="float" office:value="0.0715500537486058" calcext:value-type="float">
            <text:p>0,0715500537</text:p>
          </table:table-cell>
        </table:table-row>
        <table:table-row table:style-name="ro1">
          <table:table-cell office:value-type="float" office:value="0.970000000000001" calcext:value-type="float">
            <text:p>0,97</text:p>
          </table:table-cell>
          <table:table-cell office:value-type="float" office:value="0.072460826571745" calcext:value-type="float">
            <text:p>0,0724608266</text:p>
          </table:table-cell>
          <table:table-cell table:formula="of:=0.1*COS(SQRT(1000)*[.A969])" office:value-type="float" office:value="0.0737231192166462" calcext:value-type="float">
            <text:p>0,0737231192</text:p>
          </table:table-cell>
        </table:table-row>
        <table:table-row table:style-name="ro1">
          <table:table-cell office:value-type="float" office:value="0.971000000000001" calcext:value-type="float">
            <text:p>0,971</text:p>
          </table:table-cell>
          <table:table-cell office:value-type="float" office:value="0.0746028055403341" calcext:value-type="float">
            <text:p>0,0746028055</text:p>
          </table:table-cell>
          <table:table-cell table:formula="of:=0.1*COS(SQRT(1000)*[.A970])" office:value-type="float" office:value="0.0758224677088584" calcext:value-type="float">
            <text:p>0,0758224677</text:p>
          </table:table-cell>
        </table:table-row>
        <table:table-row table:style-name="ro1">
          <table:table-cell office:value-type="float" office:value="0.972000000000001" calcext:value-type="float">
            <text:p>0,972</text:p>
          </table:table-cell>
          <table:table-cell office:value-type="float" office:value="0.0766702003494228" calcext:value-type="float">
            <text:p>0,0766702003</text:p>
          </table:table-cell>
          <table:table-cell table:formula="of:=0.1*COS(SQRT(1000)*[.A971])" office:value-type="float" office:value="0.0778460000516902" calcext:value-type="float">
            <text:p>0,0778460001</text:p>
          </table:table-cell>
        </table:table-row>
        <table:table-row table:style-name="ro1">
          <table:table-cell office:value-type="float" office:value="0.973000000000001" calcext:value-type="float">
            <text:p>0,973</text:p>
          </table:table-cell>
          <table:table-cell office:value-type="float" office:value="0.0786609441209215" calcext:value-type="float">
            <text:p>0,0786609441</text:p>
          </table:table-cell>
          <table:table-cell table:formula="of:=0.1*COS(SQRT(1000)*[.A972])" office:value-type="float" office:value="0.0797916928814209" calcext:value-type="float">
            <text:p>0,0797916929</text:p>
          </table:table-cell>
        </table:table-row>
        <table:table-row table:style-name="ro1">
          <table:table-cell office:value-type="float" office:value="0.974000000000001" calcext:value-type="float">
            <text:p>0,974</text:p>
          </table:table-cell>
          <table:table-cell office:value-type="float" office:value="0.0805730466086202" calcext:value-type="float">
            <text:p>0,0805730466</text:p>
          </table:table-cell>
          <table:table-cell table:formula="of:=0.1*COS(SQRT(1000)*[.A973])" office:value-type="float" office:value="0.081657600667356" calcext:value-type="float">
            <text:p>0,0816576007</text:p>
          </table:table-cell>
        </table:table-row>
        <table:table-row table:style-name="ro1">
          <table:table-cell office:value-type="float" office:value="0.975000000000001" calcext:value-type="float">
            <text:p>0,975</text:p>
          </table:table-cell>
          <table:table-cell office:value-type="float" office:value="0.0824045961879374" calcext:value-type="float">
            <text:p>0,0824045962</text:p>
          </table:table-cell>
          <table:table-cell table:formula="of:=0.1*COS(SQRT(1000)*[.A974])" office:value-type="float" office:value="0.083441857657197" calcext:value-type="float">
            <text:p>0,0834418577</text:p>
          </table:table-cell>
        </table:table-row>
        <table:table-row table:style-name="ro1">
          <table:table-cell office:value-type="float" office:value="0.976000000000001" calcext:value-type="float">
            <text:p>0,976</text:p>
          </table:table-cell>
          <table:table-cell office:value-type="float" office:value="0.0841537617670667" calcext:value-type="float">
            <text:p>0,0841537618</text:p>
          </table:table-cell>
          <table:table-cell table:formula="of:=0.1*COS(SQRT(1000)*[.A975])" office:value-type="float" office:value="0.0851426797426372" calcext:value-type="float">
            <text:p>0,0851426797</text:p>
          </table:table-cell>
        </table:table-row>
        <table:table-row table:style-name="ro1">
          <table:table-cell office:value-type="float" office:value="0.977000000000001" calcext:value-type="float">
            <text:p>0,977</text:p>
          </table:table-cell>
          <table:table-cell office:value-type="float" office:value="0.0858187946176111" calcext:value-type="float">
            <text:p>0,0858187946</text:p>
          </table:table-cell>
          <table:table-cell table:formula="of:=0.1*COS(SQRT(1000)*[.A976])" office:value-type="float" office:value="0.0867583662433218" calcext:value-type="float">
            <text:p>0,0867583662</text:p>
          </table:table-cell>
        </table:table-row>
        <table:table-row table:style-name="ro1">
          <table:table-cell office:value-type="float" office:value="0.978000000000001" calcext:value-type="float">
            <text:p>0,978</text:p>
          </table:table-cell>
          <table:table-cell office:value-type="float" office:value="0.0873980301228741" calcext:value-type="float">
            <text:p>0,0873980301</text:p>
          </table:table-cell>
          <table:table-cell table:formula="of:=0.1*COS(SQRT(1000)*[.A977])" office:value-type="float" office:value="0.0882873016073857" calcext:value-type="float">
            <text:p>0,0882873016</text:p>
          </table:table-cell>
        </table:table-row>
        <table:table-row table:style-name="ro1">
          <table:table-cell office:value-type="float" office:value="0.979000000000001" calcext:value-type="float">
            <text:p>0,979</text:p>
          </table:table-cell>
          <table:table-cell office:value-type="float" office:value="0.0888898894420609" calcext:value-type="float">
            <text:p>0,0888898894</text:p>
          </table:table-cell>
          <table:table-cell table:formula="of:=0.1*COS(SQRT(1000)*[.A978])" office:value-type="float" office:value="0.0897279570268721" calcext:value-type="float">
            <text:p>0,089727957</text:p>
          </table:table-cell>
        </table:table-row>
        <table:table-row table:style-name="ro1">
          <table:table-cell office:value-type="float" office:value="0.980000000000001" calcext:value-type="float">
            <text:p>0,98</text:p>
          </table:table-cell>
          <table:table-cell office:value-type="float" office:value="0.0902928810887237" calcext:value-type="float">
            <text:p>0,0902928811</text:p>
          </table:table-cell>
          <table:table-cell table:formula="of:=0.1*COS(SQRT(1000)*[.A979])" office:value-type="float" office:value="0.0910788919664122" calcext:value-type="float">
            <text:p>0,091078892</text:p>
          </table:table-cell>
        </table:table-row>
        <table:table-row table:style-name="ro1">
          <table:table-cell office:value-type="float" office:value="0.981000000000001" calcext:value-type="float">
            <text:p>0,981</text:p>
          </table:table-cell>
          <table:table-cell office:value-type="float" office:value="0.0916056024218761" calcext:value-type="float">
            <text:p>0,0916056024</text:p>
          </table:table-cell>
          <table:table-cell table:formula="of:=0.1*COS(SQRT(1000)*[.A980])" office:value-type="float" office:value="0.0923387556036406" calcext:value-type="float">
            <text:p>0,0923387556</text:p>
          </table:table-cell>
        </table:table-row>
        <table:table-row table:style-name="ro1">
          <table:table-cell office:value-type="float" office:value="0.982000000000001" calcext:value-type="float">
            <text:p>0,982</text:p>
          </table:table-cell>
          <table:table-cell office:value-type="float" office:value="0.0928267410482833" calcext:value-type="float">
            <text:p>0,092826741</text:p>
          </table:table-cell>
          <table:table-cell table:formula="of:=0.1*COS(SQRT(1000)*[.A981])" office:value-type="float" office:value="0.0935062881799051" calcext:value-type="float">
            <text:p>0,0935062882</text:p>
          </table:table-cell>
        </table:table-row>
        <table:table-row table:style-name="ro1">
          <table:table-cell office:value-type="float" office:value="0.983000000000001" calcext:value-type="float">
            <text:p>0,983</text:p>
          </table:table-cell>
          <table:table-cell office:value-type="float" office:value="0.0939550761345273" calcext:value-type="float">
            <text:p>0,0939550761</text:p>
          </table:table-cell>
          <table:table-cell table:formula="of:=0.1*COS(SQRT(1000)*[.A982])" office:value-type="float" office:value="0.0945803222599207" calcext:value-type="float">
            <text:p>0,0945803223</text:p>
          </table:table-cell>
        </table:table-row>
        <table:table-row table:style-name="ro1">
          <table:table-cell office:value-type="float" office:value="0.984000000000001" calcext:value-type="float">
            <text:p>0,984</text:p>
          </table:table-cell>
          <table:table-cell office:value-type="float" office:value="0.0949894796275351" calcext:value-type="float">
            <text:p>0,0949894796</text:p>
          </table:table-cell>
          <table:table-cell table:formula="of:=0.1*COS(SQRT(1000)*[.A983])" office:value-type="float" office:value="0.0955597838991071" calcext:value-type="float">
            <text:p>0,0955597839</text:p>
          </table:table-cell>
        </table:table-row>
        <table:table-row table:style-name="ro1">
          <table:table-cell office:value-type="float" office:value="0.985000000000001" calcext:value-type="float">
            <text:p>0,985</text:p>
          </table:table-cell>
          <table:table-cell office:value-type="float" office:value="0.0959289173823499" calcext:value-type="float">
            <text:p>0,0959289174</text:p>
          </table:table-cell>
          <table:table-cell table:formula="of:=0.1*COS(SQRT(1000)*[.A984])" office:value-type="float" office:value="0.0964436937174443" calcext:value-type="float">
            <text:p>0,0964436937</text:p>
          </table:table-cell>
        </table:table-row>
        <table:table-row table:style-name="ro1">
          <table:table-cell office:value-type="float" office:value="0.986000000000001" calcext:value-type="float">
            <text:p>0,986</text:p>
          </table:table-cell>
          <table:table-cell office:value-type="float" office:value="0.0967724501960177" calcext:value-type="float">
            <text:p>0,0967724502</text:p>
          </table:table-cell>
          <table:table-cell table:formula="of:=0.1*COS(SQRT(1000)*[.A985])" office:value-type="float" office:value="0.0972311678787708" calcext:value-type="float">
            <text:p>0,0972311679</text:p>
          </table:table-cell>
        </table:table-row>
        <table:table-row table:style-name="ro1">
          <table:table-cell office:value-type="float" office:value="0.987000000000001" calcext:value-type="float">
            <text:p>0,987</text:p>
          </table:table-cell>
          <table:table-cell office:value-type="float" office:value="0.0975192347465553" calcext:value-type="float">
            <text:p>0,0975192347</text:p>
          </table:table-cell>
          <table:table-cell table:formula="of:=0.1*COS(SQRT(1000)*[.A986])" office:value-type="float" office:value="0.0979214189745456" calcext:value-type="float">
            <text:p>0,097921419</text:p>
          </table:table-cell>
        </table:table-row>
        <table:table-row table:style-name="ro1">
          <table:table-cell office:value-type="float" office:value="0.988000000000001" calcext:value-type="float">
            <text:p>0,988</text:p>
          </table:table-cell>
          <table:table-cell office:value-type="float" office:value="0.0981685244360615" calcext:value-type="float">
            <text:p>0,0981685244</text:p>
          </table:table-cell>
          <table:table-cell table:formula="of:=0.1*COS(SQRT(1000)*[.A987])" office:value-type="float" office:value="0.0985137568111921" calcext:value-type="float">
            <text:p>0,0985137568</text:p>
          </table:table-cell>
        </table:table-row>
        <table:table-row table:style-name="ro1">
          <table:table-cell office:value-type="float" office:value="0.989000000000001" calcext:value-type="float">
            <text:p>0,989</text:p>
          </table:table-cell>
          <table:table-cell office:value-type="float" office:value="0.0987196701371289" calcext:value-type="float">
            <text:p>0,0987196701</text:p>
          </table:table-cell>
          <table:table-cell table:formula="of:=0.1*COS(SQRT(1000)*[.A988])" office:value-type="float" office:value="0.0990075891002335" calcext:value-type="float">
            <text:p>0,0990075891</text:p>
          </table:table-cell>
        </table:table-row>
        <table:table-row table:style-name="ro1">
          <table:table-cell office:value-type="float" office:value="0.990000000000001" calcext:value-type="float">
            <text:p>0,99</text:p>
          </table:table-cell>
          <table:table-cell office:value-type="float" office:value="0.0991721208418081" calcext:value-type="float">
            <text:p>0,0991721208</text:p>
          </table:table-cell>
          <table:table-cell table:formula="of:=0.1*COS(SQRT(1000)*[.A989])" office:value-type="float" office:value="0.0994024220505322" calcext:value-type="float">
            <text:p>0,0994024221</text:p>
          </table:table-cell>
        </table:table-row>
        <table:table-row table:style-name="ro1">
          <table:table-cell office:value-type="float" office:value="0.991000000000001" calcext:value-type="float">
            <text:p>0,991</text:p>
          </table:table-cell>
          <table:table-cell office:value-type="float" office:value="0.0995254242124792" calcext:value-type="float">
            <text:p>0,0995254242</text:p>
          </table:table-cell>
          <table:table-cell table:formula="of:=0.1*COS(SQRT(1000)*[.A990])" office:value-type="float" office:value="0.0996978608620393" calcext:value-type="float">
            <text:p>0,0996978609</text:p>
          </table:table-cell>
        </table:table-row>
        <table:table-row table:style-name="ro1">
          <table:table-cell office:value-type="float" office:value="0.992000000000001" calcext:value-type="float">
            <text:p>0,992</text:p>
          </table:table-cell>
          <table:table-cell office:value-type="float" office:value="0.099779227034075" calcext:value-type="float">
            <text:p>0,099779227</text:p>
          </table:table-cell>
          <table:table-cell table:formula="of:=0.1*COS(SQRT(1000)*[.A991])" office:value-type="float" office:value="0.0998936101205625" calcext:value-type="float">
            <text:p>0,0998936101</text:p>
          </table:table-cell>
        </table:table-row>
        <table:table-row table:style-name="ro1">
          <table:table-cell office:value-type="float" office:value="0.993000000000001" calcext:value-type="float">
            <text:p>0,993</text:p>
          </table:table-cell>
          <table:table-cell office:value-type="float" office:value="0.0999332755672089" calcext:value-type="float">
            <text:p>0,0999332756</text:p>
          </table:table-cell>
          <table:table-cell table:formula="of:=0.1*COS(SQRT(1000)*[.A992])" office:value-type="float" office:value="0.0999894740931553" calcext:value-type="float">
            <text:p>0,0999894741</text:p>
          </table:table-cell>
        </table:table-row>
        <table:table-row table:style-name="ro1">
          <table:table-cell office:value-type="float" office:value="0.994000000000001" calcext:value-type="float">
            <text:p>0,994</text:p>
          </table:table-cell>
          <table:table-cell office:value-type="float" office:value="0.0999874158018502" calcext:value-type="float">
            <text:p>0,0999874158</text:p>
          </table:table-cell>
          <table:table-cell table:formula="of:=0.1*COS(SQRT(1000)*[.A993])" office:value-type="float" office:value="0.0999853569238332" calcext:value-type="float">
            <text:p>0,0999853569</text:p>
          </table:table-cell>
        </table:table-row>
        <table:table-row table:style-name="ro1">
          <table:table-cell office:value-type="float" office:value="0.995000000000001" calcext:value-type="float">
            <text:p>0,995</text:p>
          </table:table-cell>
          <table:table-cell office:value-type="float" office:value="0.0999415936112959" calcext:value-type="float">
            <text:p>0,0999415936</text:p>
          </table:table-cell>
          <table:table-cell table:formula="of:=0.1*COS(SQRT(1000)*[.A994])" office:value-type="float" office:value="0.0998812627294227" calcext:value-type="float">
            <text:p>0,0998812627</text:p>
          </table:table-cell>
        </table:table-row>
        <table:table-row table:style-name="ro1">
          <table:table-cell office:value-type="float" office:value="0.996000000000001" calcext:value-type="float">
            <text:p>0,996</text:p>
          </table:table-cell>
          <table:table-cell office:value-type="float" office:value="0.0997958548062839" calcext:value-type="float">
            <text:p>0,0997958548</text:p>
          </table:table-cell>
          <table:table-cell table:formula="of:=0.1*COS(SQRT(1000)*[.A995])" office:value-type="float" office:value="0.0996772955954439" calcext:value-type="float">
            <text:p>0,0996772956</text:p>
          </table:table-cell>
        </table:table-row>
        <table:table-row table:style-name="ro1">
          <table:table-cell office:value-type="float" office:value="0.997000000000001" calcext:value-type="float">
            <text:p>0,997</text:p>
          </table:table-cell>
          <table:table-cell office:value-type="float" office:value="0.0995503450891937" calcext:value-type="float">
            <text:p>0,0995503451</text:p>
          </table:table-cell>
          <table:table-cell table:formula="of:=0.1*COS(SQRT(1000)*[.A996])" office:value-type="float" office:value="0.0993736594720341" calcext:value-type="float">
            <text:p>0,0993736595</text:p>
          </table:table-cell>
        </table:table-row>
        <table:table-row table:style-name="ro1">
          <table:table-cell office:value-type="float" office:value="0.998000000000001" calcext:value-type="float">
            <text:p>0,998</text:p>
          </table:table-cell>
          <table:table-cell office:value-type="float" office:value="0.0992053099083802" calcext:value-type="float">
            <text:p>0,0992053099</text:p>
          </table:table-cell>
          <table:table-cell table:formula="of:=0.1*COS(SQRT(1000)*[.A997])" office:value-type="float" office:value="0.0989706579700145" calcext:value-type="float">
            <text:p>0,098970658</text:p>
          </table:table-cell>
        </table:table-row>
        <table:table-row table:style-name="ro1">
          <table:table-cell office:value-type="float" office:value="0.999000000000001" calcext:value-type="float">
            <text:p>0,999</text:p>
          </table:table-cell>
          <table:table-cell office:value-type="float" office:value="0.098761094212787" calcext:value-type="float">
            <text:p>0,0987610942</text:p>
          </table:table-cell>
          <table:table-cell table:formula="of:=0.1*COS(SQRT(1000)*[.A998])" office:value-type="float" office:value="0.0984686940573047" calcext:value-type="float">
            <text:p>0,0984686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82181421070835" calcext:value-type="float">
            <text:p>0,0982181421</text:p>
          </table:table-cell>
          <table:table-cell table:formula="of:=0.1*COS(SQRT(1000)*[.A999])" office:value-type="float" office:value="0.0978682696559888" calcext:value-type="float">
            <text:p>0,0978682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2:09:38.860057642</meta:creation-date>
    <dc:date>2016-05-04T22:16:28.172188705</dc:date>
    <meta:editing-duration>PT6M49S</meta:editing-duration>
    <meta:editing-cycles>1</meta:editing-cycles>
    <meta:document-statistic meta:table-count="1" meta:cell-count="2997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087cm" svg:height="15.946cm" xlink:href=".." xlink:type="simple" chart:class="chart:scatter" chart:style-name="ch1">
        <chart:legend chart:legend-position="end" svg:x="27.214cm" svg:y="7.417cm" style:legend-expansion="high" chart:style-name="ch2"/>
        <chart:plot-area chart:style-name="ch3" table:cell-range-address="Hoja1.A1:Hoja1.C999" svg:x="0.621cm" svg:y="0.318cm" svg:width="25.972cm" svg:height="15.31cm">
          <chartooo:coordinate-region svg:x="1.656cm" svg:y="0.521cm" svg:width="24.692cm" svg:height="14.9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:Hoja1.B999" chart:class="chart:scatter">
            <chart:domain table:cell-range-address="Hoja1.A1:Hoja1.A999"/>
            <chart:data-point chart:repeated="999"/>
          </chart:series>
          <chart:series chart:style-name="ch7" chart:values-cell-range-address="Hoja1.C1:Hoja1.C999" chart:class="chart:scatter">
            <chart:data-point chart:repeated="2"/>
            <chart:data-point chart:style-name="ch8"/>
            <chart:data-point chart:repeated="4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9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oja1.A1:Hoja1.A999</svg:desc>
                </draw:g>
              </table:table-cell>
              <table:table-cell office:value-type="float" office:value="0.0999750062484379">
                <text:p>0.0999750062484379</text:p>
                <draw:g>
                  <svg:desc>Hoja1.B1:Hoja1.B999</svg:desc>
                </draw:g>
              </table:table-cell>
              <table:table-cell office:value-type="float" office:value="0.0999500041665278">
                <text:p>0.0999500041665278</text:p>
                <draw:g>
                  <svg:desc>Hoja1.C1:Hoja1.C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998750562296942">
                <text:p>0.0998750562296942</text:p>
              </table:table-cell>
              <table:table-cell office:value-type="float" office:value="0.0998000666577784">
                <text:p>0.0998000666577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0996752561172441">
                <text:p>0.0996752561172441</text:p>
              </table:table-cell>
              <table:table-cell office:value-type="float" office:value="0.0995503373987663">
                <text:p>0.0995503373987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993758056612628">
                <text:p>0.0993758056612628</text:p>
              </table:table-cell>
              <table:table-cell office:value-type="float" office:value="0.0992010660979403">
                <text:p>0.099201066097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989770042373621">
                <text:p>0.0989770042373621</text:p>
              </table:table-cell>
              <table:table-cell office:value-type="float" office:value="0.0987526019974963">
                <text:p>0.0987526019974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0.0984792505472905">
                <text:p>0.0984792505472905</text:p>
              </table:table-cell>
              <table:table-cell office:value-type="float" office:value="0.0982053935241641">
                <text:p>0.0982053935241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.0978830422203309">
                <text:p>0.0978830422203309</text:p>
              </table:table-cell>
              <table:table-cell office:value-type="float" office:value="0.0975599878408176">
                <text:p>0.0975599878408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0971889753157954">
                <text:p>0.0971889753157954</text:p>
              </table:table-cell>
              <table:table-cell office:value-type="float" office:value="0.0968170302993584">
                <text:p>0.0968170302993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0.0963977437271151">
                <text:p>0.0963977437271151</text:p>
              </table:table-cell>
              <table:table-cell office:value-type="float" office:value="0.0959772637954167">
                <text:p>0.095977263795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955101384881203">
                <text:p>0.0955101384881203</text:p>
              </table:table-cell>
              <table:table-cell office:value-type="float" office:value="0.0950415280255183">
                <text:p>0.0950415280255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">
                <text:p>0.011</text:p>
              </table:table-cell>
              <table:table-cell office:value-type="float" office:value="0.0945270469822041">
                <text:p>0.0945270469822041</text:p>
              </table:table-cell>
              <table:table-cell office:value-type="float" office:value="0.0940107586474577">
                <text:p>0.0940107586474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.093449452055161">
                <text:p>0.093449452055161</text:p>
              </table:table-cell>
              <table:table-cell office:value-type="float" office:value="0.0928859863447184">
                <text:p>0.0928859863447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">
                <text:p>0.013</text:p>
              </table:table-cell>
              <table:table-cell office:value-type="float" office:value="0.0922784310325866">
                <text:p>0.0922784310325866</text:p>
              </table:table-cell>
              <table:table-cell office:value-type="float" office:value="0.0916683357958753">
                <text:p>0.0916683357958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">
                <text:p>0.014</text:p>
              </table:table-cell>
              <table:table-cell office:value-type="float" office:value="0.0910151546428214">
                <text:p>0.0910151546428214</text:p>
              </table:table-cell>
              <table:table-cell office:value-type="float" office:value="0.0903590245500096">
                <text:p>0.0903590245500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  <table:table-cell office:value-type="float" office:value="0.089660885846515">
                <text:p>0.089660885846515</text:p>
              </table:table-cell>
              <table:table-cell office:value-type="float" office:value="0.0889593618092617">
                <text:p>0.0889593618092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">
                <text:p>0.016</text:p>
              </table:table-cell>
              <table:table-cell office:value-type="float" office:value="0.0882169785739811">
                <text:p>0.0882169785739811</text:p>
              </table:table-cell>
              <table:table-cell office:value-type="float" office:value="0.0874707471197375">
                <text:p>0.0874707471197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0.0866848763716057">
                <text:p>0.0866848763716057</text:p>
              </table:table-cell>
              <table:table-cell office:value-type="float" office:value="0.0858946689720795">
                <text:p>0.0858946689720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  <table:table-cell office:value-type="float" office:value="0.0850661109586614">
                <text:p>0.0850661109586614</text:p>
              </table:table-cell>
              <table:table-cell office:value-type="float" office:value="0.0842327033131">
                <text:p>0.0842327033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0.0833623006959707">
                <text:p>0.0833623006959707</text:p>
              </table:table-cell>
              <table:table-cell office:value-type="float" office:value="0.0824865119699653">
                <text:p>0.0824865119699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0.0815751489679505">
                <text:p>0.0815751489679505</text:p>
              </table:table-cell>
              <table:table-cell office:value-type="float" office:value="0.0806578409885075">
                <text:p>0.0806578409885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0.0797064424796524">
                <text:p>0.0797064424796524</text:p>
              </table:table-cell>
              <table:table-cell office:value-type="float" office:value="0.078748518887324">
                <text:p>0.078748518887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">
                <text:p>0.022</text:p>
              </table:table-cell>
              <table:table-cell office:value-type="float" office:value="0.0777580494705048">
                <text:p>0.0777580494705048</text:p>
              </table:table-cell>
              <table:table-cell office:value-type="float" office:value="0.0767604548294109">
                <text:p>0.0767604548294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">
                <text:p>0.023</text:p>
              </table:table-cell>
              <table:table-cell office:value-type="float" office:value="0.0757319178465405">
                <text:p>0.0757319178465405</text:p>
              </table:table-cell>
              <table:table-cell office:value-type="float" office:value="0.0746956367131598">
                <text:p>0.0746956367131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0.073630073232977">
                <text:p>0.073630073232977</text:p>
              </table:table-cell>
              <table:table-cell office:value-type="float" office:value="0.0725561291846244">
                <text:p>0.0725561291846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.0714546169490981">
                <text:p>0.0714546169490981</text:p>
              </table:table-cell>
              <table:table-cell office:value-type="float" office:value="0.0703440715730469">
                <text:p>0.0703440715730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">
                <text:p>0.026</text:p>
              </table:table-cell>
              <table:table-cell office:value-type="float" office:value="0.0692077239074596">
                <text:p>0.0692077239074596</text:p>
              </table:table-cell>
              <table:table-cell office:value-type="float" office:value="0.068061675751707">
                <text:p>0.068061675751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">
                <text:p>0.027</text:p>
              </table:table-cell>
              <table:table-cell office:value-type="float" office:value="0.0668916404395202">
                <text:p>0.0668916404395202</text:p>
              </table:table-cell>
              <table:table-cell office:value-type="float" office:value="0.0657112239262326">
                <text:p>0.0657112239262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.0645086820498717">
                <text:p>0.0645086820498717</text:p>
              </table:table-cell>
              <table:table-cell office:value-type="float" office:value="0.0632950663525848">
                <text:p>0.0632950663525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">
                <text:p>0.029</text:p>
              </table:table-cell>
              <table:table-cell office:value-type="float" office:value="0.0620612311013131">
                <text:p>0.0620612311013131</text:p>
              </table:table-cell>
              <table:table-cell office:value-type="float" office:value="0.0608156189869975">
                <text:p>0.0608156189869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0.0595517344330831">
                <text:p>0.0595517344330831</text:p>
              </table:table-cell>
              <table:table-cell office:value-type="float" office:value="0.0582753610702224">
                <text:p>0.0582753610702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">
                <text:p>0.031</text:p>
              </table:table-cell>
              <table:table-cell office:value-type="float" office:value="0.0569827009146325">
                <text:p>0.0569827009146325</text:p>
              </table:table-cell>
              <table:table-cell office:value-type="float" office:value="0.0556768326484954">
                <text:p>0.0556768326484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">
                <text:p>0.032</text:p>
              </table:table-cell>
              <table:table-cell office:value-type="float" office:value="0.0543566989373821">
                <text:p>0.0543566989373821</text:p>
              </table:table-cell>
              <table:table-cell office:value-type="float" office:value="0.0530226320337013">
                <text:p>0.0530226320337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">
                <text:p>0.033</text:p>
              </table:table-cell>
              <table:table-cell office:value-type="float" office:value="0.0516763538469725">
                <text:p>0.0516763538469725</text:p>
              </table:table-cell>
              <table:table-cell office:value-type="float" office:value="0.0503154132052788">
                <text:p>0.0503154132052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  <table:table-cell office:value-type="float" office:value="0.0489443453185754">
                <text:p>0.0489443453185754</text:p>
              </table:table-cell>
              <table:table-cell office:value-type="float" office:value="0.0475578831564624">
                <text:p>0.0475578831564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">
                <text:p>0.035</text:p>
              </table:table-cell>
              <table:table-cell office:value-type="float" office:value="0.0461634046778879">
                <text:p>0.0461634046778879</text:p>
              </table:table-cell>
              <table:table-cell office:value-type="float" office:value="0.0447527991875144">
                <text:p>0.0447527991875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">
                <text:p>0.036</text:p>
              </table:table-cell>
              <table:table-cell office:value-type="float" office:value="0.0433363121704891">
                <text:p>0.0433363121704891</text:p>
              </table:table-cell>
              <table:table-cell office:value-type="float" office:value="0.0419029661486545">
                <text:p>0.0419029661486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">
                <text:p>0.037</text:p>
              </table:table-cell>
              <table:table-cell office:value-type="float" office:value="0.04046589418229">
                <text:p>0.04046589418229</text:p>
              </table:table-cell>
              <table:table-cell office:value-type="float" office:value="0.0390112336354434">
                <text:p>0.0390112336354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">
                <text:p>0.038</text:p>
              </table:table-cell>
              <table:table-cell office:value-type="float" office:value="0.0375550204138537">
                <text:p>0.0375550204138537</text:p>
              </table:table-cell>
              <table:table-cell office:value-type="float" office:value="0.0360804931394246">
                <text:p>0.0360804931394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">
                <text:p>0.039</text:p>
              </table:table-cell>
              <table:table-cell office:value-type="float" office:value="0.0346066010114121">
                <text:p>0.0346066010114121</text:p>
              </table:table-cell>
              <table:table-cell office:value-type="float" office:value="0.0331136751568739">
                <text:p>0.0331136751568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0.0316235836574469">
                <text:p>0.0316235836574469</text:p>
              </table:table-cell>
              <table:table-cell office:value-type="float" office:value="0.0301137462585473">
                <text:p>0.0301137462585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  <table:table-cell office:value-type="float" office:value="0.0286089506237442">
                <text:p>0.0286089506237442</text:p>
              </table:table-cell>
              <table:table-cell office:value-type="float" office:value="0.0270837061233574">
                <text:p>0.0270837061233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">
                <text:p>0.042</text:p>
              </table:table-cell>
              <table:table-cell office:value-type="float" office:value="0.0255657157898678">
                <text:p>0.0255657157898678</text:p>
              </table:table-cell>
              <table:table-cell office:value-type="float" office:value="0.0240265845389444">
                <text:p>0.0240265845389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">
                <text:p>0.043</text:p>
              </table:table-cell>
              <table:table-cell office:value-type="float" office:value="0.022496921630033">
                <text:p>0.022496921630033</text:p>
              </table:table-cell>
              <table:table-cell office:value-type="float" office:value="0.020945438372141">
                <text:p>0.020945438372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">
                <text:p>0.044</text:p>
              </table:table-cell>
              <table:table-cell office:value-type="float" office:value="0.0194056361713929">
                <text:p>0.0194056361713929</text:p>
              </table:table-cell>
              <table:table-cell office:value-type="float" office:value="0.0178433485123606">
                <text:p>0.0178433485123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">
                <text:p>0.045</text:p>
              </table:table-cell>
              <table:table-cell office:value-type="float" office:value="0.0162949499267779">
                <text:p>0.0162949499267779</text:p>
              </table:table-cell>
              <table:table-cell office:value-type="float" office:value="0.0147234167909639">
                <text:p>0.0147234167909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">
                <text:p>0.046</text:p>
              </table:table-cell>
              <table:table-cell office:value-type="float" office:value="0.0131679728049554">
                <text:p>0.0131679728049554</text:p>
              </table:table-cell>
              <table:table-cell office:value-type="float" office:value="0.0115887628796868">
                <text:p>0.01158876287968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0.0100278310014983">
                <text:p>0.0100278310014983</text:p>
              </table:table-cell>
              <table:table-cell office:value-type="float" office:value="0.008442521171228">
                <text:p>0.008442521171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">
                <text:p>0.048</text:p>
              </table:table-cell>
              <table:table-cell office:value-type="float" office:value="0.00687766387337098">
                <text:p>0.00687766387337098</text:p>
              </table:table-cell>
              <table:table-cell office:value-type="float" office:value="0.005287837645118">
                <text:p>0.005287837645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">
                <text:p>0.049</text:p>
              </table:table-cell>
              <table:table-cell office:value-type="float" office:value="0.00372062080035646">
                <text:p>0.00372062080035646</text:p>
              </table:table-cell>
              <table:table-cell office:value-type="float" office:value="0.00212786672200132">
                <text:p>0.00212786672200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0.000559858036464311">
                <text:p>0.000559858036464311</text:p>
              </table:table-cell>
              <table:table-cell office:value-type="float" office:value="-0.00103423189052106">
                <text:p>-0.00103423189052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">
                <text:p>0.051</text:p>
              </table:table-cell>
              <table:table-cell office:value-type="float" office:value="-0.00260146444553478">
                <text:p>-0.00260146444553478</text:p>
              </table:table-cell>
              <table:table-cell office:value-type="float" office:value="-0.004195296357336">
                <text:p>-0.004195296357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">
                <text:p>0.052</text:p>
              </table:table-cell>
              <table:table-cell office:value-type="float" office:value="-0.0057601861132919">
                <text:p>-0.0057601861132919</text:p>
              </table:table-cell>
              <table:table-cell office:value-type="float" office:value="-0.00735216587739001">
                <text:p>-0.00735216587739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">
                <text:p>0.053</text:p>
              </table:table-cell>
              <table:table-cell office:value-type="float" office:value="-0.00891314903462233">
                <text:p>-0.00891314903462233</text:p>
              </table:table-cell>
              <table:table-cell office:value-type="float" office:value="-0.0105016838442267">
                <text:p>-0.0105016838442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">
                <text:p>0.054</text:p>
              </table:table-cell>
              <table:table-cell office:value-type="float" office:value="-0.0120572010346485">
                <text:p>-0.0120572010346485</text:p>
              </table:table-cell>
              <table:table-cell office:value-type="float" office:value="-0.0136407010023303">
                <text:p>-0.0136407010023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">
                <text:p>0.055</text:p>
              </table:table-cell>
              <table:table-cell office:value-type="float" office:value="-0.0151891988471868">
                <text:p>-0.0151891988471868</text:p>
              </table:table-cell>
              <table:table-cell office:value-type="float" office:value="-0.0167660785961187">
                <text:p>-0.01676607859611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">
                <text:p>0.056</text:p>
              </table:table-cell>
              <table:table-cell office:value-type="float" office:value="-0.0183060112572286">
                <text:p>-0.0183060112572286</text:p>
              </table:table-cell>
              <table:table-cell office:value-type="float" office:value="-0.0198746915084377">
                <text:p>-0.01987469150843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">
                <text:p>0.057</text:p>
              </table:table-cell>
              <table:table-cell office:value-type="float" office:value="-0.0214045222313722">
                <text:p>-0.0214045222313722</text:p>
              </table:table-cell>
              <table:table-cell office:value-type="float" office:value="-0.0229634313854174">
                <text:p>-0.02296343138541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-0.0244816340330774">
                <text:p>-0.0244816340330774</text:p>
              </table:table-cell>
              <table:table-cell office:value-type="float" office:value="-0.0260292097445671">
                <text:p>-0.0260292097445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-0.0275342703196284">
                <text:p>-0.0275342703196284</text:p>
              </table:table-cell>
              <table:table-cell office:value-type="float" office:value="-0.0290689610630008">
                <text:p>-0.0290689610630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-0.0305593792177069">
                <text:p>-0.0305593792177069</text:p>
              </table:table-cell>
              <table:table-cell office:value-type="float" office:value="-0.0320796458427041">
                <text:p>-0.0320796458427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-0.033553936374503">
                <text:p>-0.033553936374503</text:p>
              </table:table-cell>
              <table:table-cell office:value-type="float" office:value="-0.0350582536497794">
                <text:p>-0.0350582536497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-0.0365149479813121">
                <text:p>-0.0365149479813121</text:p>
              </table:table-cell>
              <table:table-cell office:value-type="float" office:value="-0.0380018061246288">
                <text:p>-0.0380018061246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-0.0394394537665953">
                <text:p>-0.0394394537665953</text:p>
              </table:table-cell>
              <table:table-cell office:value-type="float" office:value="-0.0409073599600651">
                <text:p>-0.0409073599600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">
                <text:p>0.064</text:p>
              </table:table-cell>
              <table:table-cell office:value-type="float" office:value="-0.0423245299555109">
                <text:p>-0.0423245299555109</text:p>
              </table:table-cell>
              <table:table-cell office:value-type="float" office:value="-0.0437720098443743">
                <text:p>-0.0437720098443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">
                <text:p>0.065</text:p>
              </table:table-cell>
              <table:table-cell office:value-type="float" office:value="-0.045167292192959">
                <text:p>-0.045167292192959</text:p>
              </table:table-cell>
              <table:table-cell office:value-type="float" office:value="-0.0465928913663851">
                <text:p>-0.0465928913663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-0.0479648984272148">
                <text:p>-0.0479648984272148</text:p>
              </table:table-cell>
              <table:table-cell office:value-type="float" office:value="-0.0493671838796411">
                <text:p>-0.04936718387964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-0.050714551751271">
                <text:p>-0.050714551751271</text:p>
              </table:table-cell>
              <table:table-cell office:value-type="float" office:value="-0.0520921133228123">
                <text:p>-0.0520921133228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-0.053413503199045">
                <text:p>-0.053413503199045</text:p>
              </table:table-cell>
              <table:table-cell office:value-type="float" office:value="-0.0547649549935254">
                <text:p>-0.0547649549935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-0.0560590544936583">
                <text:p>-0.0560590544936583</text:p>
              </table:table-cell>
              <table:table-cell office:value-type="float" office:value="-0.0573830362728391">
                <text:p>-0.0573830362728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">
                <text:p>0.07</text:p>
              </table:table-cell>
              <table:table-cell office:value-type="float" office:value="-0.0586485607450387">
                <text:p>-0.0586485607450387</text:p>
              </table:table-cell>
              <table:table-cell office:value-type="float" office:value="-0.0599437392976402">
                <text:p>-0.0599437392976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-0.0611794330941496">
                <text:p>-0.0611794330941496</text:p>
              </table:table-cell>
              <table:table-cell office:value-type="float" office:value="-0.0624445035782888">
                <text:p>-0.0624445035782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">
                <text:p>0.072</text:p>
              </table:table-cell>
              <table:table-cell office:value-type="float" office:value="-0.0636491413012019">
                <text:p>-0.0636491413012019</text:p>
              </table:table-cell>
              <table:table-cell office:value-type="float" office:value="-0.0648828285588943">
                <text:p>-0.0648828285588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-0.0660552162752613">
                <text:p>-0.0660552162752613</text:p>
              </table:table-cell>
              <table:table-cell office:value-type="float" office:value="-0.0672562761176631">
                <text:p>-0.0672562761176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-0.068395252542722">
                <text:p>-0.068395252542722</text:p>
              </table:table-cell>
              <table:table-cell office:value-type="float" office:value="-0.069562473004817">
                <text:p>-0.069562473004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-0.0706669106521796">
                <text:p>-0.0706669106521796</text:p>
              </table:table-cell>
              <table:table-cell office:value-type="float" office:value="-0.0717991132156457">
                <text:p>-0.07179911321564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-0.072867919513297">
                <text:p>-0.072867919513297</text:p>
              </table:table-cell>
              <table:table-cell office:value-type="float" office:value="-0.0739639602963187">
                <text:p>-0.0739639602963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-0.0749960786673279">
                <text:p>-0.0749960786673279</text:p>
              </table:table-cell>
              <table:table-cell office:value-type="float" office:value="-0.0760548495801533">
                <text:p>-0.0760548495801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-0.077049260487025">
                <text:p>-0.077049260487025</text:p>
              </table:table-cell>
              <table:table-cell office:value-type="float" office:value="-0.0780696903521007">
                <text:p>-0.0780696903521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-0.0790254123037358">
                <text:p>-0.0790254123037358</text:p>
              </table:table-cell>
              <table:table-cell office:value-type="float" office:value="-0.0800064679392866">
                <text:p>-0.0800064679392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-0.0809225584595581">
                <text:p>-0.0809225584595581</text:p>
              </table:table-cell>
              <table:table-cell office:value-type="float" office:value="-0.0818632457255166">
                <text:p>-0.0818632457255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-0.0827388022825041">
                <text:p>-0.0827388022825041</text:p>
              </table:table-cell>
              <table:table-cell office:value-type="float" office:value="-0.0836381670877309">
                <text:p>-0.0836381670877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-0.0844723279826983">
                <text:p>-0.0844723279826983</text:p>
              </table:table-cell>
              <table:table-cell office:value-type="float" office:value="-0.0853294572524723">
                <text:p>-0.0853294572524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-0.0861214024677136">
                <text:p>-0.0861214024677136</text:p>
              </table:table-cell>
              <table:table-cell office:value-type="float" office:value="-0.0869354250705124">
                <text:p>-0.0869354250705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-0.0876843770752306">
                <text:p>-0.0876843770752306</text:p>
              </table:table-cell>
              <table:table-cell office:value-type="float" office:value="-0.0884544647078592">
                <text:p>-0.0884544647078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-0.0891596892212876">
                <text:p>-0.0891596892212876</text:p>
              </table:table-cell>
              <table:table-cell office:value-type="float" office:value="-0.0898850572514579">
                <text:p>-0.0898850572514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-0.0905458639624747">
                <text:p>-0.0905458639624747</text:p>
              </table:table-cell>
              <table:table-cell office:value-type="float" office:value="-0.0912257722279768">
                <text:p>-0.0912257722279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-0.0918415154705075">
                <text:p>-0.0918415154705075</text:p>
              </table:table-cell>
              <table:table-cell office:value-type="float" office:value="-0.0924752690341621">
                <text:p>-0.0924752690341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-0.0930453484177101">
                <text:p>-0.0930453484177101</text:p>
              </table:table-cell>
              <table:table-cell office:value-type="float" office:value="-0.0936322982773288">
                <text:p>-0.0936322982773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-0.0941561592720181">
                <text:p>-0.0941561592720181</text:p>
              </table:table-cell>
              <table:table-cell office:value-type="float" office:value="-0.0946957030246496">
                <text:p>-0.0946957030246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-0.0951728375002107">
                <text:p>-0.0951728375002107</text:p>
              </table:table-cell>
              <table:table-cell office:value-type="float" office:value="-0.0956644199599913">
                <text:p>-0.0956644199599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10000000000001">
                <text:p>0.0910000000000001</text:p>
              </table:table-cell>
              <table:table-cell office:value-type="float" office:value="-0.0960943666781656">
                <text:p>-0.0960943666781656</text:p>
              </table:table-cell>
              <table:table-cell office:value-type="float" office:value="-0.0965374804471422">
                <text:p>-0.0965374804471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0000000000001">
                <text:p>0.0920000000000001</text:p>
              </table:table-cell>
              <table:table-cell office:value-type="float" office:value="-0.0969198255070296">
                <text:p>-0.0969198255070296</text:p>
              </table:table-cell>
              <table:table-cell office:value-type="float" office:value="-0.0973140114983679">
                <text:p>-0.0973140114983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-0.0976483887342869">
                <text:p>-0.0976483887342869</text:p>
              </table:table-cell>
              <table:table-cell office:value-type="float" office:value="-0.0979932366473259">
                <text:p>-0.0979932366473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0000000000001">
                <text:p>0.0940000000000001</text:p>
              </table:table-cell>
              <table:table-cell office:value-type="float" office:value="-0.0982793279788057">
                <text:p>-0.0982793279788057</text:p>
              </table:table-cell>
              <table:table-cell office:value-type="float" office:value="-0.0985744767254674">
                <text:p>-0.0985744767254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0000000000001">
                <text:p>0.0950000000000001</text:p>
              </table:table-cell>
              <table:table-cell office:value-type="float" office:value="-0.0988120124590367">
                <text:p>-0.0988120124590367</text:p>
              </table:table-cell>
              <table:table-cell office:value-type="float" office:value="-0.0990571505411493">
                <text:p>-0.0990571505411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-0.0992459096236376">
                <text:p>-0.0992459096236376</text:p>
              </table:table-cell>
              <table:table-cell office:value-type="float" office:value="-0.0994407754607775">
                <text:p>-0.0994407754607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0000000000001">
                <text:p>0.0970000000000001</text:p>
              </table:table-cell>
              <table:table-cell office:value-type="float" office:value="-0.099580585683891">
                <text:p>-0.099580585683891</text:p>
              </table:table-cell>
              <table:table-cell office:value-type="float" office:value="-0.0997249678913999">
                <text:p>-0.0997249678913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0000000000001">
                <text:p>0.0980000000000001</text:p>
              </table:table-cell>
              <table:table-cell office:value-type="float" office:value="-0.0998157060473847">
                <text:p>-0.0998157060473847</text:p>
              </table:table-cell>
              <table:table-cell office:value-type="float" office:value="-0.099909443664268">
                <text:p>-0.099909443664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0000000000001">
                <text:p>0.0990000000000001</text:p>
              </table:table-cell>
              <table:table-cell office:value-type="float" office:value="-0.0999510356525205">
                <text:p>-0.0999510356525205</text:p>
              </table:table-cell>
              <table:table-cell office:value-type="float" office:value="-0.0999940183189812">
                <text:p>-0.0999940183189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-0.0999864392035174">
                <text:p>-0.0999864392035174</text:p>
              </table:table-cell>
              <table:table-cell office:value-type="float" office:value="-0.0999786072879326">
                <text:p>-0.0999786072879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1">
                <text:p>0.101</text:p>
              </table:table-cell>
              <table:table-cell office:value-type="float" office:value="-0.099921881305673">
                <text:p>-0.099921881305673</text:p>
              </table:table-cell>
              <table:table-cell office:value-type="float" office:value="-0.0998632259808689">
                <text:p>-0.0998632259808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">
                <text:p>0.102</text:p>
              </table:table-cell>
              <table:table-cell office:value-type="float" office:value="-0.0997574265007496">
                <text:p>-0.0997574265007496</text:p>
              </table:table-cell>
              <table:table-cell office:value-type="float" office:value="-0.0996479897694825">
                <text:p>-0.09964798976948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">
                <text:p>0.103</text:p>
              </table:table-cell>
              <table:table-cell office:value-type="float" office:value="-0.0994932392024488">
                <text:p>-0.0994932392024488</text:p>
              </table:table-cell>
              <table:table-cell office:value-type="float" office:value="-0.0993331138720489">
                <text:p>-0.0993331138720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4">
                <text:p>0.104</text:p>
              </table:table-cell>
              <table:table-cell office:value-type="float" office:value="-0.0991295835320386">
                <text:p>-0.0991295835320386</text:p>
              </table:table-cell>
              <table:table-cell office:value-type="float" office:value="-0.0989189131382268">
                <text:p>-0.0989189131382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">
                <text:p>0.105</text:p>
              </table:table-cell>
              <table:table-cell office:value-type="float" office:value="-0.0986668230542983">
                <text:p>-0.0986668230542983</text:p>
              </table:table-cell>
              <table:table-cell office:value-type="float" office:value="-0.0984058017342346">
                <text:p>-0.0984058017342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6">
                <text:p>0.106</text:p>
              </table:table-cell>
              <table:table-cell office:value-type="float" office:value="-0.0981054204140442">
                <text:p>-0.0981054204140442</text:p>
              </table:table-cell>
              <table:table-cell office:value-type="float" office:value="-0.0977942927287182">
                <text:p>-0.0977942927287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">
                <text:p>0.107</text:p>
              </table:table-cell>
              <table:table-cell office:value-type="float" office:value="-0.0974459368736012">
                <text:p>-0.0974459368736012</text:p>
              </table:table-cell>
              <table:table-cell office:value-type="float" office:value="-0.0970849975797258">
                <text:p>-0.09708499757972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">
                <text:p>0.108</text:p>
              </table:table-cell>
              <table:table-cell office:value-type="float" office:value="-0.09668903175168">
                <text:p>-0.09668903175168</text:p>
              </table:table-cell>
              <table:table-cell office:value-type="float" office:value="-0.0962786255233005">
                <text:p>-0.0962786255233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">
                <text:p>0.109</text:p>
              </table:table-cell>
              <table:table-cell office:value-type="float" office:value="-0.0958354617642234">
                <text:p>-0.0958354617642234</text:p>
              </table:table-cell>
              <table:table-cell office:value-type="float" office:value="-0.0953759828643033">
                <text:p>-0.09537598286430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">
                <text:p>0.11</text:p>
              </table:table-cell>
              <table:table-cell office:value-type="float" office:value="-0.0948860802678799">
                <text:p>-0.0948860802678799</text:p>
              </table:table-cell>
              <table:table-cell office:value-type="float" office:value="-0.0943779721701754">
                <text:p>-0.0943779721701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1">
                <text:p>0.111</text:p>
              </table:table-cell>
              <table:table-cell office:value-type="float" office:value="-0.0938418364068596">
                <text:p>-0.0938418364068596</text:p>
              </table:table-cell>
              <table:table-cell office:value-type="float" office:value="-0.0932855913684462">
                <text:p>-0.0932855913684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">
                <text:p>0.112</text:p>
              </table:table-cell>
              <table:table-cell office:value-type="float" office:value="-0.092703774164028">
                <text:p>-0.092703774164028</text:p>
              </table:table-cell>
              <table:table-cell office:value-type="float" office:value="-0.0920999327488887">
                <text:p>-0.09209993274888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">
                <text:p>0.113</text:p>
              </table:table-cell>
              <table:table-cell office:value-type="float" office:value="-0.0914730313171834">
                <text:p>-0.0914730313171834</text:p>
              </table:table-cell>
              <table:table-cell office:value-type="float" office:value="-0.0908221818713208">
                <text:p>-0.0908221818713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">
                <text:p>0.114</text:p>
              </table:table-cell>
              <table:table-cell office:value-type="float" office:value="-0.0901508383015638">
                <text:p>-0.0901508383015638</text:p>
              </table:table-cell>
              <table:table-cell office:value-type="float" office:value="-0.0894536163801446">
                <text:p>-0.08945361638014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5">
                <text:p>0.115</text:p>
              </table:table-cell>
              <table:table-cell office:value-type="float" office:value="-0.0887385169797192">
                <text:p>-0.0887385169797192</text:p>
              </table:table-cell>
              <table:table-cell office:value-type="float" office:value="-0.0879956047268077">
                <text:p>-0.0879956047268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-0.0872374793199793">
                <text:p>-0.0872374793199793</text:p>
              </table:table-cell>
              <table:table-cell office:value-type="float" office:value="-0.0864496048014667">
                <text:p>-0.0864496048014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">
                <text:p>0.117</text:p>
              </table:table-cell>
              <table:table-cell office:value-type="float" office:value="-0.0856492259848384">
                <text:p>-0.0856492259848384</text:p>
              </table:table-cell>
              <table:table-cell office:value-type="float" office:value="-0.0848171624752178">
                <text:p>-0.0848171624752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">
                <text:p>0.118</text:p>
              </table:table-cell>
              <table:table-cell office:value-type="float" office:value="-0.0839753448306673">
                <text:p>-0.0839753448306673</text:p>
              </table:table-cell>
              <table:table-cell office:value-type="float" office:value="-0.0830999100543549">
                <text:p>-0.0830999100543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9">
                <text:p>0.119</text:p>
              </table:table-cell>
              <table:table-cell office:value-type="float" office:value="-0.0822175093202547">
                <text:p>-0.0822175093202547</text:p>
              </table:table-cell>
              <table:table-cell office:value-type="float" office:value="-0.0812995646481994">
                <text:p>-0.08129956464819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  <table:table-cell office:value-type="float" office:value="-0.0803774768497618">
                <text:p>-0.0803774768497618</text:p>
              </table:table-cell>
              <table:table-cell office:value-type="float" office:value="-0.0794179264521336">
                <text:p>-0.07941792645213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1">
                <text:p>0.121</text:p>
              </table:table-cell>
              <table:table-cell office:value-type="float" office:value="-0.078457086991766">
                <text:p>-0.078457086991766</text:p>
              </table:table-cell>
              <table:table-cell office:value-type="float" office:value="-0.0774568769475555">
                <text:p>-0.07745687694755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">
                <text:p>0.122</text:p>
              </table:table-cell>
              <table:table-cell office:value-type="float" office:value="-0.0764582596561479">
                <text:p>-0.0764582596561479</text:p>
              </table:table-cell>
              <table:table-cell office:value-type="float" office:value="-0.0754183770205546">
                <text:p>-0.0754183770205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3">
                <text:p>0.123</text:p>
              </table:table-cell>
              <table:table-cell office:value-type="float" office:value="-0.0743829931706611">
                <text:p>-0.0743829931706611</text:p>
              </table:table-cell>
              <table:table-cell office:value-type="float" office:value="-0.0733044650011883">
                <text:p>-0.07330446500118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4">
                <text:p>0.124</text:p>
              </table:table-cell>
              <table:table-cell office:value-type="float" office:value="-0.0722333622831041">
                <text:p>-0.0722333622831041</text:p>
              </table:table-cell>
              <table:table-cell office:value-type="float" office:value="-0.0711172546253226">
                <text:p>-0.0711172546253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5">
                <text:p>0.125</text:p>
              </table:table-cell>
              <table:table-cell office:value-type="float" office:value="-0.0700115160870912">
                <text:p>-0.0700115160870912</text:p>
              </table:table-cell>
              <table:table-cell office:value-type="float" office:value="-0.0688589329210719">
                <text:p>-0.0688589329210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">
                <text:p>0.126</text:p>
              </table:table-cell>
              <table:table-cell office:value-type="float" office:value="-0.0677196758734956">
                <text:p>-0.0677196758734956</text:p>
              </table:table-cell>
              <table:table-cell office:value-type="float" office:value="-0.0665317580219533">
                <text:p>-0.0665317580219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">
                <text:p>0.127</text:p>
              </table:table-cell>
              <table:table-cell office:value-type="float" office:value="-0.065360132909714">
                <text:p>-0.065360132909714</text:p>
              </table:table-cell>
              <table:table-cell office:value-type="float" office:value="-0.0641380569089412">
                <text:p>-0.0641380569089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  <table:table-cell office:value-type="float" office:value="-0.062935246148972">
                <text:p>-0.062935246148972</text:p>
              </table:table-cell>
              <table:table-cell office:value-type="float" office:value="-0.06168022308368">
                <text:p>-0.061680223083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">
                <text:p>0.129</text:p>
              </table:table-cell>
              <table:table-cell office:value-type="float" office:value="-0.06044743987196">
                <text:p>-0.06044743987196</text:p>
              </table:table-cell>
              <table:table-cell office:value-type="float" office:value="-0.0591607141751823">
                <text:p>-0.0591607141751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  <table:table-cell office:value-type="float" office:value="-0.057899201263159">
                <text:p>-0.057899201263159</text:p>
              </table:table-cell>
              <table:table-cell office:value-type="float" office:value="-0.0565820494824047">
                <text:p>-0.05658204948240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1">
                <text:p>0.131</text:p>
              </table:table-cell>
              <table:table-cell office:value-type="float" office:value="-0.0552930779242774">
                <text:p>-0.0552930779242774</text:p>
              </table:table-cell>
              <table:table-cell office:value-type="float" office:value="-0.0539468074551583">
                <text:p>-0.0539468074551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2">
                <text:p>0.132</text:p>
              </table:table-cell>
              <table:table-cell office:value-type="float" office:value="-0.052631675327286">
                <text:p>-0.052631675327286</text:p>
              </table:table-cell>
              <table:table-cell office:value-type="float" office:value="-0.0512576231158741">
                <text:p>-0.05125762311587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3">
                <text:p>0.133</text:p>
              </table:table-cell>
              <table:table-cell office:value-type="float" office:value="-0.0499176542095975">
                <text:p>-0.0499176542095975</text:p>
              </table:table-cell>
              <table:table-cell office:value-type="float" office:value="-0.0485171854248003">
                <text:p>-0.04851718542480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4">
                <text:p>0.134</text:p>
              </table:table-cell>
              <table:table-cell office:value-type="float" office:value="-0.0471537279139939">
                <text:p>-0.0471537279139939</text:p>
              </table:table-cell>
              <table:table-cell office:value-type="float" office:value="-0.0457282345912657">
                <text:p>-0.04572823459126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5">
                <text:p>0.135</text:p>
              </table:table-cell>
              <table:table-cell office:value-type="float" office:value="-0.0443426596759619">
                <text:p>-0.0443426596759619</text:p>
              </table:table-cell>
              <table:table-cell office:value-type="float" office:value="-0.0428935593336991">
                <text:p>-0.0428935593336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6">
                <text:p>0.136</text:p>
              </table:table-cell>
              <table:table-cell office:value-type="float" office:value="-0.0414872598611481">
                <text:p>-0.0414872598611481</text:p>
              </table:table-cell>
              <table:table-cell office:value-type="float" office:value="-0.0400159940911429">
                <text:p>-0.0400159940911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">
                <text:p>0.137</text:p>
              </table:table-cell>
              <table:table-cell office:value-type="float" office:value="-0.0385903831556959">
                <text:p>-0.0385903831556959</text:p>
              </table:table-cell>
              <table:table-cell office:value-type="float" office:value="-0.0370984161890505">
                <text:p>-0.0370984161890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-0.0356549257122725">
                <text:p>-0.0356549257122725</text:p>
              </table:table-cell>
              <table:table-cell office:value-type="float" office:value="-0.0341437429622008">
                <text:p>-0.03414374296220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">
                <text:p>0.139</text:p>
              </table:table-cell>
              <table:table-cell office:value-type="float" office:value="-0.0326838222546403">
                <text:p>-0.0326838222546403</text:p>
              </table:table-cell>
              <table:table-cell office:value-type="float" office:value="-0.0311549288376059">
                <text:p>-0.0311549288376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-0.0296800431436668">
                <text:p>-0.0296800431436668</text:p>
              </table:table-cell>
              <table:table-cell office:value-type="float" office:value="-0.028134962380331">
                <text:p>-0.0281349623803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">
                <text:p>0.141</text:p>
              </table:table-cell>
              <table:table-cell office:value-type="float" office:value="-0.0266465914077059">
                <text:p>-0.0266465914077059</text:p>
              </table:table-cell>
              <table:table-cell office:value-type="float" office:value="-0.0250868633051777">
                <text:p>-0.02508686330517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  <table:table-cell office:value-type="float" office:value="-0.0235864997403202">
                <text:p>-0.0235864997403202</text:p>
              </table:table-cell>
              <table:table-cell office:value-type="float" office:value="-0.0220136794572215">
                <text:p>-0.0220136794572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3">
                <text:p>0.143</text:p>
              </table:table-cell>
              <table:table-cell office:value-type="float" office:value="-0.0205028274683453">
                <text:p>-0.0205028274683453</text:p>
              </table:table-cell>
              <table:table-cell office:value-type="float" office:value="-0.0189184837642203">
                <text:p>-0.0189184837642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4">
                <text:p>0.144</text:p>
              </table:table-cell>
              <table:table-cell office:value-type="float" office:value="-0.0173986574933278">
                <text:p>-0.0173986574933278</text:p>
              </table:table-cell>
              <table:table-cell office:value-type="float" office:value="-0.0158043711639426">
                <text:p>-0.01580437116394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-0.0142770932093942">
                <text:p>-0.0142770932093942</text:p>
              </table:table-cell>
              <table:table-cell office:value-type="float" office:value="-0.012674455509488">
                <text:p>-0.012674455509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">
                <text:p>0.146</text:p>
              </table:table-cell>
              <table:table-cell office:value-type="float" office:value="-0.0111412554006324">
                <text:p>-0.0111412554006324</text:p>
              </table:table-cell>
              <table:table-cell office:value-type="float" office:value="-0.00953186645569326">
                <text:p>-0.00953186645569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">
                <text:p>0.147</text:p>
              </table:table-cell>
              <table:table-cell office:value-type="float" office:value="-0.00799427912108773">
                <text:p>-0.00799427912108773</text:p>
              </table:table-cell>
              <table:table-cell office:value-type="float" office:value="-0.0063797463297386">
                <text:p>-0.00637974632973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">
                <text:p>0.148</text:p>
              </table:table-cell>
              <table:table-cell office:value-type="float" office:value="-0.00483931056049219">
                <text:p>-0.00483931056049219</text:p>
              </table:table-cell>
              <table:table-cell office:value-type="float" office:value="-0.00322124698908201">
                <text:p>-0.00322124698908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">
                <text:p>0.149</text:p>
              </table:table-cell>
              <table:table-cell office:value-type="float" office:value="-0.00167950389886141">
                <text:p>-0.00167950389886141</text:p>
              </table:table-cell>
              <table:table-cell office:value-type="float" office:value="-0.0000595266698646416">
                <text:p>-0.0000595266698646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0.00148198184689719">
                <text:p>0.00148198184689719</text:p>
              </table:table-cell>
              <table:table-cell office:value-type="float" office:value="0.0031022531710622">
                <text:p>0.00310225317106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1">
                <text:p>0.151</text:p>
              </table:table-cell>
              <table:table-cell office:value-type="float" office:value="0.00464198598121176">
                <text:p>0.00464198598121176</text:p>
              </table:table-cell>
              <table:table-cell office:value-type="float" office:value="0.00626093101733038">
                <text:p>0.00626093101733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2">
                <text:p>0.152</text:p>
              </table:table-cell>
              <table:table-cell office:value-type="float" office:value="0.00779734928975156">
                <text:p>0.00779734928975156</text:p>
              </table:table-cell>
              <table:table-cell office:value-type="float" office:value="0.00941334845430817">
                <text:p>0.00941334845430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3">
                <text:p>0.153</text:p>
              </table:table-cell>
              <table:table-cell office:value-type="float" office:value="0.0109449171978517">
                <text:p>0.0109449171978517</text:p>
              </table:table-cell>
              <table:table-cell office:value-type="float" office:value="0.0125563533272512">
                <text:p>0.0125563533272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4">
                <text:p>0.154</text:p>
              </table:table-cell>
              <table:table-cell office:value-type="float" office:value="0.0140815429242994">
                <text:p>0.0140815429242994</text:p>
              </table:table-cell>
              <table:table-cell office:value-type="float" office:value="0.0156868028931949">
                <text:p>0.0156868028931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5">
                <text:p>0.155</text:p>
              </table:table-cell>
              <table:table-cell office:value-type="float" office:value="0.0172040906273287">
                <text:p>0.0172040906273287</text:p>
              </table:table-cell>
              <table:table-cell office:value-type="float" office:value="0.0188015669634354">
                <text:p>0.01880156696343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">
                <text:p>0.156</text:p>
              </table:table-cell>
              <table:table-cell office:value-type="float" office:value="0.0203094385396783">
                <text:p>0.0203094385396783</text:p>
              </table:table-cell>
              <table:table-cell office:value-type="float" office:value="0.0218975310334574">
                <text:p>0.02189753103345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">
                <text:p>0.157</text:p>
              </table:table-cell>
              <table:table-cell office:value-type="float" office:value="0.0233944820895789">
                <text:p>0.0233944820895789</text:p>
              </table:table-cell>
              <table:table-cell office:value-type="float" office:value="0.0249715993971795">
                <text:p>0.0249715993971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">
                <text:p>0.158</text:p>
              </table:table-cell>
              <table:table-cell office:value-type="float" office:value="0.0264561370045486">
                <text:p>0.0264561370045486</text:p>
              </table:table-cell>
              <table:table-cell office:value-type="float" office:value="0.0280206982424016">
                <text:p>0.02802069824240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">
                <text:p>0.159</text:p>
              </table:table-cell>
              <table:table-cell office:value-type="float" office:value="0.0294913423948949">
                <text:p>0.0294913423948949</text:p>
              </table:table-cell>
              <table:table-cell office:value-type="float" office:value="0.0310417787243616">
                <text:p>0.0310417787243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">
                <text:p>0.16</text:p>
              </table:table-cell>
              <table:table-cell office:value-type="float" office:value="0.0324970638138391">
                <text:p>0.0324970638138391</text:p>
              </table:table-cell>
              <table:table-cell office:value-type="float" office:value="0.0340318200143262">
                <text:p>0.03403182001432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1">
                <text:p>0.161</text:p>
              </table:table-cell>
              <table:table-cell office:value-type="float" office:value="0.035470296291205">
                <text:p>0.035470296291205</text:p>
              </table:table-cell>
              <table:table-cell office:value-type="float" office:value="0.0369878323201667">
                <text:p>0.0369878323201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2">
                <text:p>0.162</text:p>
              </table:table-cell>
              <table:table-cell office:value-type="float" office:value="0.0384080673376373">
                <text:p>0.0384080673376373</text:p>
              </table:table-cell>
              <table:table-cell office:value-type="float" office:value="0.0399068598759037">
                <text:p>0.0399068598759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3">
                <text:p>0.163</text:p>
              </table:table-cell>
              <table:table-cell office:value-type="float" office:value="0.041307439916349">
                <text:p>0.041307439916349</text:p>
              </table:table-cell>
              <table:table-cell office:value-type="float" office:value="0.0427859838972256">
                <text:p>0.0427859838972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">
                <text:p>0.164</text:p>
              </table:table-cell>
              <table:table-cell office:value-type="float" office:value="0.0441655153794232">
                <text:p>0.0441655153794232</text:p>
              </table:table-cell>
              <table:table-cell office:value-type="float" office:value="0.0456223255000299">
                <text:p>0.0456223255000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">
                <text:p>0.165</text:p>
              </table:table-cell>
              <table:table-cell office:value-type="float" office:value="0.0469794363657372">
                <text:p>0.0469794363657372</text:p>
              </table:table-cell>
              <table:table-cell office:value-type="float" office:value="0.0484130485790681">
                <text:p>0.04841304857906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">
                <text:p>0.166</text:p>
              </table:table-cell>
              <table:table-cell office:value-type="float" office:value="0.0497463896576091">
                <text:p>0.0497463896576091</text:p>
              </table:table-cell>
              <table:table-cell office:value-type="float" office:value="0.0511553626438134">
                <text:p>0.0511553626438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7">
                <text:p>0.167</text:p>
              </table:table-cell>
              <table:table-cell office:value-type="float" office:value="0.0524636089933124">
                <text:p>0.0524636089933124</text:p>
              </table:table-cell>
              <table:table-cell office:value-type="float" office:value="0.0538465256087197">
                <text:p>0.05384652560871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8">
                <text:p>0.168</text:p>
              </table:table-cell>
              <table:table-cell office:value-type="float" office:value="0.0551283778326465">
                <text:p>0.0551283778326465</text:p>
              </table:table-cell>
              <table:table-cell office:value-type="float" office:value="0.0564838465350782">
                <text:p>0.0564838465350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9">
                <text:p>0.169</text:p>
              </table:table-cell>
              <table:table-cell office:value-type="float" office:value="0.0577380320727977">
                <text:p>0.0577380320727977</text:p>
              </table:table-cell>
              <table:table-cell office:value-type="float" office:value="0.0590646883217319">
                <text:p>0.0590646883217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0.0602899627117764">
                <text:p>0.0602899627117764</text:p>
              </table:table-cell>
              <table:table-cell office:value-type="float" office:value="0.0615864703419572">
                <text:p>0.06158647034195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1">
                <text:p>0.171</text:p>
              </table:table-cell>
              <table:table-cell office:value-type="float" office:value="0.0627816184567669">
                <text:p>0.0627816184567669</text:p>
              </table:table-cell>
              <table:table-cell office:value-type="float" office:value="0.0640466710238753">
                <text:p>0.0640466710238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2">
                <text:p>0.172</text:p>
              </table:table-cell>
              <table:table-cell office:value-type="float" office:value="0.0652105082747823">
                <text:p>0.0652105082747823</text:p>
              </table:table-cell>
              <table:table-cell office:value-type="float" office:value="0.0664428303718142">
                <text:p>0.0664428303718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3">
                <text:p>0.173</text:p>
              </table:table-cell>
              <table:table-cell office:value-type="float" office:value="0.0675742038830754">
                <text:p>0.0675742038830754</text:p>
              </table:table-cell>
              <table:table-cell office:value-type="float" office:value="0.0687725524260993">
                <text:p>0.06877255242609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">
                <text:p>0.174</text:p>
              </table:table-cell>
              <table:table-cell office:value-type="float" office:value="0.0698703421768141">
                <text:p>0.0698703421768141</text:p>
              </table:table-cell>
              <table:table-cell office:value-type="float" office:value="0.0710335076588133">
                <text:p>0.0710335076588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">
                <text:p>0.175</text:p>
              </table:table-cell>
              <table:table-cell office:value-type="float" office:value="0.0720966275915956">
                <text:p>0.0720966275915956</text:p>
              </table:table-cell>
              <table:table-cell office:value-type="float" office:value="0.0732234353031301">
                <text:p>0.0732234353031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6">
                <text:p>0.176</text:p>
              </table:table-cell>
              <table:table-cell office:value-type="float" office:value="0.0742508343984376">
                <text:p>0.0742508343984376</text:p>
              </table:table-cell>
              <table:table-cell office:value-type="float" office:value="0.0753401456138934">
                <text:p>0.0753401456138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7">
                <text:p>0.177</text:p>
              </table:table-cell>
              <table:table-cell office:value-type="float" office:value="0.0763308089289502">
                <text:p>0.0763308089289502</text:p>
              </table:table-cell>
              <table:table-cell office:value-type="float" office:value="0.0773815220571789">
                <text:p>0.07738152205717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8">
                <text:p>0.178</text:p>
              </table:table-cell>
              <table:table-cell office:value-type="float" office:value="0.0783344717284666">
                <text:p>0.0783344717284666</text:p>
              </table:table-cell>
              <table:table-cell office:value-type="float" office:value="0.0793455234266525">
                <text:p>0.0793455234266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9">
                <text:p>0.179</text:p>
              </table:table-cell>
              <table:table-cell office:value-type="float" office:value="0.0802598196349778">
                <text:p>0.0802598196349778</text:p>
              </table:table-cell>
              <table:table-cell office:value-type="float" office:value="0.081230185884606">
                <text:p>0.0812301858846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  <table:table-cell office:value-type="float" office:value="0.082104927781794">
                <text:p>0.082104927781794</text:p>
              </table:table-cell>
              <table:table-cell office:value-type="float" office:value="0.0830336249256314">
                <text:p>0.08303362492563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1">
                <text:p>0.181</text:p>
              </table:table-cell>
              <table:table-cell office:value-type="float" office:value="0.08386795152193">
                <text:p>0.08386795152193</text:p>
              </table:table-cell>
              <table:table-cell office:value-type="float" office:value="0.0847540372609693">
                <text:p>0.08475403726096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2">
                <text:p>0.182</text:p>
              </table:table-cell>
              <table:table-cell office:value-type="float" office:value="0.0855471282722915">
                <text:p>0.0855471282722915</text:p>
              </table:table-cell>
              <table:table-cell office:value-type="float" office:value="0.0863897026216472">
                <text:p>0.0863897026216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">
                <text:p>0.183</text:p>
              </table:table-cell>
              <table:table-cell office:value-type="float" office:value="0.0871407792758174">
                <text:p>0.0871407792758174</text:p>
              </table:table-cell>
              <table:table-cell office:value-type="float" office:value="0.0879389854786054">
                <text:p>0.08793898547860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4">
                <text:p>0.184</text:p>
              </table:table-cell>
              <table:table-cell office:value-type="float" office:value="0.0886473112798174">
                <text:p>0.0886473112798174</text:p>
              </table:table-cell>
              <table:table-cell office:value-type="float" office:value="0.0894003366780895">
                <text:p>0.08940033667808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">
                <text:p>0.185</text:p>
              </table:table-cell>
              <table:table-cell office:value-type="float" office:value="0.0900652181288263">
                <text:p>0.0900652181288263</text:p>
              </table:table-cell>
              <table:table-cell office:value-type="float" office:value="0.0907722949906752">
                <text:p>0.09077229499067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6">
                <text:p>0.186</text:p>
              </table:table-cell>
              <table:table-cell office:value-type="float" office:value="0.0913930822703833">
                <text:p>0.0913930822703833</text:p>
              </table:table-cell>
              <table:table-cell office:value-type="float" office:value="0.0920534885723761">
                <text:p>0.0920534885723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7">
                <text:p>0.187</text:p>
              </table:table-cell>
              <table:table-cell office:value-type="float" office:value="0.0926295761722298">
                <text:p>0.0926295761722298</text:p>
              </table:table-cell>
              <table:table-cell office:value-type="float" office:value="0.0932426363363729">
                <text:p>0.0932426363363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8">
                <text:p>0.188</text:p>
              </table:table-cell>
              <table:table-cell office:value-type="float" office:value="0.0937734636495103">
                <text:p>0.0937734636495103</text:p>
              </table:table-cell>
              <table:table-cell office:value-type="float" office:value="0.094338549233994">
                <text:p>0.094338549233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">
                <text:p>0.189</text:p>
              </table:table-cell>
              <table:table-cell office:value-type="float" office:value="0.0948236011006478">
                <text:p>0.0948236011006478</text:p>
              </table:table-cell>
              <table:table-cell office:value-type="float" office:value="0.0953401314436649">
                <text:p>0.0953401314436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">
                <text:p>0.19</text:p>
              </table:table-cell>
              <table:table-cell office:value-type="float" office:value="0.0957789386506599">
                <text:p>0.0957789386506599</text:p>
              </table:table-cell>
              <table:table-cell office:value-type="float" office:value="0.0962463814666382">
                <text:p>0.09624638146663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">
                <text:p>0.191</text:p>
              </table:table-cell>
              <table:table-cell office:value-type="float" office:value="0.0966385212007714">
                <text:p>0.0966385212007714</text:p>
              </table:table-cell>
              <table:table-cell office:value-type="float" office:value="0.0970563931284093">
                <text:p>0.09705639312840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2">
                <text:p>0.192</text:p>
              </table:table-cell>
              <table:table-cell office:value-type="float" office:value="0.097401489383274">
                <text:p>0.097401489383274</text:p>
              </table:table-cell>
              <table:table-cell office:value-type="float" office:value="0.0977693564848152">
                <text:p>0.0977693564848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">
                <text:p>0.193</text:p>
              </table:table-cell>
              <table:table-cell office:value-type="float" office:value="0.0980670804206796">
                <text:p>0.0980670804206796</text:p>
              </table:table-cell>
              <table:table-cell office:value-type="float" office:value="0.098384558631911">
                <text:p>0.0983845586319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4">
                <text:p>0.194</text:p>
              </table:table-cell>
              <table:table-cell office:value-type="float" office:value="0.0986346288883069">
                <text:p>0.0986346288883069</text:p>
              </table:table-cell>
              <table:table-cell office:value-type="float" office:value="0.0989013844188149">
                <text:p>0.0989013844188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">
                <text:p>0.195</text:p>
              </table:table-cell>
              <table:table-cell office:value-type="float" office:value="0.0991035673795401">
                <text:p>0.0991035673795401</text:p>
              </table:table-cell>
              <table:table-cell office:value-type="float" office:value="0.0993193170628073">
                <text:p>0.09931931706280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">
                <text:p>0.196</text:p>
              </table:table-cell>
              <table:table-cell office:value-type="float" office:value="0.0994734270730931">
                <text:p>0.0994734270730931</text:p>
              </table:table-cell>
              <table:table-cell office:value-type="float" office:value="0.0996379386660708">
                <text:p>0.09963793866607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">
                <text:p>0.197</text:p>
              </table:table-cell>
              <table:table-cell office:value-type="float" office:value="0.0997438382017143">
                <text:p>0.0997438382017143</text:p>
              </table:table-cell>
              <table:table-cell office:value-type="float" office:value="0.0998569306335529">
                <text:p>0.09985693063355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">
                <text:p>0.198</text:p>
              </table:table-cell>
              <table:table-cell office:value-type="float" office:value="0.0999145304218609">
                <text:p>0.0999145304218609</text:p>
              </table:table-cell>
              <table:table-cell office:value-type="float" office:value="0.0999760739915351">
                <text:p>0.09997607399153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">
                <text:p>0.199</text:p>
              </table:table-cell>
              <table:table-cell office:value-type="float" office:value="0.0999853330839752">
                <text:p>0.0999853330839752</text:p>
              </table:table-cell>
              <table:table-cell office:value-type="float" office:value="0.0999952496065874">
                <text:p>0.09999524960658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0.0999561754030913">
                <text:p>0.0999561754030913</text:p>
              </table:table-cell>
              <table:table-cell office:value-type="float" office:value="0.0999144383046929">
                <text:p>0.09991443830469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1">
                <text:p>0.201</text:p>
              </table:table-cell>
              <table:table-cell office:value-type="float" office:value="0.0998270865296023">
                <text:p>0.0998270865296023</text:p>
              </table:table-cell>
              <table:table-cell office:value-type="float" office:value="0.0997337208904194">
                <text:p>0.0997337208904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2">
                <text:p>0.202</text:p>
              </table:table-cell>
              <table:table-cell office:value-type="float" office:value="0.0995981955201178">
                <text:p>0.0995981955201178</text:p>
              </table:table-cell>
              <table:table-cell office:value-type="float" office:value="0.0994532780661218">
                <text:p>0.09945327806612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3">
                <text:p>0.203</text:p>
              </table:table-cell>
              <table:table-cell office:value-type="float" office:value="0.0992697312084387">
                <text:p>0.0992697312084387</text:p>
              </table:table-cell>
              <table:table-cell office:value-type="float" office:value="0.0990733902512551">
                <text:p>0.09907339025125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">
                <text:p>0.204</text:p>
              </table:table-cell>
              <table:table-cell office:value-type="float" office:value="0.0988420219767812">
                <text:p>0.0988420219767812</text:p>
              </table:table-cell>
              <table:table-cell office:value-type="float" office:value="0.0985944373019777">
                <text:p>0.09859443730197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5">
                <text:p>0.205</text:p>
              </table:table-cell>
              <table:table-cell office:value-type="float" office:value="0.0983154954274763">
                <text:p>0.0983154954274763</text:p>
              </table:table-cell>
              <table:table-cell office:value-type="float" office:value="0.0980168981313276">
                <text:p>0.0980168981313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0.0976906779554745">
                <text:p>0.0976906779554745</text:p>
              </table:table-cell>
              <table:table-cell office:value-type="float" office:value="0.0973413502303487">
                <text:p>0.09734135023034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0.0969681942220827">
                <text:p>0.0969681942220827</text:p>
              </table:table-cell>
              <table:table-cell office:value-type="float" office:value="0.0965684690906482">
                <text:p>0.0965684690906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">
                <text:p>0.208</text:p>
              </table:table-cell>
              <table:table-cell office:value-type="float" office:value="0.0961487665304583">
                <text:p>0.0961487665304583</text:p>
              </table:table-cell>
              <table:table-cell office:value-type="float" office:value="0.0956990275289613">
                <text:p>0.0956990275289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9">
                <text:p>0.209</text:p>
              </table:table-cell>
              <table:table-cell office:value-type="float" office:value="0.0952332141034873">
                <text:p>0.0952332141034873</text:p>
              </table:table-cell>
              <table:table-cell office:value-type="float" office:value="0.0947338949143986">
                <text:p>0.09473389491439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">
                <text:p>0.21</text:p>
              </table:table-cell>
              <table:table-cell office:value-type="float" office:value="0.0942224522647657">
                <text:p>0.0942224522647657</text:p>
              </table:table-cell>
              <table:table-cell office:value-type="float" office:value="0.0936740362991496">
                <text:p>0.0936740362991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">
                <text:p>0.211</text:p>
              </table:table-cell>
              <table:table-cell office:value-type="float" office:value="0.093117491523505">
                <text:p>0.093117491523505</text:p>
              </table:table-cell>
              <table:table-cell office:value-type="float" office:value="0.0925205114535109">
                <text:p>0.09252051145351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0.0919194365642754">
                <text:p>0.0919194365642754</text:p>
              </table:table-cell>
              <table:table-cell office:value-type="float" office:value="0.0912744738062044">
                <text:p>0.09127447380620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">
                <text:p>0.213</text:p>
              </table:table-cell>
              <table:table-cell office:value-type="float" office:value="0.090629485142597">
                <text:p>0.090629485142597</text:p>
              </table:table-cell>
              <table:table-cell office:value-type="float" office:value="0.0899371692910442">
                <text:p>0.08993716929104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">
                <text:p>0.214</text:p>
              </table:table-cell>
              <table:table-cell office:value-type="float" office:value="0.0892489268874845">
                <text:p>0.0892489268874845</text:p>
              </table:table-cell>
              <table:table-cell office:value-type="float" office:value="0.0885099351011073">
                <text:p>0.08850993510110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">
                <text:p>0.215</text:p>
              </table:table-cell>
              <table:table-cell office:value-type="float" office:value="0.0877791420121396">
                <text:p>0.0877791420121396</text:p>
              </table:table-cell>
              <table:table-cell office:value-type="float" office:value="0.0869941983516514">
                <text:p>0.0869941983516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6">
                <text:p>0.216</text:p>
              </table:table-cell>
              <table:table-cell office:value-type="float" office:value="0.0862215999340832">
                <text:p>0.0862215999340832</text:p>
              </table:table-cell>
              <table:table-cell office:value-type="float" office:value="0.0853914746531187">
                <text:p>0.0853914746531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7">
                <text:p>0.217</text:p>
              </table:table-cell>
              <table:table-cell office:value-type="float" office:value="0.0845778578061053">
                <text:p>0.0845778578061053</text:p>
              </table:table-cell>
              <table:table-cell office:value-type="float" office:value="0.0837033665956519">
                <text:p>0.08370336659565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8">
                <text:p>0.218</text:p>
              </table:table-cell>
              <table:table-cell office:value-type="float" office:value="0.0828495589595008">
                <text:p>0.0828495589595008</text:p>
              </table:table-cell>
              <table:table-cell office:value-type="float" office:value="0.0819315621466375">
                <text:p>0.0819315621466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0.0810384312611499">
                <text:p>0.0810384312611499</text:p>
              </table:table-cell>
              <table:table-cell office:value-type="float" office:value="0.080077832962879">
                <text:p>0.0800778329628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">
                <text:p>0.22</text:p>
              </table:table-cell>
              <table:table-cell office:value-type="float" office:value="0.0791462853860819">
                <text:p>0.0791462853860819</text:p>
              </table:table-cell>
              <table:table-cell office:value-type="float" office:value="0.078144032619088">
                <text:p>0.0781440326190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">
                <text:p>0.221</text:p>
              </table:table-cell>
              <table:table-cell office:value-type="float" office:value="0.0771750130072538">
                <text:p>0.0771750130072538</text:p>
              </table:table-cell>
              <table:table-cell office:value-type="float" office:value="0.0761320947544635">
                <text:p>0.07613209475446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">
                <text:p>0.222</text:p>
              </table:table-cell>
              <table:table-cell office:value-type="float" office:value="0.0751265849043494">
                <text:p>0.0751265849043494</text:p>
              </table:table-cell>
              <table:table-cell office:value-type="float" office:value="0.0740440311392144">
                <text:p>0.0740440311392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3">
                <text:p>0.223</text:p>
              </table:table-cell>
              <table:table-cell office:value-type="float" office:value="0.0730030489934927">
                <text:p>0.0730030489934927</text:p>
              </table:table-cell>
              <table:table-cell office:value-type="float" office:value="0.0718819296629562">
                <text:p>0.0718819296629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4">
                <text:p>0.224</text:p>
              </table:table-cell>
              <table:table-cell office:value-type="float" office:value="0.0708065282798432">
                <text:p>0.0708065282798432</text:p>
              </table:table-cell>
              <table:table-cell office:value-type="float" office:value="0.0696479522469963">
                <text:p>0.0696479522469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5">
                <text:p>0.225</text:p>
              </table:table-cell>
              <table:table-cell office:value-type="float" office:value="0.0685392187351216">
                <text:p>0.0685392187351216</text:p>
              </table:table-cell>
              <table:table-cell office:value-type="float" office:value="0.0673443326825919">
                <text:p>0.06734433268259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">
                <text:p>0.226</text:p>
              </table:table-cell>
              <table:table-cell office:value-type="float" office:value="0.0662033871021869">
                <text:p>0.0662033871021869</text:p>
              </table:table-cell>
              <table:table-cell office:value-type="float" office:value="0.0649733743973456">
                <text:p>0.0649733743973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7">
                <text:p>0.227</text:p>
              </table:table-cell>
              <table:table-cell office:value-type="float" office:value="0.0638013686288602">
                <text:p>0.0638013686288602</text:p>
              </table:table-cell>
              <table:table-cell office:value-type="float" office:value="0.0625374481519693">
                <text:p>0.0625374481519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8">
                <text:p>0.228</text:p>
              </table:table-cell>
              <table:table-cell office:value-type="float" office:value="0.0613355647332601">
                <text:p>0.0613355647332601</text:p>
              </table:table-cell>
              <table:table-cell office:value-type="float" office:value="0.0600389896697213">
                <text:p>0.06003898966972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">
                <text:p>0.229</text:p>
              </table:table-cell>
              <table:table-cell office:value-type="float" office:value="0.0588084406029854">
                <text:p>0.0588084406029854</text:p>
              </table:table-cell>
              <table:table-cell office:value-type="float" office:value="0.057480497200886">
                <text:p>0.0574804972008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">
                <text:p>0.23</text:p>
              </table:table-cell>
              <table:table-cell office:value-type="float" office:value="0.0562225227305434">
                <text:p>0.0562225227305434</text:p>
              </table:table-cell>
              <table:table-cell office:value-type="float" office:value="0.0548645290247317">
                <text:p>0.0548645290247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0.0535803963874884">
                <text:p>0.0535803963874884</text:p>
              </table:table-cell>
              <table:table-cell office:value-type="float" office:value="0.0521937008914442">
                <text:p>0.0521937008914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2">
                <text:p>0.232</text:p>
              </table:table-cell>
              <table:table-cell office:value-type="float" office:value="0.050884703039797">
                <text:p>0.050884703039797</text:p>
              </table:table-cell>
              <table:table-cell office:value-type="float" office:value="0.0494706834065954">
                <text:p>0.04947068340659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3">
                <text:p>0.233</text:p>
              </table:table-cell>
              <table:table-cell office:value-type="float" office:value="0.0481381377070622">
                <text:p>0.0481381377070622</text:p>
              </table:table-cell>
              <table:table-cell office:value-type="float" office:value="0.0466981993607595">
                <text:p>0.04669819936075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">
                <text:p>0.234</text:p>
              </table:table-cell>
              <table:table-cell office:value-type="float" office:value="0.0453434462681468">
                <text:p>0.0453434462681468</text:p>
              </table:table-cell>
              <table:table-cell office:value-type="float" office:value="0.0438790210069498">
                <text:p>0.04387902100694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5">
                <text:p>0.235</text:p>
              </table:table-cell>
              <table:table-cell office:value-type="float" office:value="0.0425034227159916">
                <text:p>0.0425034227159916</text:p>
              </table:table-cell>
              <table:table-cell office:value-type="float" office:value="0.0410159672885963">
                <text:p>0.0410159672885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6">
                <text:p>0.236</text:p>
              </table:table-cell>
              <table:table-cell office:value-type="float" office:value="0.0396209063643203">
                <text:p>0.0396209063643203</text:p>
              </table:table-cell>
              <table:table-cell office:value-type="float" office:value="0.0381119010208376">
                <text:p>0.0381119010208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7">
                <text:p>0.237</text:p>
              </table:table-cell>
              <table:table-cell office:value-type="float" office:value="0.0366987790090355">
                <text:p>0.0366987790090355</text:p>
              </table:table-cell>
              <table:table-cell office:value-type="float" office:value="0.0351697260279439">
                <text:p>0.03516972602794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8">
                <text:p>0.238</text:p>
              </table:table-cell>
              <table:table-cell office:value-type="float" office:value="0.0337399620471434">
                <text:p>0.0337399620471434</text:p>
              </table:table-cell>
              <table:table-cell office:value-type="float" office:value="0.032192384239735">
                <text:p>0.032192384239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9">
                <text:p>0.239</text:p>
              </table:table-cell>
              <table:table-cell office:value-type="float" office:value="0.0307474135560864">
                <text:p>0.0307474135560864</text:p>
              </table:table-cell>
              <table:table-cell office:value-type="float" office:value="0.0291828527498958">
                <text:p>0.02918285274989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0.0277241253364055">
                <text:p>0.0277241253364055</text:p>
              </table:table-cell>
              <table:table-cell office:value-type="float" office:value="0.0261441408391299">
                <text:p>0.02614414083912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">
                <text:p>0.241</text:p>
              </table:table-cell>
              <table:table-cell office:value-type="float" office:value="0.0246731199206871">
                <text:p>0.0246731199206871</text:p>
              </table:table-cell>
              <table:table-cell office:value-type="float" office:value="0.0230792869661307">
                <text:p>0.02307928696613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2">
                <text:p>0.242</text:p>
              </table:table-cell>
              <table:table-cell office:value-type="float" office:value="0.0215974475517864">
                <text:p>0.0215974475517864</text:p>
              </table:table-cell>
              <table:table-cell office:value-type="float" office:value="0.0199913557293752">
                <text:p>0.01999135572937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">
                <text:p>0.243</text:p>
              </table:table-cell>
              <table:table-cell office:value-type="float" office:value="0.0185001831333463">
                <text:p>0.0185001831333463</text:p>
              </table:table-cell>
              <table:table-cell office:value-type="float" office:value="0.0168834348027811">
                <text:p>0.01688343480278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4">
                <text:p>0.244</text:p>
              </table:table-cell>
              <table:table-cell office:value-type="float" office:value="0.0153844231556627">
                <text:p>0.0153844231556627</text:p>
              </table:table-cell>
              <table:table-cell office:value-type="float" office:value="0.0137586318482902">
                <text:p>0.0137586318482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">
                <text:p>0.245</text:p>
              </table:table-cell>
              <table:table-cell office:value-type="float" office:value="0.0122532825999679">
                <text:p>0.0122532825999679</text:p>
              </table:table-cell>
              <table:table-cell office:value-type="float" office:value="0.0106200714084655">
                <text:p>0.01062007140846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6">
                <text:p>0.246</text:p>
              </table:table-cell>
              <table:table-cell office:value-type="float" office:value="0.0091098918242281">
                <text:p>0.0091098918242281</text:p>
              </table:table-cell>
              <table:table-cell office:value-type="float" office:value="0.00747089178220868">
                <text:p>0.00747089178220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7">
                <text:p>0.247</text:p>
              </table:table-cell>
              <table:table-cell office:value-type="float" office:value="0.00595739343356784">
                <text:p>0.00595739343356784</text:p>
              </table:table-cell>
              <table:table-cell office:value-type="float" office:value="0.00431424188672326">
                <text:p>0.004314241886723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8">
                <text:p>0.248</text:p>
              </table:table-cell>
              <table:table-cell office:value-type="float" office:value="0.00279893913845012">
                <text:p>0.00279893913845012</text:p>
              </table:table-cell>
              <table:table-cell office:value-type="float" office:value="0.00115327810885929">
                <text:p>0.001153278108859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9">
                <text:p>0.249</text:p>
              </table:table-cell>
              <table:table-cell office:value-type="float" office:value="-0.000362313396246155">
                <text:p>-0.000362313396246155</text:p>
              </table:table-cell>
              <table:table-cell office:value-type="float" office:value="-0.00200883885101023">
                <text:p>-0.00200883885101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-0.00352320370810181">
                <text:p>-0.00352320370810181</text:p>
              </table:table-cell>
              <table:table-cell office:value-type="float" office:value="-0.00516894713942631">
                <text:p>-0.005168947139426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1">
                <text:p>0.251</text:p>
              </table:table-cell>
              <table:table-cell office:value-type="float" office:value="-0.00668057169683023">
                <text:p>-0.00668057169683023</text:p>
              </table:table-cell>
              <table:table-cell office:value-type="float" office:value="-0.00832388691143429">
                <text:p>-0.008323886911434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">
                <text:p>0.252</text:p>
              </table:table-cell>
              <table:table-cell office:value-type="float" office:value="-0.00983126078358731">
                <text:p>-0.00983126078358731</text:p>
              </table:table-cell>
              <table:table-cell office:value-type="float" office:value="-0.011470503490165">
                <text:p>-0.01147050349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">
                <text:p>0.253</text:p>
              </table:table-cell>
              <table:table-cell office:value-type="float" office:value="-0.0129721210667617">
                <text:p>-0.0129721210667617</text:p>
              </table:table-cell>
              <table:table-cell office:value-type="float" office:value="-0.0146056505212489">
                <text:p>-0.01460565052124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">
                <text:p>0.254</text:p>
              </table:table-cell>
              <table:table-cell office:value-type="float" office:value="-0.016100012471089">
                <text:p>-0.016100012471089</text:p>
              </table:table-cell>
              <table:table-cell office:value-type="float" office:value="-0.0177261931189085">
                <text:p>-0.01772619311890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">
                <text:p>0.255</text:p>
              </table:table-cell>
              <table:table-cell office:value-type="float" office:value="-0.0192118078869424">
                <text:p>-0.0192118078869424</text:p>
              </table:table-cell>
              <table:table-cell office:value-type="float" office:value="-0.0208290110005828">
                <text:p>-0.0208290110005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  <table:table-cell office:value-type="float" office:value="-0.0223043962966604">
                <text:p>-0.0223043962966604</text:p>
              </table:table-cell>
              <table:table-cell office:value-type="float" office:value="-0.0239110016069495">
                <text:p>-0.02391100160694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">
                <text:p>0.257</text:p>
              </table:table-cell>
              <table:table-cell office:value-type="float" office:value="-0.0253746858847871">
                <text:p>-0.0253746858847871</text:p>
              </table:table-cell>
              <table:table-cell office:value-type="float" office:value="-0.0269690832042264">
                <text:p>-0.02696908320422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">
                <text:p>0.258</text:p>
              </table:table-cell>
              <table:table-cell office:value-type="float" office:value="-0.0284196071291149">
                <text:p>-0.0284196071291149</text:p>
              </table:table-cell>
              <table:table-cell office:value-type="float" office:value="-0.0300001979656476">
                <text:p>-0.0300001979656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-0.0314361158694397">
                <text:p>-0.0314361158694397</text:p>
              </table:table-cell>
              <table:table-cell office:value-type="float" office:value="-0.0330013150290365">
                <text:p>-0.0330013150290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-0.0344211963509597">
                <text:p>-0.0344211963509597</text:p>
              </table:table-cell>
              <table:table-cell office:value-type="float" office:value="-0.0359694335274141">
                <text:p>-0.0359694335274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">
                <text:p>0.261</text:p>
              </table:table-cell>
              <table:table-cell office:value-type="float" office:value="-0.0373718642392771">
                <text:p>-0.0373718642392771</text:p>
              </table:table-cell>
              <table:table-cell office:value-type="float" office:value="-0.0389015855896174">
                <text:p>-0.0389015855896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">
                <text:p>0.262</text:p>
              </table:table-cell>
              <table:table-cell office:value-type="float" office:value="-0.0402851696039861">
                <text:p>-0.0402851696039861</text:p>
              </table:table-cell>
              <table:table-cell office:value-type="float" office:value="-0.0417948393079216">
                <text:p>-0.04179483930792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">
                <text:p>0.263</text:p>
              </table:table-cell>
              <table:table-cell office:value-type="float" office:value="-0.0431581998678663">
                <text:p>-0.0431581998678663</text:p>
              </table:table-cell>
              <table:table-cell office:value-type="float" office:value="-0.0446463016697051">
                <text:p>-0.04464630166970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">
                <text:p>0.264</text:p>
              </table:table-cell>
              <table:table-cell office:value-type="float" office:value="-0.045988082718732">
                <text:p>-0.045988082718732</text:p>
              </table:table-cell>
              <table:table-cell office:value-type="float" office:value="-0.0474531214502201">
                <text:p>-0.0474531214502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">
                <text:p>0.265</text:p>
              </table:table-cell>
              <table:table-cell office:value-type="float" office:value="-0.048771988981026">
                <text:p>-0.048771988981026</text:p>
              </table:table-cell>
              <table:table-cell office:value-type="float" office:value="-0.0502124920635798">
                <text:p>-0.05021249206357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">
                <text:p>0.266</text:p>
              </table:table-cell>
              <table:table-cell office:value-type="float" office:value="-0.0515071354442888">
                <text:p>-0.0515071354442888</text:p>
              </table:table-cell>
              <table:table-cell office:value-type="float" office:value="-0.0529216543691109">
                <text:p>-0.05292165436911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">
                <text:p>0.267</text:p>
              </table:table-cell>
              <table:table-cell office:value-type="float" office:value="-0.0541907876456727">
                <text:p>-0.0541907876456727</text:p>
              </table:table-cell>
              <table:table-cell office:value-type="float" office:value="-0.0555778994302635">
                <text:p>-0.05557789943026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">
                <text:p>0.268</text:p>
              </table:table-cell>
              <table:table-cell office:value-type="float" office:value="-0.0568202626037218">
                <text:p>-0.0568202626037218</text:p>
              </table:table-cell>
              <table:table-cell office:value-type="float" office:value="-0.0581785712233234">
                <text:p>-0.0581785712233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">
                <text:p>0.269</text:p>
              </table:table-cell>
              <table:table-cell office:value-type="float" office:value="-0.0593929315006825">
                <text:p>-0.0593929315006825</text:p>
              </table:table-cell>
              <table:table-cell office:value-type="float" office:value="-0.0607210692932124">
                <text:p>-0.06072106929321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">
                <text:p>0.27</text:p>
              </table:table-cell>
              <table:table-cell office:value-type="float" office:value="-0.0619062223106642">
                <text:p>-0.0619062223106642</text:p>
              </table:table-cell>
              <table:table-cell office:value-type="float" office:value="-0.0632028513537287">
                <text:p>-0.0632028513537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">
                <text:p>0.271</text:p>
              </table:table-cell>
              <table:table-cell office:value-type="float" office:value="-0.0643576223710227">
                <text:p>-0.0643576223710227</text:p>
              </table:table-cell>
              <table:table-cell office:value-type="float" office:value="-0.06562143582962">
                <text:p>-0.065621435829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2">
                <text:p>0.272</text:p>
              </table:table-cell>
              <table:table-cell office:value-type="float" office:value="-0.0667446808943944">
                <text:p>-0.0667446808943944</text:p>
              </table:table-cell>
              <table:table-cell office:value-type="float" office:value="-0.0679744043379524">
                <text:p>-0.067974404337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3">
                <text:p>0.273</text:p>
              </table:table-cell>
              <table:table-cell office:value-type="float" office:value="-0.0690650114188715">
                <text:p>-0.0690650114188715</text:p>
              </table:table-cell>
              <table:table-cell office:value-type="float" office:value="-0.0702594041062916">
                <text:p>-0.0702594041062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4">
                <text:p>0.274</text:p>
              </table:table-cell>
              <table:table-cell office:value-type="float" office:value="-0.071316294193867">
                <text:p>-0.071316294193867</text:p>
              </table:table-cell>
              <table:table-cell office:value-type="float" office:value="-0.0724741503252799">
                <text:p>-0.07247415032527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5">
                <text:p>0.275</text:p>
              </table:table-cell>
              <table:table-cell office:value-type="float" office:value="-0.073496278499286">
                <text:p>-0.073496278499286</text:p>
              </table:table-cell>
              <table:table-cell office:value-type="float" office:value="-0.074616428433254">
                <text:p>-0.074616428433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">
                <text:p>0.276</text:p>
              </table:table-cell>
              <table:table-cell office:value-type="float" office:value="-0.075602784895683">
                <text:p>-0.075602784895683</text:p>
              </table:table-cell>
              <table:table-cell office:value-type="float" office:value="-0.0766840963306232">
                <text:p>-0.07668409633062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">
                <text:p>0.277</text:p>
              </table:table-cell>
              <table:table-cell office:value-type="float" office:value="-0.0776337074031565">
                <text:p>-0.0776337074031565</text:p>
              </table:table-cell>
              <table:table-cell office:value-type="float" office:value="-0.0786750865217903">
                <text:p>-0.07867508652179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">
                <text:p>0.278</text:p>
              </table:table-cell>
              <table:table-cell office:value-type="float" office:value="-0.0795870156068028">
                <text:p>-0.0795870156068028</text:p>
              </table:table-cell>
              <table:table-cell office:value-type="float" office:value="-0.0805874081824742">
                <text:p>-0.0805874081824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">
                <text:p>0.279</text:p>
              </table:table-cell>
              <table:table-cell office:value-type="float" office:value="-0.0814607566866233">
                <text:p>-0.0814607566866233</text:p>
              </table:table-cell>
              <table:table-cell office:value-type="float" office:value="-0.0824191491503692">
                <text:p>-0.08241914915036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-0.0832530573698562">
                <text:p>-0.0832530573698562</text:p>
              </table:table-cell>
              <table:table-cell office:value-type="float" office:value="-0.0841684778371472">
                <text:p>-0.08416847783714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-0.0849621258037817">
                <text:p>-0.0849621258037817</text:p>
              </table:table-cell>
              <table:table-cell office:value-type="float" office:value="-0.0858336450598942">
                <text:p>-0.08583364505989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">
                <text:p>0.282</text:p>
              </table:table-cell>
              <table:table-cell office:value-type="float" office:value="-0.0865862533471259">
                <text:p>-0.0865862533471259</text:p>
              </table:table-cell>
              <table:table-cell office:value-type="float" office:value="-0.0874129857901466">
                <text:p>-0.0874129857901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">
                <text:p>0.283</text:p>
              </table:table-cell>
              <table:table-cell office:value-type="float" office:value="-0.0881238162782762">
                <text:p>-0.0881238162782762</text:p>
              </table:table-cell>
              <table:table-cell office:value-type="float" office:value="-0.0889049208187815">
                <text:p>-0.08890492081878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">
                <text:p>0.284</text:p>
              </table:table-cell>
              <table:table-cell office:value-type="float" office:value="-0.0895732774185958">
                <text:p>-0.0895732774185958</text:p>
              </table:table-cell>
              <table:table-cell office:value-type="float" office:value="-0.0903079583350941">
                <text:p>-0.09030795833509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">
                <text:p>0.285</text:p>
              </table:table-cell>
              <table:table-cell office:value-type="float" office:value="-0.0909331876692193">
                <text:p>-0.0909331876692193</text:p>
              </table:table-cell>
              <table:table-cell office:value-type="float" office:value="-0.0916206954184839">
                <text:p>-0.09162069541848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">
                <text:p>0.286</text:p>
              </table:table-cell>
              <table:table-cell office:value-type="float" office:value="-0.0922021874597885">
                <text:p>-0.0922021874597885</text:p>
              </table:table-cell>
              <table:table-cell office:value-type="float" office:value="-0.0928418194412587">
                <text:p>-0.09284181944125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">
                <text:p>0.287</text:p>
              </table:table-cell>
              <table:table-cell office:value-type="float" office:value="-0.0933790081076837">
                <text:p>-0.0933790081076837</text:p>
              </table:table-cell>
              <table:table-cell office:value-type="float" office:value="-0.0939701093811526">
                <text:p>-0.09397010938115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">
                <text:p>0.288</text:p>
              </table:table-cell>
              <table:table-cell office:value-type="float" office:value="-0.0944624730863884">
                <text:p>-0.0944624730863884</text:p>
              </table:table-cell>
              <table:table-cell office:value-type="float" office:value="-0.0950044370422468">
                <text:p>-0.09500443704224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">
                <text:p>0.289</text:p>
              </table:table-cell>
              <table:table-cell office:value-type="float" office:value="-0.0954514992017226">
                <text:p>-0.0954514992017226</text:p>
              </table:table-cell>
              <table:table-cell office:value-type="float" office:value="-0.0959437681830713">
                <text:p>-0.09594376818307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">
                <text:p>0.29</text:p>
              </table:table-cell>
              <table:table-cell office:value-type="float" office:value="-0.0963450976747656">
                <text:p>-0.0963450976747656</text:p>
              </table:table-cell>
              <table:table-cell office:value-type="float" office:value="-0.0967871635507602">
                <text:p>-0.09678716355076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">
                <text:p>0.291</text:p>
              </table:table-cell>
              <table:table-cell office:value-type="float" office:value="-0.0971423751303882">
                <text:p>-0.0971423751303882</text:p>
              </table:table-cell>
              <table:table-cell office:value-type="float" office:value="-0.0975337798202265">
                <text:p>-0.0975337798202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">
                <text:p>0.292</text:p>
              </table:table-cell>
              <table:table-cell office:value-type="float" office:value="-0.0978425344904044">
                <text:p>-0.0978425344904044</text:p>
              </table:table-cell>
              <table:table-cell office:value-type="float" office:value="-0.0981828704374166">
                <text:p>-0.0981828704374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">
                <text:p>0.293</text:p>
              </table:table-cell>
              <table:table-cell office:value-type="float" office:value="-0.0984448757704501">
                <text:p>-0.0984448757704501</text:p>
              </table:table-cell>
              <table:table-cell office:value-type="float" office:value="-0.0987337863658024">
                <text:p>-0.09873378636580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">
                <text:p>0.294</text:p>
              </table:table-cell>
              <table:table-cell office:value-type="float" office:value="-0.098948796779793">
                <text:p>-0.098948796779793</text:p>
              </table:table-cell>
              <table:table-cell office:value-type="float" office:value="-0.0991859767353637">
                <text:p>-0.09918597673536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">
                <text:p>0.295</text:p>
              </table:table-cell>
              <table:table-cell office:value-type="float" office:value="-0.0993537937233726">
                <text:p>-0.0993537937233726</text:p>
              </table:table-cell>
              <table:table-cell office:value-type="float" office:value="-0.0995389893934122">
                <text:p>-0.0995389893934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">
                <text:p>0.296</text:p>
              </table:table-cell>
              <table:table-cell office:value-type="float" office:value="-0.0996594617054692">
                <text:p>-0.0996594617054692</text:p>
              </table:table-cell>
              <table:table-cell office:value-type="float" office:value="-0.0997924713567066">
                <text:p>-0.09979247135670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">
                <text:p>0.297</text:p>
              </table:table-cell>
              <table:table-cell office:value-type="float" office:value="-0.0998654951344986">
                <text:p>-0.0998654951344986</text:p>
              </table:table-cell>
              <table:table-cell office:value-type="float" office:value="-0.0999461691644063">
                <text:p>-0.09994616916440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">
                <text:p>0.298</text:p>
              </table:table-cell>
              <table:table-cell office:value-type="float" office:value="-0.0999716880285272">
                <text:p>-0.0999716880285272</text:p>
              </table:table-cell>
              <table:table-cell office:value-type="float" office:value="-0.0999999291315115">
                <text:p>-0.09999992913151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  <table:table-cell office:value-type="float" office:value="-0.0999779342212026">
                <text:p>-0.0999779342212026</text:p>
              </table:table-cell>
              <table:table-cell office:value-type="float" office:value="-0.0999536975025348">
                <text:p>-0.09995369750253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-0.0998842274678933">
                <text:p>-0.0998842274678933</text:p>
              </table:table-cell>
              <table:table-cell office:value-type="float" office:value="-0.0998075205052527">
                <text:p>-0.09980752050525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">
                <text:p>0.301</text:p>
              </table:table-cell>
              <table:table-cell office:value-type="float" office:value="-0.0996906614519318">
                <text:p>-0.0996906614519318</text:p>
              </table:table-cell>
              <table:table-cell office:value-type="float" office:value="-0.0995615443044815">
                <text:p>-0.09956154430448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">
                <text:p>0.302</text:p>
              </table:table-cell>
              <table:table-cell office:value-type="float" office:value="-0.0993974296909546">
                <text:p>-0.0993974296909546</text:p>
              </table:table-cell>
              <table:table-cell office:value-type="float" office:value="-0.0992160148559246">
                <text:p>-0.0992160148559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">
                <text:p>0.303</text:p>
              </table:table-cell>
              <table:table-cell office:value-type="float" office:value="-0.0990048253434331">
                <text:p>-0.0990048253434331</text:p>
              </table:table-cell>
              <table:table-cell office:value-type="float" office:value="-0.0987712776602374">
                <text:p>-0.09877127766023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">
                <text:p>0.304</text:p>
              </table:table-cell>
              <table:table-cell office:value-type="float" office:value="-0.0985132409155883">
                <text:p>-0.0985132409155883</text:p>
              </table:table-cell>
              <table:table-cell office:value-type="float" office:value="-0.0982277774175555">
                <text:p>-0.09822777741755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">
                <text:p>0.305</text:p>
              </table:table-cell>
              <table:table-cell office:value-type="float" office:value="-0.0979231678689826">
                <text:p>-0.0979231678689826</text:p>
              </table:table-cell>
              <table:table-cell office:value-type="float" office:value="-0.0975860575828312">
                <text:p>-0.09758605758283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">
                <text:p>0.306</text:p>
              </table:table-cell>
              <table:table-cell office:value-type="float" office:value="-0.0972351961291812">
                <text:p>-0.0972351961291812</text:p>
              </table:table-cell>
              <table:table-cell office:value-type="float" office:value="-0.0968467598224246">
                <text:p>-0.09684675982242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">
                <text:p>0.307</text:p>
              </table:table-cell>
              <table:table-cell office:value-type="float" office:value="-0.096450013495974">
                <text:p>-0.096450013495974</text:p>
              </table:table-cell>
              <table:table-cell office:value-type="float" office:value="-0.0960106233724897">
                <text:p>-0.09601062337248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">
                <text:p>0.308</text:p>
              </table:table-cell>
              <table:table-cell office:value-type="float" office:value="-0.0955684049557476">
                <text:p>-0.0955684049557476</text:p>
              </table:table-cell>
              <table:table-cell office:value-type="float" office:value="-0.095078484299801">
                <text:p>-0.0950784842998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">
                <text:p>0.309</text:p>
              </table:table-cell>
              <table:table-cell office:value-type="float" office:value="-0.0945912518966952">
                <text:p>-0.0945912518966952</text:p>
              </table:table-cell>
              <table:table-cell office:value-type="float" office:value="-0.0940512746657554">
                <text:p>-0.09405127466575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  <table:table-cell office:value-type="float" office:value="-0.0935195312276485">
                <text:p>-0.0935195312276485</text:p>
              </table:table-cell>
              <table:table-cell office:value-type="float" office:value="-0.0929300215943891">
                <text:p>-0.09293002159438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">
                <text:p>0.311</text:p>
              </table:table-cell>
              <table:table-cell office:value-type="float" office:value="-0.0923543144014136">
                <text:p>-0.0923543144014136</text:p>
              </table:table-cell>
              <table:table-cell office:value-type="float" office:value="-0.0917158462453386">
                <text:p>-0.09171584624533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">
                <text:p>0.312</text:p>
              </table:table-cell>
              <table:table-cell office:value-type="float" office:value="-0.0910967663435851">
                <text:p>-0.0910967663435851</text:p>
              </table:table-cell>
              <table:table-cell office:value-type="float" office:value="-0.0904099626927754">
                <text:p>-0.0904099626927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">
                <text:p>0.313</text:p>
              </table:table-cell>
              <table:table-cell office:value-type="float" office:value="-0.0897481442879125">
                <text:p>-0.0897481442879125</text:p>
              </table:table-cell>
              <table:table-cell office:value-type="float" office:value="-0.0890136767114317">
                <text:p>-0.0890136767114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">
                <text:p>0.314</text:p>
              </table:table-cell>
              <table:table-cell office:value-type="float" office:value="-0.0883097965193802">
                <text:p>-0.0883097965193802</text:p>
              </table:table-cell>
              <table:table-cell office:value-type="float" office:value="-0.0875283844709358">
                <text:p>-0.08752838447093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">
                <text:p>0.315</text:p>
              </table:table-cell>
              <table:table-cell office:value-type="float" office:value="-0.0867831610262597">
                <text:p>-0.0867831610262597</text:p>
              </table:table-cell>
              <table:table-cell office:value-type="float" office:value="-0.0859555711397578">
                <text:p>-0.08595557113975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  <table:table-cell office:value-type="float" office:value="-0.0851697640624805">
                <text:p>-0.0851697640624805</text:p>
              </table:table-cell>
              <table:table-cell office:value-type="float" office:value="-0.0842968094001655">
                <text:p>-0.08429680940016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7">
                <text:p>0.317</text:p>
              </table:table-cell>
              <table:table-cell office:value-type="float" office:value="-0.0834712186217581">
                <text:p>-0.0834712186217581</text:p>
              </table:table-cell>
              <table:table-cell office:value-type="float" office:value="-0.082553757875673">
                <text:p>-0.0825537578756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">
                <text:p>0.318</text:p>
              </table:table-cell>
              <table:table-cell office:value-type="float" office:value="-0.0816892228250029">
                <text:p>-0.0816892228250029</text:p>
              </table:table-cell>
              <table:table-cell office:value-type="float" office:value="-0.0807281594725554">
                <text:p>-0.08072815947255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9">
                <text:p>0.319</text:p>
              </table:table-cell>
              <table:table-cell office:value-type="float" office:value="-0.0798255582226242">
                <text:p>-0.0798255582226242</text:p>
              </table:table-cell>
              <table:table-cell office:value-type="float" office:value="-0.0788218396370874">
                <text:p>-0.07882183963708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">
                <text:p>0.32</text:p>
              </table:table-cell>
              <table:table-cell office:value-type="float" office:value="-0.0778820880134245">
                <text:p>-0.0778820880134245</text:p>
              </table:table-cell>
              <table:table-cell office:value-type="float" office:value="-0.0768367045302501">
                <text:p>-0.0768367045302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1">
                <text:p>0.321</text:p>
              </table:table-cell>
              <table:table-cell office:value-type="float" office:value="-0.0758607551818671">
                <text:p>-0.0758607551818671</text:p>
              </table:table-cell>
              <table:table-cell office:value-type="float" office:value="-0.074774739121728">
                <text:p>-0.0747747391217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2">
                <text:p>0.322</text:p>
              </table:table-cell>
              <table:table-cell office:value-type="float" office:value="-0.0737635805555764">
                <text:p>-0.0737635805555764</text:p>
              </table:table-cell>
              <table:table-cell office:value-type="float" office:value="-0.0726380052051046">
                <text:p>-0.07263800520510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3">
                <text:p>0.323</text:p>
              </table:table-cell>
              <table:table-cell office:value-type="float" office:value="-0.0715926607850162">
                <text:p>-0.0715926607850162</text:p>
              </table:table-cell>
              <table:table-cell office:value-type="float" office:value="-0.0704286393362415">
                <text:p>-0.07042863933624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">
                <text:p>0.324</text:p>
              </table:table-cell>
              <table:table-cell office:value-type="float" office:value="-0.0693501662473627">
                <text:p>-0.0693501662473627</text:p>
              </table:table-cell>
              <table:table-cell office:value-type="float" office:value="-0.0681488506968997">
                <text:p>-0.06814885069689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5">
                <text:p>0.325</text:p>
              </table:table-cell>
              <table:table-cell office:value-type="float" office:value="-0.0670383388766701">
                <text:p>-0.0670383388766701</text:p>
              </table:table-cell>
              <table:table-cell office:value-type="float" office:value="-0.0658009188857428">
                <text:p>-0.06580091888574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6">
                <text:p>0.326</text:p>
              </table:table-cell>
              <table:table-cell office:value-type="float" office:value="-0.0646594899224968">
                <text:p>-0.0646594899224968</text:p>
              </table:table-cell>
              <table:table-cell office:value-type="float" office:value="-0.0633871916389271">
                <text:p>-0.06338719163892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  <table:table-cell office:value-type="float" office:value="-0.0622159976392332">
                <text:p>-0.0622159976392332</text:p>
              </table:table-cell>
              <table:table-cell office:value-type="float" office:value="-0.0609100824825625">
                <text:p>-0.060910082482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8">
                <text:p>0.328</text:p>
              </table:table-cell>
              <table:table-cell office:value-type="float" office:value="-0.0597103049084423">
                <text:p>-0.0597103049084423</text:p>
              </table:table-cell>
              <table:table-cell office:value-type="float" office:value="-0.0583720683193865">
                <text:p>-0.05837206831938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9">
                <text:p>0.329</text:p>
              </table:table-cell>
              <table:table-cell office:value-type="float" office:value="-0.0571449167965882">
                <text:p>-0.0571449167965882</text:p>
              </table:table-cell>
              <table:table-cell office:value-type="float" office:value="-0.0557756869520677">
                <text:p>-0.0557756869520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">
                <text:p>0.33</text:p>
              </table:table-cell>
              <table:table-cell office:value-type="float" office:value="-0.054522398050596">
                <text:p>-0.054522398050596</text:p>
              </table:table-cell>
              <table:table-cell office:value-type="float" office:value="-0.0531235345456159">
                <text:p>-0.05312353454561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  <table:table-cell office:value-type="float" office:value="-0.051845370533746">
                <text:p>-0.051845370533746</text:p>
              </table:table-cell>
              <table:table-cell office:value-type="float" office:value="-0.0504182630314321">
                <text:p>-0.05041826303143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2">
                <text:p>0.332</text:p>
              </table:table-cell>
              <table:table-cell office:value-type="float" office:value="-0.0491165106044653">
                <text:p>-0.0491165106044653</text:p>
              </table:table-cell>
              <table:table-cell office:value-type="float" office:value="-0.0476625774555989">
                <text:p>-0.04766257745559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3">
                <text:p>0.333</text:p>
              </table:table-cell>
              <table:table-cell office:value-type="float" office:value="-0.0463385464406388">
                <text:p>-0.0463385464406388</text:p>
              </table:table-cell>
              <table:table-cell office:value-type="float" office:value="-0.0448592332740589">
                <text:p>-0.0448592332740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4">
                <text:p>0.334</text:p>
              </table:table-cell>
              <table:table-cell office:value-type="float" office:value="-0.0435142553121128">
                <text:p>-0.0435142553121128</text:p>
              </table:table-cell>
              <table:table-cell office:value-type="float" office:value="-0.0420110335973899">
                <text:p>-0.04201103359738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  <table:table-cell office:value-type="float" office:value="-0.0406464608041196">
                <text:p>-0.0406464608041196</text:p>
              </table:table-cell>
              <table:table-cell office:value-type="float" office:value="-0.0391208263879261">
                <text:p>-0.0391208263879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6">
                <text:p>0.336</text:p>
              </table:table-cell>
              <table:table-cell office:value-type="float" office:value="-0.0377380299943977">
                <text:p>-0.0377380299943977</text:p>
              </table:table-cell>
              <table:table-cell office:value-type="float" office:value="-0.0361915016120347">
                <text:p>-0.03619150161203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">
                <text:p>0.337</text:p>
              </table:table-cell>
              <table:table-cell office:value-type="float" office:value="-0.0347918705868308">
                <text:p>-0.0347918705868308</text:p>
              </table:table-cell>
              <table:table-cell office:value-type="float" office:value="-0.0332259883503891">
                <text:p>-0.03322598835038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8">
                <text:p>0.338</text:p>
              </table:table-cell>
              <table:table-cell office:value-type="float" office:value="-0.0318109280044708">
                <text:p>-0.0318109280044708</text:p>
              </table:table-cell>
              <table:table-cell office:value-type="float" office:value="-0.0302272518691333">
                <text:p>-0.0302272518691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9">
                <text:p>0.339</text:p>
              </table:table-cell>
              <table:table-cell office:value-type="float" office:value="-0.0287981824448507">
                <text:p>-0.0287981824448507</text:p>
              </table:table-cell>
              <table:table-cell office:value-type="float" office:value="-0.027198290654862">
                <text:p>-0.0271982906548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4">
                <text:p>0.34</text:p>
              </table:table-cell>
              <table:table-cell office:value-type="float" office:value="-0.0257566459005319">
                <text:p>-0.0257566459005319</text:p>
              </table:table-cell>
              <table:table-cell office:value-type="float" office:value="-0.0241421334163846">
                <text:p>-0.02414213341638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1">
                <text:p>0.341</text:p>
              </table:table-cell>
              <table:table-cell office:value-type="float" office:value="-0.0226893591478646">
                <text:p>-0.0226893591478646</text:p>
              </table:table-cell>
              <table:table-cell office:value-type="float" office:value="-0.0210618360562682">
                <text:p>-0.02106183605626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2">
                <text:p>0.342</text:p>
              </table:table-cell>
              <table:table-cell office:value-type="float" office:value="-0.0195993887069715">
                <text:p>-0.0195993887069715</text:p>
              </table:table-cell>
              <table:table-cell office:value-type="float" office:value="-0.0179604786151898">
                <text:p>-0.01796047861518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3">
                <text:p>0.343</text:p>
              </table:table-cell>
              <table:table-cell office:value-type="float" office:value="-0.016489823775994">
                <text:p>-0.016489823775994</text:p>
              </table:table-cell>
              <table:table-cell office:value-type="float" office:value="-0.0148411621921531">
                <text:p>-0.01484116219215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4">
                <text:p>0.344</text:p>
              </table:table-cell>
              <table:table-cell office:value-type="float" office:value="-0.0133637731426661">
                <text:p>-0.0133637731426661</text:p>
              </table:table-cell>
              <table:table-cell office:value-type="float" office:value="-0.0117070058436464">
                <text:p>-0.0117070058436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5">
                <text:p>0.345</text:p>
              </table:table-cell>
              <table:table-cell office:value-type="float" office:value="-0.0102243620763037">
                <text:p>-0.0102243620763037</text:p>
              </table:table-cell>
              <table:table-cell office:value-type="float" office:value="-0.0085611434648475">
                <text:p>-0.00856114346484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6">
                <text:p>0.346</text:p>
              </table:table-cell>
              <table:table-cell office:value-type="float" office:value="-0.00707472920331676">
                <text:p>-0.00707472920331676</text:p>
              </table:table-cell>
              <table:table-cell office:value-type="float" office:value="-0.00540672065598842">
                <text:p>-0.005406720655988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7">
                <text:p>0.347</text:p>
              </table:table-cell>
              <table:table-cell office:value-type="float" office:value="-0.0039180233693667">
                <text:p>-0.0039180233693667</text:p>
              </table:table-cell>
              <table:table-cell office:value-type="float" office:value="-0.00224689157701857">
                <text:p>-0.002246891577018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8">
                <text:p>0.348</text:p>
              </table:table-cell>
              <table:table-cell office:value-type="float" office:value="-0.0007574004913083">
                <text:p>-0.0007574004913083</text:p>
              </table:table-cell>
              <table:table-cell office:value-type="float" office:value="0.000915184206293758">
                <text:p>0.000915184206293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9">
                <text:p>0.349</text:p>
              </table:table-cell>
              <table:table-cell office:value-type="float" office:value="0.00240397959793861">
                <text:p>0.00240397959793861</text:p>
              </table:table-cell>
              <table:table-cell office:value-type="float" office:value="0.00407634488166242">
                <text:p>0.00407634488166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">
                <text:p>0.35</text:p>
              </table:table-cell>
              <table:table-cell office:value-type="float" office:value="0.00556295630843228">
                <text:p>0.00556295630843228</text:p>
              </table:table-cell>
              <table:table-cell office:value-type="float" office:value="0.00723342955183369">
                <text:p>0.007233429551833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1">
                <text:p>0.351</text:p>
              </table:table-cell>
              <table:table-cell office:value-type="float" office:value="0.00871637145300899">
                <text:p>0.00871637145300899</text:p>
              </table:table-cell>
              <table:table-cell office:value-type="float" office:value="0.0103832813952186">
                <text:p>0.01038328139521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2">
                <text:p>0.352</text:p>
              </table:table-cell>
              <table:table-cell office:value-type="float" office:value="0.0118610724046809">
                <text:p>0.0118610724046809</text:p>
              </table:table-cell>
              <table:table-cell office:value-type="float" office:value="0.0135227508224532">
                <text:p>0.01352275082245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">
                <text:p>0.353</text:p>
              </table:table-cell>
              <table:table-cell office:value-type="float" office:value="0.0149939152484751">
                <text:p>0.0149939152484751</text:p>
              </table:table-cell>
              <table:table-cell office:value-type="float" office:value="0.0166486986257234">
                <text:p>0.01664869862572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4">
                <text:p>0.354</text:p>
              </table:table-cell>
              <table:table-cell office:value-type="float" office:value="0.0181117679245628">
                <text:p>0.0181117679245628</text:p>
              </table:table-cell>
              <table:table-cell office:value-type="float" office:value="0.0197579991177132">
                <text:p>0.01975799911771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5">
                <text:p>0.355</text:p>
              </table:table-cell>
              <table:table-cell office:value-type="float" office:value="0.0212115133595362">
                <text:p>0.0212115133595362</text:p>
              </table:table-cell>
              <table:table-cell office:value-type="float" office:value="0.0228475432570305">
                <text:p>0.02284754325703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6">
                <text:p>0.356</text:p>
              </table:table-cell>
              <table:table-cell office:value-type="float" office:value="0.024290052582703">
                <text:p>0.024290052582703</text:p>
              </table:table-cell>
              <table:table-cell office:value-type="float" office:value="0.0259142417569891">
                <text:p>0.02591424175698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7">
                <text:p>0.357</text:p>
              </table:table-cell>
              <table:table-cell office:value-type="float" office:value="0.0273443078242825">
                <text:p>0.0273443078242825</text:p>
              </table:table-cell>
              <table:table-cell office:value-type="float" office:value="0.0289550281746391">
                <text:p>0.02895502817463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8">
                <text:p>0.358</text:p>
              </table:table-cell>
              <table:table-cell office:value-type="float" office:value="0.030371225592406">
                <text:p>0.030371225592406</text:p>
              </table:table-cell>
              <table:table-cell office:value-type="float" office:value="0.0319668619769528">
                <text:p>0.03196686197695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">
                <text:p>0.359</text:p>
              </table:table-cell>
              <table:table-cell office:value-type="float" office:value="0.0333677797258459">
                <text:p>0.0333677797258459</text:p>
              </table:table-cell>
              <table:table-cell office:value-type="float" office:value="0.0349467315811061">
                <text:p>0.03494673158110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">
                <text:p>0.36</text:p>
              </table:table-cell>
              <table:table-cell office:value-type="float" office:value="0.0363309744194198">
                <text:p>0.0363309744194198</text:p>
              </table:table-cell>
              <table:table-cell office:value-type="float" office:value="0.0378916573658087">
                <text:p>0.03789165736580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1">
                <text:p>0.361</text:p>
              </table:table-cell>
              <table:table-cell office:value-type="float" office:value="0.0392578472190479">
                <text:p>0.0392578472190479</text:p>
              </table:table-cell>
              <table:table-cell office:value-type="float" office:value="0.0407986946506785">
                <text:p>0.04079869465067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2">
                <text:p>0.362</text:p>
              </table:table-cell>
              <table:table-cell office:value-type="float" office:value="0.0421454719834657">
                <text:p>0.0421454719834657</text:p>
              </table:table-cell>
              <table:table-cell office:value-type="float" office:value="0.0436649366406753">
                <text:p>0.04366493664067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3">
                <text:p>0.363</text:p>
              </table:table-cell>
              <table:table-cell office:value-type="float" office:value="0.0449909618096346">
                <text:p>0.0449909618096346</text:p>
              </table:table-cell>
              <table:table-cell office:value-type="float" office:value="0.0464875173326551">
                <text:p>0.04648751733265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4">
                <text:p>0.364</text:p>
              </table:table-cell>
              <table:table-cell office:value-type="float" office:value="0.047791471918923">
                <text:p>0.047791471918923</text:p>
              </table:table-cell>
              <table:table-cell office:value-type="float" office:value="0.0492636143811327">
                <text:p>0.04926361438113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5">
                <text:p>0.365</text:p>
              </table:table-cell>
              <table:table-cell office:value-type="float" office:value="0.0505442025011744">
                <text:p>0.0505442025011744</text:p>
              </table:table-cell>
              <table:table-cell office:value-type="float" office:value="0.0519904519203937">
                <text:p>0.05199045192039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6">
                <text:p>0.366</text:p>
              </table:table-cell>
              <table:table-cell office:value-type="float" office:value="0.0532464015138169">
                <text:p>0.0532464015138169</text:p>
              </table:table-cell>
              <table:table-cell office:value-type="float" office:value="0.0546653033401273">
                <text:p>0.05466530334012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">
                <text:p>0.367</text:p>
              </table:table-cell>
              <table:table-cell office:value-type="float" office:value="0.055895367433219">
                <text:p>0.055895367433219</text:p>
              </table:table-cell>
              <table:table-cell office:value-type="float" office:value="0.057285494011811">
                <text:p>0.0572854940118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8">
                <text:p>0.368</text:p>
              </table:table-cell>
              <table:table-cell office:value-type="float" office:value="0.0584884519555371">
                <text:p>0.0584884519555371</text:p>
              </table:table-cell>
              <table:table-cell office:value-type="float" office:value="0.059848403963115">
                <text:p>0.0598484039631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9">
                <text:p>0.369</text:p>
              </table:table-cell>
              <table:table-cell office:value-type="float" office:value="0.061023062644358">
                <text:p>0.061023062644358</text:p>
              </table:table-cell>
              <table:table-cell office:value-type="float" office:value="0.0623514704976566">
                <text:p>0.06235147049765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">
                <text:p>0.37</text:p>
              </table:table-cell>
              <table:table-cell office:value-type="float" office:value="0.0634966655224873">
                <text:p>0.0634966655224873</text:p>
              </table:table-cell>
              <table:table-cell office:value-type="float" office:value="0.0647921907574833">
                <text:p>0.06479219075748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1">
                <text:p>0.371</text:p>
              </table:table-cell>
              <table:table-cell office:value-type="float" office:value="0.0659067876052929">
                <text:p>0.0659067876052929</text:p>
              </table:table-cell>
              <table:table-cell office:value-type="float" office:value="0.0671681242257216">
                <text:p>0.06716812422572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2">
                <text:p>0.372</text:p>
              </table:table-cell>
              <table:table-cell office:value-type="float" office:value="0.0682510193730719">
                <text:p>0.0682510193730719</text:p>
              </table:table-cell>
              <table:table-cell office:value-type="float" office:value="0.0694768951668914">
                <text:p>0.06947689516689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3">
                <text:p>0.373</text:p>
              </table:table-cell>
              <table:table-cell office:value-type="float" office:value="0.0705270171799681">
                <text:p>0.0705270171799681</text:p>
              </table:table-cell>
              <table:table-cell office:value-type="float" office:value="0.0717161950024425">
                <text:p>0.07171619500244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">
                <text:p>0.374</text:p>
              </table:table-cell>
              <table:table-cell office:value-type="float" office:value="0.0727325055970318">
                <text:p>0.0727325055970318</text:p>
              </table:table-cell>
              <table:table-cell office:value-type="float" office:value="0.0738837846191417">
                <text:p>0.07388378461914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5">
                <text:p>0.375</text:p>
              </table:table-cell>
              <table:table-cell office:value-type="float" office:value="0.0748652796870802">
                <text:p>0.0748652796870802</text:p>
              </table:table-cell>
              <table:table-cell office:value-type="float" office:value="0.0759774966079984">
                <text:p>0.07597749660799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6">
                <text:p>0.376</text:p>
              </table:table-cell>
              <table:table-cell office:value-type="float" office:value="0.0769232072090836">
                <text:p>0.0769232072090836</text:p>
              </table:table-cell>
              <table:table-cell office:value-type="float" office:value="0.0779952374314943">
                <text:p>0.07799523743149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7">
                <text:p>0.377</text:p>
              </table:table-cell>
              <table:table-cell office:value-type="float" office:value="0.0789042307498732">
                <text:p>0.0789042307498732</text:p>
              </table:table-cell>
              <table:table-cell office:value-type="float" office:value="0.079934989516945">
                <text:p>0.0799349895169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">
                <text:p>0.378</text:p>
              </table:table-cell>
              <table:table-cell office:value-type="float" office:value="0.0808063697810403">
                <text:p>0.0808063697810403</text:p>
              </table:table-cell>
              <table:table-cell office:value-type="float" office:value="0.0817948132739059">
                <text:p>0.0817948132739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9">
                <text:p>0.379</text:p>
              </table:table-cell>
              <table:table-cell office:value-type="float" office:value="0.0826277226389697">
                <text:p>0.0826277226389697</text:p>
              </table:table-cell>
              <table:table-cell office:value-type="float" office:value="0.0835728490336001">
                <text:p>0.0835728490336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">
                <text:p>0.38</text:p>
              </table:table-cell>
              <table:table-cell office:value-type="float" office:value="0.0843664684260279">
                <text:p>0.0843664684260279</text:p>
              </table:table-cell>
              <table:table-cell office:value-type="float" office:value="0.0852673189084327">
                <text:p>0.08526731890843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">
                <text:p>0.381</text:p>
              </table:table-cell>
              <table:table-cell office:value-type="float" office:value="0.0860208688310056">
                <text:p>0.0860208688310056</text:p>
              </table:table-cell>
              <table:table-cell office:value-type="float" office:value="0.0868765285697299">
                <text:p>0.08687652856972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2">
                <text:p>0.382</text:p>
              </table:table-cell>
              <table:table-cell office:value-type="float" office:value="0.0875892698669945">
                <text:p>0.0875892698669945</text:p>
              </table:table-cell>
              <table:table-cell office:value-type="float" office:value="0.0883988689419267">
                <text:p>0.08839886894192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3">
                <text:p>0.383</text:p>
              </table:table-cell>
              <table:table-cell office:value-type="float" office:value="0.089070103524961">
                <text:p>0.089070103524961</text:p>
              </table:table-cell>
              <table:table-cell office:value-type="float" office:value="0.0898328178115086">
                <text:p>0.08983281781150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4">
                <text:p>0.384</text:p>
              </table:table-cell>
              <table:table-cell office:value-type="float" office:value="0.0904618893413628">
                <text:p>0.0904618893413628</text:p>
              </table:table-cell>
              <table:table-cell office:value-type="float" office:value="0.0911769413490975">
                <text:p>0.09117694134909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5">
                <text:p>0.385</text:p>
              </table:table-cell>
              <table:table-cell office:value-type="float" office:value="0.0917632358782432">
                <text:p>0.0917632358782432</text:p>
              </table:table-cell>
              <table:table-cell office:value-type="float" office:value="0.0924298955431625">
                <text:p>0.0924298955431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6">
                <text:p>0.386</text:p>
              </table:table-cell>
              <table:table-cell office:value-type="float" office:value="0.0929728421143205">
                <text:p>0.0929728421143205</text:p>
              </table:table-cell>
              <table:table-cell office:value-type="float" office:value="0.0935904275439189">
                <text:p>0.09359042754391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7">
                <text:p>0.387</text:p>
              </table:table-cell>
              <table:table-cell office:value-type="float" office:value="0.0940894987456847">
                <text:p>0.0940894987456847</text:p>
              </table:table-cell>
              <table:table-cell office:value-type="float" office:value="0.0946573769160737">
                <text:p>0.09465737691607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8">
                <text:p>0.388</text:p>
              </table:table-cell>
              <table:table-cell office:value-type="float" office:value="0.0951120893947987">
                <text:p>0.0951120893947987</text:p>
              </table:table-cell>
              <table:table-cell office:value-type="float" office:value="0.0956296767991642">
                <text:p>0.09562967679916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9">
                <text:p>0.389</text:p>
              </table:table-cell>
              <table:table-cell office:value-type="float" office:value="0.0960395917265973">
                <text:p>0.0960395917265973</text:p>
              </table:table-cell>
              <table:table-cell office:value-type="float" office:value="0.0965063549743297">
                <text:p>0.09650635497432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">
                <text:p>0.39</text:p>
              </table:table-cell>
              <table:table-cell office:value-type="float" office:value="0.0968710784705662">
                <text:p>0.0968710784705662</text:p>
              </table:table-cell>
              <table:table-cell office:value-type="float" office:value="0.097286534836449">
                <text:p>0.0972865348364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">
                <text:p>0.391</text:p>
              </table:table-cell>
              <table:table-cell office:value-type="float" office:value="0.0976057183477812">
                <text:p>0.0976057183477812</text:p>
              </table:table-cell>
              <table:table-cell office:value-type="float" office:value="0.0979694362706729">
                <text:p>0.09796943627067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2">
                <text:p>0.392</text:p>
              </table:table-cell>
              <table:table-cell office:value-type="float" office:value="0.0982427769019792">
                <text:p>0.0982427769019792</text:p>
              </table:table-cell>
              <table:table-cell office:value-type="float" office:value="0.0985543764324736">
                <text:p>0.09855437643247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3">
                <text:p>0.393</text:p>
              </table:table-cell>
              <table:table-cell office:value-type="float" office:value="0.0987816172338308">
                <text:p>0.0987816172338308</text:p>
              </table:table-cell>
              <table:table-cell office:value-type="float" office:value="0.0990407704304328">
                <text:p>0.09904077043043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">
                <text:p>0.394</text:p>
              </table:table-cell>
              <table:table-cell office:value-type="float" office:value="0.0992217006376805">
                <text:p>0.0992217006376805</text:p>
              </table:table-cell>
              <table:table-cell office:value-type="float" office:value="0.0994281319110841">
                <text:p>0.09942813191108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5">
                <text:p>0.395</text:p>
              </table:table-cell>
              <table:table-cell office:value-type="float" office:value="0.0995625871401179">
                <text:p>0.0995625871401179</text:p>
              </table:table-cell>
              <table:table-cell office:value-type="float" office:value="0.0997160735452257">
                <text:p>0.09971607354522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6">
                <text:p>0.396</text:p>
              </table:table-cell>
              <table:table-cell office:value-type="float" office:value="0.0998039359398409">
                <text:p>0.0998039359398409</text:p>
              </table:table-cell>
              <table:table-cell office:value-type="float" office:value="0.0999043074152178">
                <text:p>0.09990430741521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">
                <text:p>0.397</text:p>
              </table:table-cell>
              <table:table-cell office:value-type="float" office:value="0.0999455057483718">
                <text:p>0.0999455057483718</text:p>
              </table:table-cell>
              <table:table-cell office:value-type="float" office:value="0.0999926453028763">
                <text:p>0.09999264530287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8">
                <text:p>0.398</text:p>
              </table:table-cell>
              <table:table-cell office:value-type="float" office:value="0.0999871550312858">
                <text:p>0.0999871550312858</text:p>
              </table:table-cell>
              <table:table-cell office:value-type="float" office:value="0.0999809988776745">
                <text:p>0.09998099887767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9">
                <text:p>0.399</text:p>
              </table:table-cell>
              <table:table-cell office:value-type="float" office:value="0.0999288421497095">
                <text:p>0.0999288421497095</text:p>
              </table:table-cell>
              <table:table-cell office:value-type="float" office:value="0.0998693797850672">
                <text:p>0.09986937978506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">
                <text:p>0.4</text:p>
              </table:table-cell>
              <table:table-cell office:value-type="float" office:value="0.0997706254019502">
                <text:p>0.0997706254019502</text:p>
              </table:table-cell>
              <table:table-cell office:value-type="float" office:value="0.0996578996348458">
                <text:p>0.09965789963484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1">
                <text:p>0.401</text:p>
              </table:table-cell>
              <table:table-cell office:value-type="float" office:value="0.0995126629652111">
                <text:p>0.0995126629652111</text:p>
              </table:table-cell>
              <table:table-cell office:value-type="float" office:value="0.0993467698895377">
                <text:p>0.09934676988953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2">
                <text:p>0.402</text:p>
              </table:table-cell>
              <table:table-cell office:value-type="float" office:value="0.0991552127374545">
                <text:p>0.0991552127374545</text:p>
              </table:table-cell>
              <table:table-cell office:value-type="float" office:value="0.0989363016529616">
                <text:p>0.09893630165296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3">
                <text:p>0.403</text:p>
              </table:table-cell>
              <table:table-cell office:value-type="float" office:value="0.0986986320795681">
                <text:p>0.0986986320795681</text:p>
              </table:table-cell>
              <table:table-cell office:value-type="float" office:value="0.0984269053591495">
                <text:p>0.0984269053591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4">
                <text:p>0.404</text:p>
              </table:table-cell>
              <table:table-cell office:value-type="float" office:value="0.098143377458093">
                <text:p>0.098143377458093</text:p>
              </table:table-cell>
              <table:table-cell office:value-type="float" office:value="0.0978190903619469">
                <text:p>0.0978190903619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">
                <text:p>0.405</text:p>
              </table:table-cell>
              <table:table-cell office:value-type="float" office:value="0.0974900039888717">
                <text:p>0.0974900039888717</text:p>
              </table:table-cell>
              <table:table-cell office:value-type="float" office:value="0.0971134644257016">
                <text:p>0.09711346442570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6">
                <text:p>0.406</text:p>
              </table:table-cell>
              <table:table-cell office:value-type="float" office:value="0.0967391648820711">
                <text:p>0.0967391648820711</text:p>
              </table:table-cell>
              <table:table-cell office:value-type="float" office:value="0.0963107331175495">
                <text:p>0.0963107331175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7">
                <text:p>0.407</text:p>
              </table:table-cell>
              <table:table-cell office:value-type="float" office:value="0.0958916107891349">
                <text:p>0.0958916107891349</text:p>
              </table:table-cell>
              <table:table-cell office:value-type="float" office:value="0.0954116991019068">
                <text:p>0.09541169910190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8">
                <text:p>0.408</text:p>
              </table:table-cell>
              <table:table-cell office:value-type="float" office:value="0.0949481890523205">
                <text:p>0.0949481890523205</text:p>
              </table:table-cell>
              <table:table-cell office:value-type="float" office:value="0.0944172613378721">
                <text:p>0.0944172613378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9">
                <text:p>0.409</text:p>
              </table:table-cell>
              <table:table-cell office:value-type="float" office:value="0.0939098428575683">
                <text:p>0.0939098428575683</text:p>
              </table:table-cell>
              <table:table-cell office:value-type="float" office:value="0.0933284141803423">
                <text:p>0.09332841418034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">
                <text:p>0.41</text:p>
              </table:table-cell>
              <table:table-cell office:value-type="float" office:value="0.0927776102915514">
                <text:p>0.0927776102915514</text:p>
              </table:table-cell>
              <table:table-cell office:value-type="float" office:value="0.0921462463857408">
                <text:p>0.09214624638574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1">
                <text:p>0.411</text:p>
              </table:table-cell>
              <table:table-cell office:value-type="float" office:value="0.0915526233038483">
                <text:p>0.0915526233038483</text:p>
              </table:table-cell>
              <table:table-cell office:value-type="float" office:value="0.0908719400233514">
                <text:p>0.09087194002335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2">
                <text:p>0.412</text:p>
              </table:table-cell>
              <table:table-cell office:value-type="float" office:value="0.0902361065752766">
                <text:p>0.0902361065752766</text:p>
              </table:table-cell>
              <table:table-cell office:value-type="float" office:value="0.089506769293348">
                <text:p>0.0895067692933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3">
                <text:p>0.413</text:p>
              </table:table-cell>
              <table:table-cell office:value-type="float" office:value="0.088829376293518">
                <text:p>0.088829376293518</text:p>
              </table:table-cell>
              <table:table-cell office:value-type="float" office:value="0.0880520992527">
                <text:p>0.08805209925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4">
                <text:p>0.414</text:p>
              </table:table-cell>
              <table:table-cell office:value-type="float" office:value="0.0873338388372594">
                <text:p>0.0873338388372594</text:p>
              </table:table-cell>
              <table:table-cell office:value-type="float" office:value="0.0865093844502297">
                <text:p>0.08650938445022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5">
                <text:p>0.415</text:p>
              </table:table-cell>
              <table:table-cell office:value-type="float" office:value="0.0857509893701663">
                <text:p>0.0857509893701663</text:p>
              </table:table-cell>
              <table:table-cell office:value-type="float" office:value="0.0848801674721842">
                <text:p>0.08488016747218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6">
                <text:p>0.416</text:p>
              </table:table-cell>
              <table:table-cell office:value-type="float" office:value="0.0840824103460923">
                <text:p>0.0840824103460923</text:p>
              </table:table-cell>
              <table:table-cell office:value-type="float" office:value="0.0831660773997781">
                <text:p>0.08316607739977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7">
                <text:p>0.417</text:p>
              </table:table-cell>
              <table:table-cell office:value-type="float" office:value="0.0823297699270209">
                <text:p>0.0823297699270209</text:p>
              </table:table-cell>
              <table:table-cell office:value-type="float" office:value="0.0813688281802475">
                <text:p>0.08136882818024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8">
                <text:p>0.418</text:p>
              </table:table-cell>
              <table:table-cell office:value-type="float" office:value="0.0804948203153207">
                <text:p>0.0804948203153207</text:p>
              </table:table-cell>
              <table:table-cell office:value-type="float" office:value="0.0794902169130465">
                <text:p>0.07949021691304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9">
                <text:p>0.419</text:p>
              </table:table-cell>
              <table:table-cell office:value-type="float" office:value="0.0785793960019805">
                <text:p>0.0785793960019805</text:p>
              </table:table-cell>
              <table:table-cell office:value-type="float" office:value="0.0775321220528962">
                <text:p>0.07753212205289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2">
                <text:p>0.42</text:p>
              </table:table-cell>
              <table:table-cell office:value-type="float" office:value="0.0765854119325774">
                <text:p>0.0765854119325774</text:p>
              </table:table-cell>
              <table:table-cell office:value-type="float" office:value="0.075496501531488">
                <text:p>0.0754965015314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1">
                <text:p>0.421</text:p>
              </table:table-cell>
              <table:table-cell office:value-type="float" office:value="0.0745148615928093">
                <text:p>0.0745148615928093</text:p>
              </table:table-cell>
              <table:table-cell office:value-type="float" office:value="0.0733853907997137">
                <text:p>0.07338539079971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2">
                <text:p>0.422</text:p>
              </table:table-cell>
              <table:table-cell office:value-type="float" office:value="0.0723698150155079">
                <text:p>0.0723698150155079</text:p>
              </table:table-cell>
              <table:table-cell office:value-type="float" office:value="0.0712009007923851">
                <text:p>0.07120090079238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3">
                <text:p>0.423</text:p>
              </table:table-cell>
              <table:table-cell office:value-type="float" office:value="0.0701524167111226">
                <text:p>0.0701524167111226</text:p>
              </table:table-cell>
              <table:table-cell office:value-type="float" office:value="0.0689452158174748">
                <text:p>0.06894521581747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4">
                <text:p>0.424</text:p>
              </table:table-cell>
              <table:table-cell office:value-type="float" office:value="0.067864883523747">
                <text:p>0.067864883523747</text:p>
              </table:table-cell>
              <table:table-cell office:value-type="float" office:value="0.0666205913719899">
                <text:p>0.06662059137198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5">
                <text:p>0.425</text:p>
              </table:table-cell>
              <table:table-cell office:value-type="float" office:value="0.065509502414828">
                <text:p>0.065509502414828</text:p>
              </table:table-cell>
              <table:table-cell office:value-type="float" office:value="0.0642293518866642">
                <text:p>0.06422935188666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6">
                <text:p>0.426</text:p>
              </table:table-cell>
              <table:table-cell office:value-type="float" office:value="0.0630886281767764">
                <text:p>0.0630886281767764</text:p>
              </table:table-cell>
              <table:table-cell office:value-type="float" office:value="0.0617738884017191">
                <text:p>0.06177388840171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7">
                <text:p>0.427</text:p>
              </table:table-cell>
              <table:table-cell office:value-type="float" office:value="0.0606046810787631">
                <text:p>0.0606046810787631</text:p>
              </table:table-cell>
              <table:table-cell office:value-type="float" office:value="0.059256656176025">
                <text:p>0.059256656176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8">
                <text:p>0.428</text:p>
              </table:table-cell>
              <table:table-cell office:value-type="float" office:value="0.0580601444470544">
                <text:p>0.0580601444470544</text:p>
              </table:table-cell>
              <table:table-cell office:value-type="float" office:value="0.0566801722320447">
                <text:p>0.05668017223204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9">
                <text:p>0.429</text:p>
              </table:table-cell>
              <table:table-cell office:value-type="float" office:value="0.055457562182307">
                <text:p>0.055457562182307</text:p>
              </table:table-cell>
              <table:table-cell office:value-type="float" office:value="0.0540470128390229">
                <text:p>0.0540470128390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">
                <text:p>0.43</text:p>
              </table:table-cell>
              <table:table-cell office:value-type="float" office:value="0.0527995362163025">
                <text:p>0.0527995362163025</text:p>
              </table:table-cell>
              <table:table-cell office:value-type="float" office:value="0.0513598109369294">
                <text:p>0.0513598109369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">
                <text:p>0.431</text:p>
              </table:table-cell>
              <table:table-cell office:value-type="float" office:value="0.0500887239106667">
                <text:p>0.0500887239106667</text:p>
              </table:table-cell>
              <table:table-cell office:value-type="float" office:value="0.0486212535037407">
                <text:p>0.04862125350374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2">
                <text:p>0.432</text:p>
              </table:table-cell>
              <table:table-cell office:value-type="float" office:value="0.0473278354001714">
                <text:p>0.0473278354001714</text:p>
              </table:table-cell>
              <table:table-cell office:value-type="float" office:value="0.0458340788686841">
                <text:p>0.04583407886868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3">
                <text:p>0.433</text:p>
              </table:table-cell>
              <table:table-cell office:value-type="float" office:value="0.0445196308832775">
                <text:p>0.0445196308832775</text:p>
              </table:table-cell>
              <table:table-cell office:value-type="float" office:value="0.0430010739741384">
                <text:p>0.04300107397413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4">
                <text:p>0.434</text:p>
              </table:table-cell>
              <table:table-cell office:value-type="float" office:value="0.0416669178626263">
                <text:p>0.0416669178626263</text:p>
              </table:table-cell>
              <table:table-cell office:value-type="float" office:value="0.0401250715889218">
                <text:p>0.04012507158892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5">
                <text:p>0.435</text:p>
              </table:table-cell>
              <table:table-cell office:value-type="float" office:value="0.0387725483382384">
                <text:p>0.0387725483382384</text:p>
              </table:table-cell>
              <table:table-cell office:value-type="float" office:value="0.0372089474757608">
                <text:p>0.03720894747576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6">
                <text:p>0.436</text:p>
              </table:table-cell>
              <table:table-cell office:value-type="float" office:value="0.0358394159562266">
                <text:p>0.0358394159562266</text:p>
              </table:table-cell>
              <table:table-cell office:value-type="float" office:value="0.0342556175157664">
                <text:p>0.03425561751576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">
                <text:p>0.437</text:p>
              </table:table-cell>
              <table:table-cell office:value-type="float" office:value="0.0328704531158732">
                <text:p>0.0328704531158732</text:p>
              </table:table-cell>
              <table:table-cell office:value-type="float" office:value="0.0312680347927957">
                <text:p>0.03126803479279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8">
                <text:p>0.438</text:p>
              </table:table-cell>
              <table:table-cell office:value-type="float" office:value="0.0298686280379634">
                <text:p>0.0298686280379634</text:p>
              </table:table-cell>
              <table:table-cell office:value-type="float" office:value="0.028249186640615">
                <text:p>0.0282491866406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9">
                <text:p>0.439</text:p>
              </table:table-cell>
              <table:table-cell office:value-type="float" office:value="0.0268369417973062">
                <text:p>0.0268369417973062</text:p>
              </table:table-cell>
              <table:table-cell office:value-type="float" office:value="0.0252020916558141">
                <text:p>0.02520209165581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4">
                <text:p>0.44</text:p>
              </table:table-cell>
              <table:table-cell office:value-type="float" office:value="0.0237784253224103">
                <text:p>0.0237784253224103</text:p>
              </table:table-cell>
              <table:table-cell office:value-type="float" office:value="0.0221297966794617">
                <text:p>0.02212979667946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1">
                <text:p>0.441</text:p>
              </table:table-cell>
              <table:table-cell office:value-type="float" office:value="0.0206961363653126">
                <text:p>0.0206961363653126</text:p>
              </table:table-cell>
              <table:table-cell office:value-type="float" office:value="0.019035373750518">
                <text:p>0.0190353737505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2">
                <text:p>0.442</text:p>
              </table:table-cell>
              <table:table-cell office:value-type="float" office:value="0.0175931564445904">
                <text:p>0.0175931564445904</text:p>
              </table:table-cell>
              <table:table-cell office:value-type="float" office:value="0.0159219170340522">
                <text:p>0.01592191703405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3">
                <text:p>0.443</text:p>
              </table:table-cell>
              <table:table-cell office:value-type="float" office:value="0.0144725877646135">
                <text:p>0.0144725877646135</text:p>
              </table:table-cell>
              <table:table-cell office:value-type="float" office:value="0.0127925397273344">
                <text:p>0.01279253972733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4">
                <text:p>0.444</text:p>
              </table:table-cell>
              <table:table-cell office:value-type="float" office:value="0.0113375501141145">
                <text:p>0.0113375501141145</text:p>
              </table:table-cell>
              <table:table-cell office:value-type="float" office:value="0.0096503709468989">
                <text:p>0.00965037094689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5">
                <text:p>0.445</text:p>
              </table:table-cell>
              <table:table-cell office:value-type="float" office:value="0.00819117774718062">
                <text:p>0.00819117774718062</text:p>
              </table:table-cell>
              <table:table-cell office:value-type="float" office:value="0.00649855259968706">
                <text:p>0.006498552599687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6">
                <text:p>0.446</text:p>
              </table:table-cell>
              <table:table-cell office:value-type="float" office:value="0.00503661624978213">
                <text:p>0.00503661624978213</text:p>
              </table:table-cell>
              <table:table-cell office:value-type="float" office:value="0.00334023624140372">
                <text:p>0.003340236241403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7">
                <text:p>0.447</text:p>
              </table:table-cell>
              <table:table-cell office:value-type="float" office:value="0.00187701939497322">
                <text:p>0.00187701939497322</text:p>
              </table:table-cell>
              <table:table-cell office:value-type="float" office:value="0.000178579925222711">
                <text:p>0.0001785799252227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8">
                <text:p>0.448</text:p>
              </table:table-cell>
              <table:table-cell office:value-type="float" office:value="-0.00128445401009311">
                <text:p>-0.00128445401009311</text:p>
              </table:table-cell>
              <table:table-cell office:value-type="float" office:value="-0.00298325495600253">
                <text:p>-0.002983254956002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">
                <text:p>0.449</text:p>
              </table:table-cell>
              <table:table-cell office:value-type="float" office:value="-0.00444464328218259">
                <text:p>-0.00444464328218259</text:p>
              </table:table-cell>
              <table:table-cell office:value-type="float" office:value="-0.00614210683086789">
                <text:p>-0.006142106830867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">
                <text:p>0.45</text:p>
              </table:table-cell>
              <table:table-cell office:value-type="float" office:value="-0.00760038902187299">
                <text:p>-0.00760038902187299</text:p>
              </table:table-cell>
              <table:table-cell office:value-type="float" office:value="-0.00929481711072773">
                <text:p>-0.009294817110727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1">
                <text:p>0.451</text:p>
              </table:table-cell>
              <table:table-cell office:value-type="float" office:value="-0.0107485362721639">
                <text:p>-0.0107485362721639</text:p>
              </table:table-cell>
              <table:table-cell office:value-type="float" office:value="-0.0124382333480193">
                <text:p>-0.01243823334801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2">
                <text:p>0.452</text:p>
              </table:table-cell>
              <table:table-cell office:value-type="float" office:value="-0.013885937672645">
                <text:p>-0.013885937672645</text:p>
              </table:table-cell>
              <table:table-cell office:value-type="float" office:value="-0.0155692123884475">
                <text:p>-0.01556921238844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3000000000001">
                <text:p>0.453000000000001</text:p>
              </table:table-cell>
              <table:table-cell office:value-type="float" office:value="-0.0170094566060703">
                <text:p>-0.0170094566060703</text:p>
              </table:table-cell>
              <table:table-cell office:value-type="float" office:value="-0.0186846235138783">
                <text:p>-0.01868462351387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5">
                <text:p>0.455</text:p>
              </table:table-cell>
              <table:table-cell office:value-type="float" office:value="-0.0232023731197128">
                <text:p>-0.0232023731197128</text:p>
              </table:table-cell>
              <table:table-cell office:value-type="float" office:value="-0.0248563000951917">
                <text:p>-0.02485630009519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6">
                <text:p>0.456</text:p>
              </table:table-cell>
              <table:table-cell office:value-type="float" office:value="-0.0262655793312586">
                <text:p>-0.0262655793312586</text:p>
              </table:table-cell>
              <table:table-cell office:value-type="float" office:value="-0.0279063943887821">
                <text:p>-0.0279063943887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7">
                <text:p>0.457</text:p>
              </table:table-cell>
              <table:table-cell office:value-type="float" office:value="-0.0293025265282267">
                <text:p>-0.0293025265282267</text:p>
              </table:table-cell>
              <table:table-cell office:value-type="float" office:value="-0.030928584613439">
                <text:p>-0.0309285846134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8">
                <text:p>0.458</text:p>
              </table:table-cell>
              <table:table-cell office:value-type="float" office:value="-0.0323101785224673">
                <text:p>-0.0323101785224673</text:p>
              </table:table-cell>
              <table:table-cell office:value-type="float" office:value="-0.0339198488307788">
                <text:p>-0.03391984883077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9">
                <text:p>0.459</text:p>
              </table:table-cell>
              <table:table-cell office:value-type="float" office:value="-0.0352855284137112">
                <text:p>-0.0352855284137112</text:p>
              </table:table-cell>
              <table:table-cell office:value-type="float" office:value="-0.0368771960258475">
                <text:p>-0.03687719602584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6">
                <text:p>0.46</text:p>
              </table:table-cell>
              <table:table-cell office:value-type="float" office:value="-0.0382256015957187">
                <text:p>-0.0382256015957187</text:p>
              </table:table-cell>
              <table:table-cell office:value-type="float" office:value="-0.0397976690978876">
                <text:p>-0.03979766909788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1">
                <text:p>0.461</text:p>
              </table:table-cell>
              <table:table-cell office:value-type="float" office:value="-0.0411274587301424">
                <text:p>-0.0411274587301424</text:p>
              </table:table-cell>
              <table:table-cell office:value-type="float" office:value="-0.0426783478171919">
                <text:p>-0.04267834781719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2">
                <text:p>0.462</text:p>
              </table:table-cell>
              <table:table-cell office:value-type="float" office:value="-0.0439881986851308">
                <text:p>-0.0439881986851308</text:p>
              </table:table-cell>
              <table:table-cell office:value-type="float" office:value="-0.0455163517450893">
                <text:p>-0.04551635174508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3">
                <text:p>0.463</text:p>
              </table:table-cell>
              <table:table-cell office:value-type="float" office:value="-0.0468049614357352">
                <text:p>-0.0468049614357352</text:p>
              </table:table-cell>
              <table:table-cell office:value-type="float" office:value="-0.0483088431141445">
                <text:p>-0.04830884311414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4">
                <text:p>0.464</text:p>
              </table:table-cell>
              <table:table-cell office:value-type="float" office:value="-0.0495749309232196">
                <text:p>-0.0495749309232196</text:p>
              </table:table-cell>
              <table:table-cell office:value-type="float" office:value="-0.0510530296656883">
                <text:p>-0.05105302966568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5">
                <text:p>0.465</text:p>
              </table:table-cell>
              <table:table-cell office:value-type="float" office:value="-0.0522953378704159">
                <text:p>-0.0522953378704159</text:p>
              </table:table-cell>
              <table:table-cell office:value-type="float" office:value="-0.0537461674418438">
                <text:p>-0.05374616744184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6">
                <text:p>0.466</text:p>
              </table:table-cell>
              <table:table-cell office:value-type="float" office:value="-0.0549634625503085">
                <text:p>-0.0549634625503085</text:p>
              </table:table-cell>
              <table:table-cell office:value-type="float" office:value="-0.0563855635292553">
                <text:p>-0.05638556352925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7">
                <text:p>0.467</text:p>
              </table:table-cell>
              <table:table-cell office:value-type="float" office:value="-0.0575766375050822">
                <text:p>-0.0575766375050822</text:p>
              </table:table-cell>
              <table:table-cell office:value-type="float" office:value="-0.0589685787517781">
                <text:p>-0.05896857875177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8">
                <text:p>0.468</text:p>
              </table:table-cell>
              <table:table-cell office:value-type="float" office:value="-0.0601322502129125">
                <text:p>-0.0601322502129125</text:p>
              </table:table-cell>
              <table:table-cell office:value-type="float" office:value="-0.0614926303094333">
                <text:p>-0.0614926303094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9">
                <text:p>0.469</text:p>
              </table:table-cell>
              <table:table-cell office:value-type="float" office:value="-0.0626277456998352">
                <text:p>-0.0626277456998352</text:p>
              </table:table-cell>
              <table:table-cell office:value-type="float" office:value="-0.0639551943609943">
                <text:p>-0.06395519436099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7">
                <text:p>0.47</text:p>
              </table:table-cell>
              <table:table-cell office:value-type="float" office:value="-0.0650606290940812">
                <text:p>-0.0650606290940812</text:p>
              </table:table-cell>
              <table:table-cell office:value-type="float" office:value="-0.0663538085476161">
                <text:p>-0.06635380854761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1">
                <text:p>0.471</text:p>
              </table:table-cell>
              <table:table-cell office:value-type="float" office:value="-0.0674284681203251">
                <text:p>-0.0674284681203251</text:p>
              </table:table-cell>
              <table:table-cell office:value-type="float" office:value="-0.0686860744549901">
                <text:p>-0.06868607445499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2">
                <text:p>0.472</text:p>
              </table:table-cell>
              <table:table-cell office:value-type="float" office:value="-0.0697288955313525">
                <text:p>-0.0697288955313525</text:p>
              </table:table-cell>
              <table:table-cell office:value-type="float" office:value="-0.0709496600115577">
                <text:p>-0.07094966001155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3">
                <text:p>0.473</text:p>
              </table:table-cell>
              <table:table-cell office:value-type="float" office:value="-0.0719596114747155">
                <text:p>-0.0719596114747155</text:p>
              </table:table-cell>
              <table:table-cell office:value-type="float" office:value="-0.0731423018203884">
                <text:p>-0.07314230182038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4">
                <text:p>0.474</text:p>
              </table:table-cell>
              <table:table-cell office:value-type="float" office:value="-0.0741183857920102">
                <text:p>-0.0741183857920102</text:p>
              </table:table-cell>
              <table:table-cell office:value-type="float" office:value="-0.0752618074223875">
                <text:p>-0.07526180742238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5">
                <text:p>0.475</text:p>
              </table:table-cell>
              <table:table-cell office:value-type="float" office:value="-0.0762030602484782">
                <text:p>-0.0762030602484782</text:p>
              </table:table-cell>
              <table:table-cell office:value-type="float" office:value="-0.0773060574885723">
                <text:p>-0.07730605748857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6">
                <text:p>0.476</text:p>
              </table:table-cell>
              <table:table-cell office:value-type="float" office:value="-0.0782115506907012">
                <text:p>-0.0782115506907012</text:p>
              </table:table-cell>
              <table:table-cell office:value-type="float" office:value="-0.0792730079392253">
                <text:p>-0.0792730079392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7">
                <text:p>0.477</text:p>
              </table:table-cell>
              <table:table-cell office:value-type="float" office:value="-0.0801418491302342">
                <text:p>-0.0801418491302342</text:p>
              </table:table-cell>
              <table:table-cell office:value-type="float" office:value="-0.0811606919878028">
                <text:p>-0.08116069198780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8">
                <text:p>0.478</text:p>
              </table:table-cell>
              <table:table-cell office:value-type="float" office:value="-0.0819920257510916">
                <text:p>-0.0819920257510916</text:p>
              </table:table-cell>
              <table:table-cell office:value-type="float" office:value="-0.0829672221075581">
                <text:p>-0.08296722210755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9">
                <text:p>0.479</text:p>
              </table:table-cell>
              <table:table-cell office:value-type="float" office:value="-0.0837602308390812">
                <text:p>-0.0837602308390812</text:p>
              </table:table-cell>
              <table:table-cell office:value-type="float" office:value="-0.0846907919189106">
                <text:p>-0.0846907919189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8">
                <text:p>0.48</text:p>
              </table:table-cell>
              <table:table-cell office:value-type="float" office:value="-0.0854446966310556">
                <text:p>-0.0854446966310556</text:p>
              </table:table-cell>
              <table:table-cell office:value-type="float" office:value="-0.0863296779956749">
                <text:p>-0.08632967799567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1">
                <text:p>0.481</text:p>
              </table:table-cell>
              <table:table-cell office:value-type="float" office:value="-0.0870437390822342">
                <text:p>-0.0870437390822342</text:p>
              </table:table-cell>
              <table:table-cell office:value-type="float" office:value="-0.0878822415883435">
                <text:p>-0.08788224158834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2">
                <text:p>0.482</text:p>
              </table:table-cell>
              <table:table-cell office:value-type="float" office:value="-0.0885557595498265">
                <text:p>-0.0885557595498265</text:p>
              </table:table-cell>
              <table:table-cell office:value-type="float" office:value="-0.0893469302626998">
                <text:p>-0.08934693026269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3">
                <text:p>0.483</text:p>
              </table:table-cell>
              <table:table-cell office:value-type="float" office:value="-0.0899792463912754">
                <text:p>-0.0899792463912754</text:p>
              </table:table-cell>
              <table:table-cell office:value-type="float" office:value="-0.0907222794521227">
                <text:p>-0.09072227945212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4">
                <text:p>0.484</text:p>
              </table:table-cell>
              <table:table-cell office:value-type="float" office:value="-0.0913127764755224">
                <text:p>-0.0913127764755224</text:p>
              </table:table-cell>
              <table:table-cell office:value-type="float" office:value="-0.0920069139220316">
                <text:p>-0.09200691392203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5">
                <text:p>0.485</text:p>
              </table:table-cell>
              <table:table-cell office:value-type="float" office:value="-0.0925550166057823">
                <text:p>-0.0925550166057823</text:p>
              </table:table-cell>
              <table:table-cell office:value-type="float" office:value="-0.0931995491450056">
                <text:p>-0.09319954914500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6">
                <text:p>0.486</text:p>
              </table:table-cell>
              <table:table-cell office:value-type="float" office:value="-0.0937047248524074">
                <text:p>-0.0937047248524074</text:p>
              </table:table-cell>
              <table:table-cell office:value-type="float" office:value="-0.0942989925852048">
                <text:p>-0.09429899258520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7">
                <text:p>0.487</text:p>
              </table:table-cell>
              <table:table-cell office:value-type="float" office:value="-0.0947607517945062">
                <text:p>-0.0947607517945062</text:p>
              </table:table-cell>
              <table:table-cell office:value-type="float" office:value="-0.0953041448908063">
                <text:p>-0.09530414489080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8">
                <text:p>0.488</text:p>
              </table:table-cell>
              <table:table-cell office:value-type="float" office:value="-0.0957220416690773">
                <text:p>-0.0957220416690773</text:p>
              </table:table-cell>
              <table:table-cell office:value-type="float" office:value="-0.0962140009932643">
                <text:p>-0.09621400099326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9">
                <text:p>0.489</text:p>
              </table:table-cell>
              <table:table-cell office:value-type="float" office:value="-0.0965876334265087">
                <text:p>-0.0965876334265087</text:p>
              </table:table-cell>
              <table:table-cell office:value-type="float" office:value="-0.0970276511122952">
                <text:p>-0.09702765111229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9">
                <text:p>0.49</text:p>
              </table:table-cell>
              <table:table-cell office:value-type="float" office:value="-0.0973566616913867">
                <text:p>-0.0973566616913867</text:p>
              </table:table-cell>
              <table:table-cell office:value-type="float" office:value="-0.0977442816655819">
                <text:p>-0.09774428166558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1">
                <text:p>0.491</text:p>
              </table:table-cell>
              <table:table-cell office:value-type="float" office:value="-0.0980283576276555">
                <text:p>-0.0980283576276555</text:p>
              </table:table-cell>
              <table:table-cell office:value-type="float" office:value="-0.0983631760822883">
                <text:p>-0.09836317608228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2">
                <text:p>0.492</text:p>
              </table:table-cell>
              <table:table-cell office:value-type="float" office:value="-0.0986020497072607">
                <text:p>-0.0986020497072607</text:p>
              </table:table-cell>
              <table:table-cell office:value-type="float" office:value="-0.0988837155195705">
                <text:p>-0.09888371551957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3">
                <text:p>0.493</text:p>
              </table:table-cell>
              <table:table-cell office:value-type="float" office:value="-0.0990771643815101">
                <text:p>-0.0990771643815101</text:p>
              </table:table-cell>
              <table:table-cell office:value-type="float" office:value="-0.0993053794813682">
                <text:p>-0.09930537948136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4">
                <text:p>0.494</text:p>
              </table:table-cell>
              <table:table-cell office:value-type="float" office:value="-0.0994532266544782">
                <text:p>-0.0994532266544782</text:p>
              </table:table-cell>
              <table:table-cell office:value-type="float" office:value="-0.0996277463388569">
                <text:p>-0.0996277463388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5">
                <text:p>0.495</text:p>
              </table:table-cell>
              <table:table-cell office:value-type="float" office:value="-0.0997298605578843">
                <text:p>-0.0997298605578843</text:p>
              </table:table-cell>
              <table:table-cell office:value-type="float" office:value="-0.0998504937520421">
                <text:p>-0.09985049375204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6">
                <text:p>0.496</text:p>
              </table:table-cell>
              <table:table-cell office:value-type="float" office:value="-0.099906789526966">
                <text:p>-0.099906789526966</text:p>
              </table:table-cell>
              <table:table-cell office:value-type="float" office:value="-0.0999733989920725">
                <text:p>-0.09997339899207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7">
                <text:p>0.497</text:p>
              </table:table-cell>
              <table:table-cell office:value-type="float" office:value="-0.0999838366769756">
                <text:p>-0.0999838366769756</text:p>
              </table:table-cell>
              <table:table-cell office:value-type="float" office:value="-0.0999963391639497">
                <text:p>-0.09999633916394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8">
                <text:p>0.498</text:p>
              </table:table-cell>
              <table:table-cell office:value-type="float" office:value="-0.0999609249800199">
                <text:p>-0.0999609249800199</text:p>
              </table:table-cell>
              <table:table-cell office:value-type="float" office:value="-0.0999192913294134">
                <text:p>-0.09991929132941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9">
                <text:p>0.499</text:p>
              </table:table-cell>
              <table:table-cell office:value-type="float" office:value="-0.0998380773420694">
                <text:p>-0.0998380773420694</text:p>
              </table:table-cell>
              <table:table-cell office:value-type="float" office:value="-0.0997423325298778">
                <text:p>-0.09974233252987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">
                <text:p>0.5</text:p>
              </table:table-cell>
              <table:table-cell office:value-type="float" office:value="-0.0996154165800579">
                <text:p>-0.0996154165800579</text:p>
              </table:table-cell>
              <table:table-cell office:value-type="float" office:value="-0.0994656397093963">
                <text:p>-0.099465639709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01">
                <text:p>0.501</text:p>
              </table:table-cell>
              <table:table-cell office:value-type="float" office:value="-0.099293165299096">
                <text:p>-0.099293165299096</text:p>
              </table:table-cell>
              <table:table-cell office:value-type="float" office:value="-0.0990894895377325">
                <text:p>-0.09908948953773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2">
                <text:p>0.502</text:p>
              </table:table-cell>
              <table:table-cell office:value-type="float" office:value="-0.0988716456699222">
                <text:p>-0.0988716456699222</text:p>
              </table:table-cell>
              <table:table-cell office:value-type="float" office:value="-0.0986142581337131">
                <text:p>-0.0986142581337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3">
                <text:p>0.503</text:p>
              </table:table-cell>
              <table:table-cell office:value-type="float" office:value="-0.0983512791068119">
                <text:p>-0.0983512791068119</text:p>
              </table:table-cell>
              <table:table-cell office:value-type="float" office:value="-0.0980404206891409">
                <text:p>-0.09804042068914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4">
                <text:p>0.504</text:p>
              </table:table-cell>
              <table:table-cell office:value-type="float" office:value="-0.0977325858462691">
                <text:p>-0.0977325858462691</text:p>
              </table:table-cell>
              <table:table-cell office:value-type="float" office:value="-0.0973685509936423">
                <text:p>-0.09736855099364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5">
                <text:p>0.505</text:p>
              </table:table-cell>
              <table:table-cell office:value-type="float" office:value="-0.0970161844269198">
                <text:p>-0.0970161844269198</text:p>
              </table:table-cell>
              <table:table-cell office:value-type="float" office:value="-0.0965993208609255">
                <text:p>-0.09659932086092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6">
                <text:p>0.506</text:p>
              </table:table-cell>
              <table:table-cell office:value-type="float" office:value="-0.0962027910711277">
                <text:p>-0.0962027910711277</text:p>
              </table:table-cell>
              <table:table-cell office:value-type="float" office:value="-0.0957334994570229">
                <text:p>-0.09573349945702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7">
                <text:p>0.507</text:p>
              </table:table-cell>
              <table:table-cell office:value-type="float" office:value="-0.095293218968951">
                <text:p>-0.095293218968951</text:p>
              </table:table-cell>
              <table:table-cell office:value-type="float" office:value="-0.0947719525311889">
                <text:p>-0.09477195253118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8">
                <text:p>0.508</text:p>
              </table:table-cell>
              <table:table-cell office:value-type="float" office:value="-0.0942883774651558">
                <text:p>-0.0942883774651558</text:p>
              </table:table-cell>
              <table:table-cell office:value-type="float" office:value="-0.0937156415502233">
                <text:p>-0.09371564155022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9">
                <text:p>0.509</text:p>
              </table:table-cell>
              <table:table-cell office:value-type="float" office:value="-0.0931892711500982">
                <text:p>-0.0931892711500982</text:p>
              </table:table-cell>
              <table:table-cell office:value-type="float" office:value="-0.0925656227370837">
                <text:p>-0.09256562273708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1">
                <text:p>0.51</text:p>
              </table:table-cell>
              <table:table-cell office:value-type="float" office:value="-0.0919969988553854">
                <text:p>-0.0919969988553854</text:p>
              </table:table-cell>
              <table:table-cell office:value-type="float" office:value="-0.091323046014752">
                <text:p>-0.0913230460147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1">
                <text:p>0.511</text:p>
              </table:table-cell>
              <table:table-cell office:value-type="float" office:value="-0.0907127525553186">
                <text:p>-0.0907127525553186</text:p>
              </table:table-cell>
              <table:table-cell office:value-type="float" office:value="-0.0899891538564057">
                <text:p>-0.08998915385640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2">
                <text:p>0.512</text:p>
              </table:table-cell>
              <table:table-cell office:value-type="float" office:value="-0.0893378161752165">
                <text:p>-0.0893378161752165</text:p>
              </table:table-cell>
              <table:table-cell office:value-type="float" office:value="-0.0885652800430492">
                <text:p>-0.08856528004304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3">
                <text:p>0.513</text:p>
              </table:table-cell>
              <table:table-cell office:value-type="float" office:value="-0.087873564307811">
                <text:p>-0.087873564307811</text:p>
              </table:table-cell>
              <table:table-cell office:value-type="float" office:value="-0.0870528483298436">
                <text:p>-0.08705284832984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4">
                <text:p>0.514</text:p>
              </table:table-cell>
              <table:table-cell office:value-type="float" office:value="-0.086321460838998">
                <text:p>-0.086321460838998</text:p>
              </table:table-cell>
              <table:table-cell office:value-type="float" office:value="-0.0854533710224705">
                <text:p>-0.08545337102247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5">
                <text:p>0.515</text:p>
              </table:table-cell>
              <table:table-cell office:value-type="float" office:value="-0.0846830574843174">
                <text:p>-0.0846830574843174</text:p>
              </table:table-cell>
              <table:table-cell office:value-type="float" office:value="-0.0837684474649517">
                <text:p>-0.08376844746495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6">
                <text:p>0.516</text:p>
              </table:table-cell>
              <table:table-cell office:value-type="float" office:value="-0.0829599922376256">
                <text:p>-0.0829599922376256</text:p>
              </table:table-cell>
              <table:table-cell office:value-type="float" office:value="-0.0819997624404393">
                <text:p>-0.08199976244043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7">
                <text:p>0.517</text:p>
              </table:table-cell>
              <table:table-cell office:value-type="float" office:value="-0.0811539877335105">
                <text:p>-0.0811539877335105</text:p>
              </table:table-cell>
              <table:table-cell office:value-type="float" office:value="-0.0801490844865721">
                <text:p>-0.08014908448657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8">
                <text:p>0.518</text:p>
              </table:table-cell>
              <table:table-cell office:value-type="float" office:value="-0.0792668495250879">
                <text:p>-0.0792668495250879</text:p>
              </table:table-cell>
              <table:table-cell office:value-type="float" office:value="-0.078218264127086">
                <text:p>-0.0782182641270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9">
                <text:p>0.519</text:p>
              </table:table-cell>
              <table:table-cell office:value-type="float" office:value="-0.0773004642788998">
                <text:p>-0.0773004642788998</text:p>
              </table:table-cell>
              <table:table-cell office:value-type="float" office:value="-0.0762092320214444">
                <text:p>-0.07620923202144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2">
                <text:p>0.52</text:p>
              </table:table-cell>
              <table:table-cell office:value-type="float" office:value="-0.0752567978887187">
                <text:p>-0.0752567978887187</text:p>
              </table:table-cell>
              <table:table-cell office:value-type="float" office:value="-0.0741239970343387">
                <text:p>-0.07412399703433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21">
                <text:p>0.521</text:p>
              </table:table-cell>
              <table:table-cell office:value-type="float" office:value="-0.073137893510146">
                <text:p>-0.073137893510146</text:p>
              </table:table-cell>
              <table:table-cell office:value-type="float" office:value="-0.0719646442269928">
                <text:p>-0.0719646442269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2">
                <text:p>0.522</text:p>
              </table:table-cell>
              <table:table-cell office:value-type="float" office:value="-0.0709458695179666">
                <text:p>-0.0709458695179666</text:p>
              </table:table-cell>
              <table:table-cell office:value-type="float" office:value="-0.0697333327722734">
                <text:p>-0.06973333277227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3">
                <text:p>0.523</text:p>
              </table:table-cell>
              <table:table-cell office:value-type="float" office:value="-0.0686829173883035">
                <text:p>-0.0686829173883035</text:p>
              </table:table-cell>
              <table:table-cell office:value-type="float" office:value="-0.0674322937956994">
                <text:p>-0.06743229379569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4">
                <text:p>0.524</text:p>
              </table:table-cell>
              <table:table-cell office:value-type="float" office:value="-0.0663512995076899">
                <text:p>-0.0663512995076899</text:p>
              </table:table-cell>
              <table:table-cell office:value-type="float" office:value="-0.0650638281445002">
                <text:p>-0.06506382814450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5">
                <text:p>0.525</text:p>
              </table:table-cell>
              <table:table-cell office:value-type="float" office:value="-0.0639533469112476">
                <text:p>-0.0639533469112476</text:p>
              </table:table-cell>
              <table:table-cell office:value-type="float" office:value="-0.0626303040869615">
                <text:p>-0.06263030408696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6">
                <text:p>0.526</text:p>
              </table:table-cell>
              <table:table-cell office:value-type="float" office:value="-0.0614914569522347">
                <text:p>-0.0614914569522347</text:p>
              </table:table-cell>
              <table:table-cell office:value-type="float" office:value="-0.0601341549443538">
                <text:p>-0.06013415494435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7">
                <text:p>0.527</text:p>
              </table:table-cell>
              <table:table-cell office:value-type="float" office:value="-0.0589680909052915">
                <text:p>-0.0589680909052915</text:p>
              </table:table-cell>
              <table:table-cell office:value-type="float" office:value="-0.057577876657814">
                <text:p>-0.0575778766578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8">
                <text:p>0.528</text:p>
              </table:table-cell>
              <table:table-cell office:value-type="float" office:value="-0.0563857715057812">
                <text:p>-0.0563857715057812</text:p>
              </table:table-cell>
              <table:table-cell office:value-type="float" office:value="-0.0549640252926132">
                <text:p>-0.05496402529261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9">
                <text:p>0.529</text:p>
              </table:table-cell>
              <table:table-cell office:value-type="float" office:value="-0.0537470804276847">
                <text:p>-0.0537470804276847</text:p>
              </table:table-cell>
              <table:table-cell office:value-type="float" office:value="-0.0522952144823025">
                <text:p>-0.0522952144823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3">
                <text:p>0.53</text:p>
              </table:table-cell>
              <table:table-cell office:value-type="float" office:value="-0.0510546557025723">
                <text:p>-0.0510546557025723</text:p>
              </table:table-cell>
              <table:table-cell office:value-type="float" office:value="-0.0495741128152988">
                <text:p>-0.04957411281529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1">
                <text:p>0.531</text:p>
              </table:table-cell>
              <table:table-cell office:value-type="float" office:value="-0.0483111890822311">
                <text:p>-0.0483111890822311</text:p>
              </table:table-cell>
              <table:table-cell office:value-type="float" office:value="-0.0468034411665178">
                <text:p>-0.04680344116651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2">
                <text:p>0.532</text:p>
              </table:table-cell>
              <table:table-cell office:value-type="float" office:value="-0.0455194233475862">
                <text:p>-0.0455194233475862</text:p>
              </table:table-cell>
              <table:table-cell office:value-type="float" office:value="-0.0439859699767274">
                <text:p>-0.04398596997672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3">
                <text:p>0.533</text:p>
              </table:table-cell>
              <table:table-cell office:value-type="float" office:value="-0.0426821495666054">
                <text:p>-0.0426821495666054</text:p>
              </table:table-cell>
              <table:table-cell office:value-type="float" office:value="-0.0411245164823356">
                <text:p>-0.04112451648233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4">
                <text:p>0.534</text:p>
              </table:table-cell>
              <table:table-cell office:value-type="float" office:value="-0.0398022043039284">
                <text:p>-0.0398022043039284</text:p>
              </table:table-cell>
              <table:table-cell office:value-type="float" office:value="-0.0382219418983902">
                <text:p>-0.03822194189839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5">
                <text:p>0.535</text:p>
              </table:table-cell>
              <table:table-cell office:value-type="float" office:value="-0.0368824667850115">
                <text:p>-0.0368824667850115</text:p>
              </table:table-cell>
              <table:table-cell office:value-type="float" office:value="-0.0352811485576018">
                <text:p>-0.03528114855760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6">
                <text:p>0.536</text:p>
              </table:table-cell>
              <table:table-cell office:value-type="float" office:value="-0.0339258560176217">
                <text:p>-0.0339258560176217</text:p>
              </table:table-cell>
              <table:table-cell office:value-type="float" office:value="-0.0323050770082538">
                <text:p>-0.03230507700825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7">
                <text:p>0.537</text:p>
              </table:table-cell>
              <table:table-cell office:value-type="float" office:value="-0.0309353278735585">
                <text:p>-0.0309353278735585</text:p>
              </table:table-cell>
              <table:table-cell office:value-type="float" office:value="-0.0292967030738976">
                <text:p>-0.02929670307389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8">
                <text:p>0.538</text:p>
              </table:table-cell>
              <table:table-cell office:value-type="float" office:value="-0.0279138721335207">
                <text:p>-0.0279138721335207</text:p>
              </table:table-cell>
              <table:table-cell office:value-type="float" office:value="-0.0262590348777781">
                <text:p>-0.02625903487777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9">
                <text:p>0.539</text:p>
              </table:table-cell>
              <table:table-cell office:value-type="float" office:value="-0.0248645094980733">
                <text:p>-0.0248645094980733</text:p>
              </table:table-cell>
              <table:table-cell office:value-type="float" office:value="-0.0231951098349607">
                <text:p>-0.02319510983496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4">
                <text:p>0.54</text:p>
              </table:table-cell>
              <table:table-cell office:value-type="float" office:value="-0.0217902885677015">
                <text:p>-0.0217902885677015</text:p>
              </table:table-cell>
              <table:table-cell office:value-type="float" office:value="-0.0201079916151694">
                <text:p>-0.02010799161516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1">
                <text:p>0.541</text:p>
              </table:table-cell>
              <table:table-cell office:value-type="float" office:value="-0.0186942827949726">
                <text:p>-0.0186942827949726</text:p>
              </table:table-cell>
              <table:table-cell office:value-type="float" office:value="-0.0170007670793734">
                <text:p>-0.01700076707937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2">
                <text:p>0.542</text:p>
              </table:table-cell>
              <table:table-cell office:value-type="float" office:value="-0.0155795874118513">
                <text:p>-0.0155795874118513</text:p>
              </table:table-cell>
              <table:table-cell office:value-type="float" office:value="-0.0138765431931814">
                <text:p>-0.01387654319318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3">
                <text:p>0.543</text:p>
              </table:table-cell>
              <table:table-cell office:value-type="float" office:value="-0.0124493163352415">
                <text:p>-0.0124493163352415</text:p>
              </table:table-cell>
              <table:table-cell office:value-type="float" office:value="-0.0107384439201363">
                <text:p>-0.0107384439201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4">
                <text:p>0.544</text:p>
              </table:table-cell>
              <table:table-cell office:value-type="float" office:value="-0.00930659905384767">
                <text:p>-0.00930659905384767</text:p>
              </table:table-cell>
              <table:table-cell office:value-type="float" office:value="-0.00758960709801118">
                <text:p>-0.007589607098011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5">
                <text:p>0.545</text:p>
              </table:table-cell>
              <table:table-cell office:value-type="float" office:value="-0.00615457749946825">
                <text:p>-0.00615457749946825</text:p>
              </table:table-cell>
              <table:table-cell office:value-type="float" office:value="-0.00443318130123458">
                <text:p>-0.004433181301234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6">
                <text:p>0.546</text:p>
              </table:table-cell>
              <table:table-cell office:value-type="float" office:value="-0.00299640290584918">
                <text:p>-0.00299640290584918</text:p>
              </table:table-cell>
              <table:table-cell office:value-type="float" office:value="-0.0012723226925762">
                <text:p>-0.00127232269257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7">
                <text:p>0.547</text:p>
              </table:table-cell>
              <table:table-cell office:value-type="float" office:value="0.000164767341762253">
                <text:p>0.000164767341762253</text:p>
              </table:table-cell>
              <table:table-cell office:value-type="float" office:value="0.00188980813275139">
                <text:p>0.001889808132751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8">
                <text:p>0.548</text:p>
              </table:table-cell>
              <table:table-cell office:value-type="float" office:value="0.00332577286321346">
                <text:p>0.00332577286321346</text:p>
              </table:table-cell>
              <table:table-cell office:value-type="float" office:value="0.00505004930742536">
                <text:p>0.005050049307425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9">
                <text:p>0.549</text:p>
              </table:table-cell>
              <table:table-cell office:value-type="float" office:value="0.00648345344303686">
                <text:p>0.00648345344303686</text:p>
              </table:table-cell>
              <table:table-cell office:value-type="float" office:value="0.00820524085361495">
                <text:p>0.008205240853614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5">
                <text:p>0.55</text:p>
              </table:table-cell>
              <table:table-cell office:value-type="float" office:value="0.00963465218987547">
                <text:p>0.00963465218987547</text:p>
              </table:table-cell>
              <table:table-cell office:value-type="float" office:value="0.0113522278426982">
                <text:p>0.01135222784269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51">
                <text:p>0.551</text:p>
              </table:table-cell>
              <table:table-cell office:value-type="float" office:value="0.0127762186925852">
                <text:p>0.0127762186925852</text:p>
              </table:table-cell>
              <table:table-cell office:value-type="float" office:value="0.0144878635499262">
                <text:p>0.01448786354992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2">
                <text:p>0.552</text:p>
              </table:table-cell>
              <table:table-cell office:value-type="float" office:value="0.0159050121698588">
                <text:p>0.0159050121698588</text:p>
              </table:table-cell>
              <table:table-cell office:value-type="float" office:value="0.017609012600886">
                <text:p>0.0176090126008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3">
                <text:p>0.553</text:p>
              </table:table-cell>
              <table:table-cell office:value-type="float" office:value="0.0190179046102217">
                <text:p>0.0190179046102217</text:p>
              </table:table-cell>
              <table:table-cell office:value-type="float" office:value="0.0207125541066141">
                <text:p>0.02071255410661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4">
                <text:p>0.554</text:p>
              </table:table-cell>
              <table:table-cell office:value-type="float" office:value="0.0221117838992622">
                <text:p>0.0221117838992622</text:p>
              </table:table-cell>
              <table:table-cell office:value-type="float" office:value="0.0237953847842239">
                <text:p>0.02379538478422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5">
                <text:p>0.555</text:p>
              </table:table-cell>
              <table:table-cell office:value-type="float" office:value="0.0251835569309678">
                <text:p>0.0251835569309678</text:p>
              </table:table-cell>
              <table:table-cell office:value-type="float" office:value="0.026854422059932">
                <text:p>0.026854422059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6">
                <text:p>0.556</text:p>
              </table:table-cell>
              <table:table-cell office:value-type="float" office:value="0.0282301527000581">
                <text:p>0.0282301527000581</text:p>
              </table:table-cell>
              <table:table-cell office:value-type="float" office:value="0.0298866071513742">
                <text:p>0.02988660715137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7">
                <text:p>0.557</text:p>
              </table:table-cell>
              <table:table-cell office:value-type="float" office:value="0.0312485253722225">
                <text:p>0.0312485253722225</text:p>
              </table:table-cell>
              <table:table-cell office:value-type="float" office:value="0.0328889081261329">
                <text:p>0.03288890812613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8">
                <text:p>0.558</text:p>
              </table:table-cell>
              <table:table-cell office:value-type="float" office:value="0.0342356573291936">
                <text:p>0.0342356573291936</text:p>
              </table:table-cell>
              <table:table-cell office:value-type="float" office:value="0.0358583229334161">
                <text:p>0.03585832293341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9">
                <text:p>0.559</text:p>
              </table:table-cell>
              <table:table-cell office:value-type="float" office:value="0.0371885621856106">
                <text:p>0.0371885621856106</text:p>
              </table:table-cell>
              <table:table-cell office:value-type="float" office:value="0.0387918824058598">
                <text:p>0.03879188240585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">
                <text:p>0.56</text:p>
              </table:table-cell>
              <table:table-cell office:value-type="float" office:value="0.0401042877746588">
                <text:p>0.0401042877746588</text:p>
              </table:table-cell>
              <table:table-cell office:value-type="float" office:value="0.0416866532284469">
                <text:p>0.04168665322844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1">
                <text:p>0.561</text:p>
              </table:table-cell>
              <table:table-cell office:value-type="float" office:value="0.0429799190994983">
                <text:p>0.0429799190994983</text:p>
              </table:table-cell>
              <table:table-cell office:value-type="float" office:value="0.0445397408715777">
                <text:p>0.04453974087157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2">
                <text:p>0.562</text:p>
              </table:table-cell>
              <table:table-cell office:value-type="float" office:value="0.0458125812475326">
                <text:p>0.0458125812475326</text:p>
              </table:table-cell>
              <table:table-cell office:value-type="float" office:value="0.0473482924853581">
                <text:p>0.04734829248535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3">
                <text:p>0.563</text:p>
              </table:table-cell>
              <table:table-cell office:value-type="float" office:value="0.0485994422646021">
                <text:p>0.0485994422646021</text:p>
              </table:table-cell>
              <table:table-cell office:value-type="float" office:value="0.0501094997522125">
                <text:p>0.0501094997522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4">
                <text:p>0.564</text:p>
              </table:table-cell>
              <table:table-cell office:value-type="float" office:value="0.0513377159862309">
                <text:p>0.0513377159862309</text:p>
              </table:table-cell>
              <table:table-cell office:value-type="float" office:value="0.0528206016949673">
                <text:p>0.05282060169496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5">
                <text:p>0.565</text:p>
              </table:table-cell>
              <table:table-cell office:value-type="float" office:value="0.0540246648230945">
                <text:p>0.0540246648230945</text:p>
              </table:table-cell>
              <table:table-cell office:value-type="float" office:value="0.0554788874375971">
                <text:p>0.05547888743759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6">
                <text:p>0.566</text:p>
              </table:table-cell>
              <table:table-cell office:value-type="float" office:value="0.0566576024979257">
                <text:p>0.0566576024979257</text:p>
              </table:table-cell>
              <table:table-cell office:value-type="float" office:value="0.0580816989158762">
                <text:p>0.05808169891587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7">
                <text:p>0.567</text:p>
              </table:table-cell>
              <table:table-cell office:value-type="float" office:value="0.0592338967311193">
                <text:p>0.0592338967311193</text:p>
              </table:table-cell>
              <table:table-cell office:value-type="float" office:value="0.0606264335352193">
                <text:p>0.06062643353521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8">
                <text:p>0.568</text:p>
              </table:table-cell>
              <table:table-cell office:value-type="float" office:value="0.0617509718723547">
                <text:p>0.0617509718723547</text:p>
              </table:table-cell>
              <table:table-cell office:value-type="float" office:value="0.0631105467730616">
                <text:p>0.0631105467730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9">
                <text:p>0.569</text:p>
              </table:table-cell>
              <table:table-cell office:value-type="float" office:value="0.0642063114756024">
                <text:p>0.0642063114756024</text:p>
              </table:table-cell>
              <table:table-cell office:value-type="float" office:value="0.0655315547231678">
                <text:p>0.06553155472316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">
                <text:p>0.57</text:p>
              </table:table-cell>
              <table:table-cell office:value-type="float" office:value="0.0665974608149404">
                <text:p>0.0665974608149404</text:p>
              </table:table-cell>
              <table:table-cell office:value-type="float" office:value="0.067887036579332">
                <text:p>0.067887036579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1">
                <text:p>0.571</text:p>
              </table:table-cell>
              <table:table-cell office:value-type="float" office:value="0.0689220293386673">
                <text:p>0.0689220293386673</text:p>
              </table:table-cell>
              <table:table-cell office:value-type="float" office:value="0.070174637055981">
                <text:p>0.0701746370559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2">
                <text:p>0.572</text:p>
              </table:table-cell>
              <table:table-cell office:value-type="float" office:value="0.0711776930592564">
                <text:p>0.0711776930592564</text:p>
              </table:table-cell>
              <table:table-cell office:value-type="float" office:value="0.0723920687432655">
                <text:p>0.07239206874326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3">
                <text:p>0.573</text:p>
              </table:table-cell>
              <table:table-cell office:value-type="float" office:value="0.073362196876762">
                <text:p>0.073362196876762</text:p>
              </table:table-cell>
              <table:table-cell office:value-type="float" office:value="0.0745371143942781">
                <text:p>0.07453711439427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4">
                <text:p>0.574</text:p>
              </table:table-cell>
              <table:table-cell office:value-type="float" office:value="0.075473356833356">
                <text:p>0.075473356833356</text:p>
              </table:table-cell>
              <table:table-cell office:value-type="float" office:value="0.0766076291421158">
                <text:p>0.07660762914211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5">
                <text:p>0.575</text:p>
              </table:table-cell>
              <table:table-cell office:value-type="float" office:value="0.07750906229674">
                <text:p>0.07750906229674</text:p>
              </table:table-cell>
              <table:table-cell office:value-type="float" office:value="0.0786015426445674">
                <text:p>0.07860154264456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6">
                <text:p>0.576</text:p>
              </table:table-cell>
              <table:table-cell office:value-type="float" office:value="0.0794672780702497">
                <text:p>0.0794672780702497</text:p>
              </table:table-cell>
              <table:table-cell office:value-type="float" office:value="0.0805168611542847">
                <text:p>0.08051686115428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7">
                <text:p>0.577</text:p>
              </table:table-cell>
              <table:table-cell office:value-type="float" office:value="0.0813460464275432">
                <text:p>0.0813460464275432</text:p>
              </table:table-cell>
              <table:table-cell office:value-type="float" office:value="0.0823516695123625">
                <text:p>0.0823516695123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8">
                <text:p>0.578</text:p>
              </table:table-cell>
              <table:table-cell office:value-type="float" office:value="0.0831434890698379">
                <text:p>0.0831434890698379</text:p>
              </table:table-cell>
              <table:table-cell office:value-type="float" office:value="0.0841041330633384">
                <text:p>0.08410413306333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9">
                <text:p>0.579</text:p>
              </table:table-cell>
              <table:table-cell office:value-type="float" office:value="0.0848578090037399">
                <text:p>0.0848578090037399</text:p>
              </table:table-cell>
              <table:table-cell office:value-type="float" office:value="0.0857724994896952">
                <text:p>0.08577249948969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">
                <text:p>0.58</text:p>
              </table:table-cell>
              <table:table-cell office:value-type="float" office:value="0.0864872923377881">
                <text:p>0.0864872923377881</text:p>
              </table:table-cell>
              <table:table-cell office:value-type="float" office:value="0.0873551005640321">
                <text:p>0.08735510056403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1">
                <text:p>0.581</text:p>
              </table:table-cell>
              <table:table-cell office:value-type="float" office:value="0.0880303099959175">
                <text:p>0.0880303099959175</text:p>
              </table:table-cell>
              <table:table-cell office:value-type="float" office:value="0.0888503538171541">
                <text:p>0.08885035381715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2">
                <text:p>0.582</text:p>
              </table:table-cell>
              <table:table-cell office:value-type="float" office:value="0.0894853193461279">
                <text:p>0.0894853193461279</text:p>
              </table:table-cell>
              <table:table-cell office:value-type="float" office:value="0.0902567641204083">
                <text:p>0.09025676412040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3">
                <text:p>0.583</text:p>
              </table:table-cell>
              <table:table-cell office:value-type="float" office:value="0.0908508657427307">
                <text:p>0.0908508657427307</text:p>
              </table:table-cell>
              <table:table-cell office:value-type="float" office:value="0.0915729251806885">
                <text:p>0.09157292518068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4">
                <text:p>0.584</text:p>
              </table:table-cell>
              <table:table-cell office:value-type="float" office:value="0.0921255839806303">
                <text:p>0.0921255839806303</text:p>
              </table:table-cell>
              <table:table-cell office:value-type="float" office:value="0.0927975209466107">
                <text:p>0.09279752094661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5">
                <text:p>0.585</text:p>
              </table:table-cell>
              <table:table-cell office:value-type="float" office:value="0.093308199660189">
                <text:p>0.093308199660189</text:p>
              </table:table-cell>
              <table:table-cell office:value-type="float" office:value="0.0939293269244552">
                <text:p>0.09392932692445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6">
                <text:p>0.586</text:p>
              </table:table-cell>
              <table:table-cell office:value-type="float" office:value="0.094397530461307">
                <text:p>0.094397530461307</text:p>
              </table:table-cell>
              <table:table-cell office:value-type="float" office:value="0.0949672114025582">
                <text:p>0.09496721140255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7">
                <text:p>0.587</text:p>
              </table:table-cell>
              <table:table-cell office:value-type="float" office:value="0.0953924873254479">
                <text:p>0.0953924873254479</text:p>
              </table:table-cell>
              <table:table-cell office:value-type="float" office:value="0.0959101365829293">
                <text:p>0.09591013658292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8">
                <text:p>0.588</text:p>
              </table:table-cell>
              <table:table-cell office:value-type="float" office:value="0.0962920755444247">
                <text:p>0.0962920755444247</text:p>
              </table:table-cell>
              <table:table-cell office:value-type="float" office:value="0.0967571596189623">
                <text:p>0.09675715961896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9">
                <text:p>0.589</text:p>
              </table:table-cell>
              <table:table-cell office:value-type="float" office:value="0.0970953957548592">
                <text:p>0.0970953957548592</text:p>
              </table:table-cell>
              <table:table-cell office:value-type="float" office:value="0.0975074335582043">
                <text:p>0.09750743355820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">
                <text:p>0.59</text:p>
              </table:table-cell>
              <table:table-cell office:value-type="float" office:value="0.0978016448373209">
                <text:p>0.0978016448373209</text:p>
              </table:table-cell>
              <table:table-cell office:value-type="float" office:value="0.0981602081892366">
                <text:p>0.09816020818923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1">
                <text:p>0.591</text:p>
              </table:table-cell>
              <table:table-cell office:value-type="float" office:value="0.0984101167192454">
                <text:p>0.0984101167192454</text:p>
              </table:table-cell>
              <table:table-cell office:value-type="float" office:value="0.0987148307918244">
                <text:p>0.09871483079182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2">
                <text:p>0.592</text:p>
              </table:table-cell>
              <table:table-cell office:value-type="float" office:value="0.0989202030808307">
                <text:p>0.0989202030808307</text:p>
              </table:table-cell>
              <table:table-cell office:value-type="float" office:value="0.0991707467895822">
                <text:p>0.09917074678958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3">
                <text:p>0.593</text:p>
              </table:table-cell>
              <table:table-cell office:value-type="float" office:value="0.099331393963205">
                <text:p>0.099331393963205</text:p>
              </table:table-cell>
              <table:table-cell office:value-type="float" office:value="0.0995275003045037">
                <text:p>0.09952750030450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4">
                <text:p>0.594</text:p>
              </table:table-cell>
              <table:table-cell office:value-type="float" office:value="0.0996432782782579">
                <text:p>0.0996432782782579</text:p>
              </table:table-cell>
              <table:table-cell office:value-type="float" office:value="0.0997847346128026">
                <text:p>0.09978473461280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5">
                <text:p>0.595</text:p>
              </table:table-cell>
              <table:table-cell office:value-type="float" office:value="0.099855544219626">
                <text:p>0.099855544219626</text:p>
              </table:table-cell>
              <table:table-cell office:value-type="float" office:value="0.0999421925016061">
                <text:p>0.09994219250160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">
                <text:p>0.596</text:p>
              </table:table-cell>
              <table:table-cell office:value-type="float" office:value="0.0999679795744211">
                <text:p>0.0999679795744211</text:p>
              </table:table-cell>
              <table:table-cell office:value-type="float" office:value="0.0999997165261464">
                <text:p>0.0999997165261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">
                <text:p>0.597</text:p>
              </table:table-cell>
              <table:table-cell office:value-type="float" office:value="0.0999804719353902">
                <text:p>0.0999804719353902</text:p>
              </table:table-cell>
              <table:table-cell office:value-type="float" office:value="0.0999572491671926">
                <text:p>0.09995724916719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8">
                <text:p>0.598</text:p>
              </table:table-cell>
              <table:table-cell office:value-type="float" office:value="0.0998930088132946">
                <text:p>0.0998930088132946</text:p>
              </table:table-cell>
              <table:table-cell office:value-type="float" office:value="0.0998148328885646">
                <text:p>0.09981483288856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9">
                <text:p>0.599</text:p>
              </table:table-cell>
              <table:table-cell office:value-type="float" office:value="0.0997056776493963">
                <text:p>0.0997056776493963</text:p>
              </table:table-cell>
              <table:table-cell office:value-type="float" office:value="0.0995726100946736">
                <text:p>0.09957261009467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">
                <text:p>0.6</text:p>
              </table:table-cell>
              <table:table-cell office:value-type="float" office:value="0.099418665728038">
                <text:p>0.099418665728038</text:p>
              </table:table-cell>
              <table:table-cell office:value-type="float" office:value="0.0992308229881287">
                <text:p>0.09923082298812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01">
                <text:p>0.601</text:p>
              </table:table-cell>
              <table:table-cell office:value-type="float" office:value="0.0990322599894059">
                <text:p>0.0990322599894059</text:p>
              </table:table-cell>
              <table:table-cell office:value-type="float" office:value="0.0987898133275554">
                <text:p>0.09878981332755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2">
                <text:p>0.602</text:p>
              </table:table-cell>
              <table:table-cell office:value-type="float" office:value="0.0985468467426615">
                <text:p>0.0985468467426615</text:p>
              </table:table-cell>
              <table:table-cell office:value-type="float" office:value="0.0982500220858646">
                <text:p>0.09825002208586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3">
                <text:p>0.603</text:p>
              </table:table-cell>
              <table:table-cell office:value-type="float" office:value="0.0979629112797284">
                <text:p>0.0979629112797284</text:p>
              </table:table-cell>
              <table:table-cell office:value-type="float" office:value="0.0976119890093168">
                <text:p>0.09761198900931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4">
                <text:p>0.604</text:p>
              </table:table-cell>
              <table:table-cell office:value-type="float" office:value="0.0972810373901223">
                <text:p>0.0972810373901223</text:p>
              </table:table-cell>
              <table:table-cell office:value-type="float" office:value="0.096876352077821">
                <text:p>0.0968763520778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5">
                <text:p>0.605</text:p>
              </table:table-cell>
              <table:table-cell office:value-type="float" office:value="0.0965019067773068">
                <text:p>0.0965019067773068</text:p>
              </table:table-cell>
              <table:table-cell office:value-type="float" office:value="0.0960438468670076">
                <text:p>0.09604384686700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6">
                <text:p>0.606</text:p>
              </table:table-cell>
              <table:table-cell office:value-type="float" office:value="0.0956262983771608">
                <text:p>0.0956262983771608</text:p>
              </table:table-cell>
              <table:table-cell office:value-type="float" office:value="0.0951153058127143">
                <text:p>0.09511530581271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7">
                <text:p>0.607</text:p>
              </table:table-cell>
              <table:table-cell office:value-type="float" office:value="0.0946550875792372">
                <text:p>0.0946550875792372</text:p>
              </table:table-cell>
              <table:table-cell office:value-type="float" office:value="0.0940916573786197">
                <text:p>0.09409165737861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8">
                <text:p>0.608</text:p>
              </table:table-cell>
              <table:table-cell office:value-type="float" office:value="0.0935892453515917">
                <text:p>0.0935892453515917</text:p>
              </table:table-cell>
              <table:table-cell office:value-type="float" office:value="0.0929739251278564">
                <text:p>0.09297392512785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9">
                <text:p>0.609</text:p>
              </table:table-cell>
              <table:table-cell office:value-type="float" office:value="0.0924298372700581">
                <text:p>0.0924298372700581</text:p>
              </table:table-cell>
              <table:table-cell office:value-type="float" office:value="0.0917632266995341">
                <text:p>0.09176322669953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1">
                <text:p>0.61</text:p>
              </table:table-cell>
              <table:table-cell office:value-type="float" office:value="0.0911780224529384">
                <text:p>0.0911780224529384</text:p>
              </table:table-cell>
              <table:table-cell office:value-type="float" office:value="0.090460772691193">
                <text:p>0.0904607726911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11">
                <text:p>0.611</text:p>
              </table:table-cell>
              <table:table-cell office:value-type="float" office:value="0.0898350524021741">
                <text:p>0.0898350524021741</text:p>
              </table:table-cell>
              <table:table-cell office:value-type="float" office:value="0.0890678654483071">
                <text:p>0.08906786544830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2">
                <text:p>0.612</text:p>
              </table:table-cell>
              <table:table-cell office:value-type="float" office:value="0.0884022697521575">
                <text:p>0.0884022697521575</text:p>
              </table:table-cell>
              <table:table-cell office:value-type="float" office:value="0.0875858977620477">
                <text:p>0.08758589776204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3">
                <text:p>0.613</text:p>
              </table:table-cell>
              <table:table-cell office:value-type="float" office:value="0.0868811069274324">
                <text:p>0.0868811069274324</text:p>
              </table:table-cell>
              <table:table-cell office:value-type="float" office:value="0.0860163514766076">
                <text:p>0.08601635147660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4">
                <text:p>0.614</text:p>
              </table:table-cell>
              <table:table-cell office:value-type="float" office:value="0.0852730847106279">
                <text:p>0.0852730847106279</text:p>
              </table:table-cell>
              <table:table-cell office:value-type="float" office:value="0.0843607960074814">
                <text:p>0.08436079600748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5">
                <text:p>0.615</text:p>
              </table:table-cell>
              <table:table-cell office:value-type="float" office:value="0.0835798107220557">
                <text:p>0.0835798107220557</text:p>
              </table:table-cell>
              <table:table-cell office:value-type="float" office:value="0.0826208867721797">
                <text:p>0.08262088677217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6">
                <text:p>0.616</text:p>
              </table:table-cell>
              <table:table-cell office:value-type="float" office:value="0.0818029778124917">
                <text:p>0.0818029778124917</text:p>
              </table:table-cell>
              <table:table-cell office:value-type="float" office:value="0.0807983635349503">
                <text:p>0.08079836353495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7">
                <text:p>0.617</text:p>
              </table:table-cell>
              <table:table-cell office:value-type="float" office:value="0.0799443623707482">
                <text:p>0.0799443623707482</text:p>
              </table:table-cell>
              <table:table-cell office:value-type="float" office:value="0.0788950486671584">
                <text:p>0.07889504866715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8">
                <text:p>0.618</text:p>
              </table:table-cell>
              <table:table-cell office:value-type="float" office:value="0.0780058225477293">
                <text:p>0.0780058225477293</text:p>
              </table:table-cell>
              <table:table-cell office:value-type="float" office:value="0.0769128453250674">
                <text:p>0.07691284532506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9">
                <text:p>0.619</text:p>
              </table:table-cell>
              <table:table-cell office:value-type="float" office:value="0.0759892963987442">
                <text:p>0.0759892963987442</text:p>
              </table:table-cell>
              <table:table-cell office:value-type="float" office:value="0.0748537355468416">
                <text:p>0.07485373554684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2">
                <text:p>0.62</text:p>
              </table:table-cell>
              <table:table-cell office:value-type="float" office:value="0.0738967999459363">
                <text:p>0.0738967999459363</text:p>
              </table:table-cell>
              <table:table-cell office:value-type="float" office:value="0.0727197782706725">
                <text:p>0.07271977827067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1">
                <text:p>0.621</text:p>
              </table:table-cell>
              <table:table-cell office:value-type="float" office:value="0.071730425162765">
                <text:p>0.071730425162765</text:p>
              </table:table-cell>
              <table:table-cell office:value-type="float" office:value="0.0705131072760121">
                <text:p>0.07051310727601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2">
                <text:p>0.622</text:p>
              </table:table-cell>
              <table:table-cell office:value-type="float" office:value="0.0694923378825553">
                <text:p>0.0694923378825553</text:p>
              </table:table-cell>
              <table:table-cell office:value-type="float" office:value="0.0682359290499719">
                <text:p>0.06823592904997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3">
                <text:p>0.623</text:p>
              </table:table-cell>
              <table:table-cell office:value-type="float" office:value="0.0671847756332052">
                <text:p>0.0671847756332052</text:p>
              </table:table-cell>
              <table:table-cell office:value-type="float" office:value="0.0658905205810199">
                <text:p>0.06589052058101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4">
                <text:p>0.624</text:p>
              </table:table-cell>
              <table:table-cell office:value-type="float" office:value="0.0648100454002179">
                <text:p>0.0648100454002179</text:p>
              </table:table-cell>
              <table:table-cell office:value-type="float" office:value="0.0634792270821808">
                <text:p>0.06347922708218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5">
                <text:p>0.625</text:p>
              </table:table-cell>
              <table:table-cell office:value-type="float" office:value="0.0623705213202921">
                <text:p>0.0623705213202921</text:p>
              </table:table-cell>
              <table:table-cell office:value-type="float" office:value="0.0610044596460185">
                <text:p>0.06100445964601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6">
                <text:p>0.626</text:p>
              </table:table-cell>
              <table:table-cell office:value-type="float" office:value="0.0598686423077792">
                <text:p>0.0598686423077792</text:p>
              </table:table-cell>
              <table:table-cell office:value-type="float" office:value="0.0584686928337455">
                <text:p>0.0584686928337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7">
                <text:p>0.627</text:p>
              </table:table-cell>
              <table:table-cell office:value-type="float" office:value="0.0573069096163782">
                <text:p>0.0573069096163782</text:p>
              </table:table-cell>
              <table:table-cell office:value-type="float" office:value="0.0558744622008676">
                <text:p>0.05587446220086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8">
                <text:p>0.628</text:p>
              </table:table-cell>
              <table:table-cell office:value-type="float" office:value="0.0546878843385074">
                <text:p>0.0546878843385074</text:p>
              </table:table-cell>
              <table:table-cell office:value-type="float" office:value="0.0532243617618389">
                <text:p>0.0532243617618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9">
                <text:p>0.629</text:p>
              </table:table-cell>
              <table:table-cell office:value-type="float" office:value="0.0520141848448521">
                <text:p>0.0520141848448521</text:p>
              </table:table-cell>
              <table:table-cell office:value-type="float" office:value="0.050521041396264">
                <text:p>0.0505210413962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3">
                <text:p>0.63</text:p>
              </table:table-cell>
              <table:table-cell office:value-type="float" office:value="0.0492884841666481">
                <text:p>0.0492884841666481</text:p>
              </table:table-cell>
              <table:table-cell office:value-type="float" office:value="0.0477672041992392">
                <text:p>0.04776720419923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31">
                <text:p>0.631</text:p>
              </table:table-cell>
              <table:table-cell office:value-type="float" office:value="0.0465135073233186">
                <text:p>0.0465135073233186</text:p>
              </table:table-cell>
              <table:table-cell office:value-type="float" office:value="0.0449656037784826">
                <text:p>0.04496560377848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2">
                <text:p>0.632</text:p>
              </table:table-cell>
              <table:table-cell office:value-type="float" office:value="0.0436920285981364">
                <text:p>0.0436920285981364</text:p>
              </table:table-cell>
              <table:table-cell office:value-type="float" office:value="0.0421190415009562">
                <text:p>0.04211904150095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3">
                <text:p>0.633</text:p>
              </table:table-cell>
              <table:table-cell office:value-type="float" office:value="0.040826868764633">
                <text:p>0.040826868764633</text:p>
              </table:table-cell>
              <table:table-cell office:value-type="float" office:value="0.0392303636917323">
                <text:p>0.03923036369173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4">
                <text:p>0.634</text:p>
              </table:table-cell>
              <table:table-cell office:value-type="float" office:value="0.0379208922665312">
                <text:p>0.0379208922665312</text:p>
              </table:table-cell>
              <table:table-cell office:value-type="float" office:value="0.0363024587879047">
                <text:p>0.03630245878790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5">
                <text:p>0.635</text:p>
              </table:table-cell>
              <table:table-cell office:value-type="float" office:value="0.0349770043540165">
                <text:p>0.0349770043540165</text:p>
              </table:table-cell>
              <table:table-cell office:value-type="float" office:value="0.0333382544503929">
                <text:p>0.03333825445039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6">
                <text:p>0.636</text:p>
              </table:table-cell>
              <table:table-cell office:value-type="float" office:value="0.0319981481792133">
                <text:p>0.0319981481792133</text:p>
              </table:table-cell>
              <table:table-cell office:value-type="float" office:value="0.0303407146365263">
                <text:p>0.03034071463652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7">
                <text:p>0.637</text:p>
              </table:table-cell>
              <table:table-cell office:value-type="float" office:value="0.0289873018537685">
                <text:p>0.0289873018537685</text:p>
              </table:table-cell>
              <table:table-cell office:value-type="float" office:value="0.0273128366363318">
                <text:p>0.02731283663633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8">
                <text:p>0.638</text:p>
              </table:table-cell>
              <table:table-cell office:value-type="float" office:value="0.0259474754714842">
                <text:p>0.0259474754714842</text:p>
              </table:table-cell>
              <table:table-cell office:value-type="float" office:value="0.0242576480754948">
                <text:p>0.02425764807549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9">
                <text:p>0.639</text:p>
              </table:table-cell>
              <table:table-cell office:value-type="float" office:value="0.0228817080989759">
                <text:p>0.0228817080989759</text:p>
              </table:table-cell>
              <table:table-cell office:value-type="float" office:value="0.0211782038879853">
                <text:p>0.02117820388798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4">
                <text:p>0.64</text:p>
              </table:table-cell>
              <table:table-cell office:value-type="float" office:value="0.019793064737366">
                <text:p>0.019793064737366</text:p>
              </table:table-cell>
              <table:table-cell office:value-type="float" office:value="0.0180775832613796">
                <text:p>0.01807758326137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1">
                <text:p>0.641</text:p>
              </table:table-cell>
              <table:table-cell office:value-type="float" office:value="0.0166846332580481">
                <text:p>0.0166846332580481</text:p>
              </table:table-cell>
              <table:table-cell office:value-type="float" office:value="0.0149588865579276">
                <text:p>0.01495888655792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2">
                <text:p>0.642</text:p>
              </table:table-cell>
              <table:table-cell office:value-type="float" office:value="0.013559521315588">
                <text:p>0.013559521315588</text:p>
              </table:table-cell>
              <table:table-cell office:value-type="float" office:value="0.01182523221445">
                <text:p>0.011825232214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3">
                <text:p>0.643</text:p>
              </table:table-cell>
              <table:table-cell office:value-type="float" office:value="0.0104208532408453">
                <text:p>0.0104208532408453</text:p>
              </table:table-cell>
              <table:table-cell office:value-type="float" office:value="0.00867975362416111">
                <text:p>0.008679753624161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4">
                <text:p>0.644</text:p>
              </table:table-cell>
              <table:table-cell office:value-type="float" office:value="0.00727176691742398">
                <text:p>0.00727176691742398</text:p>
              </table:table-cell>
              <table:table-cell office:value-type="float" office:value="0.00552559600353641">
                <text:p>0.005525596003536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5">
                <text:p>0.645</text:p>
              </table:table-cell>
              <table:table-cell office:value-type="float" office:value="0.00411541064457258">
                <text:p>0.00411541064457258</text:p>
              </table:table-cell>
              <table:table-cell office:value-type="float" office:value="0.00236591324735951">
                <text:p>0.002365913247359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6">
                <text:p>0.646</text:p>
              </table:table-cell>
              <table:table-cell office:value-type="float" office:value="0.000954939989672123">
                <text:p>0.000954939989672123</text:p>
              </table:table-cell>
              <table:table-cell office:value-type="float" office:value="-0.000796135224911877">
                <text:p>-0.0007961352249118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7">
                <text:p>0.647</text:p>
              </table:table-cell>
              <table:table-cell office:value-type="float" office:value="-0.00220648536654268">
                <text:p>-0.00220648536654268</text:p>
              </table:table-cell>
              <table:table-cell office:value-type="float" office:value="-0.00395738762830075">
                <text:p>-0.003957387628300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8">
                <text:p>0.648</text:p>
              </table:table-cell>
              <table:table-cell office:value-type="float" office:value="-0.00536570478887441">
                <text:p>-0.00536570478887441</text:p>
              </table:table-cell>
              <table:table-cell office:value-type="float" office:value="-0.00711468297383298">
                <text:p>-0.007114682973832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9">
                <text:p>0.649</text:p>
              </table:table-cell>
              <table:table-cell office:value-type="float" office:value="-0.00851955984750819">
                <text:p>-0.00851955984750819</text:p>
              </table:table-cell>
              <table:table-cell office:value-type="float" office:value="-0.0102648642292615">
                <text:p>-0.01026486422926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5">
                <text:p>0.65</text:p>
              </table:table-cell>
              <table:table-cell office:value-type="float" office:value="-0.0116648974756521">
                <text:p>-0.0116648974756521</text:p>
              </table:table-cell>
              <table:table-cell office:value-type="float" office:value="-0.0134047814758376">
                <text:p>-0.01340478147583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51">
                <text:p>0.651</text:p>
              </table:table-cell>
              <table:table-cell office:value-type="float" office:value="-0.0147985731218158">
                <text:p>-0.0147985731218158</text:p>
              </table:table-cell>
              <table:table-cell office:value-type="float" office:value="-0.0165312950579658">
                <text:p>-0.01653129505796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2">
                <text:p>0.652</text:p>
              </table:table-cell>
              <table:table-cell office:value-type="float" office:value="-0.0179174538935764">
                <text:p>-0.0179174538935764</text:p>
              </table:table-cell>
              <table:table-cell office:value-type="float" office:value="-0.0196412787225983">
                <text:p>-0.01964127872259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3000000000001">
                <text:p>0.653000000000001</text:p>
              </table:table-cell>
              <table:table-cell office:value-type="float" office:value="-0.0210184216896872">
                <text:p>-0.0210184216896872</text:p>
              </table:table-cell>
              <table:table-cell office:value-type="float" office:value="-0.0227316227452266">
                <text:p>-0.02273162274522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4">
                <text:p>0.654</text:p>
              </table:table-cell>
              <table:table-cell office:value-type="float" office:value="-0.0240983763174005">
                <text:p>-0.0240983763174005</text:p>
              </table:table-cell>
              <table:table-cell office:value-type="float" office:value="-0.0257992370393484">
                <text:p>-0.02579923703934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5">
                <text:p>0.655</text:p>
              </table:table-cell>
              <table:table-cell office:value-type="float" office:value="-0.0271542385918847">
                <text:p>-0.0271542385918847</text:p>
              </table:table-cell>
              <table:table-cell office:value-type="float" office:value="-0.0288410542462956">
                <text:p>-0.02884105424629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6">
                <text:p>0.656</text:p>
              </table:table-cell>
              <table:table-cell office:value-type="float" office:value="-0.0301829534146399">
                <text:p>-0.0301829534146399</text:p>
              </table:table-cell>
              <table:table-cell office:value-type="float" office:value="-0.0318540328023376">
                <text:p>-0.03185403280233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7000000000001">
                <text:p>0.657000000000001</text:p>
              </table:table-cell>
              <table:table-cell office:value-type="float" office:value="-0.0331814928278329">
                <text:p>-0.0331814928278329</text:p>
              </table:table-cell>
              <table:table-cell office:value-type="float" office:value="-0.0348351599799918">
                <text:p>-0.03483515997999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8">
                <text:p>0.658</text:p>
              </table:table-cell>
              <table:table-cell office:value-type="float" office:value="-0.0361468590414979">
                <text:p>-0.0361468590414979</text:p>
              </table:table-cell>
              <table:table-cell office:value-type="float" office:value="-0.0377814549004989">
                <text:p>-0.03778145490049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9">
                <text:p>0.659</text:p>
              </table:table-cell>
              <table:table-cell office:value-type="float" office:value="-0.0390760874305776">
                <text:p>-0.0390760874305776</text:p>
              </table:table-cell>
              <table:table-cell office:value-type="float" office:value="-0.0406899715144552">
                <text:p>-0.04068997151445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6">
                <text:p>0.66</text:p>
              </table:table-cell>
              <table:table-cell office:value-type="float" office:value="-0.0419662494988069">
                <text:p>-0.0419662494988069</text:p>
              </table:table-cell>
              <table:table-cell office:value-type="float" office:value="-0.043557801547615">
                <text:p>-0.0435578015476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1000000000001">
                <text:p>0.661000000000001</text:p>
              </table:table-cell>
              <table:table-cell office:value-type="float" office:value="-0.0448144558064775">
                <text:p>-0.0448144558064775</text:p>
              </table:table-cell>
              <table:table-cell office:value-type="float" office:value="-0.0463820774089232">
                <text:p>-0.04638207740892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2">
                <text:p>0.662</text:p>
              </table:table-cell>
              <table:table-cell office:value-type="float" office:value="-0.0476178588591554">
                <text:p>-0.0476178588591554</text:p>
              </table:table-cell>
              <table:table-cell office:value-type="float" office:value="-0.0491599750578665">
                <text:p>-0.04915997505786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3">
                <text:p>0.663</text:p>
              </table:table-cell>
              <table:table-cell office:value-type="float" office:value="-0.0503736559544635">
                <text:p>-0.0503736559544635</text:p>
              </table:table-cell>
              <table:table-cell office:value-type="float" office:value="-0.05188871682828">
                <text:p>-0.051888716828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4">
                <text:p>0.664</text:p>
              </table:table-cell>
              <table:table-cell office:value-type="float" office:value="-0.0530790919840835">
                <text:p>-0.0530790919840835</text:p>
              </table:table-cell>
              <table:table-cell office:value-type="float" office:value="-0.0545655742057808">
                <text:p>-0.05456557420578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-0.0557314621881759">
                <text:p>-0.0557314621881759</text:p>
              </table:table-cell>
              <table:table-cell office:value-type="float" office:value="-0.0571878705560557">
                <text:p>-0.05718787055605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6">
                <text:p>0.666</text:p>
              </table:table-cell>
              <table:table-cell office:value-type="float" office:value="-0.0583281148594632">
                <text:p>-0.0583281148594632</text:p>
              </table:table-cell>
              <table:table-cell office:value-type="float" office:value="-0.0597529838012713">
                <text:p>-0.05975298380127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7">
                <text:p>0.667</text:p>
              </table:table-cell>
              <table:table-cell office:value-type="float" office:value="-0.0608664539942753">
                <text:p>-0.0608664539942753</text:p>
              </table:table-cell>
              <table:table-cell office:value-type="float" office:value="-0.062258349041935">
                <text:p>-0.0622583490419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8">
                <text:p>0.668</text:p>
              </table:table-cell>
              <table:table-cell office:value-type="float" office:value="-0.0633439418879033">
                <text:p>-0.0633439418879033</text:p>
              </table:table-cell>
              <table:table-cell office:value-type="float" office:value="-0.0647014611215796">
                <text:p>-0.06470146112157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9000000000001">
                <text:p>0.669000000000001</text:p>
              </table:table-cell>
              <table:table-cell office:value-type="float" office:value="-0.0657581016716709">
                <text:p>-0.0657581016716709</text:p>
              </table:table-cell>
              <table:table-cell office:value-type="float" office:value="-0.0670798771317113">
                <text:p>-0.06707987713171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7">
                <text:p>0.67</text:p>
              </table:table-cell>
              <table:table-cell office:value-type="float" office:value="-0.0681065197891834">
                <text:p>-0.0681065197891834</text:p>
              </table:table-cell>
              <table:table-cell office:value-type="float" office:value="-0.0693912188545149">
                <text:p>-0.06939121885451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71">
                <text:p>0.671</text:p>
              </table:table-cell>
              <table:table-cell office:value-type="float" office:value="-0.0703868484092811">
                <text:p>-0.0703868484092811</text:p>
              </table:table-cell>
              <table:table-cell office:value-type="float" office:value="-0.0716331751408726">
                <text:p>-0.07163317514087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2">
                <text:p>0.672</text:p>
              </table:table-cell>
              <table:table-cell office:value-type="float" office:value="-0.0725968077732835">
                <text:p>-0.0725968077732835</text:p>
              </table:table-cell>
              <table:table-cell office:value-type="float" office:value="-0.0738035042213217">
                <text:p>-0.07380350422132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3000000000001">
                <text:p>0.673000000000001</text:p>
              </table:table-cell>
              <table:table-cell office:value-type="float" office:value="-0.0747341884741783">
                <text:p>-0.0747341884741783</text:p>
              </table:table-cell>
              <table:table-cell office:value-type="float" office:value="-0.0759000359476366">
                <text:p>-0.07590003594763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4">
                <text:p>0.674</text:p>
              </table:table-cell>
              <table:table-cell office:value-type="float" office:value="-0.0767968536654764">
                <text:p>-0.0767968536654764</text:p>
              </table:table-cell>
              <table:table-cell office:value-type="float" office:value="-0.0779206739627961">
                <text:p>-0.07792067396279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5">
                <text:p>0.675</text:p>
              </table:table-cell>
              <table:table-cell office:value-type="float" office:value="-0.0787827411975239">
                <text:p>-0.0787827411975239</text:p>
              </table:table-cell>
              <table:table-cell office:value-type="float" office:value="-0.0798633977971658">
                <text:p>-0.07986339779716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6">
                <text:p>0.676</text:p>
              </table:table-cell>
              <table:table-cell office:value-type="float" office:value="-0.0806898656791364">
                <text:p>-0.0806898656791364</text:p>
              </table:table-cell>
              <table:table-cell office:value-type="float" office:value="-0.0817262648887995">
                <text:p>-0.08172626488879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7000000000001">
                <text:p>0.677000000000001</text:p>
              </table:table-cell>
              <table:table-cell office:value-type="float" office:value="-0.0825163204624943">
                <text:p>-0.0825163204624943</text:p>
              </table:table-cell>
              <table:table-cell office:value-type="float" office:value="-0.0835074125258395">
                <text:p>-0.08350741252583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8000000000001">
                <text:p>0.678000000000001</text:p>
              </table:table-cell>
              <table:table-cell office:value-type="float" office:value="-0.0842602795493139">
                <text:p>-0.0842602795493139</text:p>
              </table:table-cell>
              <table:table-cell office:value-type="float" office:value="-0.085205059709073">
                <text:p>-0.0852050597090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9">
                <text:p>0.679</text:p>
              </table:table-cell>
              <table:table-cell office:value-type="float" office:value="-0.0859199994163891">
                <text:p>-0.0859199994163891</text:p>
              </table:table-cell>
              <table:table-cell office:value-type="float" office:value="-0.0868175089327821">
                <text:p>-0.08681750893278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8">
                <text:p>0.68</text:p>
              </table:table-cell>
              <table:table-cell office:value-type="float" office:value="-0.0874938207586791">
                <text:p>-0.0874938207586791</text:p>
              </table:table-cell>
              <table:table-cell office:value-type="float" office:value="-0.0883431478821098">
                <text:p>-0.0883431478821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81000000000001">
                <text:p>0.681000000000001</text:p>
              </table:table-cell>
              <table:table-cell office:value-type="float" office:value="-0.0889801701481986">
                <text:p>-0.0889801701481986</text:p>
              </table:table-cell>
              <table:table-cell office:value-type="float" office:value="-0.0897804510452389">
                <text:p>-0.08978045104523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2000000000001">
                <text:p>0.682000000000001</text:p>
              </table:table-cell>
              <table:table-cell office:value-type="float" office:value="-0.0903775616070526">
                <text:p>-0.0903775616070526</text:p>
              </table:table-cell>
              <table:table-cell office:value-type="float" office:value="-0.0911279812387777">
                <text:p>-0.0911279812387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3">
                <text:p>0.683</text:p>
              </table:table-cell>
              <table:table-cell office:value-type="float" office:value="-0.0916845980930428">
                <text:p>-0.0916845980930428</text:p>
              </table:table-cell>
              <table:table-cell office:value-type="float" office:value="-0.0923843910448231">
                <text:p>-0.09238439104482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4">
                <text:p>0.684</text:p>
              </table:table-cell>
              <table:table-cell office:value-type="float" office:value="-0.0928999728963606">
                <text:p>-0.0928999728963606</text:p>
              </table:table-cell>
              <table:table-cell office:value-type="float" office:value="-0.0935484241582662">
                <text:p>-0.09354842415826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-0.0940224709459705">
                <text:p>-0.0940224709459705</text:p>
              </table:table-cell>
              <table:table-cell office:value-type="float" office:value="-0.0946189166429932">
                <text:p>-0.09461891664299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6000000000001">
                <text:p>0.686000000000001</text:p>
              </table:table-cell>
              <table:table-cell office:value-type="float" office:value="-0.0950509700243772">
                <text:p>-0.0950509700243772</text:p>
              </table:table-cell>
              <table:table-cell office:value-type="float" office:value="-0.0955947980957241">
                <text:p>-0.09559479809572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7">
                <text:p>0.687</text:p>
              </table:table-cell>
              <table:table-cell office:value-type="float" office:value="-0.0959844418895628">
                <text:p>-0.0959844418895628</text:p>
              </table:table-cell>
              <table:table-cell office:value-type="float" office:value="-0.096475092716327">
                <text:p>-0.0964750927163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8">
                <text:p>0.688</text:p>
              </table:table-cell>
              <table:table-cell office:value-type="float" office:value="-0.0968219533029718">
                <text:p>-0.0968219533029718</text:p>
              </table:table-cell>
              <table:table-cell office:value-type="float" office:value="-0.0972589202835366">
                <text:p>-0.09725892028353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-0.0975626669625163">
                <text:p>-0.0975626669625163</text:p>
              </table:table-cell>
              <table:table-cell office:value-type="float" office:value="-0.0979454970351025">
                <text:p>-0.09794549703510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0.0982058423396689">
                <text:p>-0.0982058423396689</text:p>
              </table:table-cell>
              <table:table-cell office:value-type="float" office:value="-0.098534136451486">
                <text:p>-0.0985341364514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91">
                <text:p>0.691</text:p>
              </table:table-cell>
              <table:table-cell office:value-type="float" office:value="-0.098750836419806">
                <text:p>-0.098750836419806</text:p>
              </table:table-cell>
              <table:table-cell office:value-type="float" office:value="-0.0990242499423224">
                <text:p>-0.09902424994232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2">
                <text:p>0.692</text:p>
              </table:table-cell>
              <table:table-cell office:value-type="float" office:value="-0.0991971043450621">
                <text:p>-0.0991971043450621</text:p>
              </table:table-cell>
              <table:table-cell office:value-type="float" office:value="-0.0994153474349622">
                <text:p>-0.09941534743496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3000000000001">
                <text:p>0.693000000000001</text:p>
              </table:table-cell>
              <table:table-cell office:value-type="float" office:value="-0.0995441999590509">
                <text:p>-0.0995441999590509</text:p>
              </table:table-cell>
              <table:table-cell office:value-type="float" office:value="-0.0997070378645031">
                <text:p>-0.09970703786450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4000000000001">
                <text:p>0.694000000000001</text:p>
              </table:table-cell>
              <table:table-cell office:value-type="float" office:value="-0.0997917762529107">
                <text:p>-0.0997917762529107</text:p>
              </table:table-cell>
              <table:table-cell office:value-type="float" office:value="-0.0998990295648225">
                <text:p>-0.09989902956482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5">
                <text:p>0.695</text:p>
              </table:table-cell>
              <table:table-cell office:value-type="float" office:value="-0.0999395857122262">
                <text:p>-0.0999395857122262</text:p>
              </table:table-cell>
              <table:table-cell office:value-type="float" office:value="-0.0999911305602186">
                <text:p>-0.09999113056021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6">
                <text:p>0.696</text:p>
              </table:table-cell>
              <table:table-cell office:value-type="float" office:value="-0.0999874805644812">
                <text:p>-0.0999874805644812</text:p>
              </table:table-cell>
              <table:table-cell office:value-type="float" office:value="-0.099983248757371">
                <text:p>-0.0999832487573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7000000000001">
                <text:p>0.697000000000001</text:p>
              </table:table-cell>
              <table:table-cell office:value-type="float" office:value="-0.0999354129267943">
                <text:p>-0.0999354129267943</text:p>
              </table:table-cell>
              <table:table-cell office:value-type="float" office:value="-0.0998753920374257">
                <text:p>-0.09987539203742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8000000000001">
                <text:p>0.698000000000001</text:p>
              </table:table-cell>
              <table:table-cell office:value-type="float" office:value="-0.0997834348537895">
                <text:p>-0.0997834348537895</text:p>
              </table:table-cell>
              <table:table-cell office:value-type="float" office:value="-0.0996676682481149">
                <text:p>-0.09966766824811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9">
                <text:p>0.699</text:p>
              </table:table-cell>
              <table:table-cell office:value-type="float" office:value="-0.0995316982855546">
                <text:p>-0.0995316982855546</text:p>
              </table:table-cell>
              <table:table-cell office:value-type="float" office:value="-0.0993602850959181">
                <text:p>-0.0993602850959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7">
                <text:p>0.7</text:p>
              </table:table-cell>
              <table:table-cell office:value-type="float" office:value="-0.0991804548957396">
                <text:p>-0.0991804548957396</text:p>
              </table:table-cell>
              <table:table-cell office:value-type="float" office:value="-0.0989535499383732">
                <text:p>-0.09895354993837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01000000000001">
                <text:p>0.701000000000001</text:p>
              </table:table-cell>
              <table:table-cell office:value-type="float" office:value="-0.0987300558399453">
                <text:p>-0.0987300558399453</text:p>
              </table:table-cell>
              <table:table-cell office:value-type="float" office:value="-0.0984478694767442">
                <text:p>-0.09844786947674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-0.0981809514046559">
                <text:p>-0.0981809514046559</text:p>
              </table:table-cell>
              <table:table-cell office:value-type="float" office:value="-0.0978437493493541">
                <text:p>-0.09784374934935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3000000000001">
                <text:p>0.703000000000001</text:p>
              </table:table-cell>
              <table:table-cell office:value-type="float" office:value="-0.097533690557065">
                <text:p>-0.097533690557065</text:p>
              </table:table-cell>
              <table:table-cell office:value-type="float" office:value="-0.0971417936259887">
                <text:p>-0.09714179362598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4">
                <text:p>0.704</text:p>
              </table:table-cell>
              <table:table-cell office:value-type="float" office:value="-0.0967889203962453">
                <text:p>-0.0967889203962453</text:p>
              </table:table-cell>
              <table:table-cell office:value-type="float" office:value="-0.0963427042038769">
                <text:p>-0.09634270420387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-0.0959473855062116">
                <text:p>-0.0959473855062116</text:p>
              </table:table-cell>
              <table:table-cell office:value-type="float" office:value="-0.0954472801058523">
                <text:p>-0.09544728010585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6000000000001">
                <text:p>0.706000000000001</text:p>
              </table:table-cell>
              <table:table-cell office:value-type="float" office:value="-0.095009927211523">
                <text:p>-0.095009927211523</text:p>
              </table:table-cell>
              <table:table-cell office:value-type="float" office:value="-0.0944564166813967">
                <text:p>-0.09445641668139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7000000000001">
                <text:p>0.707000000000001</text:p>
              </table:table-cell>
              <table:table-cell office:value-type="float" office:value="-0.0939774827361679">
                <text:p>-0.0939774827361679</text:p>
              </table:table-cell>
              <table:table-cell office:value-type="float" office:value="-0.0933711047113655">
                <text:p>-0.09337110471136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8">
                <text:p>0.708</text:p>
              </table:table-cell>
              <table:table-cell office:value-type="float" office:value="-0.0928510842665753">
                <text:p>-0.0928510842665753</text:p>
              </table:table-cell>
              <table:table-cell office:value-type="float" office:value="-0.0921924294172889">
                <text:p>-0.09219242941728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9000000000001">
                <text:p>0.709000000000001</text:p>
              </table:table-cell>
              <table:table-cell office:value-type="float" office:value="-0.0916318579196854">
                <text:p>-0.0916318579196854</text:p>
              </table:table-cell>
              <table:table-cell office:value-type="float" office:value="-0.0909215693762412">
                <text:p>-0.09092156937624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-0.0903210226171148">
                <text:p>-0.0903210226171148</text:p>
              </table:table-cell>
              <table:table-cell office:value-type="float" office:value="-0.0895597953423624">
                <text:p>-0.08955979534236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1000000000001">
                <text:p>0.711000000000001</text:p>
              </table:table-cell>
              <table:table-cell office:value-type="float" office:value="-0.088919888866539">
                <text:p>-0.088919888866539</text:p>
              </table:table-cell>
              <table:table-cell office:value-type="float" office:value="-0.0881084689762087">
                <text:p>-0.08810846897620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2">
                <text:p>0.712</text:p>
              </table:table-cell>
              <table:table-cell office:value-type="float" office:value="-0.0874298574515129">
                <text:p>-0.0874298574515129</text:p>
              </table:table-cell>
              <table:table-cell office:value-type="float" office:value="-0.0865690414832064">
                <text:p>-0.08656904148320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3000000000001">
                <text:p>0.713000000000001</text:p>
              </table:table-cell>
              <table:table-cell office:value-type="float" office:value="-0.0858524180310366">
                <text:p>-0.0858524180310366</text:p>
              </table:table-cell>
              <table:table-cell office:value-type="float" office:value="-0.0849430521625671">
                <text:p>-0.08494305216256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4000000000001">
                <text:p>0.714000000000001</text:p>
              </table:table-cell>
              <table:table-cell office:value-type="float" office:value="-0.0841891476502693">
                <text:p>-0.0841891476502693</text:p>
              </table:table-cell>
              <table:table-cell office:value-type="float" office:value="-0.0832321268681172">
                <text:p>-0.08323212686811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-0.0824417091638782">
                <text:p>-0.0824417091638782</text:p>
              </table:table-cell>
              <table:table-cell office:value-type="float" office:value="-0.0814379763825785">
                <text:p>-0.08143797638257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6">
                <text:p>0.716</text:p>
              </table:table-cell>
              <table:table-cell office:value-type="float" office:value="-0.0806118495735992">
                <text:p>-0.0806118495735992</text:p>
              </table:table-cell>
              <table:table-cell office:value-type="float" office:value="-0.079562394706929">
                <text:p>-0.0795623947069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7000000000001">
                <text:p>0.717000000000001</text:p>
              </table:table-cell>
              <table:table-cell office:value-type="float" office:value="-0.078701398281672">
                <text:p>-0.078701398281672</text:p>
              </table:table-cell>
              <table:table-cell office:value-type="float" office:value="-0.077607257266551">
                <text:p>-0.0776072572665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8000000000001">
                <text:p>0.718000000000001</text:p>
              </table:table-cell>
              <table:table-cell office:value-type="float" office:value="-0.0767122652618951">
                <text:p>-0.0767122652618951</text:p>
              </table:table-cell>
              <table:table-cell office:value-type="float" office:value="-0.0755745190359625">
                <text:p>-0.07557451903596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9000000000001">
                <text:p>0.719000000000001</text:p>
              </table:table-cell>
              <table:table-cell office:value-type="float" office:value="-0.0746464391501292">
                <text:p>-0.0746464391501292</text:p>
              </table:table-cell>
              <table:table-cell office:value-type="float" office:value="-0.0734662125840047">
                <text:p>-0.07346621258400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2">
                <text:p>0.72</text:p>
              </table:table-cell>
              <table:table-cell office:value-type="float" office:value="-0.0725059852561588">
                <text:p>-0.0725059852561588</text:p>
              </table:table-cell>
              <table:table-cell office:value-type="float" office:value="-0.0712844460414432">
                <text:p>-0.07128444604144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21000000000001">
                <text:p>0.721000000000001</text:p>
              </table:table-cell>
              <table:table-cell office:value-type="float" office:value="-0.0702930434988981">
                <text:p>-0.0702930434988981</text:p>
              </table:table-cell>
              <table:table-cell office:value-type="float" office:value="-0.0690314009930127">
                <text:p>-0.06903140099301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2000000000001">
                <text:p>0.722000000000001</text:p>
              </table:table-cell>
              <table:table-cell office:value-type="float" office:value="-0.0680098262670072">
                <text:p>-0.0680098262670072</text:p>
              </table:table-cell>
              <table:table-cell office:value-type="float" office:value="-0.066709330296014">
                <text:p>-0.0667093302960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3000000000001">
                <text:p>0.723000000000001</text:p>
              </table:table-cell>
              <table:table-cell office:value-type="float" office:value="-0.0656586162070562">
                <text:p>-0.0656586162070562</text:p>
              </table:table-cell>
              <table:table-cell office:value-type="float" office:value="-0.0643205558276451">
                <text:p>-0.06432055582764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4">
                <text:p>0.724</text:p>
              </table:table-cell>
              <table:table-cell office:value-type="float" office:value="-0.0632417639414496">
                <text:p>-0.0632417639414496</text:p>
              </table:table-cell>
              <table:table-cell office:value-type="float" office:value="-0.0618674661633162">
                <text:p>-0.06186746616331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-0.0607616857183909">
                <text:p>-0.0607616857183909</text:p>
              </table:table-cell>
              <table:table-cell office:value-type="float" office:value="-0.0593525141882743">
                <text:p>-0.05935251418827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6000000000001">
                <text:p>0.726000000000001</text:p>
              </table:table-cell>
              <table:table-cell office:value-type="float" office:value="-0.0582208609962385">
                <text:p>-0.0582208609962385</text:p>
              </table:table-cell>
              <table:table-cell office:value-type="float" office:value="-0.0567782146449219">
                <text:p>-0.05677821464492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7000000000001">
                <text:p>0.727000000000001</text:p>
              </table:table-cell>
              <table:table-cell office:value-type="float" office:value="-0.0556218299646673">
                <text:p>-0.0556218299646673</text:p>
              </table:table-cell>
              <table:table-cell office:value-type="float" office:value="-0.054147141618285">
                <text:p>-0.0541471416182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8000000000001">
                <text:p>0.728000000000001</text:p>
              </table:table-cell>
              <table:table-cell office:value-type="float" office:value="-0.0529671910051134">
                <text:p>-0.0529671910051134</text:p>
              </table:table-cell>
              <table:table-cell office:value-type="float" office:value="-0.0514619259621412">
                <text:p>-0.05146192596214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9000000000001">
                <text:p>0.729000000000001</text:p>
              </table:table-cell>
              <table:table-cell office:value-type="float" office:value="-0.0502595980930425">
                <text:p>-0.0502595980930425</text:p>
              </table:table-cell>
              <table:table-cell office:value-type="float" office:value="-0.0487252526683861">
                <text:p>-0.04872525266838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-0.0475017581446376">
                <text:p>-0.0475017581446376</text:p>
              </table:table-cell>
              <table:table-cell office:value-type="float" office:value="-0.0459398581822647">
                <text:p>-0.04593985818226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1000000000001">
                <text:p>0.731000000000001</text:p>
              </table:table-cell>
              <table:table-cell office:value-type="float" office:value="-0.0446964283105596">
                <text:p>-0.0446964283105596</text:p>
              </table:table-cell>
              <table:table-cell office:value-type="float" office:value="-0.0431085276661553">
                <text:p>-0.04310852766615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2000000000001">
                <text:p>0.732000000000001</text:p>
              </table:table-cell>
              <table:table-cell office:value-type="float" office:value="-0.0418464132194852">
                <text:p>-0.0418464132194852</text:p>
              </table:table-cell>
              <table:table-cell office:value-type="float" office:value="-0.0402340922146373">
                <text:p>-0.04023409221463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3000000000001">
                <text:p>0.733000000000001</text:p>
              </table:table-cell>
              <table:table-cell office:value-type="float" office:value="-0.0389545621741799">
                <text:p>-0.0389545621741799</text:p>
              </table:table-cell>
              <table:table-cell office:value-type="float" office:value="-0.0373194260236339">
                <text:p>-0.03731942602363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4">
                <text:p>0.734</text:p>
              </table:table-cell>
              <table:table-cell office:value-type="float" office:value="-0.0360237663029069">
                <text:p>-0.0360237663029069</text:p>
              </table:table-cell>
              <table:table-cell office:value-type="float" office:value="-0.0343674435164553">
                <text:p>-0.03436744351645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5">
                <text:p>0.735</text:p>
              </table:table-cell>
              <table:table-cell office:value-type="float" office:value="-0.0330569556690217">
                <text:p>-0.0330569556690217</text:p>
              </table:table-cell>
              <table:table-cell office:value-type="float" office:value="-0.0313810964296185">
                <text:p>-0.03138109642961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6">
                <text:p>0.736</text:p>
              </table:table-cell>
              <table:table-cell office:value-type="float" office:value="-0.0300570963416408">
                <text:p>-0.0300570963416408</text:p>
              </table:table-cell>
              <table:table-cell office:value-type="float" office:value="-0.0283633708613563">
                <text:p>-0.02836337086135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7">
                <text:p>0.737</text:p>
              </table:table-cell>
              <table:table-cell office:value-type="float" office:value="-0.0270271874303143">
                <text:p>-0.0270271874303143</text:p>
              </table:table-cell>
              <table:table-cell office:value-type="float" office:value="-0.0253172842857681">
                <text:p>-0.02531728428576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8">
                <text:p>0.738</text:p>
              </table:table-cell>
              <table:table-cell office:value-type="float" office:value="-0.0239702580866655">
                <text:p>-0.0239702580866655</text:p>
              </table:table-cell>
              <table:table-cell office:value-type="float" office:value="-0.0222458825355976">
                <text:p>-0.02224588253559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9">
                <text:p>0.739</text:p>
              </table:table-cell>
              <table:table-cell office:value-type="float" office:value="-0.0208893644759968">
                <text:p>-0.0208893644759968</text:p>
              </table:table-cell>
              <table:table-cell office:value-type="float" office:value="-0.0191522367566529">
                <text:p>-0.01915223675665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4">
                <text:p>0.74</text:p>
              </table:table-cell>
              <table:table-cell office:value-type="float" office:value="-0.017787586721888">
                <text:p>-0.017787586721888</text:p>
              </table:table-cell>
              <table:table-cell office:value-type="float" office:value="-0.0160394403369184">
                <text:p>-0.01603944033691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1">
                <text:p>0.741</text:p>
              </table:table-cell>
              <table:table-cell office:value-type="float" office:value="-0.0146680258268425">
                <text:p>-0.0146680258268425</text:p>
              </table:table-cell>
              <table:table-cell office:value-type="float" office:value="-0.0129106058134224">
                <text:p>-0.01291060581342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2">
                <text:p>0.742</text:p>
              </table:table-cell>
              <table:table-cell office:value-type="float" office:value="-0.0115338005720601">
                <text:p>-0.0115338005720601</text:p>
              </table:table-cell>
              <table:table-cell office:value-type="float" office:value="-0.00976886175996101">
                <text:p>-0.009768861759961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3">
                <text:p>0.743</text:p>
              </table:table-cell>
              <table:table-cell office:value-type="float" office:value="-0.00838804439943511">
                <text:p>-0.00838804439943511</text:p>
              </table:table-cell>
              <table:table-cell office:value-type="float" office:value="-0.00661734965878396">
                <text:p>-0.006617349658783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4">
                <text:p>0.744</text:p>
              </table:table-cell>
              <table:table-cell office:value-type="float" office:value="-0.00523390227889765">
                <text:p>-0.00523390227889765</text:p>
              </table:table-cell>
              <table:table-cell office:value-type="float" office:value="-0.0034592207593759">
                <text:p>-0.00345922075937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-0.00207452756422983">
                <text:p>-0.00207452756422983</text:p>
              </table:table-cell>
              <table:table-cell office:value-type="float" office:value="-0.000297632927466905">
                <text:p>-0.0002976329274669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6000000000001">
                <text:p>0.746000000000001</text:p>
              </table:table-cell>
              <table:table-cell office:value-type="float" office:value="0.00108692115949995">
                <text:p>0.00108692115949995</text:p>
              </table:table-cell>
              <table:table-cell office:value-type="float" office:value="0.00286425251256729">
                <text:p>0.002864252512567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7000000000001">
                <text:p>0.747000000000001</text:p>
              </table:table-cell>
              <table:table-cell office:value-type="float" office:value="0.00424728323373261">
                <text:p>0.00424728323373261</text:p>
              </table:table-cell>
              <table:table-cell office:value-type="float" office:value="0.00602327393876867">
                <text:p>0.006023273938768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8000000000001">
                <text:p>0.748000000000001</text:p>
              </table:table-cell>
              <table:table-cell office:value-type="float" office:value="0.00740339908628695">
                <text:p>0.00740339908628695</text:p>
              </table:table-cell>
              <table:table-cell office:value-type="float" office:value="0.0091762725929544">
                <text:p>0.00917627259295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9000000000001">
                <text:p>0.749000000000001</text:p>
              </table:table-cell>
              <table:table-cell office:value-type="float" office:value="0.0105521133901422">
                <text:p>0.0105521133901422</text:p>
              </table:table-cell>
              <table:table-cell office:value-type="float" office:value="0.0123200957392107">
                <text:p>0.01232009573921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0136902782179763">
                <text:p>0.0136902782179763</text:p>
              </table:table-cell>
              <table:table-cell office:value-type="float" office:value="0.0154515998163682">
                <text:p>0.01545159981636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1000000000001">
                <text:p>0.751000000000001</text:p>
              </table:table-cell>
              <table:table-cell office:value-type="float" office:value="0.0168147561893065">
                <text:p>0.0168147561893065</text:p>
              </table:table-cell>
              <table:table-cell office:value-type="float" office:value="0.0185676535812998">
                <text:p>0.01856765358129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2000000000001">
                <text:p>0.752000000000001</text:p>
              </table:table-cell>
              <table:table-cell office:value-type="float" office:value="0.0199224236070858">
                <text:p>0.0199224236070858</text:p>
              </table:table-cell>
              <table:table-cell office:value-type="float" office:value="0.0216651412399033">
                <text:p>0.02166514123990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3000000000001">
                <text:p>0.753000000000001</text:p>
              </table:table-cell>
              <table:table-cell office:value-type="float" office:value="0.0230101735806192">
                <text:p>0.0230101735806192</text:p>
              </table:table-cell>
              <table:table-cell office:value-type="float" office:value="0.0247409655626348">
                <text:p>0.02474096556263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4000000000001">
                <text:p>0.754000000000001</text:p>
              </table:table-cell>
              <table:table-cell office:value-type="float" office:value="0.0260749191316775">
                <text:p>0.0260749191316775</text:p>
              </table:table-cell>
              <table:table-cell office:value-type="float" office:value="0.0277920509814821">
                <text:p>0.02779205098148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0.0291135962807046">
                <text:p>0.0291135962807046</text:p>
              </table:table-cell>
              <table:table-cell office:value-type="float" office:value="0.0308153466652749">
                <text:p>0.03081534666527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0.0321231671100309">
                <text:p>0.0321231671100309</text:p>
              </table:table-cell>
              <table:table-cell office:value-type="float" office:value="0.0338078295702628">
                <text:p>0.03380782957026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7000000000001">
                <text:p>0.757000000000001</text:p>
              </table:table-cell>
              <table:table-cell office:value-type="float" office:value="0.0351006228010318">
                <text:p>0.0351006228010318</text:p>
              </table:table-cell>
              <table:table-cell office:value-type="float" office:value="0.0367665074629053">
                <text:p>0.03676650746290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8000000000001">
                <text:p>0.758000000000001</text:p>
              </table:table-cell>
              <table:table-cell office:value-type="float" office:value="0.0380429866421942">
                <text:p>0.0380429866421942</text:p>
              </table:table-cell>
              <table:table-cell office:value-type="float" office:value="0.0396884219118583">
                <text:p>0.03968842191185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9000000000001">
                <text:p>0.759000000000001</text:p>
              </table:table-cell>
              <table:table-cell office:value-type="float" office:value="0.0409473170050839">
                <text:p>0.0409473170050839</text:p>
              </table:table-cell>
              <table:table-cell office:value-type="float" office:value="0.0425706512461578">
                <text:p>0.04257065124615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0438107102852393">
                <text:p>0.0438107102852393</text:p>
              </table:table-cell>
              <table:table-cell office:value-type="float" office:value="0.0454103134766475">
                <text:p>0.04541031347664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61000000000001">
                <text:p>0.761000000000001</text:p>
              </table:table-cell>
              <table:table-cell office:value-type="float" office:value="0.0466303038050494">
                <text:p>0.0466303038050494</text:p>
              </table:table-cell>
              <table:table-cell office:value-type="float" office:value="0.0482045691777268">
                <text:p>0.04820456917772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2000000000001">
                <text:p>0.762000000000001</text:p>
              </table:table-cell>
              <table:table-cell office:value-type="float" office:value="0.0494032786757169">
                <text:p>0.0494032786757169</text:p>
              </table:table-cell>
              <table:table-cell office:value-type="float" office:value="0.0509506243265419">
                <text:p>0.05095062432654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3000000000001">
                <text:p>0.763000000000001</text:p>
              </table:table-cell>
              <table:table-cell office:value-type="float" office:value="0.0521268626154413">
                <text:p>0.0521268626154413</text:p>
              </table:table-cell>
              <table:table-cell office:value-type="float" office:value="0.0536457330967744">
                <text:p>0.05364573309677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4000000000001">
                <text:p>0.764000000000001</text:p>
              </table:table-cell>
              <table:table-cell office:value-type="float" office:value="0.0547983327210088">
                <text:p>0.0547983327210088</text:p>
              </table:table-cell>
              <table:table-cell office:value-type="float" office:value="0.0562872006042388">
                <text:p>0.05628720060423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0.0574150181900145">
                <text:p>0.0574150181900145</text:p>
              </table:table-cell>
              <table:table-cell office:value-type="float" office:value="0.058872385601543">
                <text:p>0.0588723856015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6000000000001">
                <text:p>0.766000000000001</text:p>
              </table:table-cell>
              <table:table-cell office:value-type="float" office:value="0.0599743029909972">
                <text:p>0.0599743029909972</text:p>
              </table:table-cell>
              <table:table-cell office:value-type="float" office:value="0.0613987031191139">
                <text:p>0.06139870311911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7000000000001">
                <text:p>0.767000000000001</text:p>
              </table:table-cell>
              <table:table-cell office:value-type="float" office:value="0.0624736284788172">
                <text:p>0.0624736284788172</text:p>
              </table:table-cell>
              <table:table-cell office:value-type="float" office:value="0.0638636270499537">
                <text:p>0.06386362704995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8000000000001">
                <text:p>0.768000000000001</text:p>
              </table:table-cell>
              <table:table-cell office:value-type="float" office:value="0.0649104959526619">
                <text:p>0.0649104959526619</text:p>
              </table:table-cell>
              <table:table-cell office:value-type="float" office:value="0.0662646926755352">
                <text:p>0.06626469267553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9000000000001">
                <text:p>0.769000000000001</text:p>
              </table:table-cell>
              <table:table-cell office:value-type="float" office:value="0.0672824691541219">
                <text:p>0.0672824691541219</text:p>
              </table:table-cell>
              <table:table-cell office:value-type="float" office:value="0.068599499130315">
                <text:p>0.0685994991303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0695871767028412">
                <text:p>0.0695871767028412</text:p>
              </table:table-cell>
              <table:table-cell office:value-type="float" office:value="0.0708657118023986">
                <text:p>0.07086571180239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71000000000001">
                <text:p>0.771000000000001</text:p>
              </table:table-cell>
              <table:table-cell office:value-type="float" office:value="0.0718223144673036">
                <text:p>0.0718223144673036</text:p>
              </table:table-cell>
              <table:table-cell office:value-type="float" office:value="0.073061064667959">
                <text:p>0.0730610646679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0.0739856478683896">
                <text:p>0.0739856478683896</text:p>
              </table:table-cell>
              <table:table-cell office:value-type="float" office:value="0.0751833625570705">
                <text:p>0.07518336255707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3000000000001">
                <text:p>0.773000000000001</text:p>
              </table:table-cell>
              <table:table-cell office:value-type="float" office:value="0.0760750141133962">
                <text:p>0.0760750141133962</text:p>
              </table:table-cell>
              <table:table-cell office:value-type="float" office:value="0.0772304833486966">
                <text:p>0.07723048334869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4000000000001">
                <text:p>0.774000000000001</text:p>
              </table:table-cell>
              <table:table-cell office:value-type="float" office:value="0.0780883243582894">
                <text:p>0.0780883243582894</text:p>
              </table:table-cell>
              <table:table-cell office:value-type="float" office:value="0.0792003800926328">
                <text:p>0.07920038009263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0800235657960261">
                <text:p>0.0800235657960261</text:p>
              </table:table-cell>
              <table:table-cell office:value-type="float" office:value="0.0810910830562881">
                <text:p>0.08109108305628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6000000000001">
                <text:p>0.776000000000001</text:p>
              </table:table-cell>
              <table:table-cell office:value-type="float" office:value="0.0818788036688581">
                <text:p>0.0818788036688581</text:p>
              </table:table-cell>
              <table:table-cell office:value-type="float" office:value="0.082900701694252">
                <text:p>0.0829007016942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7000000000001">
                <text:p>0.777000000000001</text:p>
              </table:table-cell>
              <table:table-cell office:value-type="float" office:value="0.0836521832026059">
                <text:p>0.0836521832026059</text:p>
              </table:table-cell>
              <table:table-cell office:value-type="float" office:value="0.0846274265386833">
                <text:p>0.08462742653868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8000000000001">
                <text:p>0.778000000000001</text:p>
              </table:table-cell>
              <table:table-cell office:value-type="float" office:value="0.0853419314609701">
                <text:p>0.0853419314609701</text:p>
              </table:table-cell>
              <table:table-cell office:value-type="float" office:value="0.0862695310086266">
                <text:p>0.08626953100862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9000000000001">
                <text:p>0.779000000000001</text:p>
              </table:table-cell>
              <table:table-cell office:value-type="float" office:value="0.0869463591180235">
                <text:p>0.0869463591180235</text:p>
              </table:table-cell>
              <table:table-cell office:value-type="float" office:value="0.0878253731364489">
                <text:p>0.08782537313644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88463862147116">
                <text:p>0.088463862147116</text:p>
              </table:table-cell>
              <table:table-cell office:value-type="float" office:value="0.089293397209672">
                <text:p>0.0892933972096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1000000000001">
                <text:p>0.781000000000001</text:p>
              </table:table-cell>
              <table:table-cell office:value-type="float" office:value="0.0898929234244993">
                <text:p>0.0898929234244993</text:p>
              </table:table-cell>
              <table:table-cell office:value-type="float" office:value="0.0906721353265538">
                <text:p>0.09067213532655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2000000000001">
                <text:p>0.782000000000001</text:p>
              </table:table-cell>
              <table:table-cell office:value-type="float" office:value="0.0912321142460721">
                <text:p>0.0912321142460721</text:p>
              </table:table-cell>
              <table:table-cell office:value-type="float" office:value="0.0919602088638686">
                <text:p>0.09196020886386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3000000000001">
                <text:p>0.783000000000001</text:p>
              </table:table-cell>
              <table:table-cell office:value-type="float" office:value="0.0924800957557268">
                <text:p>0.0924800957557268</text:p>
              </table:table-cell>
              <table:table-cell office:value-type="float" office:value="0.0931563298554147">
                <text:p>0.09315632985541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0.0936356202838711">
                <text:p>0.0936356202838711</text:p>
              </table:table-cell>
              <table:table-cell office:value-type="float" office:value="0.0942593022798742">
                <text:p>0.09425930227987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.0946975325947859">
                <text:p>0.0946975325947859</text:p>
              </table:table-cell>
              <table:table-cell office:value-type="float" office:value="0.0952680232567337">
                <text:p>0.09526802325673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6000000000001">
                <text:p>0.786000000000001</text:p>
              </table:table-cell>
              <table:table-cell office:value-type="float" office:value="0.0956647710415719">
                <text:p>0.0956647710415719</text:p>
              </table:table-cell>
              <table:table-cell office:value-type="float" office:value="0.096181484149074">
                <text:p>0.0961814841490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7000000000001">
                <text:p>0.787000000000001</text:p>
              </table:table-cell>
              <table:table-cell office:value-type="float" office:value="0.0965363686275315">
                <text:p>0.0965363686275315</text:p>
              </table:table-cell>
              <table:table-cell office:value-type="float" office:value="0.0969987715721216">
                <text:p>0.09699877157212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8000000000001">
                <text:p>0.788000000000001</text:p>
              </table:table-cell>
              <table:table-cell office:value-type="float" office:value="0.0973114539729237">
                <text:p>0.0973114539729237</text:p>
              </table:table-cell>
              <table:table-cell office:value-type="float" office:value="0.0977190683065586">
                <text:p>0.09771906830655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9000000000001">
                <text:p>0.789000000000001</text:p>
              </table:table-cell>
              <table:table-cell office:value-type="float" office:value="0.0979892521861261">
                <text:p>0.0979892521861261</text:p>
              </table:table-cell>
              <table:table-cell office:value-type="float" office:value="0.0983416541156733">
                <text:p>0.09834165411567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985690856383326">
                <text:p>0.0985690856383326</text:p>
              </table:table-cell>
              <table:table-cell office:value-type="float" office:value="0.098865906465537">
                <text:p>0.0988659064655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1000000000001">
                <text:p>0.791000000000001</text:p>
              </table:table-cell>
              <table:table-cell office:value-type="float" office:value="0.0990503746410132">
                <text:p>0.0990503746410132</text:p>
              </table:table-cell>
              <table:table-cell office:value-type="float" office:value="0.0992913011474861">
                <text:p>0.09929130114748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2000000000001">
                <text:p>0.792000000000001</text:p>
              </table:table-cell>
              <table:table-cell office:value-type="float" office:value="0.0994326380254573">
                <text:p>0.0994326380254573</text:p>
              </table:table-cell>
              <table:table-cell office:value-type="float" office:value="0.099617412802287">
                <text:p>0.0996174128022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3000000000001">
                <text:p>0.793000000000001</text:p>
              </table:table-cell>
              <table:table-cell office:value-type="float" office:value="0.0997154936238225">
                <text:p>0.0997154936238225</text:p>
              </table:table-cell>
              <table:table-cell office:value-type="float" office:value="0.09984391534546">
                <text:p>0.099843915345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4000000000001">
                <text:p>0.794000000000001</text:p>
              </table:table-cell>
              <table:table-cell office:value-type="float" office:value="0.0998986586512066">
                <text:p>0.0998986586512066</text:p>
              </table:table-cell>
              <table:table-cell office:value-type="float" office:value="0.0999705822933364">
                <text:p>0.09997058229333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.099981949988362">
                <text:p>0.099981949988362</text:p>
              </table:table-cell>
              <table:table-cell office:value-type="float" office:value="0.0999972869895237">
                <text:p>0.09999728698952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6000000000001">
                <text:p>0.796000000000001</text:p>
              </table:table-cell>
              <table:table-cell office:value-type="float" office:value="0.0999652843647693">
                <text:p>0.0999652843647693</text:p>
              </table:table-cell>
              <table:table-cell office:value-type="float" office:value="0.099924002731551">
                <text:p>0.0999240027315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7000000000001">
                <text:p>0.797000000000001</text:p>
              </table:table-cell>
              <table:table-cell office:value-type="float" office:value="0.0998486784418866">
                <text:p>0.0998486784418866</text:p>
              </table:table-cell>
              <table:table-cell office:value-type="float" office:value="0.0997508027975693">
                <text:p>0.09975080279756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8000000000001">
                <text:p>0.798000000000001</text:p>
              </table:table-cell>
              <table:table-cell office:value-type="float" office:value="0.0996322487964927">
                <text:p>0.0996322487964927</text:p>
              </table:table-cell>
              <table:table-cell office:value-type="float" office:value="0.0994778603730799">
                <text:p>0.09947786037307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9000000000001">
                <text:p>0.799000000000001</text:p>
              </table:table-cell>
              <table:table-cell office:value-type="float" office:value="0.099316211804139">
                <text:p>0.099316211804139</text:p>
              </table:table-cell>
              <table:table-cell office:value-type="float" office:value="0.0991054483777628">
                <text:p>0.09910544837776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0989008834228284">
                <text:p>0.0989008834228284</text:p>
              </table:table-cell>
              <table:table-cell office:value-type="float" office:value="0.0986339391925801">
                <text:p>0.09863393919258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01000000000001">
                <text:p>0.801000000000001</text:p>
              </table:table-cell>
              <table:table-cell office:value-type="float" office:value="0.0983866788771361">
                <text:p>0.0983866788771361</text:p>
              </table:table-cell>
              <table:table-cell office:value-type="float" office:value="0.0980638042874257">
                <text:p>0.09806380428742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2000000000001">
                <text:p>0.802000000000001</text:p>
              </table:table-cell>
              <table:table-cell office:value-type="float" office:value="0.0977741122430887">
                <text:p>0.0977741122430887</text:p>
              </table:table-cell>
              <table:table-cell office:value-type="float" office:value="0.0973956137496951">
                <text:p>0.09739561374969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3000000000001">
                <text:p>0.803000000000001</text:p>
              </table:table-cell>
              <table:table-cell office:value-type="float" office:value="0.097063795934217">
                <text:p>0.097063795934217</text:p>
              </table:table-cell>
              <table:table-cell office:value-type="float" office:value="0.0966300357142455">
                <text:p>0.09663003571424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4000000000001">
                <text:p>0.804000000000001</text:p>
              </table:table-cell>
              <table:table-cell office:value-type="float" office:value="0.096256440089295">
                <text:p>0.096256440089295</text:p>
              </table:table-cell>
              <table:table-cell office:value-type="float" office:value="0.0957678356953161">
                <text:p>0.09576783569531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0.0953528518623792">
                <text:p>0.0953528518623792</text:p>
              </table:table-cell>
              <table:table-cell office:value-type="float" office:value="0.0948098758210785">
                <text:p>0.09480987582107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6000000000001">
                <text:p>0.806000000000001</text:p>
              </table:table-cell>
              <table:table-cell office:value-type="float" office:value="0.094353934615856">
                <text:p>0.094353934615856</text:p>
              </table:table-cell>
              <table:table-cell office:value-type="float" office:value="0.0937571139715794">
                <text:p>0.09375711397157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7000000000001">
                <text:p>0.807000000000001</text:p>
              </table:table-cell>
              <table:table-cell office:value-type="float" office:value="0.0932606870173048">
                <text:p>0.0932606870173048</text:p>
              </table:table-cell>
              <table:table-cell office:value-type="float" office:value="0.0926106028209411">
                <text:p>0.09261060282094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0.0920742020410809">
                <text:p>0.0920742020410809</text:p>
              </table:table-cell>
              <table:table-cell office:value-type="float" office:value="0.0913714887847748">
                <text:p>0.09137148878477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9000000000001">
                <text:p>0.809000000000001</text:p>
              </table:table-cell>
              <table:table-cell office:value-type="float" office:value="0.0907956658756131">
                <text:p>0.0907956658756131</text:p>
              </table:table-cell>
              <table:table-cell office:value-type="float" office:value="0.0900410108738607">
                <text:p>0.09004101087386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894263567375129">
                <text:p>0.0894263567375129</text:p>
              </table:table-cell>
              <table:table-cell office:value-type="float" office:value="0.0886204994552403">
                <text:p>0.08862049945524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11000000000001">
                <text:p>0.811000000000001</text:p>
              </table:table-cell>
              <table:table-cell office:value-type="float" office:value="0.0879676435936766">
                <text:p>0.0879676435936766</text:p>
              </table:table-cell>
              <table:table-cell office:value-type="float" office:value="0.08711137492196">
                <text:p>0.087111374921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2000000000001">
                <text:p>0.812000000000001</text:p>
              </table:table-cell>
              <table:table-cell office:value-type="float" office:value="0.0864209847926609">
                <text:p>0.0864209847926609</text:p>
              </table:table-cell>
              <table:table-cell office:value-type="float" office:value="0.0855151462727969">
                <text:p>0.08551514627279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3000000000001">
                <text:p>0.813000000000001</text:p>
              </table:table-cell>
              <table:table-cell office:value-type="float" office:value="0.0847879266066988">
                <text:p>0.0847879266066988</text:p>
              </table:table-cell>
              <table:table-cell office:value-type="float" office:value="0.0838334096033858">
                <text:p>0.08383340960338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4000000000001">
                <text:p>0.814000000000001</text:p>
              </table:table-cell>
              <table:table-cell office:value-type="float" office:value="0.0830701016858136">
                <text:p>0.0830701016858136</text:p>
              </table:table-cell>
              <table:table-cell office:value-type="float" office:value="0.082067846510256">
                <text:p>0.0820678465102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0.0812692274255776">
                <text:p>0.0812692274255776</text:p>
              </table:table-cell>
              <table:table-cell office:value-type="float" office:value="0.0802202224093751">
                <text:p>0.08022022240937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0.0793871042501447">
                <text:p>0.0793871042501447</text:p>
              </table:table-cell>
              <table:table-cell office:value-type="float" office:value="0.0782923847708806">
                <text:p>0.07829238477088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7000000000001">
                <text:p>0.817000000000001</text:p>
              </table:table-cell>
              <table:table-cell office:value-type="float" office:value="0.0774256138122773">
                <text:p>0.0774256138122773</text:p>
              </table:table-cell>
              <table:table-cell office:value-type="float" office:value="0.0762862612717629">
                <text:p>0.07628626127176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8000000000001">
                <text:p>0.818000000000001</text:p>
              </table:table-cell>
              <table:table-cell office:value-type="float" office:value="0.0753867171121632">
                <text:p>0.0753867171121632</text:p>
              </table:table-cell>
              <table:table-cell office:value-type="float" office:value="0.0742038578683502">
                <text:p>0.07420385786835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9000000000001">
                <text:p>0.819000000000001</text:p>
              </table:table-cell>
              <table:table-cell office:value-type="float" office:value="0.0732724525369057">
                <text:p>0.0732724525369057</text:p>
              </table:table-cell>
              <table:table-cell office:value-type="float" office:value="0.0720472567905178">
                <text:p>0.0720472567905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071084933822646">
                <text:p>0.071084933822646</text:p>
              </table:table-cell>
              <table:table-cell office:value-type="float" office:value="0.0698186144596329">
                <text:p>0.06981861445963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21000000000001">
                <text:p>0.821000000000001</text:p>
              </table:table-cell>
              <table:table-cell office:value-type="float" office:value="0.0688263479413554">
                <text:p>0.0688263479413554</text:p>
              </table:table-cell>
              <table:table-cell office:value-type="float" office:value="0.067520159332312">
                <text:p>0.0675201593323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2000000000001">
                <text:p>0.822000000000001</text:p>
              </table:table-cell>
              <table:table-cell office:value-type="float" office:value="0.0664989529144098">
                <text:p>0.0664989529144098</text:p>
              </table:table-cell>
              <table:table-cell office:value-type="float" office:value="0.0651541896721515">
                <text:p>0.06515418967215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3000000000001">
                <text:p>0.823000000000001</text:p>
              </table:table-cell>
              <table:table-cell office:value-type="float" office:value="0.064105075555133">
                <text:p>0.064105075555133</text:p>
              </table:table-cell>
              <table:table-cell office:value-type="float" office:value="0.0627230712516536">
                <text:p>0.06272307125165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0.0616471091425642">
                <text:p>0.0616471091425642</text:p>
              </table:table-cell>
              <table:table-cell office:value-type="float" office:value="0.0602292349866525">
                <text:p>0.06022923498665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0591275110287783">
                <text:p>0.0591275110287783</text:p>
              </table:table-cell>
              <table:table-cell office:value-type="float" office:value="0.0576751745056">
                <text:p>0.05767517450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6000000000001">
                <text:p>0.826000000000001</text:p>
              </table:table-cell>
              <table:table-cell office:value-type="float" office:value="0.0565488001821467">
                <text:p>0.0565488001821467</text:p>
              </table:table-cell>
              <table:table-cell office:value-type="float" office:value="0.0550634436561466">
                <text:p>0.05506344365614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7000000000001">
                <text:p>0.827000000000001</text:p>
              </table:table-cell>
              <table:table-cell office:value-type="float" office:value="0.0539135546689997">
                <text:p>0.0539135546689997</text:p>
              </table:table-cell>
              <table:table-cell office:value-type="float" office:value="0.0523966539515043">
                <text:p>0.05239665395150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0.0512244090762035">
                <text:p>0.0512244090762035</text:p>
              </table:table-cell>
              <table:table-cell office:value-type="float" office:value="0.0496774719591529">
                <text:p>0.04967747195915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9000000000001">
                <text:p>0.829000000000001</text:p>
              </table:table-cell>
              <table:table-cell office:value-type="float" office:value="0.0484840518772327">
                <text:p>0.0484840518772327</text:p>
              </table:table-cell>
              <table:table-cell office:value-type="float" office:value="0.0469086166344936">
                <text:p>0.04690861663449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0456952227443681">
                <text:p>0.0456952227443681</text:p>
              </table:table-cell>
              <table:table-cell office:value-type="float" office:value="0.0440928566021206">
                <text:p>0.04409285660212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1000000000001">
                <text:p>0.831000000000001</text:p>
              </table:table-cell>
              <table:table-cell office:value-type="float" office:value="0.0428607098097096">
                <text:p>0.0428607098097096</text:p>
              </table:table-cell>
              <table:table-cell office:value-type="float" office:value="0.0412330073874281">
                <text:p>0.04123300738742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2000000000001">
                <text:p>0.832000000000001</text:p>
              </table:table-cell>
              <table:table-cell office:value-type="float" office:value="0.0399833468777407">
                <text:p>0.0399833468777407</text:p>
              </table:table-cell>
              <table:table-cell office:value-type="float" office:value="0.0383319286013175">
                <text:p>0.03833192860131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3000000000001">
                <text:p>0.833000000000001</text:p>
              </table:table-cell>
              <table:table-cell office:value-type="float" office:value="0.0370660105922325">
                <text:p>0.0370660105922325</text:p>
              </table:table-cell>
              <table:table-cell office:value-type="float" office:value="0.0353925210808265">
                <text:p>0.03539252108082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4000000000001">
                <text:p>0.834000000000001</text:p>
              </table:table-cell>
              <table:table-cell office:value-type="float" office:value="0.0341116175603186">
                <text:p>0.0341116175603186</text:p>
              </table:table-cell>
              <table:table-cell office:value-type="float" office:value="0.0324177239885328">
                <text:p>0.03241772398853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.0311231214366174">
                <text:p>0.0311231214366174</text:p>
              </table:table-cell>
              <table:table-cell office:value-type="float" office:value="0.0294105118736379">
                <text:p>0.02941051187363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6000000000001">
                <text:p>0.836000000000001</text:p>
              </table:table-cell>
              <table:table-cell office:value-type="float" office:value="0.0281035099703152">
                <text:p>0.0281035099703152</text:p>
              </table:table-cell>
              <table:table-cell office:value-type="float" office:value="0.0263738916976636">
                <text:p>0.02637389169766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7000000000001">
                <text:p>0.837000000000001</text:p>
              </table:table-cell>
              <table:table-cell office:value-type="float" office:value="0.0250558020181641">
                <text:p>0.0250558020181641</text:p>
              </table:table-cell>
              <table:table-cell office:value-type="float" office:value="0.0233108998277427">
                <text:p>0.02331089982774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8000000000001">
                <text:p>0.838000000000001</text:p>
              </table:table-cell>
              <table:table-cell office:value-type="float" office:value="0.0219830445263798">
                <text:p>0.0219830445263798</text:p>
              </table:table-cell>
              <table:table-cell office:value-type="float" office:value="0.020224599000504">
                <text:p>0.0202245990005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9000000000001">
                <text:p>0.839000000000001</text:p>
              </table:table-cell>
              <table:table-cell office:value-type="float" office:value="0.0188883094844566">
                <text:p>0.0188883094844566</text:p>
              </table:table-cell>
              <table:table-cell office:value-type="float" office:value="0.0171180752595922">
                <text:p>0.01711807525959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0157746908539461">
                <text:p>0.0157746908539461</text:p>
              </table:table-cell>
              <table:table-cell office:value-type="float" office:value="0.0139944348698795">
                <text:p>0.01399443486987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1000000000001">
                <text:p>0.841000000000001</text:p>
              </table:table-cell>
              <table:table-cell office:value-type="float" office:value="0.0126453014752687">
                <text:p>0.0126453014752687</text:p>
              </table:table-cell>
              <table:table-cell office:value-type="float" office:value="0.0108568012114609">
                <text:p>0.01085680121146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2000000000001">
                <text:p>0.842000000000001</text:p>
              </table:table-cell>
              <table:table-cell office:value-type="float" office:value="0.00950326995565129">
                <text:p>0.00950326995565129</text:p>
              </table:table-cell>
              <table:table-cell office:value-type="float" office:value="0.00770831165653419">
                <text:p>0.007708311656534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3000000000001">
                <text:p>0.843000000000001</text:p>
              </table:table-cell>
              <table:table-cell office:value-type="float" office:value="0.0063517375413019">
                <text:p>0.0063517375413019</text:p>
              </table:table-cell>
              <table:table-cell office:value-type="float" office:value="0.00455211443228846">
                <text:p>0.004552114432288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4000000000001">
                <text:p>0.844000000000001</text:p>
              </table:table-cell>
              <table:table-cell office:value-type="float" office:value="0.00319385497694871">
                <text:p>0.00319385497694871</text:p>
              </table:table-cell>
              <table:table-cell office:value-type="float" office:value="0.00139136547294139">
                <text:p>0.001391365472941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5">
                <text:p>0.845</text:p>
              </table:table-cell>
              <table:table-cell office:value-type="float" office:value="0.0000327793558827432">
                <text:p>0.0000327793558827432</text:p>
              </table:table-cell>
              <table:table-cell office:value-type="float" office:value="-0.00177077473593573">
                <text:p>-0.001770774735935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6">
                <text:p>0.846</text:p>
              </table:table-cell>
              <table:table-cell office:value-type="float" office:value="-0.00312832903634631">
                <text:p>-0.00312832903634631</text:p>
              </table:table-cell>
              <table:table-cell office:value-type="float" office:value="-0.00493114431763655">
                <text:p>-0.004931144317636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7">
                <text:p>0.847</text:p>
              </table:table-cell>
              <table:table-cell office:value-type="float" office:value="-0.00628630988142581">
                <text:p>-0.00628630988142581</text:p>
              </table:table-cell>
              <table:table-cell office:value-type="float" office:value="-0.00808658316593509">
                <text:p>-0.008086583165935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8">
                <text:p>0.848</text:p>
              </table:table-cell>
              <table:table-cell office:value-type="float" office:value="-0.00943800598780855">
                <text:p>-0.00943800598780855</text:p>
              </table:table-cell>
              <table:table-cell office:value-type="float" office:value="-0.0112339361049268">
                <text:p>-0.01123393610492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9000000000001">
                <text:p>0.849000000000001</text:p>
              </table:table-cell>
              <table:table-cell office:value-type="float" office:value="-0.0125802664471153">
                <text:p>-0.0125802664471153</text:p>
              </table:table-cell>
              <table:table-cell office:value-type="float" office:value="-0.0143700560439437">
                <text:p>-0.0143700560439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0.0157099497842554">
                <text:p>-0.0157099497842554</text:p>
              </table:table-cell>
              <table:table-cell office:value-type="float" office:value="-0.0174918071243815">
                <text:p>-0.01749180712438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1000000000001">
                <text:p>0.851000000000001</text:p>
              </table:table-cell>
              <table:table-cell office:value-type="float" office:value="-0.0188239270981171">
                <text:p>-0.0188239270981171</text:p>
              </table:table-cell>
              <table:table-cell office:value-type="float" office:value="-0.0205960678552972">
                <text:p>-0.02059606785529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2000000000001">
                <text:p>0.852000000000001</text:p>
              </table:table-cell>
              <table:table-cell office:value-type="float" office:value="-0.0219190851896862">
                <text:p>-0.0219190851896862</text:p>
              </table:table-cell>
              <table:table-cell office:value-type="float" office:value="-0.023679734234639">
                <text:p>-0.0236797342346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3000000000001">
                <text:p>0.853000000000001</text:p>
              </table:table-cell>
              <table:table-cell office:value-type="float" office:value="-0.0249923296744674">
                <text:p>-0.0249923296744674</text:p>
              </table:table-cell>
              <table:table-cell office:value-type="float" office:value="-0.0267397228529916">
                <text:p>-0.02673972285299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4">
                <text:p>0.854</text:p>
              </table:table-cell>
              <table:table-cell office:value-type="float" office:value="-0.0280405880760949">
                <text:p>-0.0280405880760949</text:p>
              </table:table-cell>
              <table:table-cell office:value-type="float" office:value="-0.0297729739767272">
                <text:p>-0.02977297397672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5">
                <text:p>0.855</text:p>
              </table:table-cell>
              <table:table-cell office:value-type="float" office:value="-0.0310608128980412">
                <text:p>-0.0310608128980412</text:p>
              </table:table-cell>
              <table:table-cell office:value-type="float" office:value="-0.0327764546074845">
                <text:p>-0.03277645460748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6">
                <text:p>0.856</text:p>
              </table:table-cell>
              <table:table-cell office:value-type="float" office:value="-0.0340499846703519">
                <text:p>-0.0340499846703519</text:p>
              </table:table-cell>
              <table:table-cell office:value-type="float" office:value="-0.0357471615149149">
                <text:p>-0.03574716151491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7000000000001">
                <text:p>0.857000000000001</text:p>
              </table:table-cell>
              <table:table-cell office:value-type="float" office:value="-0.0370051149683608">
                <text:p>-0.0370051149683608</text:p>
              </table:table-cell>
              <table:table-cell office:value-type="float" office:value="-0.0386821242396611">
                <text:p>-0.03868212423966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8000000000001">
                <text:p>0.858000000000001</text:p>
              </table:table-cell>
              <table:table-cell office:value-type="float" office:value="-0.0399232494003679">
                <text:p>-0.0399232494003679</text:p>
              </table:table-cell>
              <table:table-cell office:value-type="float" office:value="-0.0415784080635703">
                <text:p>-0.04157840806357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9000000000001">
                <text:p>0.859000000000001</text:p>
              </table:table-cell>
              <table:table-cell office:value-type="float" office:value="-0.0428014705612923">
                <text:p>-0.0428014705612923</text:p>
              </table:table-cell>
              <table:table-cell office:value-type="float" office:value="-0.0444331169441678">
                <text:p>-0.04443311694416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0.0456369009493487">
                <text:p>-0.0456369009493487</text:p>
              </table:table-cell>
              <table:table-cell office:value-type="float" office:value="-0.0472433964104577">
                <text:p>-0.04724339641045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1000000000001">
                <text:p>0.861000000000001</text:p>
              </table:table-cell>
              <table:table-cell office:value-type="float" office:value="-0.0484267058428294">
                <text:p>-0.0484267058428294</text:p>
              </table:table-cell>
              <table:table-cell office:value-type="float" office:value="-0.0500064364171553">
                <text:p>-0.05000643641715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2000000000001">
                <text:p>0.862000000000001</text:p>
              </table:table-cell>
              <table:table-cell office:value-type="float" office:value="-0.0511680961341178">
                <text:p>-0.0511680961341178</text:p>
              </table:table-cell>
              <table:table-cell office:value-type="float" office:value="-0.0527194741544999">
                <text:p>-0.05271947415449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3000000000001">
                <text:p>0.863000000000001</text:p>
              </table:table-cell>
              <table:table-cell office:value-type="float" office:value="-0.0538583311180989">
                <text:p>-0.0538583311180989</text:p>
              </table:table-cell>
              <table:table-cell office:value-type="float" office:value="-0.0553797968108331">
                <text:p>-0.05537979681083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-0.0564947212321793">
                <text:p>-0.0564947212321793</text:p>
              </table:table-cell>
              <table:table-cell office:value-type="float" office:value="-0.0579847442851849">
                <text:p>-0.05798474428518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-0.0590746307451779">
                <text:p>-0.0590746307451779</text:p>
              </table:table-cell>
              <table:table-cell office:value-type="float" office:value="-0.0605317118471523">
                <text:p>-0.06053171184715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6000000000001">
                <text:p>0.866000000000001</text:p>
              </table:table-cell>
              <table:table-cell office:value-type="float" office:value="-0.0615954803923978">
                <text:p>-0.0615954803923978</text:p>
              </table:table-cell>
              <table:table-cell office:value-type="float" office:value="-0.0630181527414136">
                <text:p>-0.06301815274141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7000000000001">
                <text:p>0.867000000000001</text:p>
              </table:table-cell>
              <table:table-cell office:value-type="float" office:value="-0.0640547499542465">
                <text:p>-0.0640547499542465</text:p>
              </table:table-cell>
              <table:table-cell office:value-type="float" office:value="-0.0654415807342713">
                <text:p>-0.06544158073427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8000000000001">
                <text:p>0.868000000000001</text:p>
              </table:table-cell>
              <table:table-cell office:value-type="float" office:value="-0.0664499807758262">
                <text:p>-0.0664499807758262</text:p>
              </table:table-cell>
              <table:table-cell office:value-type="float" office:value="-0.0677995725996779">
                <text:p>-0.06779957259967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9000000000001">
                <text:p>0.869000000000001</text:p>
              </table:table-cell>
              <table:table-cell office:value-type="float" office:value="-0.068778778224973">
                <text:p>-0.068778778224973</text:p>
              </table:table-cell>
              <table:table-cell office:value-type="float" office:value="-0.0700897705422613">
                <text:p>-0.07008977054226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-0.0710388140862919">
                <text:p>-0.0710388140862919</text:p>
              </table:table-cell>
              <table:table-cell office:value-type="float" office:value="-0.0723098845549215">
                <text:p>-0.07230988455492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1000000000001">
                <text:p>0.871000000000001</text:p>
              </table:table-cell>
              <table:table-cell office:value-type="float" office:value="-0.0732278288887892">
                <text:p>-0.0732278288887892</text:p>
              </table:table-cell>
              <table:table-cell office:value-type="float" office:value="-0.0744576947086498">
                <text:p>-0.07445769470864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2000000000001">
                <text:p>0.872000000000001</text:p>
              </table:table-cell>
              <table:table-cell office:value-type="float" office:value="-0.0753436341647793">
                <text:p>-0.0753436341647793</text:p>
              </table:table-cell>
              <table:table-cell office:value-type="float" office:value="-0.0765310533722704">
                <text:p>-0.076531053372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3000000000001">
                <text:p>0.873000000000001</text:p>
              </table:table-cell>
              <table:table-cell office:value-type="float" office:value="-0.0773841146378054">
                <text:p>-0.0773841146378054</text:p>
              </table:table-cell>
              <table:table-cell office:value-type="float" office:value="-0.0785278873598942">
                <text:p>-0.07852788735989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4000000000001">
                <text:p>0.874000000000001</text:p>
              </table:table-cell>
              <table:table-cell office:value-type="float" office:value="-0.0793472303373871">
                <text:p>-0.0793472303373871</text:p>
              </table:table-cell>
              <table:table-cell office:value-type="float" office:value="-0.0804462000039304">
                <text:p>-0.08044620000393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-0.081231018638481">
                <text:p>-0.081231018638481</text:p>
              </table:table-cell>
              <table:table-cell office:value-type="float" office:value="-0.0822840731515892">
                <text:p>-0.08228407315158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6000000000001">
                <text:p>0.876000000000001</text:p>
              </table:table-cell>
              <table:table-cell office:value-type="float" office:value="-0.0830335962236153">
                <text:p>-0.0830335962236153</text:p>
              </table:table-cell>
              <table:table-cell office:value-type="float" office:value="-0.0840396690828739">
                <text:p>-0.08403966908287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7000000000001">
                <text:p>0.877000000000001</text:p>
              </table:table-cell>
              <table:table-cell office:value-type="float" office:value="-0.0847531609657369">
                <text:p>-0.0847531609657369</text:p>
              </table:table-cell>
              <table:table-cell office:value-type="float" office:value="-0.0857112323481483">
                <text:p>-0.08571123234814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8000000000001">
                <text:p>0.878000000000001</text:p>
              </table:table-cell>
              <table:table-cell office:value-type="float" office:value="-0.0863879937298871">
                <text:p>-0.0863879937298871</text:p>
              </table:table-cell>
              <table:table-cell office:value-type="float" office:value="-0.087297091523439">
                <text:p>-0.0872970915234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9000000000001">
                <text:p>0.879000000000001</text:p>
              </table:table-cell>
              <table:table-cell office:value-type="float" office:value="-0.087936460091908">
                <text:p>-0.087936460091908</text:p>
              </table:table-cell>
              <table:table-cell office:value-type="float" office:value="-0.0887956608817213">
                <text:p>-0.08879566088172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-0.0893970119724574">
                <text:p>-0.0893970119724574</text:p>
              </table:table-cell>
              <table:table-cell office:value-type="float" office:value="-0.0902054419785137">
                <text:p>-0.09020544197851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1000000000001">
                <text:p>0.881000000000001</text:p>
              </table:table-cell>
              <table:table-cell office:value-type="float" office:value="-0.0907681891847014">
                <text:p>-0.0907681891847014</text:p>
              </table:table-cell>
              <table:table-cell office:value-type="float" office:value="-0.0915250251501972">
                <text:p>-0.09152502515019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2000000000001">
                <text:p>0.882000000000001</text:p>
              </table:table-cell>
              <table:table-cell office:value-type="float" office:value="-0.0920486208941364">
                <text:p>-0.0920486208941364</text:p>
              </table:table-cell>
              <table:table-cell office:value-type="float" office:value="-0.0927530909235618">
                <text:p>-0.09275309092356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3000000000001">
                <text:p>0.883000000000001</text:p>
              </table:table-cell>
              <table:table-cell office:value-type="float" office:value="-0.0932370269890809">
                <text:p>-0.0932370269890809</text:p>
              </table:table-cell>
              <table:table-cell office:value-type="float" office:value="-0.0938884113351693">
                <text:p>-0.09388841133516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4000000000001">
                <text:p>0.884000000000001</text:p>
              </table:table-cell>
              <table:table-cell office:value-type="float" office:value="-0.0943322193604672">
                <text:p>-0.0943322193604672</text:p>
              </table:table-cell>
              <table:table-cell office:value-type="float" office:value="-0.0949298511592152">
                <text:p>-0.09492985115921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-0.0953331030896537">
                <text:p>-0.0953331030896537</text:p>
              </table:table-cell>
              <table:table-cell office:value-type="float" office:value="-0.095876369042659">
                <text:p>-0.0958763690426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6000000000001">
                <text:p>0.886000000000001</text:p>
              </table:table-cell>
              <table:table-cell office:value-type="float" office:value="-0.0962386775430694">
                <text:p>-0.0962386775430694</text:p>
              </table:table-cell>
              <table:table-cell office:value-type="float" office:value="-0.0967270185464914">
                <text:p>-0.09672701854649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7000000000001">
                <text:p>0.887000000000001</text:p>
              </table:table-cell>
              <table:table-cell office:value-type="float" office:value="-0.0970480373725979">
                <text:p>-0.0970480373725979</text:p>
              </table:table-cell>
              <table:table-cell office:value-type="float" office:value="-0.0974809490920934">
                <text:p>-0.09748094909209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8000000000001">
                <text:p>0.888000000000001</text:p>
              </table:table-cell>
              <table:table-cell office:value-type="float" office:value="-0.0977603734206993">
                <text:p>-0.0977603734206993</text:p>
              </table:table-cell>
              <table:table-cell office:value-type="float" office:value="-0.098137406811745">
                <text:p>-0.0981374068117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9000000000001">
                <text:p>0.889000000000001</text:p>
              </table:table-cell>
              <table:table-cell office:value-type="float" office:value="-0.0983749735293648">
                <text:p>-0.0983749735293648</text:p>
              </table:table-cell>
              <table:table-cell office:value-type="float" office:value="-0.0986957353024295">
                <text:p>-0.09869573530242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0.0988912232520974">
                <text:p>-0.0988912232520974</text:p>
              </table:table-cell>
              <table:table-cell office:value-type="float" office:value="-0.099155376282182">
                <text:p>-0.0991553762821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1000000000001">
                <text:p>0.891000000000001</text:p>
              </table:table-cell>
              <table:table-cell office:value-type="float" office:value="-0.0993086064682046">
                <text:p>-0.0993086064682046</text:p>
              </table:table-cell>
              <table:table-cell office:value-type="float" office:value="-0.0995158701483249">
                <text:p>-0.09951587014832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-0.0996267058987899">
                <text:p>-0.0996267058987899</text:p>
              </table:table-cell>
              <table:table-cell office:value-type="float" office:value="-0.0997768564370323">
                <text:p>-0.09977685643703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3000000000001">
                <text:p>0.893000000000001</text:p>
              </table:table-cell>
              <table:table-cell office:value-type="float" office:value="-0.0998452035239279">
                <text:p>-0.0998452035239279</text:p>
              </table:table-cell>
              <table:table-cell office:value-type="float" office:value="-0.0999380741837635">
                <text:p>-0.09993807418376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4000000000001">
                <text:p>0.894000000000001</text:p>
              </table:table-cell>
              <table:table-cell office:value-type="float" office:value="-0.0999638809006039">
                <text:p>-0.0999638809006039</text:p>
              </table:table-cell>
              <table:table-cell office:value-type="float" office:value="-0.0999993621842062">
                <text:p>-0.09999936218420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-0.0999826193811034">
                <text:p>-0.0999826193811034</text:p>
              </table:table-cell>
              <table:table-cell office:value-type="float" office:value="-0.099960659155467">
                <text:p>-0.0999606591554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-0.0999014002316294">
                <text:p>-0.0999014002316294</text:p>
              </table:table-cell>
              <table:table-cell office:value-type="float" office:value="-0.0998220037973497">
                <text:p>-0.09982200379734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7000000000001">
                <text:p>0.897000000000001</text:p>
              </table:table-cell>
              <table:table-cell office:value-type="float" office:value="-0.0997203046510314">
                <text:p>-0.0997203046510314</text:p>
              </table:table-cell>
              <table:table-cell office:value-type="float" office:value="-0.0995835347536581">
                <text:p>-0.099583534753658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8000000000001">
                <text:p>0.898000000000001</text:p>
              </table:table-cell>
              <table:table-cell office:value-type="float" office:value="-0.0994395136896277">
                <text:p>-0.0994395136896277</text:p>
              </table:table-cell>
              <table:table-cell office:value-type="float" office:value="-0.0992454904735641">
                <text:p>-0.09924549047356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9000000000001">
                <text:p>0.899000000000001</text:p>
              </table:table-cell>
              <table:table-cell office:value-type="float" office:value="-0.0990593080681993">
                <text:p>-0.0990593080681993</text:p>
              </table:table-cell>
              <table:table-cell office:value-type="float" office:value="-0.0988082089731784">
                <text:p>-0.09880820897317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0985800678973401">
                <text:p>-0.0985800678973401</text:p>
              </table:table-cell>
              <table:table-cell office:value-type="float" office:value="-0.0982721274975625">
                <text:p>-0.09827212749756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1000000000001">
                <text:p>0.901000000000001</text:p>
              </table:table-cell>
              <table:table-cell office:value-type="float" office:value="-0.0980022722974408">
                <text:p>-0.0980022722974408</text:p>
              </table:table-cell>
              <table:table-cell office:value-type="float" office:value="-0.0976377820835199">
                <text:p>-0.09763778208351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2000000000001">
                <text:p>0.902000000000001</text:p>
              </table:table-cell>
              <table:table-cell office:value-type="float" office:value="-0.0973264989196885">
                <text:p>-0.0973264989196885</text:p>
              </table:table-cell>
              <table:table-cell office:value-type="float" office:value="-0.0969058070236045">
                <text:p>-0.09690580702360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3000000000001">
                <text:p>0.903000000000001</text:p>
              </table:table-cell>
              <table:table-cell office:value-type="float" office:value="-0.0965534233685599">
                <text:p>-0.0965534233685599</text:p>
              </table:table-cell>
              <table:table-cell office:value-type="float" office:value="-0.0960769342318802">
                <text:p>-0.09607693423188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4000000000001">
                <text:p>0.904000000000001</text:p>
              </table:table-cell>
              <table:table-cell office:value-type="float" office:value="-0.0956838185263855">
                <text:p>-0.0956838185263855</text:p>
              </table:table-cell>
              <table:table-cell office:value-type="float" office:value="-0.0951519925120684">
                <text:p>-0.09515199251206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-0.0947185537806605">
                <text:p>-0.0947185537806605</text:p>
              </table:table-cell>
              <table:table-cell office:value-type="float" office:value="-0.0941319067288129">
                <text:p>-0.09413190672881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6000000000001">
                <text:p>0.906000000000001</text:p>
              </table:table-cell>
              <table:table-cell office:value-type="float" office:value="-0.0936585941548749">
                <text:p>-0.0936585941548749</text:p>
              </table:table-cell>
              <table:table-cell office:value-type="float" office:value="-0.0930176968828927">
                <text:p>-0.09301769688289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7000000000001">
                <text:p>0.907000000000001</text:p>
              </table:table-cell>
              <table:table-cell office:value-type="float" office:value="-0.0925049993437308">
                <text:p>-0.0925049993437308</text:p>
              </table:table-cell>
              <table:table-cell office:value-type="float" office:value="-0.0918104770913059">
                <text:p>-0.09181047709130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8000000000001">
                <text:p>0.908000000000001</text:p>
              </table:table-cell>
              <table:table-cell office:value-type="float" office:value="-0.0912589226537127">
                <text:p>-0.0912589226537127</text:p>
              </table:table-cell>
              <table:table-cell office:value-type="float" office:value="-0.0905114544732458">
                <text:p>-0.09051145447324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9000000000001">
                <text:p>0.909000000000001</text:p>
              </table:table-cell>
              <table:table-cell office:value-type="float" office:value="-0.0899216098500692">
                <text:p>-0.0899216098500692</text:p>
              </table:table-cell>
              <table:table-cell office:value-type="float" office:value="-0.0891219279430824">
                <text:p>-0.08912192794308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0.0884943979113595">
                <text:p>-0.0884943979113595</text:p>
              </table:table-cell>
              <table:table-cell office:value-type="float" office:value="-0.0876432869115557">
                <text:p>-0.087643286911555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11000000000001">
                <text:p>0.911000000000001</text:p>
              </table:table-cell>
              <table:table-cell office:value-type="float" office:value="-0.0869787136928083">
                <text:p>-0.0869787136928083</text:p>
              </table:table-cell>
              <table:table-cell office:value-type="float" office:value="-0.0860770098964812">
                <text:p>-0.08607700989648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-0.085376072499808">
                <text:p>-0.085376072499808</text:p>
              </table:table-cell>
              <table:table-cell office:value-type="float" office:value="-0.0844246630443551">
                <text:p>-0.08442466304435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3000000000001">
                <text:p>0.913000000000001</text:p>
              </table:table-cell>
              <table:table-cell office:value-type="float" office:value="-0.0836880765729913">
                <text:p>-0.0836880765729913</text:p>
              </table:table-cell>
              <table:table-cell office:value-type="float" office:value="-0.0826878985643389">
                <text:p>-0.08268789856433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4000000000001">
                <text:p>0.914000000000001</text:p>
              </table:table-cell>
              <table:table-cell office:value-type="float" office:value="-0.0819164134863915">
                <text:p>-0.0819164134863915</text:p>
              </table:table-cell>
              <table:table-cell office:value-type="float" office:value="-0.0808684530761869">
                <text:p>-0.08086845307618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-0.0800628544602902">
                <text:p>-0.0800628544602902</text:p>
              </table:table-cell>
              <table:table-cell office:value-type="float" office:value="-0.0789681458737718">
                <text:p>-0.07896814587377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6000000000001">
                <text:p>0.916000000000001</text:p>
              </table:table-cell>
              <table:table-cell office:value-type="float" office:value="-0.0781292525904396">
                <text:p>-0.0781292525904396</text:p>
              </table:table-cell>
              <table:table-cell office:value-type="float" office:value="-0.0769888771059423">
                <text:p>-0.07698887710594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7000000000001">
                <text:p>0.917000000000001</text:p>
              </table:table-cell>
              <table:table-cell office:value-type="float" office:value="-0.0761175409954299">
                <text:p>-0.0761175409954299</text:p>
              </table:table-cell>
              <table:table-cell office:value-type="float" office:value="-0.0749326258765329">
                <text:p>-0.07493262587653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8000000000001">
                <text:p>0.918000000000001</text:p>
              </table:table-cell>
              <table:table-cell office:value-type="float" office:value="-0.0740297308840538">
                <text:p>-0.0740297308840538</text:p>
              </table:table-cell>
              <table:table-cell office:value-type="float" office:value="-0.0728014482654243">
                <text:p>-0.07280144826542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9000000000001">
                <text:p>0.919000000000001</text:p>
              </table:table-cell>
              <table:table-cell office:value-type="float" office:value="-0.0718679095446006">
                <text:p>-0.0718679095446006</text:p>
              </table:table-cell>
              <table:table-cell office:value-type="float" office:value="-0.0705974752726354">
                <text:p>-0.07059747527263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-0.0696342382580896">
                <text:p>-0.0696342382580896</text:p>
              </table:table-cell>
              <table:table-cell office:value-type="float" office:value="-0.0683229106875008">
                <text:p>-0.06832291068750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1000000000001">
                <text:p>0.921000000000001</text:p>
              </table:table-cell>
              <table:table-cell office:value-type="float" office:value="-0.067330950137529">
                <text:p>-0.067330950137529</text:p>
              </table:table-cell>
              <table:table-cell office:value-type="float" office:value="-0.0659800288850645">
                <text:p>-0.06598002888506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2000000000001">
                <text:p>0.922000000000001</text:p>
              </table:table-cell>
              <table:table-cell office:value-type="float" office:value="-0.0649603478953613">
                <text:p>-0.0649603478953613</text:p>
              </table:table-cell>
              <table:table-cell office:value-type="float" office:value="-0.0635711725518958">
                <text:p>-0.06357117255189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3000000000001">
                <text:p>0.923000000000001</text:p>
              </table:table-cell>
              <table:table-cell office:value-type="float" office:value="-0.0625248015413261">
                <text:p>-0.0625248015413261</text:p>
              </table:table-cell>
              <table:table-cell office:value-type="float" office:value="-0.0610987503435964">
                <text:p>-0.06109875034359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4000000000001">
                <text:p>0.924000000000001</text:p>
              </table:table-cell>
              <table:table-cell office:value-type="float" office:value="-0.0600267460130433">
                <text:p>-0.0600267460130433</text:p>
              </table:table-cell>
              <table:table-cell office:value-type="float" office:value="-0.0585652344763462">
                <text:p>-0.05856523447634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-0.0574686787416831">
                <text:p>-0.0574686787416831</text:p>
              </table:table-cell>
              <table:table-cell office:value-type="float" office:value="-0.0559731582548929">
                <text:p>-0.05597315825489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6000000000001">
                <text:p>0.926000000000001</text:p>
              </table:table-cell>
              <table:table-cell office:value-type="float" office:value="-0.05485315715516">
                <text:p>-0.05485315715516</text:p>
              </table:table-cell>
              <table:table-cell office:value-type="float" office:value="-0.0533251135394594">
                <text:p>-0.05332511353945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7000000000001">
                <text:p>0.927000000000001</text:p>
              </table:table-cell>
              <table:table-cell office:value-type="float" office:value="-0.0521827961213436">
                <text:p>-0.0521827961213436</text:p>
              </table:table-cell>
              <table:table-cell office:value-type="float" office:value="-0.0506237481540978">
                <text:p>-0.05062374815409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-0.0494602653338443">
                <text:p>-0.0494602653338443</text:p>
              </table:table-cell>
              <table:table-cell office:value-type="float" office:value="-0.0478717632390871">
                <text:p>-0.04787176323908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9000000000001">
                <text:p>0.929000000000001</text:p>
              </table:table-cell>
              <table:table-cell office:value-type="float" office:value="-0.046688286642987">
                <text:p>-0.046688286642987</text:p>
              </table:table-cell>
              <table:table-cell office:value-type="float" office:value="-0.0450719105500176">
                <text:p>-0.04507191055001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0.043869631334641">
                <text:p>-0.043869631334641</text:p>
              </table:table-cell>
              <table:table-cell office:value-type="float" office:value="-0.0422269897062658">
                <text:p>-0.04222698970626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1000000000001">
                <text:p>0.931000000000001</text:p>
              </table:table-cell>
              <table:table-cell office:value-type="float" office:value="-0.0410071173596271">
                <text:p>-0.0410071173596271</text:p>
              </table:table-cell>
              <table:table-cell office:value-type="float" office:value="-0.0393398453916063">
                <text:p>-0.039339845391606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-0.0381036065164706">
                <text:p>-0.0381036065164706</text:p>
              </table:table-cell>
              <table:table-cell office:value-type="float" office:value="-0.0364133645097663">
                <text:p>-0.03641336450976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3000000000001">
                <text:p>0.933000000000001</text:p>
              </table:table-cell>
              <table:table-cell office:value-type="float" office:value="-0.0351620015903183">
                <text:p>-0.0351620015903183</text:p>
              </table:table-cell>
              <table:table-cell office:value-type="float" office:value="-0.0334504732977624">
                <text:p>-0.03345047329776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4000000000001">
                <text:p>0.934000000000001</text:p>
              </table:table-cell>
              <table:table-cell office:value-type="float" office:value="-0.0321852434508791">
                <text:p>-0.0321852434508791</text:p>
              </table:table-cell>
              <table:table-cell office:value-type="float" office:value="-0.030454134399907">
                <text:p>-0.0304541343999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-0.0291763081122888">
                <text:p>-0.0291763081122888</text:p>
              </table:table-cell>
              <table:table-cell office:value-type="float" office:value="-0.0274273439054119">
                <text:p>-0.02742734390541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6000000000001">
                <text:p>0.936000000000001</text:p>
              </table:table-cell>
              <table:table-cell office:value-type="float" office:value="-0.0261382037578401">
                <text:p>-0.0261382037578401</text:p>
              </table:table-cell>
              <table:table-cell office:value-type="float" office:value="-0.0243731283525473">
                <text:p>-0.02437312835254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7000000000001">
                <text:p>0.937000000000001</text:p>
              </table:table-cell>
              <table:table-cell office:value-type="float" office:value="-0.0230739677325514">
                <text:p>-0.0230739677325514</text:p>
              </table:table-cell>
              <table:table-cell office:value-type="float" office:value="-0.0212945417023564">
                <text:p>-0.02129454170235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8000000000001">
                <text:p>0.938000000000001</text:p>
              </table:table-cell>
              <table:table-cell office:value-type="float" office:value="-0.0199866635065802">
                <text:p>-0.0199866635065802</text:p>
              </table:table-cell>
              <table:table-cell office:value-type="float" office:value="-0.0181946622849488">
                <text:p>-0.0181946622849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9000000000001">
                <text:p>0.939000000000001</text:p>
              </table:table-cell>
              <table:table-cell office:value-type="float" office:value="-0.0168793776125195">
                <text:p>-0.0168793776125195</text:p>
              </table:table-cell>
              <table:table-cell office:value-type="float" office:value="-0.0150765897214279">
                <text:p>-0.015076589721427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013755216559636">
                <text:p>-0.013755216559636</text:p>
              </table:table-cell>
              <table:table-cell office:value-type="float" office:value="-0.0119434418245262">
                <text:p>-0.01194344182452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1000000000001">
                <text:p>0.941000000000001</text:p>
              </table:table-cell>
              <table:table-cell office:value-type="float" office:value="-0.0106173037281375">
                <text:p>-0.0106173037281375</text:p>
              </table:table-cell>
              <table:table-cell office:value-type="float" office:value="-0.00879835148105361">
                <text:p>-0.008798351481053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2000000000001">
                <text:p>0.942000000000001</text:p>
              </table:table-cell>
              <table:table-cell office:value-type="float" office:value="-0.00746877624657341">
                <text:p>-0.00746877624657341</text:p>
              </table:table-cell>
              <table:table-cell office:value-type="float" office:value="-0.00564446351927148">
                <text:p>-0.005644463519271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3000000000001">
                <text:p>0.943000000000001</text:p>
              </table:table-cell>
              <table:table-cell office:value-type="float" office:value="-0.00431278185549011">
                <text:p>-0.00431278185549011</text:p>
              </table:table-cell>
              <table:table-cell office:value-type="float" office:value="-0.00248493156432636">
                <text:p>-0.002484931564326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4000000000001">
                <text:p>0.944000000000001</text:p>
              </table:table-cell>
              <table:table-cell office:value-type="float" office:value="-0.00115247576047729">
                <text:p>-0.00115247576047729</text:p>
              </table:table-cell>
              <table:table-cell office:value-type="float" office:value="0.000677085115112351">
                <text:p>0.0006770851151123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0.00200898252224908">
                <text:p>0.00200898252224908</text:p>
              </table:table-cell>
              <table:table-cell office:value-type="float" office:value="0.00383842476585783">
                <text:p>0.0038384247658578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6000000000001">
                <text:p>0.946000000000001</text:p>
              </table:table-cell>
              <table:table-cell office:value-type="float" office:value="0.00516843232457329">
                <text:p>0.00516843232457329</text:p>
              </table:table-cell>
              <table:table-cell office:value-type="float" office:value="0.00699592631169552">
                <text:p>0.006995926311695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7000000000001">
                <text:p>0.947000000000001</text:p>
              </table:table-cell>
              <table:table-cell office:value-type="float" office:value="0.00832271498635807">
                <text:p>0.00832271498635807</text:p>
              </table:table-cell>
              <table:table-cell office:value-type="float" office:value="0.0101464325141963">
                <text:p>0.01014643251419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8000000000001">
                <text:p>0.948000000000001</text:p>
              </table:table-cell>
              <table:table-cell office:value-type="float" office:value="0.0114686770133152">
                <text:p>0.0114686770133152</text:p>
              </table:table-cell>
              <table:table-cell office:value-type="float" office:value="0.0132867931296904">
                <text:p>0.01328679312969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9000000000001">
                <text:p>0.949000000000001</text:p>
              </table:table-cell>
              <table:table-cell office:value-type="float" office:value="0.0146031732297116">
                <text:p>0.0146031732297116</text:p>
              </table:table-cell>
              <table:table-cell office:value-type="float" office:value="0.0164138680592506">
                <text:p>0.01641386805925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177230699227592">
                <text:p>0.0177230699227592</text:p>
              </table:table-cell>
              <table:table-cell office:value-type="float" office:value="0.0195245304885284">
                <text:p>0.01952453048852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51000000000001">
                <text:p>0.951000000000001</text:p>
              </table:table-cell>
              <table:table-cell office:value-type="float" office:value="0.0208252479755441">
                <text:p>0.0208252479755441</text:p>
              </table:table-cell>
              <table:table-cell office:value-type="float" office:value="0.0226156700143079">
                <text:p>0.02261567001430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2000000000001">
                <text:p>0.952000000000001</text:p>
              </table:table-cell>
              <table:table-cell office:value-type="float" office:value="0.0239066059853642">
                <text:p>0.0239066059853642</text:p>
              </table:table-cell>
              <table:table-cell office:value-type="float" office:value="0.0256841957546491">
                <text:p>0.02568419575464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3000000000001">
                <text:p>0.953000000000001</text:p>
              </table:table-cell>
              <table:table-cell office:value-type="float" office:value="0.0269640633643566">
                <text:p>0.0269640633643566</text:p>
              </table:table-cell>
              <table:table-cell office:value-type="float" office:value="0.028727039439514">
                <text:p>0.0287270394395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4000000000001">
                <text:p>0.954000000000001</text:p>
              </table:table-cell>
              <table:table-cell office:value-type="float" office:value="0.0299945634193156">
                <text:p>0.0299945634193156</text:p>
              </table:table-cell>
              <table:table-cell office:value-type="float" office:value="0.0317411584787796">
                <text:p>0.03174115847877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0.0329950764076221">
                <text:p>0.0329950764076221</text:p>
              </table:table-cell>
              <table:table-cell office:value-type="float" office:value="0.034723539004575">
                <text:p>0.0347235390045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6000000000001">
                <text:p>0.956000000000001</text:p>
              </table:table-cell>
              <table:table-cell office:value-type="float" office:value="0.0359626025662283">
                <text:p>0.0359626025662283</text:p>
              </table:table-cell>
              <table:table-cell office:value-type="float" office:value="0.0376711988848974">
                <text:p>0.03767119888489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7000000000001">
                <text:p>0.957000000000001</text:p>
              </table:table-cell>
              <table:table-cell office:value-type="float" office:value="0.0388941751106718">
                <text:p>0.0388941751106718</text:p>
              </table:table-cell>
              <table:table-cell office:value-type="float" office:value="0.0405811907054967">
                <text:p>0.04058119070549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8000000000001">
                <text:p>0.958000000000001</text:p>
              </table:table-cell>
              <table:table-cell office:value-type="float" office:value="0.0417868632011182">
                <text:p>0.0417868632011182</text:p>
              </table:table-cell>
              <table:table-cell office:value-type="float" office:value="0.0434506047170438">
                <text:p>0.04345060471704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0.0446377748724682">
                <text:p>0.0446377748724682</text:p>
              </table:table-cell>
              <table:table-cell office:value-type="float" office:value="0.0462765717446368">
                <text:p>0.04627657174463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474440599256003">
                <text:p>0.0474440599256003</text:p>
              </table:table-cell>
              <table:table-cell office:value-type="float" office:value="0.049056266056738">
                <text:p>0.0490562660567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61000000000001">
                <text:p>0.961000000000001</text:p>
              </table:table-cell>
              <table:table-cell office:value-type="float" office:value="0.0502029127768573">
                <text:p>0.0502029127768573</text:p>
              </table:table-cell>
              <table:table-cell office:value-type="float" office:value="0.051786908190668">
                <text:p>0.0517869081906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2000000000001">
                <text:p>0.962000000000001</text:p>
              </table:table-cell>
              <table:table-cell office:value-type="float" office:value="0.0529115752629287">
                <text:p>0.0529115752629287</text:p>
              </table:table-cell>
              <table:table-cell office:value-type="float" office:value="0.0544657677318392">
                <text:p>0.05446576773183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3000000000001">
                <text:p>0.963000000000001</text:p>
              </table:table-cell>
              <table:table-cell office:value-type="float" office:value="0.0555673393983249">
                <text:p>0.0555673393983249</text:p>
              </table:table-cell>
              <table:table-cell office:value-type="float" office:value="0.0570901660439412">
                <text:p>0.05709016604394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4000000000001">
                <text:p>0.964000000000001</text:p>
              </table:table-cell>
              <table:table-cell office:value-type="float" office:value="0.0581675500826855">
                <text:p>0.0581675500826855</text:p>
              </table:table-cell>
              <table:table-cell office:value-type="float" office:value="0.0596574789473548">
                <text:p>0.05965747894735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0.0607096077552164">
                <text:p>0.0607096077552164</text:p>
              </table:table-cell>
              <table:table-cell office:value-type="float" office:value="0.0621651393431117">
                <text:p>0.06216513934311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6000000000001">
                <text:p>0.966000000000001</text:p>
              </table:table-cell>
              <table:table-cell office:value-type="float" office:value="0.0631909709936006">
                <text:p>0.0631909709936006</text:p>
              </table:table-cell>
              <table:table-cell office:value-type="float" office:value="0.0646106397797811">
                <text:p>0.06461063977978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7000000000001">
                <text:p>0.967000000000001</text:p>
              </table:table-cell>
              <table:table-cell office:value-type="float" office:value="0.0656091590547855">
                <text:p>0.0656091590547855</text:p>
              </table:table-cell>
              <table:table-cell office:value-type="float" office:value="0.0669915349607111">
                <text:p>0.06699153496071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8000000000001">
                <text:p>0.968000000000001</text:p>
              </table:table-cell>
              <table:table-cell office:value-type="float" office:value="0.0679617543551058">
                <text:p>0.0679617543551058</text:p>
              </table:table-cell>
              <table:table-cell office:value-type="float" office:value="0.0693054441891226">
                <text:p>0.06930544418912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9000000000001">
                <text:p>0.969000000000001</text:p>
              </table:table-cell>
              <table:table-cell office:value-type="float" office:value="0.070246404887263">
                <text:p>0.070246404887263</text:p>
              </table:table-cell>
              <table:table-cell office:value-type="float" office:value="0.0715500537486058">
                <text:p>0.07155005374860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72460826571745">
                <text:p>0.072460826571745</text:p>
              </table:table-cell>
              <table:table-cell office:value-type="float" office:value="0.0737231192166462">
                <text:p>0.07372311921664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1000000000001">
                <text:p>0.971000000000001</text:p>
              </table:table-cell>
              <table:table-cell office:value-type="float" office:value="0.0746028055403341">
                <text:p>0.0746028055403341</text:p>
              </table:table-cell>
              <table:table-cell office:value-type="float" office:value="0.0758224677088584">
                <text:p>0.07582246770885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0.0766702003494228">
                <text:p>0.0766702003494228</text:p>
              </table:table-cell>
              <table:table-cell office:value-type="float" office:value="0.0778460000516902">
                <text:p>0.07784600005169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3000000000001">
                <text:p>0.973000000000001</text:p>
              </table:table-cell>
              <table:table-cell office:value-type="float" office:value="0.0786609441209215">
                <text:p>0.0786609441209215</text:p>
              </table:table-cell>
              <table:table-cell office:value-type="float" office:value="0.0797916928814209">
                <text:p>0.07979169288142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4000000000001">
                <text:p>0.974000000000001</text:p>
              </table:table-cell>
              <table:table-cell office:value-type="float" office:value="0.0805730466086202">
                <text:p>0.0805730466086202</text:p>
              </table:table-cell>
              <table:table-cell office:value-type="float" office:value="0.081657600667356">
                <text:p>0.0816576006673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0824045961879374">
                <text:p>0.0824045961879374</text:p>
              </table:table-cell>
              <table:table-cell office:value-type="float" office:value="0.083441857657197">
                <text:p>0.0834418576571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6000000000001">
                <text:p>0.976000000000001</text:p>
              </table:table-cell>
              <table:table-cell office:value-type="float" office:value="0.0841537617670667">
                <text:p>0.0841537617670667</text:p>
              </table:table-cell>
              <table:table-cell office:value-type="float" office:value="0.0851426797426372">
                <text:p>0.08514267974263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7000000000001">
                <text:p>0.977000000000001</text:p>
              </table:table-cell>
              <table:table-cell office:value-type="float" office:value="0.0858187946176111">
                <text:p>0.0858187946176111</text:p>
              </table:table-cell>
              <table:table-cell office:value-type="float" office:value="0.0867583662433218">
                <text:p>0.08675836624332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8000000000001">
                <text:p>0.978000000000001</text:p>
              </table:table-cell>
              <table:table-cell office:value-type="float" office:value="0.0873980301228741">
                <text:p>0.0873980301228741</text:p>
              </table:table-cell>
              <table:table-cell office:value-type="float" office:value="0.0882873016073857">
                <text:p>0.08828730160738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9000000000001">
                <text:p>0.979000000000001</text:p>
              </table:table-cell>
              <table:table-cell office:value-type="float" office:value="0.0888898894420609">
                <text:p>0.0888898894420609</text:p>
              </table:table-cell>
              <table:table-cell office:value-type="float" office:value="0.0897279570268721">
                <text:p>0.08972795702687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0902928810887237">
                <text:p>0.0902928810887237</text:p>
              </table:table-cell>
              <table:table-cell office:value-type="float" office:value="0.0910788919664122">
                <text:p>0.09107889196641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81000000000001">
                <text:p>0.981000000000001</text:p>
              </table:table-cell>
              <table:table-cell office:value-type="float" office:value="0.0916056024218761">
                <text:p>0.0916056024218761</text:p>
              </table:table-cell>
              <table:table-cell office:value-type="float" office:value="0.0923387556036406">
                <text:p>0.09233875560364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2000000000001">
                <text:p>0.982000000000001</text:p>
              </table:table-cell>
              <table:table-cell office:value-type="float" office:value="0.0928267410482833">
                <text:p>0.0928267410482833</text:p>
              </table:table-cell>
              <table:table-cell office:value-type="float" office:value="0.0935062881799051">
                <text:p>0.09350628817990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3000000000001">
                <text:p>0.983000000000001</text:p>
              </table:table-cell>
              <table:table-cell office:value-type="float" office:value="0.0939550761345273">
                <text:p>0.0939550761345273</text:p>
              </table:table-cell>
              <table:table-cell office:value-type="float" office:value="0.0945803222599207">
                <text:p>0.09458032225992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4000000000001">
                <text:p>0.984000000000001</text:p>
              </table:table-cell>
              <table:table-cell office:value-type="float" office:value="0.0949894796275351">
                <text:p>0.0949894796275351</text:p>
              </table:table-cell>
              <table:table-cell office:value-type="float" office:value="0.0955597838991071">
                <text:p>0.09555978389910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0.0959289173823499">
                <text:p>0.0959289173823499</text:p>
              </table:table-cell>
              <table:table-cell office:value-type="float" office:value="0.0964436937174443">
                <text:p>0.0964436937174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6000000000001">
                <text:p>0.986000000000001</text:p>
              </table:table-cell>
              <table:table-cell office:value-type="float" office:value="0.0967724501960177">
                <text:p>0.0967724501960177</text:p>
              </table:table-cell>
              <table:table-cell office:value-type="float" office:value="0.0972311678787708">
                <text:p>0.09723116787877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7000000000001">
                <text:p>0.987000000000001</text:p>
              </table:table-cell>
              <table:table-cell office:value-type="float" office:value="0.0975192347465553">
                <text:p>0.0975192347465553</text:p>
              </table:table-cell>
              <table:table-cell office:value-type="float" office:value="0.0979214189745456">
                <text:p>0.09792141897454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0.0981685244360615">
                <text:p>0.0981685244360615</text:p>
              </table:table-cell>
              <table:table-cell office:value-type="float" office:value="0.0985137568111921">
                <text:p>0.09851375681119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9000000000001">
                <text:p>0.989000000000001</text:p>
              </table:table-cell>
              <table:table-cell office:value-type="float" office:value="0.0987196701371289">
                <text:p>0.0987196701371289</text:p>
              </table:table-cell>
              <table:table-cell office:value-type="float" office:value="0.0990075891002335">
                <text:p>0.09900758910023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991721208418081">
                <text:p>0.0991721208418081</text:p>
              </table:table-cell>
              <table:table-cell office:value-type="float" office:value="0.0994024220505322">
                <text:p>0.09940242205053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1000000000001">
                <text:p>0.991000000000001</text:p>
              </table:table-cell>
              <table:table-cell office:value-type="float" office:value="0.0995254242124792">
                <text:p>0.0995254242124792</text:p>
              </table:table-cell>
              <table:table-cell office:value-type="float" office:value="0.0996978608620393">
                <text:p>0.099697860862039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2000000000001">
                <text:p>0.992000000000001</text:p>
              </table:table-cell>
              <table:table-cell office:value-type="float" office:value="0.099779227034075">
                <text:p>0.099779227034075</text:p>
              </table:table-cell>
              <table:table-cell office:value-type="float" office:value="0.0998936101205625">
                <text:p>0.09989361012056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3000000000001">
                <text:p>0.993000000000001</text:p>
              </table:table-cell>
              <table:table-cell office:value-type="float" office:value="0.0999332755672089">
                <text:p>0.0999332755672089</text:p>
              </table:table-cell>
              <table:table-cell office:value-type="float" office:value="0.0999894740931553">
                <text:p>0.09998947409315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4000000000001">
                <text:p>0.994000000000001</text:p>
              </table:table-cell>
              <table:table-cell office:value-type="float" office:value="0.0999874158018502">
                <text:p>0.0999874158018502</text:p>
              </table:table-cell>
              <table:table-cell office:value-type="float" office:value="0.0999853569238332">
                <text:p>0.0999853569238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0.0999415936112959">
                <text:p>0.0999415936112959</text:p>
              </table:table-cell>
              <table:table-cell office:value-type="float" office:value="0.0998812627294227">
                <text:p>0.09988126272942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6000000000001">
                <text:p>0.996000000000001</text:p>
              </table:table-cell>
              <table:table-cell office:value-type="float" office:value="0.0997958548062839">
                <text:p>0.0997958548062839</text:p>
              </table:table-cell>
              <table:table-cell office:value-type="float" office:value="0.0996772955954439">
                <text:p>0.09967729559544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7000000000001">
                <text:p>0.997000000000001</text:p>
              </table:table-cell>
              <table:table-cell office:value-type="float" office:value="0.0995503450891937">
                <text:p>0.0995503450891937</text:p>
              </table:table-cell>
              <table:table-cell office:value-type="float" office:value="0.0993736594720341">
                <text:p>0.09937365947203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8000000000001">
                <text:p>0.998000000000001</text:p>
              </table:table-cell>
              <table:table-cell office:value-type="float" office:value="0.0992053099083802">
                <text:p>0.0992053099083802</text:p>
              </table:table-cell>
              <table:table-cell office:value-type="float" office:value="0.0989706579700145">
                <text:p>0.09897065797001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9000000000001">
                <text:p>0.999000000000001</text:p>
              </table:table-cell>
              <table:table-cell office:value-type="float" office:value="0.098761094212787">
                <text:p>0.098761094212787</text:p>
              </table:table-cell>
              <table:table-cell office:value-type="float" office:value="0.0984686940573047">
                <text:p>0.09846869405730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  <table:table-cell office:value-type="float" office:value="0.0982181421070835">
                <text:p>0.0982181421070835</text:p>
              </table:table-cell>
              <table:table-cell office:value-type="float" office:value="0.0978682696559888">
                <text:p>0.0978682696559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